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C7234D6320AFC325.png" manifest:media-type="image/png"/>
  <manifest:file-entry manifest:full-path="Pictures/10000201000004A5000002633B169087F7569247.png" manifest:media-type="image/png"/>
  <manifest:file-entry manifest:full-path="Pictures/100002010000034C0000020E1801121B98AF1F4C.png" manifest:media-type="image/png"/>
  <manifest:file-entry manifest:full-path="Pictures/10000201000004AF000002796752A513D098A2AC.png" manifest:media-type="image/png"/>
  <manifest:file-entry manifest:full-path="Pictures/10000201000003CB0000020806A9887E5BBEF1A2.png" manifest:media-type="image/png"/>
  <manifest:file-entry manifest:full-path="Pictures/10000201000004B5000001E8E6FF337DFAC5A4C4.png" manifest:media-type="image/png"/>
  <manifest:file-entry manifest:full-path="Pictures/1000020100000370000001E9A190B988B5A8D4B4.png" manifest:media-type="image/png"/>
  <manifest:file-entry manifest:full-path="Pictures/10000201000004030000026A6A6F81AA07CD7572.png" manifest:media-type="image/png"/>
  <manifest:file-entry manifest:full-path="Pictures/100002010000024500000133D07BC56D8DB06A41.png" manifest:media-type="image/png"/>
  <manifest:file-entry manifest:full-path="Pictures/1000020100000371000000C953CE2CBB3FE582C7.png" manifest:media-type="image/png"/>
  <manifest:file-entry manifest:full-path="Pictures/10000201000001E1000001369A69A216C79B9B0F.png" manifest:media-type="image/png"/>
  <manifest:file-entry manifest:full-path="Pictures/10000201000004A9000001443A153684265BAFD4.png" manifest:media-type="image/png"/>
  <manifest:file-entry manifest:full-path="Pictures/100002010000045D000001A31E2C407CD9BD5456.png" manifest:media-type="image/png"/>
  <manifest:file-entry manifest:full-path="Pictures/1000020100000418000001657AE1718742447CC4.png" manifest:media-type="image/png"/>
  <manifest:file-entry manifest:full-path="Pictures/10000201000004720000015409959CEBBE0CE1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054cb6b" officeooo:paragraph-rsid="0054cb6b" fo:background-color="transparent" style:font-weight-asian="bold" style:font-weight-complex="bold"/>
    </style:style>
    <style:style style:name="P79" style:family="paragraph" style:parent-style-name="Standard">
      <style:text-properties fo:font-weight="bold" officeooo:rsid="0058c196" officeooo:paragraph-rsid="0058c196" fo:background-color="transparent" style:font-weight-asian="bold" style:font-weight-complex="bold"/>
    </style:style>
    <style:style style:name="P80" style:family="paragraph" style:parent-style-name="Standard">
      <style:text-properties fo:font-weight="bold" officeooo:rsid="0062904b" officeooo:paragraph-rsid="0062904b" fo:background-color="transparent" style:font-weight-asian="bold" style:font-weight-complex="bold"/>
    </style:style>
    <style:style style:name="P81" style:family="paragraph" style:parent-style-name="Standard">
      <style:text-properties fo:font-weight="bold" officeooo:rsid="00647e7e" officeooo:paragraph-rsid="00647e7e" fo:background-color="transparent" style:font-weight-asian="bold" style:font-weight-complex="bold"/>
    </style:style>
    <style:style style:name="P82" style:family="paragraph" style:parent-style-name="Standard">
      <style:text-properties fo:font-weight="bold" officeooo:rsid="006c3952" officeooo:paragraph-rsid="006c3952" fo:background-color="transparent" style:font-weight-asian="bold" style:font-weight-complex="bold"/>
    </style:style>
    <style:style style:name="P83" style:family="paragraph" style:parent-style-name="Standard">
      <style:text-properties fo:font-weight="bold" officeooo:rsid="0073fb66" officeooo:paragraph-rsid="0073fb66" fo:background-color="transparent" style:font-weight-asian="bold" style:font-weight-complex="bold"/>
    </style:style>
    <style:style style:name="P84" style:family="paragraph" style:parent-style-name="Standard">
      <style:text-properties fo:font-weight="bold" officeooo:rsid="008aa198" officeooo:paragraph-rsid="008aa198" fo:background-color="transparent" style:font-weight-asian="bold" style:font-weight-complex="bold"/>
    </style:style>
    <style:style style:name="P85" style:family="paragraph" style:parent-style-name="Standard">
      <style:text-properties fo:font-weight="bold" officeooo:rsid="0094190b" officeooo:paragraph-rsid="0094190b" fo:background-color="transparent" style:font-weight-asian="bold" style:font-weight-complex="bold"/>
    </style:style>
    <style:style style:name="P86" style:family="paragraph" style:parent-style-name="Standard">
      <style:text-properties fo:font-weight="bold" officeooo:rsid="00ba9ae7" officeooo:paragraph-rsid="00ba9ae7" fo:background-color="transparent" style:font-weight-asian="bold" style:font-weight-complex="bold"/>
    </style:style>
    <style:style style:name="P87" style:family="paragraph" style:parent-style-name="Standard">
      <style:text-properties fo:font-weight="bold" officeooo:rsid="00b739f5" officeooo:paragraph-rsid="00bdeea2" fo:background-color="transparent" style:font-weight-asian="bold" style:font-weight-complex="bold"/>
    </style:style>
    <style:style style:name="P88" style:family="paragraph" style:parent-style-name="Standard">
      <style:text-properties fo:font-weight="bold" officeooo:rsid="00f0fefb" officeooo:paragraph-rsid="00f0fefb" fo:background-color="transparent" style:font-weight-asian="bold" style:font-weight-complex="bold"/>
    </style:style>
    <style:style style:name="P89" style:family="paragraph" style:parent-style-name="Standard">
      <style:text-properties fo:font-weight="bold" officeooo:rsid="00ef09fd" officeooo:paragraph-rsid="00ef09fd" fo:background-color="transparent" style:font-weight-asian="bold" style:font-weight-complex="bold"/>
    </style:style>
    <style:style style:name="P90" style:family="paragraph" style:parent-style-name="Standard">
      <style:text-properties fo:font-weight="bold" officeooo:rsid="01143100" officeooo:paragraph-rsid="01143100" fo:background-color="transparent" style:font-weight-asian="bold" style:font-weight-complex="bold"/>
    </style:style>
    <style:style style:name="P91" style:family="paragraph" style:parent-style-name="Standard">
      <style:text-properties fo:font-weight="bold" officeooo:rsid="00c4a0eb" officeooo:paragraph-rsid="00c4a0eb" fo:background-color="transparent" style:font-weight-asian="bold" style:font-weight-complex="bold"/>
    </style:style>
    <style:style style:name="P92" style:family="paragraph" style:parent-style-name="Standard">
      <style:text-properties fo:font-weight="bold" officeooo:rsid="013aaf9d" officeooo:paragraph-rsid="013aaf9d" fo:background-color="transparent" style:font-weight-asian="bold" style:font-weight-complex="bold"/>
    </style:style>
    <style:style style:name="P93" style:family="paragraph" style:parent-style-name="Standard">
      <style:text-properties fo:font-weight="bold" officeooo:rsid="0147f592" officeooo:paragraph-rsid="0147f592" fo:background-color="transparent" style:font-weight-asian="bold" style:font-weight-complex="bold"/>
    </style:style>
    <style:style style:name="P94" style:family="paragraph" style:parent-style-name="Standard">
      <style:text-properties fo:font-weight="bold" officeooo:rsid="0161cfd4" officeooo:paragraph-rsid="0161cfd4" fo:background-color="transparent" style:font-weight-asian="bold" style:font-weight-complex="bold"/>
    </style:style>
    <style:style style:name="P95" style:family="paragraph" style:parent-style-name="Standard">
      <style:text-properties fo:font-weight="bold" officeooo:rsid="01687fe0" officeooo:paragraph-rsid="01687fe0" fo:background-color="transparent" style:font-weight-asian="bold" style:font-weight-complex="bold"/>
    </style:style>
    <style:style style:name="P96" style:family="paragraph" style:parent-style-name="Standard">
      <style:text-properties fo:font-weight="bold" officeooo:rsid="017b1a93" officeooo:paragraph-rsid="017b1a93" fo:background-color="transparent" style:font-weight-asian="bold" style:font-weight-complex="bold"/>
    </style:style>
    <style:style style:name="P97" style:family="paragraph" style:parent-style-name="Standard">
      <style:text-properties fo:font-weight="bold" officeooo:rsid="018e7e65" officeooo:paragraph-rsid="018e7e65" fo:background-color="transparent" style:font-weight-asian="bold" style:font-weight-complex="bold"/>
    </style:style>
    <style:style style:name="P98" style:family="paragraph" style:parent-style-name="Standard">
      <style:text-properties fo:font-weight="bold" officeooo:rsid="0195b52e" officeooo:paragraph-rsid="0195b52e" fo:background-color="transparent" style:font-weight-asian="bold" style:font-weight-complex="bold"/>
    </style:style>
    <style:style style:name="P99" style:family="paragraph" style:parent-style-name="Standard">
      <style:text-properties fo:font-weight="bold" officeooo:rsid="01b24a28" officeooo:paragraph-rsid="01b24a28" fo:background-color="transparent" style:font-weight-asian="bold" style:font-weight-complex="bold"/>
    </style:style>
    <style:style style:name="P100" style:family="paragraph" style:parent-style-name="Standard">
      <style:text-properties fo:font-weight="bold" officeooo:rsid="01f622c2" officeooo:paragraph-rsid="01f622c2" fo:background-color="transparent" style:font-weight-asian="bold" style:font-weight-complex="bold"/>
    </style:style>
    <style:style style:name="P101" style:family="paragraph" style:parent-style-name="Standard">
      <style:text-properties fo:font-weight="bold" officeooo:rsid="02000751" officeooo:paragraph-rsid="02000751" fo:background-color="transparent" style:font-weight-asian="bold" style:font-weight-complex="bold"/>
    </style:style>
    <style:style style:name="P102" style:family="paragraph" style:parent-style-name="Standard">
      <style:text-properties fo:font-weight="bold" officeooo:rsid="01958148" officeooo:paragraph-rsid="01958148" fo:background-color="transparent" style:font-weight-asian="bold" style:font-weight-complex="bold"/>
    </style:style>
    <style:style style:name="P103" style:family="paragraph" style:parent-style-name="Standard">
      <style:text-properties fo:font-weight="bold" officeooo:rsid="021778ba" officeooo:paragraph-rsid="021778ba" fo:background-color="transparent" style:font-weight-asian="bold" style:font-weight-complex="bold"/>
    </style:style>
    <style:style style:name="P104" style:family="paragraph" style:parent-style-name="Standard">
      <style:text-properties fo:font-weight="bold" officeooo:rsid="021f9d6b" officeooo:paragraph-rsid="021f9d6b" fo:background-color="transparent" style:font-weight-asian="bold" style:font-weight-complex="bold"/>
    </style:style>
    <style:style style:name="P105" style:family="paragraph" style:parent-style-name="Standard">
      <style:text-properties fo:font-weight="bold" officeooo:rsid="02201836" officeooo:paragraph-rsid="02201836" fo:background-color="transparent" style:font-weight-asian="bold" style:font-weight-complex="bold"/>
    </style:style>
    <style:style style:name="P106" style:family="paragraph" style:parent-style-name="Standard">
      <style:text-properties fo:font-weight="bold" officeooo:rsid="022316d6" officeooo:paragraph-rsid="022316d6" fo:background-color="transparent" style:font-weight-asian="bold" style:font-weight-complex="bold"/>
    </style:style>
    <style:style style:name="P107" style:family="paragraph" style:parent-style-name="Standard">
      <style:text-properties fo:font-weight="bold" officeooo:rsid="02232d27" officeooo:paragraph-rsid="02232d27" fo:background-color="transparent" style:font-weight-asian="bold" style:font-weight-complex="bold"/>
    </style:style>
    <style:style style:name="P108" style:family="paragraph" style:parent-style-name="Standard">
      <style:text-properties fo:font-weight="bold" officeooo:rsid="023de17b" officeooo:paragraph-rsid="023de17b" fo:background-color="transparent" style:font-weight-asian="bold" style:font-weight-complex="bold"/>
    </style:style>
    <style:style style:name="P109" style:family="paragraph" style:parent-style-name="Standard">
      <style:text-properties fo:font-weight="bold" officeooo:rsid="025e0aa2" officeooo:paragraph-rsid="025e0aa2" fo:background-color="transparent" style:font-weight-asian="bold" style:font-weight-complex="bold"/>
    </style:style>
    <style:style style:name="P110" style:family="paragraph" style:parent-style-name="Standard">
      <style:text-properties fo:font-weight="bold" officeooo:rsid="02762153" officeooo:paragraph-rsid="02762153" fo:background-color="transparent" style:font-weight-asian="bold" style:font-weight-complex="bold"/>
    </style:style>
    <style:style style:name="P111" style:family="paragraph" style:parent-style-name="Standard">
      <style:text-properties fo:font-weight="bold" officeooo:rsid="0273fc30" officeooo:paragraph-rsid="0273fc30" fo:background-color="transparent" style:font-weight-asian="bold" style:font-weight-complex="bold"/>
    </style:style>
    <style:style style:name="P112" style:family="paragraph" style:parent-style-name="Standard">
      <style:text-properties fo:font-weight="bold" officeooo:rsid="02880f0a" officeooo:paragraph-rsid="02880f0a" fo:background-color="transparent" style:font-weight-asian="bold" style:font-weight-complex="bold"/>
    </style:style>
    <style:style style:name="P113" style:family="paragraph" style:parent-style-name="Standard">
      <style:text-properties fo:font-weight="bold" officeooo:rsid="0282cc13" officeooo:paragraph-rsid="0282cc13" fo:background-color="transparent" style:font-weight-asian="bold" style:font-weight-complex="bold"/>
    </style:style>
    <style:style style:name="P114" style:family="paragraph" style:parent-style-name="Standard">
      <style:text-properties fo:font-weight="bold" officeooo:rsid="0288dd57" officeooo:paragraph-rsid="0288dd57" fo:background-color="transparent" style:font-weight-asian="bold" style:font-weight-complex="bold"/>
    </style:style>
    <style:style style:name="P115" style:family="paragraph" style:parent-style-name="Standard">
      <style:text-properties fo:font-weight="bold" officeooo:rsid="028c4d51" officeooo:paragraph-rsid="028c4d51" fo:background-color="transparent" style:font-weight-asian="bold" style:font-weight-complex="bold"/>
    </style:style>
    <style:style style:name="P116" style:family="paragraph" style:parent-style-name="Standard">
      <style:text-properties fo:font-weight="bold" officeooo:rsid="0292efb4" officeooo:paragraph-rsid="0292efb4" fo:background-color="transparent" style:font-weight-asian="bold" style:font-weight-complex="bold"/>
    </style:style>
    <style:style style:name="P117" style:family="paragraph" style:parent-style-name="Standard">
      <style:text-properties fo:font-weight="bold" officeooo:rsid="0298f5bf" officeooo:paragraph-rsid="0298f5bf" fo:background-color="transparent" style:font-weight-asian="bold" style:font-weight-complex="bold"/>
    </style:style>
    <style:style style:name="P118" style:family="paragraph" style:parent-style-name="Standard">
      <style:text-properties fo:font-weight="bold" officeooo:rsid="02beb490" officeooo:paragraph-rsid="02beb490" fo:background-color="transparent" style:font-weight-asian="bold" style:font-weight-complex="bold"/>
    </style:style>
    <style:style style:name="P119" style:family="paragraph" style:parent-style-name="Standard">
      <style:text-properties fo:font-weight="bold" officeooo:rsid="03ac3b03" officeooo:paragraph-rsid="03ac3b03" fo:background-color="transparent" style:font-weight-asian="bold" style:font-weight-complex="bold"/>
    </style:style>
    <style:style style:name="P120" style:family="paragraph" style:parent-style-name="Standard">
      <style:text-properties fo:font-weight="bold" officeooo:rsid="0398c87e" officeooo:paragraph-rsid="03d977cf" fo:background-color="transparent" style:font-weight-asian="bold" style:font-weight-complex="bold"/>
    </style:style>
    <style:style style:name="P121" style:family="paragraph" style:parent-style-name="Standard">
      <style:text-properties fo:font-weight="bold" officeooo:rsid="00d47090" officeooo:paragraph-rsid="00d47090" fo:background-color="#e0efd4" style:font-weight-asian="bold" style:font-weight-complex="bold"/>
    </style:style>
    <style:style style:name="P122" style:family="paragraph" style:parent-style-name="Standard">
      <style:text-properties fo:font-weight="bold" officeooo:rsid="00d218bd" officeooo:paragraph-rsid="00f5a997" fo:background-color="#e0efd4" style:font-weight-asian="bold" style:font-weight-complex="bold"/>
    </style:style>
    <style:style style:name="P123" style:family="paragraph" style:parent-style-name="Standard">
      <style:text-properties fo:font-weight="bold" officeooo:rsid="023de17b" officeooo:paragraph-rsid="023de17b" fo:background-color="#fffbcc" style:font-weight-asian="bold" style:font-weight-complex="bold"/>
    </style:style>
    <style:style style:name="P124" style:family="paragraph" style:parent-style-name="Standard">
      <style:text-properties fo:font-weight="bold" officeooo:rsid="0254860c" officeooo:paragraph-rsid="0254860c" fo:background-color="#fffbcc" style:font-weight-asian="bold" style:font-weight-complex="bold"/>
    </style:style>
    <style:style style:name="P125" style:family="paragraph" style:parent-style-name="Standard">
      <style:text-properties officeooo:rsid="002cc59a" officeooo:paragraph-rsid="002cc59a"/>
    </style:style>
    <style:style style:name="P126" style:family="paragraph" style:parent-style-name="Standard">
      <style:text-properties officeooo:rsid="002550da" officeooo:paragraph-rsid="002550da" fo:background-color="#fffbcc"/>
    </style:style>
    <style:style style:name="P127" style:family="paragraph" style:parent-style-name="Standard">
      <style:text-properties officeooo:rsid="002d3439" officeooo:paragraph-rsid="002d3439" fo:background-color="#fffbcc"/>
    </style:style>
    <style:style style:name="P128" style:family="paragraph" style:parent-style-name="Standard">
      <style:text-properties officeooo:rsid="003d4db7" officeooo:paragraph-rsid="003d4db7" fo:background-color="#fffbcc"/>
    </style:style>
    <style:style style:name="P129" style:family="paragraph" style:parent-style-name="Standard">
      <style:text-properties officeooo:rsid="0036405f" officeooo:paragraph-rsid="0036405f" fo:background-color="#fffbcc"/>
    </style:style>
    <style:style style:name="P130" style:family="paragraph" style:parent-style-name="Standard">
      <style:text-properties officeooo:rsid="00512122" officeooo:paragraph-rsid="00512122" fo:background-color="#fffbcc"/>
    </style:style>
    <style:style style:name="P131" style:family="paragraph" style:parent-style-name="Standard">
      <style:text-properties officeooo:rsid="00a92c4d" officeooo:paragraph-rsid="00a92c4d" fo:background-color="#fffbcc"/>
    </style:style>
    <style:style style:name="P132" style:family="paragraph" style:parent-style-name="Standard">
      <style:text-properties officeooo:rsid="00519ed6" officeooo:paragraph-rsid="00512122" fo:background-color="#fffbcc"/>
    </style:style>
    <style:style style:name="P133" style:family="paragraph" style:parent-style-name="Standard">
      <style:text-properties officeooo:rsid="00b6f3cc" officeooo:paragraph-rsid="00b6f3cc" fo:background-color="#fffbcc"/>
    </style:style>
    <style:style style:name="P134" style:family="paragraph" style:parent-style-name="Standard">
      <style:text-properties officeooo:rsid="02bcbf2e" officeooo:paragraph-rsid="02bcbf2e" fo:background-color="#fffbcc"/>
    </style:style>
    <style:style style:name="P135" style:family="paragraph" style:parent-style-name="Standard">
      <style:text-properties officeooo:rsid="02bcbf2e" officeooo:paragraph-rsid="02beb490" fo:background-color="#fffbcc"/>
    </style:style>
    <style:style style:name="P136" style:family="paragraph" style:parent-style-name="Standard">
      <style:text-properties officeooo:rsid="02bcbf2e" officeooo:paragraph-rsid="02cfb9d0" fo:background-color="#fffbcc"/>
    </style:style>
    <style:style style:name="P137" style:family="paragraph" style:parent-style-name="Standard">
      <style:text-properties officeooo:rsid="02bcbf2e" officeooo:paragraph-rsid="02f45f32" fo:background-color="#fffbcc"/>
    </style:style>
    <style:style style:name="P138" style:family="paragraph" style:parent-style-name="Standard">
      <style:text-properties officeooo:rsid="02cfb9d0" officeooo:paragraph-rsid="02cfb9d0" fo:background-color="#fffbcc"/>
    </style:style>
    <style:style style:name="P139" style:family="paragraph" style:parent-style-name="Standard">
      <style:text-properties officeooo:rsid="02e11df6" officeooo:paragraph-rsid="02e11df6" fo:background-color="#fffbcc"/>
    </style:style>
    <style:style style:name="P140" style:family="paragraph" style:parent-style-name="Standard">
      <style:text-properties officeooo:rsid="02e737c4" officeooo:paragraph-rsid="02e737c4" fo:background-color="#fffbcc"/>
    </style:style>
    <style:style style:name="P141" style:family="paragraph" style:parent-style-name="Standard">
      <style:text-properties officeooo:rsid="02f2c1e9" officeooo:paragraph-rsid="02f2c1e9" fo:background-color="#fffbcc"/>
    </style:style>
    <style:style style:name="P142" style:family="paragraph" style:parent-style-name="Standard">
      <style:text-properties officeooo:rsid="02fb48b4" officeooo:paragraph-rsid="030031a4" fo:background-color="#fffbcc"/>
    </style:style>
    <style:style style:name="P143" style:family="paragraph" style:parent-style-name="Standard">
      <style:text-properties officeooo:rsid="02f694fc" officeooo:paragraph-rsid="02f694fc" fo:background-color="#fffbcc"/>
    </style:style>
    <style:style style:name="P144" style:family="paragraph" style:parent-style-name="Standard">
      <style:text-properties officeooo:rsid="0314088b" officeooo:paragraph-rsid="0314088b" fo:background-color="#fffbcc"/>
    </style:style>
    <style:style style:name="P145" style:family="paragraph" style:parent-style-name="Standard">
      <style:text-properties officeooo:rsid="02c902b2" officeooo:paragraph-rsid="02c902b2" fo:background-color="#fffbcc"/>
    </style:style>
    <style:style style:name="P146" style:family="paragraph" style:parent-style-name="Standard">
      <style:text-properties officeooo:rsid="02c902b2" officeooo:paragraph-rsid="037807b7" fo:background-color="#fffbcc"/>
    </style:style>
    <style:style style:name="P147" style:family="paragraph" style:parent-style-name="Standard">
      <style:text-properties officeooo:rsid="02c902b2" officeooo:paragraph-rsid="04f2b1f5" fo:background-color="#fffbcc"/>
    </style:style>
    <style:style style:name="P148" style:family="paragraph" style:parent-style-name="Standard">
      <style:text-properties officeooo:rsid="02c902b2" officeooo:paragraph-rsid="04f95e0b" fo:background-color="#fffbcc"/>
    </style:style>
    <style:style style:name="P149" style:family="paragraph" style:parent-style-name="Standard">
      <style:text-properties officeooo:rsid="02c902b2" officeooo:paragraph-rsid="05042984" fo:background-color="#fffbcc"/>
    </style:style>
    <style:style style:name="P150" style:family="paragraph" style:parent-style-name="Standard">
      <style:text-properties officeooo:rsid="02c902b2" officeooo:paragraph-rsid="0511347c" fo:background-color="#fffbcc"/>
    </style:style>
    <style:style style:name="P151" style:family="paragraph" style:parent-style-name="Standard">
      <style:text-properties officeooo:rsid="02c902b2" officeooo:paragraph-rsid="051d49ba" fo:background-color="#fffbcc"/>
    </style:style>
    <style:style style:name="P152" style:family="paragraph" style:parent-style-name="Standard">
      <style:text-properties officeooo:rsid="033e17fe" officeooo:paragraph-rsid="033e17fe" fo:background-color="#fffbcc"/>
    </style:style>
    <style:style style:name="P153" style:family="paragraph" style:parent-style-name="Standard">
      <style:text-properties officeooo:rsid="03430406" officeooo:paragraph-rsid="03430406" fo:background-color="#fffbcc"/>
    </style:style>
    <style:style style:name="P154" style:family="paragraph" style:parent-style-name="Standard">
      <style:text-properties officeooo:paragraph-rsid="0346f7cc" fo:background-color="#fffbcc"/>
    </style:style>
    <style:style style:name="P155" style:family="paragraph" style:parent-style-name="Standard">
      <style:text-properties officeooo:rsid="0348c1bc" officeooo:paragraph-rsid="0348c1bc" fo:background-color="#fffbcc"/>
    </style:style>
    <style:style style:name="P156" style:family="paragraph" style:parent-style-name="Standard">
      <style:text-properties officeooo:rsid="034fb1bd" officeooo:paragraph-rsid="034fb1bd" fo:background-color="#fffbcc"/>
    </style:style>
    <style:style style:name="P157" style:family="paragraph" style:parent-style-name="Standard">
      <style:text-properties officeooo:rsid="03505283" officeooo:paragraph-rsid="03505283" fo:background-color="#fffbcc"/>
    </style:style>
    <style:style style:name="P158" style:family="paragraph" style:parent-style-name="Standard">
      <style:text-properties officeooo:rsid="0355bf4e" officeooo:paragraph-rsid="0355bf4e" fo:background-color="#fffbcc"/>
    </style:style>
    <style:style style:name="P159" style:family="paragraph" style:parent-style-name="Standard">
      <style:text-properties officeooo:rsid="0356b021" officeooo:paragraph-rsid="0356b021" fo:background-color="#fffbcc"/>
    </style:style>
    <style:style style:name="P160" style:family="paragraph" style:parent-style-name="Standard">
      <style:text-properties officeooo:rsid="035cd642" officeooo:paragraph-rsid="035cd642" fo:background-color="#fffbcc"/>
    </style:style>
    <style:style style:name="P161" style:family="paragraph" style:parent-style-name="Standard">
      <style:text-properties officeooo:rsid="03650412" officeooo:paragraph-rsid="03650412" fo:background-color="#fffbcc"/>
    </style:style>
    <style:style style:name="P162" style:family="paragraph" style:parent-style-name="Standard">
      <style:text-properties officeooo:rsid="03ab3182" officeooo:paragraph-rsid="03ab3182" fo:background-color="#fffbcc"/>
    </style:style>
    <style:style style:name="P163" style:family="paragraph" style:parent-style-name="Standard">
      <style:text-properties officeooo:rsid="03ac3b03" officeooo:paragraph-rsid="03ac3b03" fo:background-color="#fffbcc"/>
    </style:style>
    <style:style style:name="P164" style:family="paragraph" style:parent-style-name="Standard">
      <style:text-properties officeooo:rsid="03ac3b03" officeooo:paragraph-rsid="03d0fac5" fo:background-color="#fffbcc"/>
    </style:style>
    <style:style style:name="P165" style:family="paragraph" style:parent-style-name="Standard">
      <style:text-properties officeooo:rsid="03a98cd1" officeooo:paragraph-rsid="03a98cd1" fo:background-color="#fffbcc"/>
    </style:style>
    <style:style style:name="P166" style:family="paragraph" style:parent-style-name="Standard">
      <style:text-properties officeooo:rsid="04bf8288" officeooo:paragraph-rsid="04bf8288" fo:background-color="#fffbcc"/>
    </style:style>
    <style:style style:name="P167" style:family="paragraph" style:parent-style-name="Standard">
      <style:text-properties officeooo:rsid="04c08d4f" officeooo:paragraph-rsid="04c08d4f" fo:background-color="#fffbcc"/>
    </style:style>
    <style:style style:name="P168" style:family="paragraph" style:parent-style-name="Standard">
      <style:text-properties officeooo:rsid="04cbf553" officeooo:paragraph-rsid="04cbf553" fo:background-color="#fffbcc"/>
    </style:style>
    <style:style style:name="P169" style:family="paragraph" style:parent-style-name="Standard">
      <style:text-properties officeooo:rsid="04ddcdc0" officeooo:paragraph-rsid="04ddcdc0" fo:background-color="#fffbcc"/>
    </style:style>
    <style:style style:name="P170" style:family="paragraph" style:parent-style-name="Standard">
      <style:text-properties officeooo:rsid="04e079cb" officeooo:paragraph-rsid="04e079cb" fo:background-color="#fffbcc"/>
    </style:style>
    <style:style style:name="P171" style:family="paragraph" style:parent-style-name="Standard">
      <style:text-properties officeooo:rsid="04eff0a1" officeooo:paragraph-rsid="04eff0a1" fo:background-color="#fffbcc"/>
    </style:style>
    <style:style style:name="P172" style:family="paragraph" style:parent-style-name="Standard">
      <style:text-properties officeooo:rsid="04eff0a1" officeooo:paragraph-rsid="04f0eb9b" fo:background-color="#fffbcc"/>
    </style:style>
    <style:style style:name="P173" style:family="paragraph" style:parent-style-name="Standard">
      <style:text-properties officeooo:rsid="04f0eb9b" officeooo:paragraph-rsid="04f0eb9b" fo:background-color="#fffbcc"/>
    </style:style>
    <style:style style:name="P174" style:family="paragraph" style:parent-style-name="Standard">
      <style:text-properties officeooo:rsid="04fb5717" officeooo:paragraph-rsid="04fb5717" fo:background-color="#fffbcc"/>
    </style:style>
    <style:style style:name="P175" style:family="paragraph" style:parent-style-name="Standard">
      <style:text-properties officeooo:rsid="0505780f" officeooo:paragraph-rsid="0505780f" fo:background-color="#fffbcc"/>
    </style:style>
    <style:style style:name="P176" style:family="paragraph" style:parent-style-name="Standard">
      <style:text-properties officeooo:rsid="050f4a63" officeooo:paragraph-rsid="050f4a63" fo:background-color="#fffbcc"/>
    </style:style>
    <style:style style:name="P177" style:family="paragraph" style:parent-style-name="Standard">
      <style:text-properties officeooo:rsid="0511f90f" officeooo:paragraph-rsid="0511f90f" fo:background-color="#fffbcc"/>
    </style:style>
    <style:style style:name="P178" style:family="paragraph" style:parent-style-name="Standard">
      <style:text-properties officeooo:rsid="00315786" officeooo:paragraph-rsid="00315786"/>
    </style:style>
    <style:style style:name="P179" style:family="paragraph" style:parent-style-name="Standard">
      <style:text-properties officeooo:rsid="00324ad6" officeooo:paragraph-rsid="00324ad6"/>
    </style:style>
    <style:style style:name="P180" style:family="paragraph" style:parent-style-name="Standard">
      <style:text-properties officeooo:rsid="0036405f" officeooo:paragraph-rsid="0036405f"/>
    </style:style>
    <style:style style:name="P181" style:family="paragraph" style:parent-style-name="Standard">
      <style:text-properties officeooo:rsid="00373e7f" officeooo:paragraph-rsid="00373e7f"/>
    </style:style>
    <style:style style:name="P182" style:family="paragraph" style:parent-style-name="Standard">
      <style:text-properties officeooo:rsid="003d4db7" officeooo:paragraph-rsid="003d4db7"/>
    </style:style>
    <style:style style:name="P183" style:family="paragraph" style:parent-style-name="Standard">
      <style:text-properties officeooo:rsid="003ddf18" officeooo:paragraph-rsid="003ddf18"/>
    </style:style>
    <style:style style:name="P184" style:family="paragraph" style:parent-style-name="Standard">
      <style:text-properties officeooo:rsid="003fd21a" officeooo:paragraph-rsid="003fd21a"/>
    </style:style>
    <style:style style:name="P185" style:family="paragraph" style:parent-style-name="Standard">
      <style:text-properties officeooo:rsid="0041e076" officeooo:paragraph-rsid="0041e076"/>
    </style:style>
    <style:style style:name="P186" style:family="paragraph" style:parent-style-name="Standard">
      <style:text-properties officeooo:rsid="0036405f" officeooo:paragraph-rsid="0036405f" fo:background-color="#e0efd4"/>
    </style:style>
    <style:style style:name="P187" style:family="paragraph" style:parent-style-name="Standard">
      <style:text-properties officeooo:rsid="00472c96" officeooo:paragraph-rsid="00472c96"/>
    </style:style>
    <style:style style:name="P188" style:family="paragraph" style:parent-style-name="Standard">
      <style:text-properties officeooo:rsid="00491b3c" officeooo:paragraph-rsid="00491b3c"/>
    </style:style>
    <style:style style:name="P189" style:family="paragraph" style:parent-style-name="Standard">
      <style:text-properties officeooo:rsid="00505f53" officeooo:paragraph-rsid="00505f53" fo:background-color="transparent"/>
    </style:style>
    <style:style style:name="P190" style:family="paragraph" style:parent-style-name="Standard">
      <style:text-properties officeooo:rsid="00512122" officeooo:paragraph-rsid="00512122" fo:background-color="transparent"/>
    </style:style>
    <style:style style:name="P191" style:family="paragraph" style:parent-style-name="Standard">
      <style:text-properties officeooo:rsid="00519ed6" officeooo:paragraph-rsid="00512122" fo:background-color="transparent"/>
    </style:style>
    <style:style style:name="P192" style:family="paragraph" style:parent-style-name="Standard">
      <style:text-properties officeooo:rsid="00a4e89a" officeooo:paragraph-rsid="00a4e89a" fo:background-color="transparent"/>
    </style:style>
    <style:style style:name="P193" style:family="paragraph" style:parent-style-name="Standard">
      <style:text-properties officeooo:rsid="00a92c4d" officeooo:paragraph-rsid="00a92c4d" fo:background-color="transparent"/>
    </style:style>
    <style:style style:name="P194" style:family="paragraph" style:parent-style-name="Standard">
      <style:text-properties officeooo:rsid="00acb393" officeooo:paragraph-rsid="00acb393" fo:background-color="transparent"/>
    </style:style>
    <style:style style:name="P195" style:family="paragraph" style:parent-style-name="Standard">
      <style:text-properties officeooo:rsid="00b1443c" officeooo:paragraph-rsid="00b1443c" fo:background-color="transparent"/>
    </style:style>
    <style:style style:name="P196" style:family="paragraph" style:parent-style-name="Standard">
      <style:text-properties officeooo:rsid="00b23ad0" officeooo:paragraph-rsid="00b23ad0" fo:background-color="transparent"/>
    </style:style>
    <style:style style:name="P197" style:family="paragraph" style:parent-style-name="Standard">
      <style:text-properties officeooo:rsid="00b6f3cc" officeooo:paragraph-rsid="00b6f3cc" fo:background-color="transparent"/>
    </style:style>
    <style:style style:name="P198" style:family="paragraph" style:parent-style-name="Standard">
      <style:text-properties officeooo:rsid="02c902b2" officeooo:paragraph-rsid="02c902b2" fo:background-color="transparent"/>
    </style:style>
    <style:style style:name="P199" style:family="paragraph" style:parent-style-name="Standard">
      <style:text-properties officeooo:rsid="031ffe99" officeooo:paragraph-rsid="031ffe99" fo:background-color="transparent"/>
    </style:style>
    <style:style style:name="P200" style:family="paragraph" style:parent-style-name="Standard">
      <style:text-properties officeooo:rsid="03ac3b03" officeooo:paragraph-rsid="03ac3b03" fo:background-color="transparent"/>
    </style:style>
    <style:style style:name="P201" style:family="paragraph" style:parent-style-name="Standard">
      <style:text-properties officeooo:rsid="03b300d4" officeooo:paragraph-rsid="03b300d4" fo:background-color="transparent"/>
    </style:style>
    <style:style style:name="P202" style:family="paragraph" style:parent-style-name="Standard">
      <style:text-properties officeooo:rsid="03b68c13" officeooo:paragraph-rsid="03b68c13" fo:background-color="transparent"/>
    </style:style>
    <style:style style:name="P203" style:family="paragraph" style:parent-style-name="Standard">
      <style:text-properties officeooo:rsid="03ba7e3e" officeooo:paragraph-rsid="03ba7e3e" fo:background-color="transparent"/>
    </style:style>
    <style:style style:name="P204" style:family="paragraph" style:parent-style-name="Standard">
      <style:text-properties officeooo:rsid="03bf6a17" officeooo:paragraph-rsid="03c43779" fo:background-color="transparent"/>
    </style:style>
    <style:style style:name="P205" style:family="paragraph" style:parent-style-name="Standard">
      <style:text-properties officeooo:rsid="03c635df" officeooo:paragraph-rsid="03c635df" fo:background-color="transparent"/>
    </style:style>
    <style:style style:name="P206" style:family="paragraph" style:parent-style-name="Standard">
      <style:text-properties officeooo:rsid="03c66bbd" officeooo:paragraph-rsid="03c66bbd" fo:background-color="transparent"/>
    </style:style>
    <style:style style:name="P207" style:family="paragraph" style:parent-style-name="Standard">
      <style:text-properties officeooo:rsid="03c7e9d8" officeooo:paragraph-rsid="03c7e9d8" fo:background-color="transparent"/>
    </style:style>
    <style:style style:name="P208" style:family="paragraph" style:parent-style-name="Standard">
      <style:text-properties officeooo:rsid="03ca69d9" officeooo:paragraph-rsid="03ca69d9" fo:background-color="transparent"/>
    </style:style>
    <style:style style:name="P209" style:family="paragraph" style:parent-style-name="Standard">
      <style:text-properties officeooo:rsid="03d0fac5" officeooo:paragraph-rsid="03d0fac5" fo:background-color="transparent"/>
    </style:style>
    <style:style style:name="P210" style:family="paragraph" style:parent-style-name="Standard">
      <style:text-properties officeooo:rsid="03d25eb7" officeooo:paragraph-rsid="03d25eb7" fo:background-color="transparent"/>
    </style:style>
    <style:style style:name="P211" style:family="paragraph" style:parent-style-name="Standard">
      <style:text-properties officeooo:rsid="03984104" officeooo:paragraph-rsid="03df0493" fo:background-color="transparent"/>
    </style:style>
    <style:style style:name="P212" style:family="paragraph" style:parent-style-name="Standard">
      <style:text-properties officeooo:rsid="051661cd" officeooo:paragraph-rsid="051661cd" fo:background-color="transparent"/>
    </style:style>
    <style:style style:name="P213" style:family="paragraph" style:parent-style-name="Standard">
      <style:text-properties officeooo:rsid="051d49ba" officeooo:paragraph-rsid="051d49ba" fo:background-color="transparent"/>
    </style:style>
    <style:style style:name="P214" style:family="paragraph" style:parent-style-name="Standard">
      <style:text-properties fo:font-weight="normal" officeooo:rsid="0054cb6b" officeooo:paragraph-rsid="0054cb6b" fo:background-color="transparent" style:font-weight-asian="normal" style:font-weight-complex="normal"/>
    </style:style>
    <style:style style:name="P215" style:family="paragraph" style:parent-style-name="Standard">
      <style:text-properties fo:font-weight="normal" officeooo:rsid="0058c196" officeooo:paragraph-rsid="0058c196" fo:background-color="transparent" style:font-weight-asian="normal" style:font-weight-complex="normal"/>
    </style:style>
    <style:style style:name="P216" style:family="paragraph" style:parent-style-name="Standard">
      <style:text-properties fo:font-weight="normal" officeooo:rsid="0062904b" officeooo:paragraph-rsid="0062904b" fo:background-color="transparent" style:font-weight-asian="normal" style:font-weight-complex="normal"/>
    </style:style>
    <style:style style:name="P217" style:family="paragraph" style:parent-style-name="Standard">
      <style:text-properties fo:font-weight="normal" officeooo:rsid="00647e7e" officeooo:paragraph-rsid="00647e7e" fo:background-color="transparent" style:font-weight-asian="normal" style:font-weight-complex="normal"/>
    </style:style>
    <style:style style:name="P218" style:family="paragraph" style:parent-style-name="Standard">
      <style:text-properties fo:font-weight="normal" officeooo:rsid="0067acf4" officeooo:paragraph-rsid="0067acf4" fo:background-color="transparent" style:font-weight-asian="normal" style:font-weight-complex="normal"/>
    </style:style>
    <style:style style:name="P219" style:family="paragraph" style:parent-style-name="Standard">
      <style:text-properties fo:font-weight="normal" officeooo:rsid="006b328e" officeooo:paragraph-rsid="006b328e" fo:background-color="transparent" style:font-weight-asian="normal" style:font-weight-complex="normal"/>
    </style:style>
    <style:style style:name="P220" style:family="paragraph" style:parent-style-name="Standard">
      <style:text-properties fo:font-weight="normal" officeooo:rsid="006c3952" officeooo:paragraph-rsid="006c3952" fo:background-color="transparent" style:font-weight-asian="normal" style:font-weight-complex="normal"/>
    </style:style>
    <style:style style:name="P221" style:family="paragraph" style:parent-style-name="Standard">
      <style:text-properties fo:font-weight="normal" officeooo:rsid="006ce7c5" officeooo:paragraph-rsid="006ce7c5" fo:background-color="transparent" style:font-weight-asian="normal" style:font-weight-complex="normal"/>
    </style:style>
    <style:style style:name="P222" style:family="paragraph" style:parent-style-name="Standard">
      <style:text-properties fo:font-weight="normal" officeooo:rsid="00702126" officeooo:paragraph-rsid="00702126" fo:background-color="transparent" style:font-weight-asian="normal" style:font-weight-complex="normal"/>
    </style:style>
    <style:style style:name="P223" style:family="paragraph" style:parent-style-name="Standard">
      <style:text-properties fo:font-weight="normal" officeooo:rsid="0072316a" officeooo:paragraph-rsid="0072316a" fo:background-color="transparent" style:font-weight-asian="normal" style:font-weight-complex="normal"/>
    </style:style>
    <style:style style:name="P224" style:family="paragraph" style:parent-style-name="Standard">
      <style:text-properties fo:font-weight="normal" officeooo:rsid="00734844" officeooo:paragraph-rsid="00734844" fo:background-color="transparent" style:font-weight-asian="normal" style:font-weight-complex="normal"/>
    </style:style>
    <style:style style:name="P225" style:family="paragraph" style:parent-style-name="Standard">
      <style:text-properties fo:font-weight="normal" officeooo:rsid="0073fb66" officeooo:paragraph-rsid="0073fb66" fo:background-color="transparent" style:font-weight-asian="normal" style:font-weight-complex="normal"/>
    </style:style>
    <style:style style:name="P226" style:family="paragraph" style:parent-style-name="Standard">
      <style:text-properties fo:font-weight="normal" officeooo:rsid="0077f775" officeooo:paragraph-rsid="0077f775" fo:background-color="transparent" style:font-weight-asian="normal" style:font-weight-complex="normal"/>
    </style:style>
    <style:style style:name="P227" style:family="paragraph" style:parent-style-name="Standard">
      <style:text-properties fo:font-weight="normal" officeooo:rsid="00820599" officeooo:paragraph-rsid="008f6e8a" fo:background-color="transparent" style:font-weight-asian="normal" style:font-weight-complex="normal"/>
    </style:style>
    <style:style style:name="P228" style:family="paragraph" style:parent-style-name="Standard">
      <style:text-properties fo:font-weight="normal" officeooo:rsid="0084155b" officeooo:paragraph-rsid="008f6e8a" fo:background-color="transparent" style:font-weight-asian="normal" style:font-weight-complex="normal"/>
    </style:style>
    <style:style style:name="P229" style:family="paragraph" style:parent-style-name="Standard">
      <style:text-properties fo:font-weight="normal" officeooo:rsid="0088ec6b" officeooo:paragraph-rsid="008f6e8a" fo:background-color="transparent" style:font-weight-asian="normal" style:font-weight-complex="normal"/>
    </style:style>
    <style:style style:name="P230" style:family="paragraph" style:parent-style-name="Standard">
      <style:text-properties fo:font-weight="normal" officeooo:rsid="008aa198" officeooo:paragraph-rsid="008aa198" fo:background-color="transparent" style:font-weight-asian="normal" style:font-weight-complex="normal"/>
    </style:style>
    <style:style style:name="P231" style:family="paragraph" style:parent-style-name="Standard">
      <style:text-properties fo:font-weight="normal" officeooo:rsid="008ea170" officeooo:paragraph-rsid="008f6e8a" fo:background-color="transparent" style:font-weight-asian="normal" style:font-weight-complex="normal"/>
    </style:style>
    <style:style style:name="P232" style:family="paragraph" style:parent-style-name="Standard">
      <style:text-properties fo:font-weight="normal" officeooo:rsid="008f6e8a" officeooo:paragraph-rsid="008f6e8a" fo:background-color="transparent" style:font-weight-asian="normal" style:font-weight-complex="normal"/>
    </style:style>
    <style:style style:name="P233" style:family="paragraph" style:parent-style-name="Standard">
      <style:text-properties fo:font-weight="normal" officeooo:rsid="009035b5" officeooo:paragraph-rsid="009035b5" fo:background-color="transparent" style:font-weight-asian="normal" style:font-weight-complex="normal"/>
    </style:style>
    <style:style style:name="P234" style:family="paragraph" style:parent-style-name="Standard">
      <style:text-properties fo:font-weight="normal" officeooo:rsid="00951ca6" officeooo:paragraph-rsid="00951ca6" fo:background-color="transparent" style:font-weight-asian="normal" style:font-weight-complex="normal"/>
    </style:style>
    <style:style style:name="P235" style:family="paragraph" style:parent-style-name="Standard">
      <style:text-properties fo:font-weight="normal" officeooo:rsid="00951ca6" officeooo:paragraph-rsid="00a1bf7d" fo:background-color="transparent" style:font-weight-asian="normal" style:font-weight-complex="normal"/>
    </style:style>
    <style:style style:name="P236" style:family="paragraph" style:parent-style-name="Standard">
      <style:text-properties fo:font-weight="normal" officeooo:rsid="00986040" officeooo:paragraph-rsid="00986040" fo:background-color="transparent" style:font-weight-asian="normal" style:font-weight-complex="normal"/>
    </style:style>
    <style:style style:name="P237" style:family="paragraph" style:parent-style-name="Standard">
      <style:text-properties fo:font-weight="normal" officeooo:rsid="009abb92" officeooo:paragraph-rsid="009abb92" fo:background-color="transparent" style:font-weight-asian="normal" style:font-weight-complex="normal"/>
    </style:style>
    <style:style style:name="P238" style:family="paragraph" style:parent-style-name="Standard">
      <style:text-properties fo:font-weight="normal" officeooo:rsid="009caa87" officeooo:paragraph-rsid="009caa87" fo:background-color="transparent" style:font-weight-asian="normal" style:font-weight-complex="normal"/>
    </style:style>
    <style:style style:name="P239" style:family="paragraph" style:parent-style-name="Standard">
      <style:text-properties fo:font-weight="normal" officeooo:rsid="00b739f5" officeooo:paragraph-rsid="00b739f5" fo:background-color="transparent" style:font-weight-asian="normal" style:font-weight-complex="normal"/>
    </style:style>
    <style:style style:name="P240" style:family="paragraph" style:parent-style-name="Standard">
      <style:text-properties fo:font-weight="normal" officeooo:rsid="00b7a146" officeooo:paragraph-rsid="00b7a146" fo:background-color="transparent" style:font-weight-asian="normal" style:font-weight-complex="normal"/>
    </style:style>
    <style:style style:name="P241" style:family="paragraph" style:parent-style-name="Standard">
      <style:text-properties fo:font-weight="normal" officeooo:rsid="00a063df" officeooo:paragraph-rsid="00a1bf7d" fo:background-color="transparent" style:font-weight-asian="normal" style:font-weight-complex="normal"/>
    </style:style>
    <style:style style:name="P242" style:family="paragraph" style:parent-style-name="Standard">
      <style:text-properties fo:font-weight="normal" officeooo:rsid="00bbffc6" officeooo:paragraph-rsid="00bbffc6" fo:background-color="transparent" style:font-weight-asian="normal" style:font-weight-complex="normal"/>
    </style:style>
    <style:style style:name="P243" style:family="paragraph" style:parent-style-name="Standard">
      <style:text-properties fo:font-weight="normal" officeooo:rsid="00bdeea2" officeooo:paragraph-rsid="00bdeea2" fo:background-color="transparent" style:font-weight-asian="normal" style:font-weight-complex="normal"/>
    </style:style>
    <style:style style:name="P244" style:family="paragraph" style:parent-style-name="Standard">
      <style:text-properties fo:font-weight="normal" officeooo:rsid="00c188a1" officeooo:paragraph-rsid="00c188a1" fo:background-color="transparent" style:font-weight-asian="normal" style:font-weight-complex="normal"/>
    </style:style>
    <style:style style:name="P245" style:family="paragraph" style:parent-style-name="Standard">
      <style:text-properties fo:font-weight="normal" officeooo:rsid="00c46505" officeooo:paragraph-rsid="00c46505" fo:background-color="transparent" style:font-weight-asian="normal" style:font-weight-complex="normal"/>
    </style:style>
    <style:style style:name="P246" style:family="paragraph" style:parent-style-name="Standard">
      <style:text-properties fo:font-weight="normal" officeooo:rsid="00c7476e" officeooo:paragraph-rsid="00c7476e" fo:background-color="transparent" style:font-weight-asian="normal" style:font-weight-complex="normal"/>
    </style:style>
    <style:style style:name="P247" style:family="paragraph" style:parent-style-name="Standard">
      <style:text-properties fo:font-weight="normal" officeooo:rsid="00c8fc4f" officeooo:paragraph-rsid="00c8fc4f" fo:background-color="transparent" style:font-weight-asian="normal" style:font-weight-complex="normal"/>
    </style:style>
    <style:style style:name="P248" style:family="paragraph" style:parent-style-name="Standard">
      <style:text-properties fo:font-weight="normal" officeooo:rsid="00cad61a" officeooo:paragraph-rsid="00cb8023" fo:background-color="transparent" style:font-weight-asian="normal" style:font-weight-complex="normal"/>
    </style:style>
    <style:style style:name="P249" style:family="paragraph" style:parent-style-name="Standard">
      <style:text-properties fo:font-weight="normal" officeooo:rsid="00cad61a" officeooo:paragraph-rsid="00cdbc58" fo:background-color="transparent" style:font-weight-asian="normal" style:font-weight-complex="normal"/>
    </style:style>
    <style:style style:name="P250" style:family="paragraph" style:parent-style-name="Standard">
      <style:text-properties fo:font-weight="normal" officeooo:rsid="00ce0dee" officeooo:paragraph-rsid="00ce0dee" fo:background-color="transparent" style:font-weight-asian="normal" style:font-weight-complex="normal"/>
    </style:style>
    <style:style style:name="P251" style:family="paragraph" style:parent-style-name="Standard">
      <style:text-properties fo:font-weight="normal" officeooo:rsid="00cf3c92" officeooo:paragraph-rsid="00cf3c92" fo:background-color="transparent" style:font-weight-asian="normal" style:font-weight-complex="normal"/>
    </style:style>
    <style:style style:name="P252" style:family="paragraph" style:parent-style-name="Standard">
      <style:text-properties fo:font-weight="normal" officeooo:rsid="00d47090" officeooo:paragraph-rsid="00d47090" fo:background-color="transparent" style:font-weight-asian="normal" style:font-weight-complex="normal"/>
    </style:style>
    <style:style style:name="P253" style:family="paragraph" style:parent-style-name="Standard">
      <style:text-properties fo:font-weight="normal" officeooo:rsid="00d53da1" officeooo:paragraph-rsid="00d53da1" fo:background-color="transparent" style:font-weight-asian="normal" style:font-weight-complex="normal"/>
    </style:style>
    <style:style style:name="P254" style:family="paragraph" style:parent-style-name="Standard">
      <style:text-properties fo:font-weight="normal" officeooo:rsid="00d9c248" officeooo:paragraph-rsid="00d9c248" fo:background-color="transparent" style:font-weight-asian="normal" style:font-weight-complex="normal"/>
    </style:style>
    <style:style style:name="P255" style:family="paragraph" style:parent-style-name="Standard">
      <style:text-properties fo:font-weight="normal" officeooo:rsid="00dbcda7" officeooo:paragraph-rsid="00dbcda7" fo:background-color="transparent" style:font-weight-asian="normal" style:font-weight-complex="normal"/>
    </style:style>
    <style:style style:name="P256" style:family="paragraph" style:parent-style-name="Standard">
      <style:text-properties fo:font-weight="normal" officeooo:rsid="00dca823" officeooo:paragraph-rsid="00dca823" fo:background-color="transparent" style:font-weight-asian="normal" style:font-weight-complex="normal"/>
    </style:style>
    <style:style style:name="P257" style:family="paragraph" style:parent-style-name="Standard">
      <style:text-properties fo:font-weight="normal" officeooo:rsid="00e01f08" officeooo:paragraph-rsid="00e01f08" fo:background-color="transparent" style:font-weight-asian="normal" style:font-weight-complex="normal"/>
    </style:style>
    <style:style style:name="P258" style:family="paragraph" style:parent-style-name="Standard">
      <style:text-properties fo:font-weight="normal" officeooo:rsid="00e41774" officeooo:paragraph-rsid="00e41774" fo:background-color="transparent" style:font-weight-asian="normal" style:font-weight-complex="normal"/>
    </style:style>
    <style:style style:name="P259" style:family="paragraph" style:parent-style-name="Standard">
      <style:text-properties fo:font-weight="normal" officeooo:rsid="00eb8d83" officeooo:paragraph-rsid="00eb8d83" fo:background-color="transparent" style:font-weight-asian="normal" style:font-weight-complex="normal"/>
    </style:style>
    <style:style style:name="P260" style:family="paragraph" style:parent-style-name="Standard">
      <style:text-properties fo:font-weight="normal" officeooo:rsid="00ebc69e" officeooo:paragraph-rsid="00ebc69e" fo:background-color="transparent" style:font-weight-asian="normal" style:font-weight-complex="normal"/>
    </style:style>
    <style:style style:name="P261" style:family="paragraph" style:parent-style-name="Standard">
      <style:text-properties fo:font-weight="normal" officeooo:rsid="00ec769c" officeooo:paragraph-rsid="00ec769c" fo:background-color="transparent" style:font-weight-asian="normal" style:font-weight-complex="normal"/>
    </style:style>
    <style:style style:name="P262" style:family="paragraph" style:parent-style-name="Standard">
      <style:text-properties fo:font-weight="normal" officeooo:rsid="00ed5813" officeooo:paragraph-rsid="00ed5813" fo:background-color="transparent" style:font-weight-asian="normal" style:font-weight-complex="normal"/>
    </style:style>
    <style:style style:name="P263" style:family="paragraph" style:parent-style-name="Standard">
      <style:text-properties fo:font-weight="normal" officeooo:rsid="00bf226f" officeooo:paragraph-rsid="00bf226f" fo:background-color="transparent" style:font-weight-asian="normal" style:font-weight-complex="normal"/>
    </style:style>
    <style:style style:name="P264" style:family="paragraph" style:parent-style-name="Standard">
      <style:text-properties fo:font-weight="normal" officeooo:rsid="00d218bd" officeooo:paragraph-rsid="00d218bd" fo:background-color="transparent" style:font-weight-asian="normal" style:font-weight-complex="normal"/>
    </style:style>
    <style:style style:name="P265" style:family="paragraph" style:parent-style-name="Standard">
      <style:text-properties fo:font-weight="normal" officeooo:rsid="00d218bd" officeooo:paragraph-rsid="00f5a997" fo:background-color="transparent" style:font-weight-asian="normal" style:font-weight-complex="normal"/>
    </style:style>
    <style:style style:name="P266" style:family="paragraph" style:parent-style-name="Standard">
      <style:text-properties fo:font-weight="normal" officeooo:rsid="00ef09fd" officeooo:paragraph-rsid="00ef09fd" fo:background-color="transparent" style:font-weight-asian="normal" style:font-weight-complex="normal"/>
    </style:style>
    <style:style style:name="P267" style:family="paragraph" style:parent-style-name="Standard">
      <style:text-properties fo:font-weight="normal" officeooo:rsid="00f677db" officeooo:paragraph-rsid="00f677db" fo:background-color="transparent" style:font-weight-asian="normal" style:font-weight-complex="normal"/>
    </style:style>
    <style:style style:name="P268" style:family="paragraph" style:parent-style-name="Standard">
      <style:text-properties fo:font-weight="normal" officeooo:rsid="00fa12cb" officeooo:paragraph-rsid="00fa12cb" fo:background-color="transparent" style:font-weight-asian="normal" style:font-weight-complex="normal"/>
    </style:style>
    <style:style style:name="P269" style:family="paragraph" style:parent-style-name="Standard">
      <style:text-properties fo:font-weight="normal" officeooo:rsid="00fc217b" officeooo:paragraph-rsid="00fc217b" fo:background-color="transparent" style:font-weight-asian="normal" style:font-weight-complex="normal"/>
    </style:style>
    <style:style style:name="P270" style:family="paragraph" style:parent-style-name="Standard">
      <style:text-properties fo:font-weight="normal" officeooo:rsid="00fee6cf" officeooo:paragraph-rsid="00fee6cf" fo:background-color="transparent" style:font-weight-asian="normal" style:font-weight-complex="normal"/>
    </style:style>
    <style:style style:name="P271" style:family="paragraph" style:parent-style-name="Standard">
      <style:text-properties fo:font-weight="normal" officeooo:rsid="0100e17a" officeooo:paragraph-rsid="0100e17a" fo:background-color="transparent" style:font-weight-asian="normal" style:font-weight-complex="normal"/>
    </style:style>
    <style:style style:name="P272" style:family="paragraph" style:parent-style-name="Standard">
      <style:text-properties fo:font-weight="normal" officeooo:rsid="0106e264" officeooo:paragraph-rsid="0106e264" fo:background-color="transparent" style:font-weight-asian="normal" style:font-weight-complex="normal"/>
    </style:style>
    <style:style style:name="P273" style:family="paragraph" style:parent-style-name="Standard">
      <style:text-properties fo:font-weight="normal" officeooo:rsid="01086c3e" officeooo:paragraph-rsid="01086c3e" fo:background-color="transparent" style:font-weight-asian="normal" style:font-weight-complex="normal"/>
    </style:style>
    <style:style style:name="P274" style:family="paragraph" style:parent-style-name="Standard">
      <style:text-properties fo:font-weight="normal" officeooo:rsid="0109d289" officeooo:paragraph-rsid="0109d289" fo:background-color="transparent" style:font-weight-asian="normal" style:font-weight-complex="normal"/>
    </style:style>
    <style:style style:name="P275" style:family="paragraph" style:parent-style-name="Standard">
      <style:text-properties fo:font-weight="normal" officeooo:rsid="010b6178" officeooo:paragraph-rsid="010b6178" fo:background-color="transparent" style:font-weight-asian="normal" style:font-weight-complex="normal"/>
    </style:style>
    <style:style style:name="P276" style:family="paragraph" style:parent-style-name="Standard">
      <style:text-properties fo:font-weight="normal" officeooo:rsid="010f55e3" officeooo:paragraph-rsid="010f55e3" fo:background-color="transparent" style:font-weight-asian="normal" style:font-weight-complex="normal"/>
    </style:style>
    <style:style style:name="P277" style:family="paragraph" style:parent-style-name="Standard">
      <style:text-properties fo:font-weight="normal" officeooo:rsid="0110a5b0" officeooo:paragraph-rsid="0110a5b0" fo:background-color="transparent" style:font-weight-asian="normal" style:font-weight-complex="normal"/>
    </style:style>
    <style:style style:name="P278" style:family="paragraph" style:parent-style-name="Standard">
      <style:text-properties fo:font-weight="normal" officeooo:rsid="0112b1d3" officeooo:paragraph-rsid="0112b1d3" fo:background-color="transparent" style:font-weight-asian="normal" style:font-weight-complex="normal"/>
    </style:style>
    <style:style style:name="P279" style:family="paragraph" style:parent-style-name="Standard">
      <style:text-properties fo:font-weight="normal" officeooo:rsid="01143100" officeooo:paragraph-rsid="01143100" fo:background-color="transparent" style:font-weight-asian="normal" style:font-weight-complex="normal"/>
    </style:style>
    <style:style style:name="P280" style:family="paragraph" style:parent-style-name="Standard">
      <style:text-properties fo:font-weight="normal" officeooo:rsid="0118069b" officeooo:paragraph-rsid="0118069b" fo:background-color="transparent" style:font-weight-asian="normal" style:font-weight-complex="normal"/>
    </style:style>
    <style:style style:name="P281" style:family="paragraph" style:parent-style-name="Standard">
      <style:text-properties fo:font-weight="normal" officeooo:rsid="01194c18" officeooo:paragraph-rsid="01194c18" fo:background-color="transparent" style:font-weight-asian="normal" style:font-weight-complex="normal"/>
    </style:style>
    <style:style style:name="P282" style:family="paragraph" style:parent-style-name="Standard">
      <style:text-properties fo:font-weight="normal" officeooo:rsid="0119725c" officeooo:paragraph-rsid="0119725c" fo:background-color="transparent" style:font-weight-asian="normal" style:font-weight-complex="normal"/>
    </style:style>
    <style:style style:name="P283" style:family="paragraph" style:parent-style-name="Standard">
      <style:text-properties fo:font-weight="normal" officeooo:rsid="0119753b" officeooo:paragraph-rsid="0119753b" fo:background-color="transparent" style:font-weight-asian="normal" style:font-weight-complex="normal"/>
    </style:style>
    <style:style style:name="P284" style:family="paragraph" style:parent-style-name="Standard">
      <style:text-properties fo:font-weight="normal" officeooo:rsid="011d4640" officeooo:paragraph-rsid="011d4640" fo:background-color="transparent" style:font-weight-asian="normal" style:font-weight-complex="normal"/>
    </style:style>
    <style:style style:name="P285" style:family="paragraph" style:parent-style-name="Standard">
      <style:text-properties fo:font-weight="normal" officeooo:rsid="011da705" officeooo:paragraph-rsid="011da705" fo:background-color="transparent" style:font-weight-asian="normal" style:font-weight-complex="normal"/>
    </style:style>
    <style:style style:name="P286" style:family="paragraph" style:parent-style-name="Standard">
      <style:text-properties fo:font-weight="normal" officeooo:rsid="01270944" officeooo:paragraph-rsid="01270944" fo:background-color="transparent" style:font-weight-asian="normal" style:font-weight-complex="normal"/>
    </style:style>
    <style:style style:name="P287" style:family="paragraph" style:parent-style-name="Standard">
      <style:text-properties fo:font-weight="normal" officeooo:rsid="0128f8b6" officeooo:paragraph-rsid="0128f8b6" fo:background-color="transparent" style:font-weight-asian="normal" style:font-weight-complex="normal"/>
    </style:style>
    <style:style style:name="P288" style:family="paragraph" style:parent-style-name="Standard">
      <style:text-properties fo:font-weight="normal" officeooo:rsid="012a6b3c" officeooo:paragraph-rsid="012a6b3c" fo:background-color="transparent" style:font-weight-asian="normal" style:font-weight-complex="normal"/>
    </style:style>
    <style:style style:name="P289" style:family="paragraph" style:parent-style-name="Standard">
      <style:text-properties fo:font-weight="normal" officeooo:rsid="012fabad" officeooo:paragraph-rsid="012fabad" fo:background-color="transparent" style:font-weight-asian="normal" style:font-weight-complex="normal"/>
    </style:style>
    <style:style style:name="P290" style:family="paragraph" style:parent-style-name="Standard">
      <style:text-properties fo:font-weight="normal" officeooo:rsid="01337ac1" officeooo:paragraph-rsid="01337ac1" fo:background-color="transparent" style:font-weight-asian="normal" style:font-weight-complex="normal"/>
    </style:style>
    <style:style style:name="P291" style:family="paragraph" style:parent-style-name="Standard">
      <style:text-properties fo:font-weight="normal" officeooo:rsid="01346876" officeooo:paragraph-rsid="01346876" fo:background-color="transparent" style:font-weight-asian="normal" style:font-weight-complex="normal"/>
    </style:style>
    <style:style style:name="P292" style:family="paragraph" style:parent-style-name="Standard">
      <style:text-properties fo:font-weight="normal" officeooo:rsid="01364780" officeooo:paragraph-rsid="01364780" fo:background-color="transparent" style:font-weight-asian="normal" style:font-weight-complex="normal"/>
    </style:style>
    <style:style style:name="P293" style:family="paragraph" style:parent-style-name="Standard">
      <style:text-properties fo:font-weight="normal" officeooo:rsid="0139ed70" officeooo:paragraph-rsid="0139ed70" fo:background-color="transparent" style:font-weight-asian="normal" style:font-weight-complex="normal"/>
    </style:style>
    <style:style style:name="P294" style:family="paragraph" style:parent-style-name="Standard">
      <style:text-properties fo:font-weight="normal" officeooo:rsid="01420382" officeooo:paragraph-rsid="01420382" fo:background-color="transparent" style:font-weight-asian="normal" style:font-weight-complex="normal"/>
    </style:style>
    <style:style style:name="P295" style:family="paragraph" style:parent-style-name="Standard">
      <style:text-properties fo:font-weight="normal" officeooo:rsid="0143fe91" officeooo:paragraph-rsid="0143fe91" fo:background-color="transparent" style:font-weight-asian="normal" style:font-weight-complex="normal"/>
    </style:style>
    <style:style style:name="P296" style:family="paragraph" style:parent-style-name="Standard">
      <style:text-properties fo:font-weight="normal" officeooo:rsid="0144264e" officeooo:paragraph-rsid="0144264e" fo:background-color="transparent" style:font-weight-asian="normal" style:font-weight-complex="normal"/>
    </style:style>
    <style:style style:name="P297" style:family="paragraph" style:parent-style-name="Standard">
      <style:text-properties fo:font-weight="normal" officeooo:rsid="0147614c" officeooo:paragraph-rsid="0147614c" fo:background-color="transparent" style:font-weight-asian="normal" style:font-weight-complex="normal"/>
    </style:style>
    <style:style style:name="P298" style:family="paragraph" style:parent-style-name="Standard">
      <style:text-properties fo:font-weight="normal" officeooo:rsid="0147f592" officeooo:paragraph-rsid="0147f592" fo:background-color="transparent" style:font-weight-asian="normal" style:font-weight-complex="normal"/>
    </style:style>
    <style:style style:name="P299" style:family="paragraph" style:parent-style-name="Standard">
      <style:text-properties fo:font-weight="normal" officeooo:rsid="01514e33" officeooo:paragraph-rsid="01514e33" fo:background-color="transparent" style:font-weight-asian="normal" style:font-weight-complex="normal"/>
    </style:style>
    <style:style style:name="P300" style:family="paragraph" style:parent-style-name="Standard">
      <style:text-properties fo:font-weight="normal" officeooo:rsid="01526c46" officeooo:paragraph-rsid="01526c46" fo:background-color="transparent" style:font-weight-asian="normal" style:font-weight-complex="normal"/>
    </style:style>
    <style:style style:name="P301" style:family="paragraph" style:parent-style-name="Standard">
      <style:text-properties fo:font-weight="normal" officeooo:rsid="01558b7e" officeooo:paragraph-rsid="01558b7e" fo:background-color="transparent" style:font-weight-asian="normal" style:font-weight-complex="normal"/>
    </style:style>
    <style:style style:name="P302" style:family="paragraph" style:parent-style-name="Standard">
      <style:text-properties fo:font-weight="normal" officeooo:rsid="0158c431" officeooo:paragraph-rsid="0158c431" fo:background-color="transparent" style:font-weight-asian="normal" style:font-weight-complex="normal"/>
    </style:style>
    <style:style style:name="P303" style:family="paragraph" style:parent-style-name="Standard">
      <style:text-properties fo:font-weight="normal" officeooo:rsid="015ac121" officeooo:paragraph-rsid="015ac121" fo:background-color="transparent" style:font-weight-asian="normal" style:font-weight-complex="normal"/>
    </style:style>
    <style:style style:name="P304" style:family="paragraph" style:parent-style-name="Standard">
      <style:text-properties fo:font-weight="normal" officeooo:rsid="015cd6e5" officeooo:paragraph-rsid="015cd6e5" fo:background-color="transparent" style:font-weight-asian="normal" style:font-weight-complex="normal"/>
    </style:style>
    <style:style style:name="P305" style:family="paragraph" style:parent-style-name="Standard">
      <style:text-properties fo:font-weight="normal" officeooo:rsid="015e6750" officeooo:paragraph-rsid="015e6750" fo:background-color="transparent" style:font-weight-asian="normal" style:font-weight-complex="normal"/>
    </style:style>
    <style:style style:name="P306" style:family="paragraph" style:parent-style-name="Standard">
      <style:text-properties fo:font-weight="normal" officeooo:rsid="0161cfd4" officeooo:paragraph-rsid="0161cfd4" fo:background-color="transparent" style:font-weight-asian="normal" style:font-weight-complex="normal"/>
    </style:style>
    <style:style style:name="P307" style:family="paragraph" style:parent-style-name="Standard">
      <style:text-properties fo:font-weight="normal" officeooo:rsid="0162a0f2" officeooo:paragraph-rsid="0162a0f2" fo:background-color="transparent" style:font-weight-asian="normal" style:font-weight-complex="normal"/>
    </style:style>
    <style:style style:name="P308" style:family="paragraph" style:parent-style-name="Standard">
      <style:text-properties fo:font-weight="normal" officeooo:rsid="01698e44" officeooo:paragraph-rsid="01698e44" fo:background-color="transparent" style:font-weight-asian="normal" style:font-weight-complex="normal"/>
    </style:style>
    <style:style style:name="P309" style:family="paragraph" style:parent-style-name="Standard">
      <style:text-properties fo:font-weight="normal" officeooo:rsid="0169cbe7" officeooo:paragraph-rsid="0169cbe7" fo:background-color="transparent" style:font-weight-asian="normal" style:font-weight-complex="normal"/>
    </style:style>
    <style:style style:name="P310" style:family="paragraph" style:parent-style-name="Standard">
      <style:text-properties fo:font-weight="normal" officeooo:rsid="016ab5a8" officeooo:paragraph-rsid="016ab5a8" fo:background-color="transparent" style:font-weight-asian="normal" style:font-weight-complex="normal"/>
    </style:style>
    <style:style style:name="P311" style:family="paragraph" style:parent-style-name="Standard">
      <style:text-properties fo:font-weight="normal" officeooo:rsid="016cb869" officeooo:paragraph-rsid="016cb869" fo:background-color="transparent" style:font-weight-asian="normal" style:font-weight-complex="normal"/>
    </style:style>
    <style:style style:name="P312" style:family="paragraph" style:parent-style-name="Standard">
      <style:text-properties fo:font-weight="normal" officeooo:rsid="016fcbc1" officeooo:paragraph-rsid="016fcbc1" fo:background-color="transparent" style:font-weight-asian="normal" style:font-weight-complex="normal"/>
    </style:style>
    <style:style style:name="P313" style:family="paragraph" style:parent-style-name="Standard">
      <style:text-properties fo:font-weight="normal" officeooo:rsid="0174ab33" officeooo:paragraph-rsid="0174ab33" fo:background-color="transparent" style:font-weight-asian="normal" style:font-weight-complex="normal"/>
    </style:style>
    <style:style style:name="P314" style:family="paragraph" style:parent-style-name="Standard">
      <style:text-properties fo:font-weight="normal" officeooo:rsid="0174c009" officeooo:paragraph-rsid="0174c009" fo:background-color="transparent" style:font-weight-asian="normal" style:font-weight-complex="normal"/>
    </style:style>
    <style:style style:name="P315" style:family="paragraph" style:parent-style-name="Standard">
      <style:text-properties fo:font-weight="normal" officeooo:rsid="0175e9d2" officeooo:paragraph-rsid="0175e9d2" fo:background-color="transparent" style:font-weight-asian="normal" style:font-weight-complex="normal"/>
    </style:style>
    <style:style style:name="P316" style:family="paragraph" style:parent-style-name="Standard">
      <style:text-properties fo:font-weight="normal" officeooo:rsid="0177e9c0" officeooo:paragraph-rsid="0177e9c0" fo:background-color="transparent" style:font-weight-asian="normal" style:font-weight-complex="normal"/>
    </style:style>
    <style:style style:name="P317" style:family="paragraph" style:parent-style-name="Standard">
      <style:text-properties fo:font-weight="normal" officeooo:rsid="0178616a" officeooo:paragraph-rsid="0178616a" fo:background-color="transparent" style:font-weight-asian="normal" style:font-weight-complex="normal"/>
    </style:style>
    <style:style style:name="P318" style:family="paragraph" style:parent-style-name="Standard">
      <style:text-properties fo:font-weight="normal" officeooo:rsid="0178db2d" officeooo:paragraph-rsid="0178db2d" fo:background-color="transparent" style:font-weight-asian="normal" style:font-weight-complex="normal"/>
    </style:style>
    <style:style style:name="P319" style:family="paragraph" style:parent-style-name="Standard">
      <style:text-properties fo:font-weight="normal" officeooo:rsid="01797597" officeooo:paragraph-rsid="01797597" fo:background-color="transparent" style:font-weight-asian="normal" style:font-weight-complex="normal"/>
    </style:style>
    <style:style style:name="P320" style:family="paragraph" style:parent-style-name="Standard">
      <style:text-properties fo:font-weight="normal" officeooo:rsid="017b1a93" officeooo:paragraph-rsid="017b1a93" fo:background-color="transparent" style:font-weight-asian="normal" style:font-weight-complex="normal"/>
    </style:style>
    <style:style style:name="P321" style:family="paragraph" style:parent-style-name="Standard">
      <style:text-properties fo:font-weight="normal" officeooo:rsid="017c3baf" officeooo:paragraph-rsid="017c3baf" fo:background-color="transparent" style:font-weight-asian="normal" style:font-weight-complex="normal"/>
    </style:style>
    <style:style style:name="P322" style:family="paragraph" style:parent-style-name="Standard">
      <style:text-properties fo:font-weight="normal" officeooo:rsid="017e05d3" officeooo:paragraph-rsid="017e05d3" fo:background-color="transparent" style:font-weight-asian="normal" style:font-weight-complex="normal"/>
    </style:style>
    <style:style style:name="P323" style:family="paragraph" style:parent-style-name="Standard">
      <style:text-properties fo:font-weight="normal" officeooo:rsid="017ff83f" officeooo:paragraph-rsid="017ff83f" fo:background-color="transparent" style:font-weight-asian="normal" style:font-weight-complex="normal"/>
    </style:style>
    <style:style style:name="P324" style:family="paragraph" style:parent-style-name="Standard">
      <style:text-properties fo:font-weight="normal" officeooo:rsid="0180268f" officeooo:paragraph-rsid="0180268f" fo:background-color="transparent" style:font-weight-asian="normal" style:font-weight-complex="normal"/>
    </style:style>
    <style:style style:name="P325" style:family="paragraph" style:parent-style-name="Standard">
      <style:text-properties fo:font-weight="normal" officeooo:rsid="0182e9da" officeooo:paragraph-rsid="0182e9da" fo:background-color="transparent" style:font-weight-asian="normal" style:font-weight-complex="normal"/>
    </style:style>
    <style:style style:name="P326" style:family="paragraph" style:parent-style-name="Standard">
      <style:text-properties fo:font-weight="normal" officeooo:rsid="01878cd8" officeooo:paragraph-rsid="01878cd8" fo:background-color="transparent" style:font-weight-asian="normal" style:font-weight-complex="normal"/>
    </style:style>
    <style:style style:name="P327" style:family="paragraph" style:parent-style-name="Standard">
      <style:text-properties fo:font-weight="normal" officeooo:rsid="018b5fd3" officeooo:paragraph-rsid="018b5fd3" fo:background-color="transparent" style:font-weight-asian="normal" style:font-weight-complex="normal"/>
    </style:style>
    <style:style style:name="P328" style:family="paragraph" style:parent-style-name="Standard">
      <style:text-properties fo:font-weight="normal" officeooo:rsid="018c9e9b" officeooo:paragraph-rsid="018c9e9b" fo:background-color="transparent" style:font-weight-asian="normal" style:font-weight-complex="normal"/>
    </style:style>
    <style:style style:name="P329" style:family="paragraph" style:parent-style-name="Standard">
      <style:text-properties fo:font-weight="normal" officeooo:rsid="018e7e65" officeooo:paragraph-rsid="0191bd0a" fo:background-color="transparent" style:font-weight-asian="normal" style:font-weight-complex="normal"/>
    </style:style>
    <style:style style:name="P330" style:family="paragraph" style:parent-style-name="Standard">
      <style:text-properties fo:font-weight="normal" officeooo:rsid="0191bd0a" officeooo:paragraph-rsid="0191bd0a" fo:background-color="transparent" style:font-weight-asian="normal" style:font-weight-complex="normal"/>
    </style:style>
    <style:style style:name="P331" style:family="paragraph" style:parent-style-name="Standard">
      <style:text-properties fo:font-weight="normal" officeooo:rsid="01958148" officeooo:paragraph-rsid="01958148" fo:background-color="transparent" style:font-weight-asian="normal" style:font-weight-complex="normal"/>
    </style:style>
    <style:style style:name="P332" style:family="paragraph" style:parent-style-name="Standard">
      <style:text-properties fo:font-weight="normal" officeooo:rsid="0195b52e" officeooo:paragraph-rsid="0195b52e" fo:background-color="transparent" style:font-weight-asian="normal" style:font-weight-complex="normal"/>
    </style:style>
    <style:style style:name="P333" style:family="paragraph" style:parent-style-name="Standard">
      <style:text-properties fo:font-weight="normal" officeooo:rsid="01975a92" officeooo:paragraph-rsid="01975a92" fo:background-color="transparent" style:font-weight-asian="normal" style:font-weight-complex="normal"/>
    </style:style>
    <style:style style:name="P334" style:family="paragraph" style:parent-style-name="Standard">
      <style:text-properties fo:font-weight="normal" officeooo:rsid="0198d2e7" officeooo:paragraph-rsid="0198d2e7" fo:background-color="transparent" style:font-weight-asian="normal" style:font-weight-complex="normal"/>
    </style:style>
    <style:style style:name="P335" style:family="paragraph" style:parent-style-name="Standard">
      <style:text-properties fo:font-weight="normal" officeooo:rsid="019bf3a5" officeooo:paragraph-rsid="019bf3a5" fo:background-color="transparent" style:font-weight-asian="normal" style:font-weight-complex="normal"/>
    </style:style>
    <style:style style:name="P336" style:family="paragraph" style:parent-style-name="Standard">
      <style:text-properties fo:font-weight="normal" officeooo:rsid="019e63d4" officeooo:paragraph-rsid="019e63d4" fo:background-color="transparent" style:font-weight-asian="normal" style:font-weight-complex="normal"/>
    </style:style>
    <style:style style:name="P337" style:family="paragraph" style:parent-style-name="Standard">
      <style:text-properties fo:font-weight="normal" officeooo:rsid="01a2ecdb" officeooo:paragraph-rsid="01a2ecdb" fo:background-color="transparent" style:font-weight-asian="normal" style:font-weight-complex="normal"/>
    </style:style>
    <style:style style:name="P338" style:family="paragraph" style:parent-style-name="Standard">
      <style:text-properties fo:font-weight="normal" officeooo:rsid="01a489a6" officeooo:paragraph-rsid="01a489a6" fo:background-color="transparent" style:font-weight-asian="normal" style:font-weight-complex="normal"/>
    </style:style>
    <style:style style:name="P339" style:family="paragraph" style:parent-style-name="Standard">
      <style:text-properties fo:font-weight="normal" officeooo:rsid="01a5fd70" officeooo:paragraph-rsid="01a5fd70" fo:background-color="transparent" style:font-weight-asian="normal" style:font-weight-complex="normal"/>
    </style:style>
    <style:style style:name="P340" style:family="paragraph" style:parent-style-name="Standard">
      <style:text-properties fo:font-weight="normal" officeooo:rsid="01a5fd70" officeooo:paragraph-rsid="01a76ada" fo:background-color="transparent" style:font-weight-asian="normal" style:font-weight-complex="normal"/>
    </style:style>
    <style:style style:name="P341" style:family="paragraph" style:parent-style-name="Standard">
      <style:text-properties fo:font-weight="normal" officeooo:rsid="0185fb7c" officeooo:paragraph-rsid="0185fb7c" fo:background-color="transparent" style:font-weight-asian="normal" style:font-weight-complex="normal"/>
    </style:style>
    <style:style style:name="P342" style:family="paragraph" style:parent-style-name="Standard">
      <style:text-properties fo:font-weight="normal" officeooo:rsid="01b1601c" officeooo:paragraph-rsid="01b1601c" fo:background-color="transparent" style:font-weight-asian="normal" style:font-weight-complex="normal"/>
    </style:style>
    <style:style style:name="P343" style:family="paragraph" style:parent-style-name="Standard">
      <style:text-properties fo:font-weight="normal" officeooo:rsid="01b2d9aa" officeooo:paragraph-rsid="01b2d9aa" fo:background-color="transparent" style:font-weight-asian="normal" style:font-weight-complex="normal"/>
    </style:style>
    <style:style style:name="P344" style:family="paragraph" style:parent-style-name="Standard">
      <style:text-properties fo:font-weight="normal" officeooo:rsid="01b486f9" officeooo:paragraph-rsid="01b486f9" fo:background-color="transparent" style:font-weight-asian="normal" style:font-weight-complex="normal"/>
    </style:style>
    <style:style style:name="P345" style:family="paragraph" style:parent-style-name="Standard">
      <style:text-properties fo:font-weight="normal" officeooo:rsid="01b962b9" officeooo:paragraph-rsid="01b962b9" fo:background-color="transparent" style:font-weight-asian="normal" style:font-weight-complex="normal"/>
    </style:style>
    <style:style style:name="P346" style:family="paragraph" style:parent-style-name="Standard">
      <style:text-properties fo:font-weight="normal" officeooo:rsid="01b962b9" officeooo:paragraph-rsid="01caabf3" fo:background-color="transparent" style:font-weight-asian="normal" style:font-weight-complex="normal"/>
    </style:style>
    <style:style style:name="P347" style:family="paragraph" style:parent-style-name="Standard">
      <style:text-properties fo:font-weight="normal" officeooo:rsid="01bf3508" officeooo:paragraph-rsid="01bf3508" fo:background-color="transparent" style:font-weight-asian="normal" style:font-weight-complex="normal"/>
    </style:style>
    <style:style style:name="P348" style:family="paragraph" style:parent-style-name="Standard">
      <style:text-properties fo:font-weight="normal" officeooo:rsid="01ca0be9" officeooo:paragraph-rsid="01ca0be9" fo:background-color="transparent" style:font-weight-asian="normal" style:font-weight-complex="normal"/>
    </style:style>
    <style:style style:name="P349" style:family="paragraph" style:parent-style-name="Standard">
      <style:text-properties fo:font-weight="normal" officeooo:rsid="01cd4e8c" officeooo:paragraph-rsid="01cd4e8c" fo:background-color="transparent" style:font-weight-asian="normal" style:font-weight-complex="normal"/>
    </style:style>
    <style:style style:name="P350" style:family="paragraph" style:parent-style-name="Standard">
      <style:text-properties fo:font-weight="normal" officeooo:rsid="01ce7c84" officeooo:paragraph-rsid="01ce7c84" fo:background-color="transparent" style:font-weight-asian="normal" style:font-weight-complex="normal"/>
    </style:style>
    <style:style style:name="P351" style:family="paragraph" style:parent-style-name="Standard">
      <style:text-properties fo:font-weight="normal" officeooo:rsid="01cf72ed" officeooo:paragraph-rsid="01cf72ed" fo:background-color="transparent" style:font-weight-asian="normal" style:font-weight-complex="normal"/>
    </style:style>
    <style:style style:name="P352" style:family="paragraph" style:parent-style-name="Standard">
      <style:text-properties fo:font-weight="normal" officeooo:rsid="01d26d2e" officeooo:paragraph-rsid="01d26d2e" fo:background-color="transparent" style:font-weight-asian="normal" style:font-weight-complex="normal"/>
    </style:style>
    <style:style style:name="P353" style:family="paragraph" style:parent-style-name="Standard">
      <style:text-properties fo:font-weight="normal" officeooo:rsid="01d596b7" officeooo:paragraph-rsid="01d596b7" fo:background-color="transparent" style:font-weight-asian="normal" style:font-weight-complex="normal"/>
    </style:style>
    <style:style style:name="P354" style:family="paragraph" style:parent-style-name="Standard">
      <style:text-properties fo:font-weight="normal" officeooo:rsid="01daa004" officeooo:paragraph-rsid="01daa004" fo:background-color="transparent" style:font-weight-asian="normal" style:font-weight-complex="normal"/>
    </style:style>
    <style:style style:name="P355" style:family="paragraph" style:parent-style-name="Standard">
      <style:text-properties fo:font-weight="normal" officeooo:rsid="01dfec58" officeooo:paragraph-rsid="01dfec58" fo:background-color="transparent" style:font-weight-asian="normal" style:font-weight-complex="normal"/>
    </style:style>
    <style:style style:name="P356" style:family="paragraph" style:parent-style-name="Standard">
      <style:text-properties fo:font-weight="normal" officeooo:rsid="01e343b0" officeooo:paragraph-rsid="01e343b0" fo:background-color="transparent" style:font-weight-asian="normal" style:font-weight-complex="normal"/>
    </style:style>
    <style:style style:name="P357" style:family="paragraph" style:parent-style-name="Standard">
      <style:text-properties fo:font-weight="normal" officeooo:rsid="01ea478f" officeooo:paragraph-rsid="01ea478f" fo:background-color="transparent" style:font-weight-asian="normal" style:font-weight-complex="normal"/>
    </style:style>
    <style:style style:name="P358" style:family="paragraph" style:parent-style-name="Standard">
      <style:text-properties fo:font-weight="normal" officeooo:rsid="01ed57fe" officeooo:paragraph-rsid="01ed57fe" fo:background-color="transparent" style:font-weight-asian="normal" style:font-weight-complex="normal"/>
    </style:style>
    <style:style style:name="P359" style:family="paragraph" style:parent-style-name="Standard">
      <style:text-properties fo:font-weight="normal" officeooo:rsid="01f39152" officeooo:paragraph-rsid="01f39152" fo:background-color="transparent" style:font-weight-asian="normal" style:font-weight-complex="normal"/>
    </style:style>
    <style:style style:name="P360" style:family="paragraph" style:parent-style-name="Standard">
      <style:text-properties fo:font-weight="normal" officeooo:rsid="01f7445c" officeooo:paragraph-rsid="01f7445c" fo:background-color="transparent" style:font-weight-asian="normal" style:font-weight-complex="normal"/>
    </style:style>
    <style:style style:name="P361" style:family="paragraph" style:parent-style-name="Standard">
      <style:text-properties fo:font-weight="normal" officeooo:rsid="01fb8595" officeooo:paragraph-rsid="01fb8595" fo:background-color="transparent" style:font-weight-asian="normal" style:font-weight-complex="normal"/>
    </style:style>
    <style:style style:name="P362" style:family="paragraph" style:parent-style-name="Standard">
      <style:text-properties fo:font-weight="normal" officeooo:rsid="01fe82c4" officeooo:paragraph-rsid="01fe82c4" fo:background-color="transparent" style:font-weight-asian="normal" style:font-weight-complex="normal"/>
    </style:style>
    <style:style style:name="P363" style:family="paragraph" style:parent-style-name="Standard">
      <style:text-properties fo:font-weight="normal" officeooo:rsid="02000751" officeooo:paragraph-rsid="02000751" fo:background-color="transparent" style:font-weight-asian="normal" style:font-weight-complex="normal"/>
    </style:style>
    <style:style style:name="P364" style:family="paragraph" style:parent-style-name="Standard">
      <style:text-properties fo:font-weight="normal" officeooo:rsid="02016878" officeooo:paragraph-rsid="02016878" fo:background-color="transparent" style:font-weight-asian="normal" style:font-weight-complex="normal"/>
    </style:style>
    <style:style style:name="P365" style:family="paragraph" style:parent-style-name="Standard">
      <style:text-properties fo:font-weight="normal" officeooo:rsid="0204a8ed" officeooo:paragraph-rsid="0204a8ed" fo:background-color="transparent" style:font-weight-asian="normal" style:font-weight-complex="normal"/>
    </style:style>
    <style:style style:name="P366" style:family="paragraph" style:parent-style-name="Standard">
      <style:text-properties fo:font-weight="normal" officeooo:rsid="0210027c" officeooo:paragraph-rsid="0210027c" fo:background-color="transparent" style:font-weight-asian="normal" style:font-weight-complex="normal"/>
    </style:style>
    <style:style style:name="P367" style:family="paragraph" style:parent-style-name="Standard">
      <style:text-properties fo:font-weight="normal" officeooo:rsid="021902ac" officeooo:paragraph-rsid="021902ac" fo:background-color="transparent" style:font-weight-asian="normal" style:font-weight-complex="normal"/>
    </style:style>
    <style:style style:name="P368" style:family="paragraph" style:parent-style-name="Standard">
      <style:text-properties fo:font-weight="normal" officeooo:rsid="021c45e0" officeooo:paragraph-rsid="021c45e0" fo:background-color="transparent" style:font-weight-asian="normal" style:font-weight-complex="normal"/>
    </style:style>
    <style:style style:name="P369" style:family="paragraph" style:parent-style-name="Standard">
      <style:text-properties fo:font-weight="normal" officeooo:rsid="022316d6" officeooo:paragraph-rsid="022316d6" fo:background-color="transparent" style:font-weight-asian="normal" style:font-weight-complex="normal"/>
    </style:style>
    <style:style style:name="P370" style:family="paragraph" style:parent-style-name="Standard">
      <style:text-properties fo:font-weight="normal" officeooo:rsid="02232d27" officeooo:paragraph-rsid="02232d27" fo:background-color="transparent" style:font-weight-asian="normal" style:font-weight-complex="normal"/>
    </style:style>
    <style:style style:name="P371" style:family="paragraph" style:parent-style-name="Standard">
      <style:text-properties fo:font-weight="normal" officeooo:rsid="022486a1" officeooo:paragraph-rsid="0227eea9" fo:background-color="transparent" style:font-weight-asian="normal" style:font-weight-complex="normal"/>
    </style:style>
    <style:style style:name="P372" style:family="paragraph" style:parent-style-name="Standard">
      <style:text-properties fo:font-weight="normal" officeooo:rsid="023448f8" officeooo:paragraph-rsid="023448f8" fo:background-color="transparent" style:font-weight-asian="normal" style:font-weight-complex="normal"/>
    </style:style>
    <style:style style:name="P373" style:family="paragraph" style:parent-style-name="Standard">
      <style:text-properties fo:font-weight="normal" officeooo:rsid="023ba61d" officeooo:paragraph-rsid="023ba61d" fo:background-color="transparent" style:font-weight-asian="normal" style:font-weight-complex="normal"/>
    </style:style>
    <style:style style:name="P374" style:family="paragraph" style:parent-style-name="Standard">
      <style:text-properties fo:font-weight="normal" officeooo:rsid="01a3f0ec" officeooo:paragraph-rsid="01a3f0ec" fo:background-color="transparent" style:font-weight-asian="normal" style:font-weight-complex="normal"/>
    </style:style>
    <style:style style:name="P375" style:family="paragraph" style:parent-style-name="Standard">
      <style:text-properties fo:font-weight="normal" officeooo:rsid="023ccf01" officeooo:paragraph-rsid="023ccf01" fo:background-color="transparent" style:font-weight-asian="normal" style:font-weight-complex="normal"/>
    </style:style>
    <style:style style:name="P376" style:family="paragraph" style:parent-style-name="Standard">
      <style:text-properties fo:font-weight="normal" officeooo:rsid="023de17b" officeooo:paragraph-rsid="023de17b" fo:background-color="transparent" style:font-weight-asian="normal" style:font-weight-complex="normal"/>
    </style:style>
    <style:style style:name="P377" style:family="paragraph" style:parent-style-name="Standard">
      <style:text-properties fo:font-weight="normal" officeooo:rsid="0246a22d" officeooo:paragraph-rsid="0246a22d" fo:background-color="transparent" style:font-weight-asian="normal" style:font-weight-complex="normal"/>
    </style:style>
    <style:style style:name="P378" style:family="paragraph" style:parent-style-name="Standard">
      <style:text-properties fo:font-weight="normal" officeooo:rsid="0246a22d" officeooo:paragraph-rsid="024ded8a" fo:background-color="transparent" style:font-weight-asian="normal" style:font-weight-complex="normal"/>
    </style:style>
    <style:style style:name="P379" style:family="paragraph" style:parent-style-name="Standard">
      <style:text-properties fo:font-weight="normal" officeooo:rsid="024edb57" officeooo:paragraph-rsid="024edb57" fo:background-color="transparent" style:font-weight-asian="normal" style:font-weight-complex="normal"/>
    </style:style>
    <style:style style:name="P380" style:family="paragraph" style:parent-style-name="Standard">
      <style:text-properties fo:font-weight="normal" officeooo:rsid="0252cb12" officeooo:paragraph-rsid="0252cb12" fo:background-color="transparent" style:font-weight-asian="normal" style:font-weight-complex="normal"/>
    </style:style>
    <style:style style:name="P381" style:family="paragraph" style:parent-style-name="Standard">
      <style:text-properties fo:font-weight="normal" officeooo:rsid="0254860c" officeooo:paragraph-rsid="0254860c" fo:background-color="transparent" style:font-weight-asian="normal" style:font-weight-complex="normal"/>
    </style:style>
    <style:style style:name="P382" style:family="paragraph" style:parent-style-name="Standard">
      <style:text-properties fo:font-weight="normal" officeooo:rsid="025e0aa2" officeooo:paragraph-rsid="025e0aa2" fo:background-color="transparent" style:font-weight-asian="normal" style:font-weight-complex="normal"/>
    </style:style>
    <style:style style:name="P383" style:family="paragraph" style:parent-style-name="Standard">
      <style:text-properties fo:font-weight="normal" officeooo:rsid="025e0aa2" officeooo:paragraph-rsid="02b1b619" fo:background-color="transparent" style:font-weight-asian="normal" style:font-weight-complex="normal"/>
    </style:style>
    <style:style style:name="P384" style:family="paragraph" style:parent-style-name="Standard">
      <style:text-properties fo:font-weight="normal" officeooo:rsid="0247571a" officeooo:paragraph-rsid="024ded8a" fo:background-color="transparent" style:font-weight-asian="normal" style:font-weight-complex="normal"/>
    </style:style>
    <style:style style:name="P385" style:family="paragraph" style:parent-style-name="Standard">
      <style:text-properties fo:font-weight="normal" officeooo:rsid="0273fc30" officeooo:paragraph-rsid="0273fc30" fo:background-color="transparent" style:font-weight-asian="normal" style:font-weight-complex="normal"/>
    </style:style>
    <style:style style:name="P386" style:family="paragraph" style:parent-style-name="Standard">
      <style:text-properties fo:font-weight="normal" officeooo:rsid="02762153" officeooo:paragraph-rsid="02762153" fo:background-color="transparent" style:font-weight-asian="normal" style:font-weight-complex="normal"/>
    </style:style>
    <style:style style:name="P387" style:family="paragraph" style:parent-style-name="Standard">
      <style:text-properties fo:font-weight="normal" officeooo:rsid="02791f1f" officeooo:paragraph-rsid="02791f1f" fo:background-color="transparent" style:font-weight-asian="normal" style:font-weight-complex="normal"/>
    </style:style>
    <style:style style:name="P388" style:family="paragraph" style:parent-style-name="Standard">
      <style:text-properties fo:font-weight="normal" officeooo:rsid="0282cc13" officeooo:paragraph-rsid="0282cc13" fo:background-color="transparent" style:font-weight-asian="normal" style:font-weight-complex="normal"/>
    </style:style>
    <style:style style:name="P389" style:family="paragraph" style:parent-style-name="Standard">
      <style:text-properties fo:font-weight="normal" officeooo:rsid="0282cc13" officeooo:paragraph-rsid="02833f27" fo:background-color="transparent" style:font-weight-asian="normal" style:font-weight-complex="normal"/>
    </style:style>
    <style:style style:name="P390" style:family="paragraph" style:parent-style-name="Standard">
      <style:text-properties fo:font-weight="normal" officeooo:rsid="02833f27" officeooo:paragraph-rsid="02833f27" fo:background-color="transparent" style:font-weight-asian="normal" style:font-weight-complex="normal"/>
    </style:style>
    <style:style style:name="P391" style:family="paragraph" style:parent-style-name="Standard">
      <style:text-properties fo:font-weight="normal" officeooo:rsid="02833f27" officeooo:paragraph-rsid="02880f0a" fo:background-color="transparent" style:font-weight-asian="normal" style:font-weight-complex="normal"/>
    </style:style>
    <style:style style:name="P392" style:family="paragraph" style:parent-style-name="Standard">
      <style:text-properties fo:font-weight="normal" officeooo:rsid="02880f0a" officeooo:paragraph-rsid="02880f0a" fo:background-color="transparent" style:font-weight-asian="normal" style:font-weight-complex="normal"/>
    </style:style>
    <style:style style:name="P393" style:family="paragraph" style:parent-style-name="Standard">
      <style:text-properties fo:font-weight="normal" officeooo:rsid="0288dd57" officeooo:paragraph-rsid="0288dd57" fo:background-color="transparent" style:font-weight-asian="normal" style:font-weight-complex="normal"/>
    </style:style>
    <style:style style:name="P394" style:family="paragraph" style:parent-style-name="Standard">
      <style:text-properties fo:font-weight="normal" officeooo:rsid="028a610e" officeooo:paragraph-rsid="028a610e" fo:background-color="transparent" style:font-weight-asian="normal" style:font-weight-complex="normal"/>
    </style:style>
    <style:style style:name="P395" style:family="paragraph" style:parent-style-name="Standard">
      <style:text-properties fo:font-weight="normal" officeooo:rsid="028c4d51" officeooo:paragraph-rsid="028c4d51" fo:background-color="transparent" style:font-weight-asian="normal" style:font-weight-complex="normal"/>
    </style:style>
    <style:style style:name="P396" style:family="paragraph" style:parent-style-name="Standard">
      <style:text-properties fo:font-weight="normal" officeooo:rsid="028e10b4" officeooo:paragraph-rsid="028e10b4" fo:background-color="transparent" style:font-weight-asian="normal" style:font-weight-complex="normal"/>
    </style:style>
    <style:style style:name="P397" style:family="paragraph" style:parent-style-name="Standard">
      <style:text-properties fo:font-weight="normal" officeooo:rsid="02907a27" officeooo:paragraph-rsid="02907a27" fo:background-color="transparent" style:font-weight-asian="normal" style:font-weight-complex="normal"/>
    </style:style>
    <style:style style:name="P398" style:family="paragraph" style:parent-style-name="Standard">
      <style:text-properties fo:font-weight="normal" officeooo:rsid="0292efb4" officeooo:paragraph-rsid="0292efb4" fo:background-color="transparent" style:font-weight-asian="normal" style:font-weight-complex="normal"/>
    </style:style>
    <style:style style:name="P399" style:family="paragraph" style:parent-style-name="Standard">
      <style:text-properties fo:font-weight="normal" officeooo:rsid="0292efb4" officeooo:paragraph-rsid="029c04d4" fo:background-color="transparent" style:font-weight-asian="normal" style:font-weight-complex="normal"/>
    </style:style>
    <style:style style:name="P400" style:family="paragraph" style:parent-style-name="Standard">
      <style:text-properties fo:font-weight="normal" officeooo:rsid="029c04d4" officeooo:paragraph-rsid="029c04d4" fo:background-color="transparent" style:font-weight-asian="normal" style:font-weight-complex="normal"/>
    </style:style>
    <style:style style:name="P401" style:family="paragraph" style:parent-style-name="Standard">
      <style:text-properties fo:font-weight="normal" officeooo:rsid="029d0340" officeooo:paragraph-rsid="029d0340" fo:background-color="transparent" style:font-weight-asian="normal" style:font-weight-complex="normal"/>
    </style:style>
    <style:style style:name="P402" style:family="paragraph" style:parent-style-name="Standard">
      <style:text-properties fo:font-weight="normal" officeooo:rsid="029e2c5a" officeooo:paragraph-rsid="029e2c5a" fo:background-color="transparent" style:font-weight-asian="normal" style:font-weight-complex="normal"/>
    </style:style>
    <style:style style:name="P403" style:family="paragraph" style:parent-style-name="Standard">
      <style:text-properties fo:font-weight="normal" officeooo:rsid="02aa106f" officeooo:paragraph-rsid="02aa106f" fo:background-color="transparent" style:font-weight-asian="normal" style:font-weight-complex="normal"/>
    </style:style>
    <style:style style:name="P404" style:family="paragraph" style:parent-style-name="Standard">
      <style:text-properties fo:font-weight="normal" officeooo:rsid="02b1b619" officeooo:paragraph-rsid="02b1b619" fo:background-color="transparent" style:font-weight-asian="normal" style:font-weight-complex="normal"/>
    </style:style>
    <style:style style:name="P405" style:family="paragraph" style:parent-style-name="Standard">
      <style:text-properties fo:font-weight="normal" officeooo:rsid="02bbff98" officeooo:paragraph-rsid="02bbff98" fo:background-color="transparent" style:font-weight-asian="normal" style:font-weight-complex="normal"/>
    </style:style>
    <style:style style:name="P406" style:family="paragraph" style:parent-style-name="Standard">
      <style:text-properties fo:font-weight="normal" officeooo:rsid="0428b839" officeooo:paragraph-rsid="0428b839" fo:background-color="transparent" style:font-weight-asian="normal" style:font-weight-complex="normal"/>
    </style:style>
    <style:style style:name="P407" style:family="paragraph" style:parent-style-name="Standard">
      <style:text-properties fo:font-weight="normal" officeooo:rsid="042a6b6f" officeooo:paragraph-rsid="042a6b6f" fo:background-color="transparent" style:font-weight-asian="normal" style:font-weight-complex="normal"/>
    </style:style>
    <style:style style:name="P408" style:family="paragraph" style:parent-style-name="Standard">
      <style:text-properties fo:font-weight="normal" officeooo:rsid="042db77b" officeooo:paragraph-rsid="042db77b" fo:background-color="transparent" style:font-weight-asian="normal" style:font-weight-complex="normal"/>
    </style:style>
    <style:style style:name="P409" style:family="paragraph" style:parent-style-name="Standard">
      <style:text-properties fo:font-weight="normal" officeooo:rsid="04312815" officeooo:paragraph-rsid="04312815" fo:background-color="transparent" style:font-weight-asian="normal" style:font-weight-complex="normal"/>
    </style:style>
    <style:style style:name="P410" style:family="paragraph" style:parent-style-name="Standard">
      <style:text-properties fo:font-weight="normal" officeooo:rsid="04351724" officeooo:paragraph-rsid="04351724" fo:background-color="transparent" style:font-weight-asian="normal" style:font-weight-complex="normal"/>
    </style:style>
    <style:style style:name="P411" style:family="paragraph" style:parent-style-name="Standard">
      <style:text-properties fo:font-weight="normal" officeooo:rsid="043b29c7" officeooo:paragraph-rsid="043b29c7" fo:background-color="transparent" style:font-weight-asian="normal" style:font-weight-complex="normal"/>
    </style:style>
    <style:style style:name="P412" style:family="paragraph" style:parent-style-name="Standard">
      <style:text-properties fo:font-weight="normal" officeooo:rsid="043ea124" officeooo:paragraph-rsid="043ea124" fo:background-color="transparent" style:font-weight-asian="normal" style:font-weight-complex="normal"/>
    </style:style>
    <style:style style:name="P413" style:family="paragraph" style:parent-style-name="Standard">
      <style:text-properties fo:font-weight="normal" officeooo:rsid="043ea23a" officeooo:paragraph-rsid="043ea23a" fo:background-color="transparent" style:font-weight-asian="normal" style:font-weight-complex="normal"/>
    </style:style>
    <style:style style:name="P414" style:family="paragraph" style:parent-style-name="Standard">
      <style:text-properties fo:font-weight="normal" officeooo:rsid="043f8f3d" officeooo:paragraph-rsid="043ea23a" fo:background-color="transparent" style:font-weight-asian="normal" style:font-weight-complex="normal"/>
    </style:style>
    <style:style style:name="P415" style:family="paragraph" style:parent-style-name="Standard">
      <style:text-properties fo:font-weight="normal" officeooo:rsid="0444572f" officeooo:paragraph-rsid="0444572f" fo:background-color="transparent" style:font-weight-asian="normal" style:font-weight-complex="normal"/>
    </style:style>
    <style:style style:name="P416" style:family="paragraph" style:parent-style-name="Standard">
      <style:text-properties fo:font-weight="normal" officeooo:rsid="04480a18" officeooo:paragraph-rsid="04480a18" fo:background-color="transparent" style:font-weight-asian="normal" style:font-weight-complex="normal"/>
    </style:style>
    <style:style style:name="P417" style:family="paragraph" style:parent-style-name="Standard">
      <style:text-properties fo:font-weight="normal" officeooo:rsid="04480a18" officeooo:paragraph-rsid="04537a93" fo:background-color="transparent" style:font-weight-asian="normal" style:font-weight-complex="normal"/>
    </style:style>
    <style:style style:name="P418" style:family="paragraph" style:parent-style-name="Standard">
      <style:text-properties fo:font-weight="normal" officeooo:rsid="044c3d44" officeooo:paragraph-rsid="04480a18" fo:background-color="transparent" style:font-weight-asian="normal" style:font-weight-complex="normal"/>
    </style:style>
    <style:style style:name="P419" style:family="paragraph" style:parent-style-name="Standard">
      <style:text-properties fo:font-weight="normal" officeooo:rsid="044e54ac" officeooo:paragraph-rsid="044e54ac" fo:background-color="transparent" style:font-weight-asian="normal" style:font-weight-complex="normal"/>
    </style:style>
    <style:style style:name="P420" style:family="paragraph" style:parent-style-name="Standard">
      <style:text-properties fo:font-weight="normal" officeooo:rsid="044e54ac" officeooo:paragraph-rsid="04537a93" fo:background-color="transparent" style:font-weight-asian="normal" style:font-weight-complex="normal"/>
    </style:style>
    <style:style style:name="P421" style:family="paragraph" style:parent-style-name="Standard">
      <style:text-properties fo:font-weight="normal" officeooo:rsid="044eb7ff" officeooo:paragraph-rsid="044eb7ff" fo:background-color="transparent" style:font-weight-asian="normal" style:font-weight-complex="normal"/>
    </style:style>
    <style:style style:name="P422" style:family="paragraph" style:parent-style-name="Standard">
      <style:text-properties fo:font-weight="normal" officeooo:rsid="044ed06c" officeooo:paragraph-rsid="044ed06c" fo:background-color="transparent" style:font-weight-asian="normal" style:font-weight-complex="normal"/>
    </style:style>
    <style:style style:name="P423" style:family="paragraph" style:parent-style-name="Standard">
      <style:text-properties fo:font-weight="normal" officeooo:rsid="04508030" officeooo:paragraph-rsid="04508030" fo:background-color="transparent" style:font-weight-asian="normal" style:font-weight-complex="normal"/>
    </style:style>
    <style:style style:name="P424" style:family="paragraph" style:parent-style-name="Standard">
      <style:text-properties fo:font-weight="normal" officeooo:rsid="0457e2c1" officeooo:paragraph-rsid="0457e2c1" fo:background-color="transparent" style:font-weight-asian="normal" style:font-weight-complex="normal"/>
    </style:style>
    <style:style style:name="P425" style:family="paragraph" style:parent-style-name="Standard">
      <style:text-properties fo:font-weight="normal" officeooo:rsid="045d80f8" officeooo:paragraph-rsid="045d80f8" fo:background-color="transparent" style:font-weight-asian="normal" style:font-weight-complex="normal"/>
    </style:style>
    <style:style style:name="P426" style:family="paragraph" style:parent-style-name="Standard">
      <style:text-properties fo:font-weight="normal" officeooo:rsid="045e24c8" officeooo:paragraph-rsid="045e24c8" fo:background-color="transparent" style:font-weight-asian="normal" style:font-weight-complex="normal"/>
    </style:style>
    <style:style style:name="P427" style:family="paragraph" style:parent-style-name="Standard">
      <style:text-properties fo:font-weight="normal" fo:background-color="#fffbcc" style:font-weight-asian="normal" style:font-weight-complex="normal"/>
    </style:style>
    <style:style style:name="P428" style:family="paragraph" style:parent-style-name="Standard">
      <style:text-properties fo:font-weight="normal" officeooo:rsid="0058c196" officeooo:paragraph-rsid="0058c196" fo:background-color="#fffbcc" style:font-weight-asian="normal" style:font-weight-complex="normal"/>
    </style:style>
    <style:style style:name="P429" style:family="paragraph" style:parent-style-name="Standard">
      <style:text-properties fo:font-weight="normal" officeooo:rsid="00702126" officeooo:paragraph-rsid="00702126" fo:background-color="#fffbcc" style:font-weight-asian="normal" style:font-weight-complex="normal"/>
    </style:style>
    <style:style style:name="P430" style:family="paragraph" style:parent-style-name="Standard">
      <style:text-properties fo:font-weight="normal" officeooo:rsid="006ce7c5" officeooo:paragraph-rsid="006ce7c5" fo:background-color="#fffbcc" style:font-weight-asian="normal" style:font-weight-complex="normal"/>
    </style:style>
    <style:style style:name="P431" style:family="paragraph" style:parent-style-name="Standard">
      <style:text-properties fo:font-weight="normal" officeooo:rsid="0073fb66" officeooo:paragraph-rsid="0073fb66" fo:background-color="#fffbcc" style:font-weight-asian="normal" style:font-weight-complex="normal"/>
    </style:style>
    <style:style style:name="P432" style:family="paragraph" style:parent-style-name="Standard">
      <style:text-properties fo:font-weight="normal" officeooo:rsid="00dca823" officeooo:paragraph-rsid="00dca823" fo:background-color="#fffbcc" style:font-weight-asian="normal" style:font-weight-complex="normal"/>
    </style:style>
    <style:style style:name="P433" style:family="paragraph" style:parent-style-name="Standard">
      <style:text-properties fo:font-weight="normal" officeooo:rsid="00ebc69e" officeooo:paragraph-rsid="00ebc69e" fo:background-color="#fffbcc" style:font-weight-asian="normal" style:font-weight-complex="normal"/>
    </style:style>
    <style:style style:name="P434" style:family="paragraph" style:parent-style-name="Standard">
      <style:text-properties fo:font-weight="normal" officeooo:rsid="00ed5813" officeooo:paragraph-rsid="00ed5813" fo:background-color="#fffbcc" style:font-weight-asian="normal" style:font-weight-complex="normal"/>
    </style:style>
    <style:style style:name="P435" style:family="paragraph" style:parent-style-name="Standard">
      <style:text-properties fo:font-weight="normal" officeooo:rsid="00f0fefb" officeooo:paragraph-rsid="00f0fefb" fo:background-color="#fffbcc" style:font-weight-asian="normal" style:font-weight-complex="normal"/>
    </style:style>
    <style:style style:name="P436" style:family="paragraph" style:parent-style-name="Standard">
      <style:text-properties fo:font-weight="normal" officeooo:rsid="00fc217b" officeooo:paragraph-rsid="00fc217b" fo:background-color="#fffbcc" style:font-weight-asian="normal" style:font-weight-complex="normal"/>
    </style:style>
    <style:style style:name="P437" style:family="paragraph" style:parent-style-name="Standard">
      <style:text-properties fo:font-weight="normal" officeooo:rsid="0104f503" officeooo:paragraph-rsid="0104f503" fo:background-color="#fffbcc" style:font-weight-asian="normal" style:font-weight-complex="normal"/>
    </style:style>
    <style:style style:name="P438" style:family="paragraph" style:parent-style-name="Standard">
      <style:text-properties fo:font-weight="normal" officeooo:rsid="0106e264" officeooo:paragraph-rsid="0106e264" fo:background-color="#fffbcc" style:font-weight-asian="normal" style:font-weight-complex="normal"/>
    </style:style>
    <style:style style:name="P439" style:family="paragraph" style:parent-style-name="Standard">
      <style:text-properties fo:font-weight="normal" officeooo:rsid="01086c3e" officeooo:paragraph-rsid="01086c3e" fo:background-color="#fffbcc" style:font-weight-asian="normal" style:font-weight-complex="normal"/>
    </style:style>
    <style:style style:name="P440" style:family="paragraph" style:parent-style-name="Standard">
      <style:text-properties fo:font-weight="normal" officeooo:rsid="010b6178" officeooo:paragraph-rsid="010b6178" fo:background-color="#fffbcc" style:font-weight-asian="normal" style:font-weight-complex="normal"/>
    </style:style>
    <style:style style:name="P441" style:family="paragraph" style:parent-style-name="Standard">
      <style:text-properties fo:font-weight="normal" officeooo:rsid="01143100" officeooo:paragraph-rsid="01143100" fo:background-color="#fffbcc" style:font-weight-asian="normal" style:font-weight-complex="normal"/>
    </style:style>
    <style:style style:name="P442" style:family="paragraph" style:parent-style-name="Standard">
      <style:text-properties fo:font-weight="normal" officeooo:rsid="01514e33" officeooo:paragraph-rsid="01514e33" fo:background-color="#fffbcc" style:font-weight-asian="normal" style:font-weight-complex="normal"/>
    </style:style>
    <style:style style:name="P443" style:family="paragraph" style:parent-style-name="Standard">
      <style:text-properties fo:font-weight="normal" officeooo:rsid="0161cfd4" officeooo:paragraph-rsid="0161cfd4" fo:background-color="#fffbcc" style:font-weight-asian="normal" style:font-weight-complex="normal"/>
    </style:style>
    <style:style style:name="P444" style:family="paragraph" style:parent-style-name="Standard">
      <style:text-properties fo:font-weight="normal" officeooo:rsid="0174c009" officeooo:paragraph-rsid="0174c009" fo:background-color="#fffbcc" style:font-weight-asian="normal" style:font-weight-complex="normal"/>
    </style:style>
    <style:style style:name="P445" style:family="paragraph" style:parent-style-name="Standard">
      <style:text-properties fo:font-weight="normal" officeooo:rsid="0177e9c0" officeooo:paragraph-rsid="0177e9c0" fo:background-color="#fffbcc" style:font-weight-asian="normal" style:font-weight-complex="normal"/>
    </style:style>
    <style:style style:name="P446" style:family="paragraph" style:parent-style-name="Standard">
      <style:text-properties fo:font-weight="normal" officeooo:rsid="0178616a" officeooo:paragraph-rsid="0178616a" fo:background-color="#fffbcc" style:font-weight-asian="normal" style:font-weight-complex="normal"/>
    </style:style>
    <style:style style:name="P447" style:family="paragraph" style:parent-style-name="Standard">
      <style:text-properties fo:font-weight="normal" officeooo:rsid="0178616a" officeooo:paragraph-rsid="0178db2d" fo:background-color="#fffbcc" style:font-weight-asian="normal" style:font-weight-complex="normal"/>
    </style:style>
    <style:style style:name="P448" style:family="paragraph" style:parent-style-name="Standard">
      <style:text-properties fo:font-weight="normal" officeooo:rsid="01797597" officeooo:paragraph-rsid="01797597" fo:background-color="#fffbcc" style:font-weight-asian="normal" style:font-weight-complex="normal"/>
    </style:style>
    <style:style style:name="P449" style:family="paragraph" style:parent-style-name="Standard">
      <style:text-properties fo:font-weight="normal" officeooo:rsid="017b1a93" officeooo:paragraph-rsid="017b1a93" fo:background-color="#fffbcc" style:font-weight-asian="normal" style:font-weight-complex="normal"/>
    </style:style>
    <style:style style:name="P450" style:family="paragraph" style:parent-style-name="Standard">
      <style:text-properties fo:font-weight="normal" officeooo:rsid="017b1a93" officeooo:paragraph-rsid="017c3baf" fo:background-color="#fffbcc" style:font-weight-asian="normal" style:font-weight-complex="normal"/>
    </style:style>
    <style:style style:name="P451" style:family="paragraph" style:parent-style-name="Standard">
      <style:text-properties fo:font-weight="normal" officeooo:rsid="017ff83f" officeooo:paragraph-rsid="017ff83f" fo:background-color="#fffbcc" style:font-weight-asian="normal" style:font-weight-complex="normal"/>
    </style:style>
    <style:style style:name="P452" style:family="paragraph" style:parent-style-name="Standard">
      <style:text-properties fo:font-weight="normal" officeooo:rsid="017ff83f" officeooo:paragraph-rsid="0180268f" fo:background-color="#fffbcc" style:font-weight-asian="normal" style:font-weight-complex="normal"/>
    </style:style>
    <style:style style:name="P453" style:family="paragraph" style:parent-style-name="Standard">
      <style:text-properties fo:font-weight="normal" officeooo:rsid="017ff83f" officeooo:paragraph-rsid="0182e9da" fo:background-color="#fffbcc" style:font-weight-asian="normal" style:font-weight-complex="normal"/>
    </style:style>
    <style:style style:name="P454" style:family="paragraph" style:parent-style-name="Standard">
      <style:text-properties fo:font-weight="normal" officeooo:rsid="018b5fd3" officeooo:paragraph-rsid="018b5fd3" fo:background-color="#fffbcc" style:font-weight-asian="normal" style:font-weight-complex="normal"/>
    </style:style>
    <style:style style:name="P455" style:family="paragraph" style:parent-style-name="Standard">
      <style:text-properties fo:font-weight="normal" officeooo:rsid="0191bd0a" officeooo:paragraph-rsid="0191bd0a" fo:background-color="#fffbcc" style:font-weight-asian="normal" style:font-weight-complex="normal"/>
    </style:style>
    <style:style style:name="P456" style:family="paragraph" style:parent-style-name="Standard">
      <style:text-properties fo:font-weight="normal" officeooo:rsid="0191bd0a" officeooo:paragraph-rsid="01958148" fo:background-color="#fffbcc" style:font-weight-asian="normal" style:font-weight-complex="normal"/>
    </style:style>
    <style:style style:name="P457" style:family="paragraph" style:parent-style-name="Standard">
      <style:text-properties fo:font-weight="normal" officeooo:rsid="019bf3a5" officeooo:paragraph-rsid="019bf3a5" fo:background-color="#fffbcc" style:font-weight-asian="normal" style:font-weight-complex="normal"/>
    </style:style>
    <style:style style:name="P458" style:family="paragraph" style:parent-style-name="Standard">
      <style:text-properties fo:font-weight="normal" officeooo:rsid="019bf3a5" officeooo:paragraph-rsid="020f9281" fo:background-color="#fffbcc" style:font-weight-asian="normal" style:font-weight-complex="normal"/>
    </style:style>
    <style:style style:name="P459" style:family="paragraph" style:parent-style-name="Standard">
      <style:text-properties fo:font-weight="normal" officeooo:rsid="01b486f9" officeooo:paragraph-rsid="01b486f9" fo:background-color="#fffbcc" style:font-weight-asian="normal" style:font-weight-complex="normal"/>
    </style:style>
    <style:style style:name="P460" style:family="paragraph" style:parent-style-name="Standard">
      <style:text-properties fo:font-weight="normal" officeooo:rsid="01cbc856" officeooo:paragraph-rsid="01cbc856" fo:background-color="#fffbcc" style:font-weight-asian="normal" style:font-weight-complex="normal"/>
    </style:style>
    <style:style style:name="P461" style:family="paragraph" style:parent-style-name="Standard">
      <style:text-properties fo:font-weight="normal" officeooo:rsid="01cbc856" officeooo:paragraph-rsid="01ce7c84" fo:background-color="#fffbcc" style:font-weight-asian="normal" style:font-weight-complex="normal"/>
    </style:style>
    <style:style style:name="P462" style:family="paragraph" style:parent-style-name="Standard">
      <style:text-properties fo:font-weight="normal" officeooo:rsid="01cbc856" officeooo:paragraph-rsid="01cfa2bc" fo:background-color="#fffbcc" style:font-weight-asian="normal" style:font-weight-complex="normal"/>
    </style:style>
    <style:style style:name="P463" style:family="paragraph" style:parent-style-name="Standard">
      <style:text-properties fo:font-weight="normal" officeooo:rsid="01cbc856" officeooo:paragraph-rsid="01d26d2e" fo:background-color="#fffbcc" style:font-weight-asian="normal" style:font-weight-complex="normal"/>
    </style:style>
    <style:style style:name="P464" style:family="paragraph" style:parent-style-name="Standard">
      <style:text-properties fo:font-weight="normal" officeooo:rsid="01ed57fe" officeooo:paragraph-rsid="01ed57fe" fo:background-color="#fffbcc" style:font-weight-asian="normal" style:font-weight-complex="normal"/>
    </style:style>
    <style:style style:name="P465" style:family="paragraph" style:parent-style-name="Standard">
      <style:text-properties fo:font-weight="normal" officeooo:rsid="0204a8ed" officeooo:paragraph-rsid="0204a8ed" fo:background-color="#fffbcc" style:font-weight-asian="normal" style:font-weight-complex="normal"/>
    </style:style>
    <style:style style:name="P466" style:family="paragraph" style:parent-style-name="Standard">
      <style:text-properties fo:font-weight="normal" officeooo:rsid="022316d6" officeooo:paragraph-rsid="022316d6" fo:background-color="#fffbcc" style:font-weight-asian="normal" style:font-weight-complex="normal"/>
    </style:style>
    <style:style style:name="P467" style:family="paragraph" style:parent-style-name="Standard">
      <style:text-properties fo:font-weight="normal" officeooo:rsid="023de17b" officeooo:paragraph-rsid="023de17b" fo:background-color="#fffbcc" style:font-weight-asian="normal" style:font-weight-complex="normal"/>
    </style:style>
    <style:style style:name="P468" style:family="paragraph" style:parent-style-name="Standard">
      <style:text-properties fo:font-weight="normal" officeooo:rsid="0254860c" officeooo:paragraph-rsid="0254860c" fo:background-color="#fffbcc" style:font-weight-asian="normal" style:font-weight-complex="normal"/>
    </style:style>
    <style:style style:name="P469" style:family="paragraph" style:parent-style-name="Standard">
      <style:text-properties fo:font-weight="normal" officeooo:rsid="025e0aa2" officeooo:paragraph-rsid="025e0aa2" fo:background-color="#fffbcc" style:font-weight-asian="normal" style:font-weight-complex="normal"/>
    </style:style>
    <style:style style:name="P470" style:family="paragraph" style:parent-style-name="Standard">
      <style:text-properties fo:font-weight="normal" officeooo:rsid="02762153" officeooo:paragraph-rsid="02762153" fo:background-color="#fffbcc" style:font-weight-asian="normal" style:font-weight-complex="normal"/>
    </style:style>
    <style:style style:name="P471" style:family="paragraph" style:parent-style-name="Standard">
      <style:text-properties fo:font-weight="normal" officeooo:rsid="0282cc13" officeooo:paragraph-rsid="0282cc13" fo:background-color="#fffbcc" style:font-weight-asian="normal" style:font-weight-complex="normal"/>
    </style:style>
    <style:style style:name="P472" style:family="paragraph" style:parent-style-name="Standard">
      <style:text-properties fo:font-weight="normal" officeooo:rsid="02871413" officeooo:paragraph-rsid="02871413" fo:background-color="#fffbcc" style:font-weight-asian="normal" style:font-weight-complex="normal"/>
    </style:style>
    <style:style style:name="P473" style:family="paragraph" style:parent-style-name="Standard">
      <style:text-properties fo:font-weight="normal" officeooo:rsid="0288dd57" officeooo:paragraph-rsid="0288dd57" fo:background-color="#fffbcc" style:font-weight-asian="normal" style:font-weight-complex="normal"/>
    </style:style>
    <style:style style:name="P474" style:family="paragraph" style:parent-style-name="Standard">
      <style:text-properties fo:font-weight="normal" officeooo:rsid="028c4d51" officeooo:paragraph-rsid="028c4d51" fo:background-color="#fffbcc" style:font-weight-asian="normal" style:font-weight-complex="normal"/>
    </style:style>
    <style:style style:name="P475" style:family="paragraph" style:parent-style-name="Standard">
      <style:text-properties fo:font-weight="normal" officeooo:rsid="028d38af" officeooo:paragraph-rsid="028d38af" fo:background-color="#fffbcc" style:font-weight-asian="normal" style:font-weight-complex="normal"/>
    </style:style>
    <style:style style:name="P476" style:family="paragraph" style:parent-style-name="Standard">
      <style:text-properties fo:font-weight="normal" officeooo:rsid="0292efb4" officeooo:paragraph-rsid="0292efb4" fo:background-color="#fffbcc" style:font-weight-asian="normal" style:font-weight-complex="normal"/>
    </style:style>
    <style:style style:name="P477" style:family="paragraph" style:parent-style-name="Standard">
      <style:text-properties fo:font-weight="normal" officeooo:rsid="02e737c4" officeooo:paragraph-rsid="03984104" fo:background-color="#fffbcc" style:font-weight-asian="normal" style:font-weight-complex="normal"/>
    </style:style>
    <style:style style:name="P478" style:family="paragraph" style:parent-style-name="Standard">
      <style:text-properties fo:font-weight="normal" officeooo:rsid="03e59d3e" officeooo:paragraph-rsid="03e59d3e" fo:background-color="#fffbcc" style:font-weight-asian="normal" style:font-weight-complex="normal"/>
    </style:style>
    <style:style style:name="P479" style:family="paragraph" style:parent-style-name="Standard">
      <style:text-properties fo:font-weight="normal" officeooo:rsid="03ec341e" officeooo:paragraph-rsid="03ec341e" fo:background-color="#fffbcc" style:font-weight-asian="normal" style:font-weight-complex="normal"/>
    </style:style>
    <style:style style:name="P480" style:family="paragraph" style:parent-style-name="Standard">
      <style:text-properties fo:font-weight="normal" officeooo:rsid="03ef37ad" officeooo:paragraph-rsid="03ef37ad" fo:background-color="#fffbcc" style:font-weight-asian="normal" style:font-weight-complex="normal"/>
    </style:style>
    <style:style style:name="P481" style:family="paragraph" style:parent-style-name="Standard">
      <style:text-properties fo:font-weight="normal" officeooo:rsid="042a6b6f" officeooo:paragraph-rsid="042a6b6f" fo:background-color="#fffbcc" style:font-weight-asian="normal" style:font-weight-complex="normal"/>
    </style:style>
    <style:style style:name="P482" style:family="paragraph" style:parent-style-name="Standard">
      <style:text-properties fo:font-weight="normal" officeooo:rsid="04480a18" officeooo:paragraph-rsid="04480a18" fo:background-color="#fffbcc" style:font-weight-asian="normal" style:font-weight-complex="normal"/>
    </style:style>
    <style:style style:name="P483" style:family="paragraph" style:parent-style-name="Standard">
      <style:text-properties fo:font-weight="normal" officeooo:rsid="04480a18" officeooo:paragraph-rsid="04537a93" fo:background-color="#fffbcc" style:font-weight-asian="normal" style:font-weight-complex="normal"/>
    </style:style>
    <style:style style:name="P484" style:family="paragraph" style:parent-style-name="Standard">
      <style:text-properties fo:font-weight="normal" officeooo:rsid="00951ca6" officeooo:paragraph-rsid="00951ca6" fo:background-color="#b2b2b2" style:font-weight-asian="normal" style:font-weight-complex="normal"/>
    </style:style>
    <style:style style:name="P485" style:family="paragraph" style:parent-style-name="Standard">
      <style:text-properties fo:font-weight="normal" officeooo:rsid="01a3f0ec" officeooo:paragraph-rsid="01a3f0ec" fo:background-color="#e0efd4" style:font-weight-asian="normal" style:font-weight-complex="normal"/>
    </style:style>
    <style:style style:name="P486" style:family="paragraph" style:parent-style-name="Standard">
      <style:text-properties fo:font-weight="normal" officeooo:rsid="023ccf01" officeooo:paragraph-rsid="023ccf01" fo:background-color="#e0efd4" style:font-weight-asian="normal" style:font-weight-complex="normal"/>
    </style:style>
    <style:style style:name="P487" style:family="paragraph" style:parent-style-name="Standard">
      <style:text-properties fo:font-weight="normal" officeooo:rsid="023de17b" officeooo:paragraph-rsid="023de17b" fo:background-color="#c2e0ae" style:font-weight-asian="normal" style:font-weight-complex="normal"/>
    </style:style>
    <style:style style:name="P488" style:family="paragraph" style:parent-style-name="Standard">
      <style:text-properties fo:font-weight="normal" officeooo:rsid="025e0aa2" officeooo:paragraph-rsid="025e0aa2" fo:background-color="#c2e0ae" style:font-weight-asian="normal" style:font-weight-complex="normal"/>
    </style:style>
    <style:style style:name="P489" style:family="paragraph" style:parent-style-name="Standard">
      <style:text-properties fo:font-weight="normal" officeooo:rsid="03ff13cd" officeooo:paragraph-rsid="03ff13cd" fo:background-color="#c2e0ae" style:font-weight-asian="normal" style:font-weight-complex="normal"/>
    </style:style>
    <style:style style:name="P490" style:family="paragraph" style:parent-style-name="Standard">
      <style:text-properties fo:font-weight="normal" officeooo:rsid="0273fc30" officeooo:paragraph-rsid="0273fc30" fo:background-color="#fcd4d1" style:font-weight-asian="normal" style:font-weight-complex="normal"/>
    </style:style>
    <style:style style:name="P491" style:family="paragraph" style:parent-style-name="Standard">
      <style:text-properties fo:font-weight="normal" officeooo:rsid="025e0aa2" officeooo:paragraph-rsid="025e0aa2" fo:background-color="#ffffff" style:font-weight-asian="normal" style:font-weight-complex="normal"/>
    </style:style>
    <style:style style:name="P492" style:family="paragraph" style:parent-style-name="Standard">
      <style:text-properties fo:font-weight="normal" style:font-weight-asian="normal" style:font-weight-complex="normal"/>
    </style:style>
    <style:style style:name="P493" style:family="paragraph" style:parent-style-name="Standard">
      <style:text-properties fo:font-weight="normal" officeooo:rsid="02e737c4" officeooo:paragraph-rsid="03984104" style:font-weight-asian="normal" style:font-weight-complex="normal"/>
    </style:style>
    <style:style style:name="P494" style:family="paragraph" style:parent-style-name="Standard">
      <style:text-properties fo:font-weight="normal" officeooo:rsid="03e30a24" officeooo:paragraph-rsid="03e30a24" style:font-weight-asian="normal" style:font-weight-complex="normal"/>
    </style:style>
    <style:style style:name="P495" style:family="paragraph" style:parent-style-name="Standard">
      <style:text-properties fo:font-weight="normal" officeooo:rsid="03edcc59" officeooo:paragraph-rsid="03edcc59" style:font-weight-asian="normal" style:font-weight-complex="normal"/>
    </style:style>
    <style:style style:name="P496" style:family="paragraph" style:parent-style-name="Standard">
      <style:text-properties fo:font-weight="normal" officeooo:rsid="03ef37ad" officeooo:paragraph-rsid="03ef37ad" style:font-weight-asian="normal" style:font-weight-complex="normal"/>
    </style:style>
    <style:style style:name="P497" style:family="paragraph" style:parent-style-name="Standard">
      <style:text-properties fo:font-weight="normal" officeooo:rsid="03f10aa8" officeooo:paragraph-rsid="03f10aa8" style:font-weight-asian="normal" style:font-weight-complex="normal"/>
    </style:style>
    <style:style style:name="P498" style:family="paragraph" style:parent-style-name="Standard">
      <style:text-properties fo:font-weight="normal" officeooo:rsid="03f20aaf" officeooo:paragraph-rsid="03f20aaf" style:font-weight-asian="normal" style:font-weight-complex="normal"/>
    </style:style>
    <style:style style:name="P499" style:family="paragraph" style:parent-style-name="Standard">
      <style:text-properties fo:font-weight="normal" officeooo:rsid="03f6b66e" officeooo:paragraph-rsid="03f6b66e" style:font-weight-asian="normal" style:font-weight-complex="normal"/>
    </style:style>
    <style:style style:name="P500" style:family="paragraph" style:parent-style-name="Standard">
      <style:text-properties fo:font-weight="normal" officeooo:rsid="03fa18a3" officeooo:paragraph-rsid="03fa18a3" style:font-weight-asian="normal" style:font-weight-complex="normal"/>
    </style:style>
    <style:style style:name="P501" style:family="paragraph" style:parent-style-name="Standard">
      <style:text-properties fo:font-weight="normal" officeooo:rsid="04030a6a" officeooo:paragraph-rsid="04030a6a" style:font-weight-asian="normal" style:font-weight-complex="normal"/>
    </style:style>
    <style:style style:name="P502" style:family="paragraph" style:parent-style-name="Standard">
      <style:text-properties fo:font-weight="normal" officeooo:rsid="0407d29c" officeooo:paragraph-rsid="0407d29c" style:font-weight-asian="normal" style:font-weight-complex="normal"/>
    </style:style>
    <style:style style:name="P503" style:family="paragraph" style:parent-style-name="Standard">
      <style:text-properties fo:font-weight="normal" officeooo:rsid="040c0c3b" officeooo:paragraph-rsid="040c0c3b" style:font-weight-asian="normal" style:font-weight-complex="normal"/>
    </style:style>
    <style:style style:name="P504" style:family="paragraph" style:parent-style-name="Standard">
      <style:text-properties fo:font-weight="normal" officeooo:rsid="0411f977" officeooo:paragraph-rsid="0411f977" style:font-weight-asian="normal" style:font-weight-complex="normal"/>
    </style:style>
    <style:style style:name="P505" style:family="paragraph" style:parent-style-name="Standard">
      <style:text-properties fo:font-weight="normal" officeooo:rsid="04139670" officeooo:paragraph-rsid="04139670" style:font-weight-asian="normal" style:font-weight-complex="normal"/>
    </style:style>
    <style:style style:name="P506" style:family="paragraph" style:parent-style-name="Standard">
      <style:text-properties fo:font-weight="normal" officeooo:rsid="0417c4f8" officeooo:paragraph-rsid="0417c4f8" style:font-weight-asian="normal" style:font-weight-complex="normal"/>
    </style:style>
    <style:style style:name="P507" style:family="paragraph" style:parent-style-name="Standard">
      <style:text-properties fo:font-weight="normal" officeooo:rsid="041f6d97" officeooo:paragraph-rsid="041f6d97" style:font-weight-asian="normal" style:font-weight-complex="normal"/>
    </style:style>
    <style:style style:name="P508" style:family="paragraph" style:parent-style-name="Standard">
      <style:text-properties officeooo:rsid="00b6f3cc" officeooo:paragraph-rsid="00b6f3cc" fo:background-color="#ffffff"/>
    </style:style>
    <style:style style:name="P509"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10"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11"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12"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13"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14"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15"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6"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17"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18"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19"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20"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21" style:family="paragraph" style:parent-style-name="Standard">
      <style:text-properties style:text-underline-style="solid" style:text-underline-width="auto" style:text-underline-color="font-color" officeooo:rsid="031ffe99" officeooo:paragraph-rsid="031ffe99"/>
    </style:style>
    <style:style style:name="P522" style:family="paragraph" style:parent-style-name="Standard">
      <style:text-properties style:text-underline-style="solid" style:text-underline-width="auto" style:text-underline-color="font-color" officeooo:rsid="03742c7d" officeooo:paragraph-rsid="03742c7d"/>
    </style:style>
    <style:style style:name="P523" style:family="paragraph" style:parent-style-name="Standard">
      <style:text-properties style:text-underline-style="solid" style:text-underline-width="auto" style:text-underline-color="font-color" officeooo:rsid="038ed348" officeooo:paragraph-rsid="038ed348"/>
    </style:style>
    <style:style style:name="P524" style:family="paragraph" style:parent-style-name="Standard">
      <style:text-properties style:text-underline-style="solid" style:text-underline-width="auto" style:text-underline-color="font-color" officeooo:rsid="03903eb7" officeooo:paragraph-rsid="03903eb7"/>
    </style:style>
    <style:style style:name="P525" style:family="paragraph" style:parent-style-name="Standard">
      <style:text-properties style:text-underline-style="solid" style:text-underline-width="auto" style:text-underline-color="font-color" officeooo:rsid="03a98cd1" officeooo:paragraph-rsid="03a98cd1"/>
    </style:style>
    <style:style style:name="P526" style:family="paragraph" style:parent-style-name="Standard">
      <style:text-properties style:text-underline-style="solid" style:text-underline-width="auto" style:text-underline-color="font-color" officeooo:rsid="03ba7e3e" officeooo:paragraph-rsid="03ba7e3e" fo:background-color="transparent"/>
    </style:style>
    <style:style style:name="P527" style:family="paragraph" style:parent-style-name="Standard">
      <style:text-properties style:text-underline-style="solid" style:text-underline-width="auto" style:text-underline-color="font-color" officeooo:rsid="050f4a63" officeooo:paragraph-rsid="050f4a63"/>
    </style:style>
    <style:style style:name="P52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29" style:family="paragraph" style:parent-style-name="Standard">
      <style:text-properties officeooo:rsid="02bcbf2e" officeooo:paragraph-rsid="02bcbf2e"/>
    </style:style>
    <style:style style:name="P530" style:family="paragraph" style:parent-style-name="Standard">
      <style:text-properties officeooo:rsid="02bcbf2e" officeooo:paragraph-rsid="02e8c3d3"/>
    </style:style>
    <style:style style:name="P531" style:family="paragraph" style:parent-style-name="Standard">
      <style:text-properties officeooo:rsid="02bd4bf4" officeooo:paragraph-rsid="02bd4bf4"/>
    </style:style>
    <style:style style:name="P532" style:family="paragraph" style:parent-style-name="Standard">
      <style:text-properties officeooo:rsid="02be337f" officeooo:paragraph-rsid="02be337f"/>
    </style:style>
    <style:style style:name="P533" style:family="paragraph" style:parent-style-name="Standard">
      <style:text-properties officeooo:rsid="02beb490" officeooo:paragraph-rsid="02beb490"/>
    </style:style>
    <style:style style:name="P534" style:family="paragraph" style:parent-style-name="Standard">
      <style:text-properties officeooo:rsid="02c25ef0" officeooo:paragraph-rsid="02c25ef0"/>
    </style:style>
    <style:style style:name="P535" style:family="paragraph" style:parent-style-name="Standard">
      <style:text-properties officeooo:rsid="02c35e10" officeooo:paragraph-rsid="02c35e10"/>
    </style:style>
    <style:style style:name="P536" style:family="paragraph" style:parent-style-name="Standard">
      <style:text-properties officeooo:rsid="02c5ae35" officeooo:paragraph-rsid="02c5ae35"/>
    </style:style>
    <style:style style:name="P537" style:family="paragraph" style:parent-style-name="Standard">
      <style:text-properties officeooo:rsid="02c902b2" officeooo:paragraph-rsid="02c902b2"/>
    </style:style>
    <style:style style:name="P538" style:family="paragraph" style:parent-style-name="Standard">
      <style:text-properties officeooo:rsid="02c902b2" officeooo:paragraph-rsid="04f9379e"/>
    </style:style>
    <style:style style:name="P539" style:family="paragraph" style:parent-style-name="Standard">
      <style:text-properties officeooo:rsid="02cfb9d0" officeooo:paragraph-rsid="02cfb9d0"/>
    </style:style>
    <style:style style:name="P540" style:family="paragraph" style:parent-style-name="Standard">
      <style:text-properties officeooo:rsid="02d74a12" officeooo:paragraph-rsid="02d74a12"/>
    </style:style>
    <style:style style:name="P541" style:family="paragraph" style:parent-style-name="Standard">
      <style:text-properties officeooo:rsid="02de757b" officeooo:paragraph-rsid="02de757b"/>
    </style:style>
    <style:style style:name="P542" style:family="paragraph" style:parent-style-name="Standard">
      <style:text-properties officeooo:rsid="02e11df6" officeooo:paragraph-rsid="02e11df6"/>
    </style:style>
    <style:style style:name="P543" style:family="paragraph" style:parent-style-name="Standard">
      <style:text-properties officeooo:rsid="02e8c3d3" officeooo:paragraph-rsid="02e8c3d3"/>
    </style:style>
    <style:style style:name="P544" style:family="paragraph" style:parent-style-name="Standard">
      <style:text-properties officeooo:rsid="02f1aeae" officeooo:paragraph-rsid="02f1aeae"/>
    </style:style>
    <style:style style:name="P545" style:family="paragraph" style:parent-style-name="Standard">
      <style:text-properties officeooo:rsid="02f1db86" officeooo:paragraph-rsid="02f1db86"/>
    </style:style>
    <style:style style:name="P546" style:family="paragraph" style:parent-style-name="Standard">
      <style:text-properties officeooo:rsid="02bcbf2e" officeooo:paragraph-rsid="02bcbf2e" fo:background-color="#c2e0ae"/>
    </style:style>
    <style:style style:name="P547" style:family="paragraph" style:parent-style-name="Standard">
      <style:text-properties officeooo:rsid="0314088b" officeooo:paragraph-rsid="0314088b" fo:background-color="#c2e0ae"/>
    </style:style>
    <style:style style:name="P548" style:family="paragraph" style:parent-style-name="Standard">
      <style:text-properties officeooo:rsid="02c902b2" officeooo:paragraph-rsid="02c902b2" fo:background-color="#c2e0ae"/>
    </style:style>
    <style:style style:name="P549" style:family="paragraph" style:parent-style-name="Standard">
      <style:text-properties officeooo:rsid="02c902b2" officeooo:paragraph-rsid="037807b7" fo:background-color="#c2e0ae"/>
    </style:style>
    <style:style style:name="P550" style:family="paragraph" style:parent-style-name="Standard">
      <style:text-properties officeooo:rsid="02c902b2" officeooo:paragraph-rsid="0511347c" fo:background-color="#c2e0ae"/>
    </style:style>
    <style:style style:name="P551" style:family="paragraph" style:parent-style-name="Standard">
      <style:text-properties officeooo:rsid="03a98cd1" officeooo:paragraph-rsid="03a98cd1" fo:background-color="#c2e0ae"/>
    </style:style>
    <style:style style:name="P552" style:family="paragraph" style:parent-style-name="Standard">
      <style:text-properties officeooo:rsid="03ac3b03" officeooo:paragraph-rsid="03ac3b03" fo:background-color="#c2e0ae"/>
    </style:style>
    <style:style style:name="P553" style:family="paragraph" style:parent-style-name="Standard">
      <style:text-properties officeooo:rsid="04eff0a1" officeooo:paragraph-rsid="04f0eb9b" fo:background-color="#c2e0ae"/>
    </style:style>
    <style:style style:name="P554" style:family="paragraph" style:parent-style-name="Standard">
      <style:text-properties officeooo:rsid="02f2c1e9" officeooo:paragraph-rsid="02f2c1e9"/>
    </style:style>
    <style:style style:name="P555" style:family="paragraph" style:parent-style-name="Standard">
      <style:text-properties officeooo:rsid="02f694fc" officeooo:paragraph-rsid="02f694fc"/>
    </style:style>
    <style:style style:name="P556" style:family="paragraph" style:parent-style-name="Standard">
      <style:text-properties officeooo:rsid="02fb48b4" officeooo:paragraph-rsid="02fb48b4"/>
    </style:style>
    <style:style style:name="P557" style:family="paragraph" style:parent-style-name="Standard">
      <style:text-properties officeooo:rsid="02fb48b4" officeooo:paragraph-rsid="030031a4"/>
    </style:style>
    <style:style style:name="P558" style:family="paragraph" style:parent-style-name="Standard">
      <style:text-properties officeooo:rsid="03085cb2" officeooo:paragraph-rsid="03085cb2"/>
    </style:style>
    <style:style style:name="P559" style:family="paragraph" style:parent-style-name="Standard">
      <style:text-properties officeooo:rsid="030d4122" officeooo:paragraph-rsid="030d4122"/>
    </style:style>
    <style:style style:name="P560" style:family="paragraph" style:parent-style-name="Standard">
      <style:text-properties officeooo:rsid="03130831" officeooo:paragraph-rsid="03130831"/>
    </style:style>
    <style:style style:name="P561" style:family="paragraph" style:parent-style-name="Standard">
      <style:text-properties officeooo:rsid="03137ecf" officeooo:paragraph-rsid="03137ecf"/>
    </style:style>
    <style:style style:name="P562" style:family="paragraph" style:parent-style-name="Standard">
      <style:text-properties officeooo:rsid="0314ac8b" officeooo:paragraph-rsid="0314ac8b"/>
    </style:style>
    <style:style style:name="P563" style:family="paragraph" style:parent-style-name="Standard">
      <style:text-properties officeooo:rsid="0316e739" officeooo:paragraph-rsid="0316e739"/>
    </style:style>
    <style:style style:name="P564" style:family="paragraph" style:parent-style-name="Standard">
      <style:text-properties officeooo:rsid="0317e803" officeooo:paragraph-rsid="0317e803"/>
    </style:style>
    <style:style style:name="P565" style:family="paragraph" style:parent-style-name="Standard">
      <style:text-properties officeooo:rsid="031e5a95" officeooo:paragraph-rsid="031e5a95"/>
    </style:style>
    <style:style style:name="P566" style:family="paragraph" style:parent-style-name="Standard">
      <style:text-properties officeooo:rsid="03208fe0" officeooo:paragraph-rsid="03208fe0"/>
    </style:style>
    <style:style style:name="P567" style:family="paragraph" style:parent-style-name="Standard">
      <style:text-properties officeooo:rsid="0320b308" officeooo:paragraph-rsid="0320b308"/>
    </style:style>
    <style:style style:name="P568" style:family="paragraph" style:parent-style-name="Standard">
      <style:text-properties officeooo:rsid="0321a5bf" officeooo:paragraph-rsid="0321a5bf"/>
    </style:style>
    <style:style style:name="P569" style:family="paragraph" style:parent-style-name="Standard">
      <style:text-properties officeooo:rsid="0323a30b" officeooo:paragraph-rsid="0323a30b"/>
    </style:style>
    <style:style style:name="P570" style:family="paragraph" style:parent-style-name="Standard">
      <style:text-properties officeooo:rsid="0326ecca" officeooo:paragraph-rsid="02c902b2"/>
    </style:style>
    <style:style style:name="P571" style:family="paragraph" style:parent-style-name="Standard">
      <style:text-properties officeooo:rsid="032d8d36" officeooo:paragraph-rsid="032d8d36"/>
    </style:style>
    <style:style style:name="P572" style:family="paragraph" style:parent-style-name="Standard">
      <style:text-properties officeooo:rsid="0332e759" officeooo:paragraph-rsid="0332e759"/>
    </style:style>
    <style:style style:name="P573" style:family="paragraph" style:parent-style-name="Standard">
      <style:text-properties officeooo:rsid="033474cd" officeooo:paragraph-rsid="033474cd"/>
    </style:style>
    <style:style style:name="P574" style:family="paragraph" style:parent-style-name="Standard">
      <style:text-properties officeooo:rsid="033d0e69" officeooo:paragraph-rsid="033d0e69"/>
    </style:style>
    <style:style style:name="P575" style:family="paragraph" style:parent-style-name="Standard">
      <style:text-properties officeooo:rsid="033e17fe" officeooo:paragraph-rsid="033e17fe"/>
    </style:style>
    <style:style style:name="P576" style:family="paragraph" style:parent-style-name="Standard">
      <style:text-properties officeooo:rsid="033e4e3c" officeooo:paragraph-rsid="033e4e3c"/>
    </style:style>
    <style:style style:name="P577" style:family="paragraph" style:parent-style-name="Standard">
      <style:text-properties officeooo:rsid="033eb6a8" officeooo:paragraph-rsid="033eb6a8"/>
    </style:style>
    <style:style style:name="P578" style:family="paragraph" style:parent-style-name="Standard">
      <style:text-properties officeooo:rsid="0340dd9b" officeooo:paragraph-rsid="0340dd9b"/>
    </style:style>
    <style:style style:name="P579" style:family="paragraph" style:parent-style-name="Standard">
      <style:text-properties officeooo:rsid="034276c3" officeooo:paragraph-rsid="034276c3"/>
    </style:style>
    <style:style style:name="P580" style:family="paragraph" style:parent-style-name="Standard">
      <style:text-properties officeooo:rsid="03430406" officeooo:paragraph-rsid="03430406"/>
    </style:style>
    <style:style style:name="P581" style:family="paragraph" style:parent-style-name="Standard">
      <style:text-properties officeooo:rsid="03436aba" officeooo:paragraph-rsid="03436aba"/>
    </style:style>
    <style:style style:name="P582" style:family="paragraph" style:parent-style-name="Standard">
      <style:text-properties officeooo:paragraph-rsid="0346f7cc"/>
    </style:style>
    <style:style style:name="P583" style:family="paragraph" style:parent-style-name="Standard">
      <style:text-properties officeooo:rsid="034842a8" officeooo:paragraph-rsid="034842a8"/>
    </style:style>
    <style:style style:name="P584" style:family="paragraph" style:parent-style-name="Standard">
      <style:text-properties officeooo:rsid="03484e1a" officeooo:paragraph-rsid="03484e1a"/>
    </style:style>
    <style:style style:name="P585" style:family="paragraph" style:parent-style-name="Standard">
      <style:text-properties officeooo:rsid="0348c1bc" officeooo:paragraph-rsid="0348c1bc"/>
    </style:style>
    <style:style style:name="P586" style:family="paragraph" style:parent-style-name="Standard">
      <style:text-properties officeooo:rsid="034a8439" officeooo:paragraph-rsid="034a8439"/>
    </style:style>
    <style:style style:name="P587" style:family="paragraph" style:parent-style-name="Standard">
      <style:text-properties officeooo:rsid="034dee43" officeooo:paragraph-rsid="034dee43"/>
    </style:style>
    <style:style style:name="P588" style:family="paragraph" style:parent-style-name="Standard">
      <style:text-properties officeooo:rsid="034fb1bd" officeooo:paragraph-rsid="034fb1bd"/>
    </style:style>
    <style:style style:name="P589" style:family="paragraph" style:parent-style-name="Standard">
      <style:text-properties officeooo:rsid="03505283" officeooo:paragraph-rsid="03505283"/>
    </style:style>
    <style:style style:name="P590" style:family="paragraph" style:parent-style-name="Standard">
      <style:text-properties officeooo:rsid="03535a4e" officeooo:paragraph-rsid="03535a4e"/>
    </style:style>
    <style:style style:name="P591" style:family="paragraph" style:parent-style-name="Standard">
      <style:text-properties officeooo:paragraph-rsid="0355bf4e"/>
    </style:style>
    <style:style style:name="P592" style:family="paragraph" style:parent-style-name="Standard">
      <style:text-properties officeooo:rsid="0356b021" officeooo:paragraph-rsid="0356b021"/>
    </style:style>
    <style:style style:name="P593" style:family="paragraph" style:parent-style-name="Standard">
      <style:text-properties officeooo:rsid="035c1759" officeooo:paragraph-rsid="035c1759"/>
    </style:style>
    <style:style style:name="P594" style:family="paragraph" style:parent-style-name="Standard">
      <style:text-properties officeooo:rsid="035cd642" officeooo:paragraph-rsid="035cd642"/>
    </style:style>
    <style:style style:name="P595" style:family="paragraph" style:parent-style-name="Standard">
      <style:text-properties officeooo:rsid="035e3011" officeooo:paragraph-rsid="035e3011"/>
    </style:style>
    <style:style style:name="P596" style:family="paragraph" style:parent-style-name="Standard">
      <style:text-properties officeooo:rsid="0363ed97" officeooo:paragraph-rsid="0363ed97"/>
    </style:style>
    <style:style style:name="P597" style:family="paragraph" style:parent-style-name="Standard">
      <style:text-properties officeooo:rsid="03650412" officeooo:paragraph-rsid="03650412"/>
    </style:style>
    <style:style style:name="P598" style:family="paragraph" style:parent-style-name="Standard">
      <style:text-properties officeooo:rsid="0365e030" officeooo:paragraph-rsid="0365e030"/>
    </style:style>
    <style:style style:name="P599" style:family="paragraph" style:parent-style-name="Standard">
      <style:text-properties officeooo:rsid="0367d2a8" officeooo:paragraph-rsid="0367d2a8"/>
    </style:style>
    <style:style style:name="P600" style:family="paragraph" style:parent-style-name="Standard">
      <style:text-properties officeooo:rsid="0369aa2f" officeooo:paragraph-rsid="0369aa2f"/>
    </style:style>
    <style:style style:name="P601" style:family="paragraph" style:parent-style-name="Standard">
      <style:text-properties officeooo:rsid="036d984d" officeooo:paragraph-rsid="036d984d"/>
    </style:style>
    <style:style style:name="P602" style:family="paragraph" style:parent-style-name="Standard">
      <style:text-properties officeooo:rsid="0371406c" officeooo:paragraph-rsid="0371406c"/>
    </style:style>
    <style:style style:name="P603" style:family="paragraph" style:parent-style-name="Standard">
      <style:text-properties officeooo:rsid="03728b4d" officeooo:paragraph-rsid="03728b4d"/>
    </style:style>
    <style:style style:name="P604" style:family="paragraph" style:parent-style-name="Standard">
      <style:text-properties officeooo:rsid="0376a018" officeooo:paragraph-rsid="0376a018"/>
    </style:style>
    <style:style style:name="P605" style:family="paragraph" style:parent-style-name="Standard">
      <style:text-properties officeooo:rsid="0377e188" officeooo:paragraph-rsid="0377e188"/>
    </style:style>
    <style:style style:name="P606" style:family="paragraph" style:parent-style-name="Standard">
      <style:text-properties officeooo:rsid="0379afd5" officeooo:paragraph-rsid="0379afd5"/>
    </style:style>
    <style:style style:name="P607" style:family="paragraph" style:parent-style-name="Standard">
      <style:text-properties officeooo:rsid="037e3d20" officeooo:paragraph-rsid="037e3d20"/>
    </style:style>
    <style:style style:name="P608" style:family="paragraph" style:parent-style-name="Standard">
      <style:text-properties officeooo:rsid="037fbec7" officeooo:paragraph-rsid="0381a2de"/>
    </style:style>
    <style:style style:name="P609" style:family="paragraph" style:parent-style-name="Standard">
      <style:text-properties officeooo:rsid="03848c48" officeooo:paragraph-rsid="03848c48"/>
    </style:style>
    <style:style style:name="P610" style:family="paragraph" style:parent-style-name="Standard">
      <style:text-properties officeooo:rsid="03888876" officeooo:paragraph-rsid="03888876"/>
    </style:style>
    <style:style style:name="P611" style:family="paragraph" style:parent-style-name="Standard">
      <style:text-properties officeooo:rsid="0389d144" officeooo:paragraph-rsid="0389d144"/>
    </style:style>
    <style:style style:name="P612" style:family="paragraph" style:parent-style-name="Standard">
      <style:text-properties officeooo:rsid="038c6d79" officeooo:paragraph-rsid="038c6d79"/>
    </style:style>
    <style:style style:name="P613" style:family="paragraph" style:parent-style-name="Standard">
      <style:text-properties officeooo:rsid="038e969a" officeooo:paragraph-rsid="038e969a"/>
    </style:style>
    <style:style style:name="P614" style:family="paragraph" style:parent-style-name="Standard">
      <style:text-properties officeooo:rsid="03984104" officeooo:paragraph-rsid="03984104"/>
    </style:style>
    <style:style style:name="P615" style:family="paragraph" style:parent-style-name="Standard">
      <style:text-properties officeooo:rsid="03984104" officeooo:paragraph-rsid="03df0493"/>
    </style:style>
    <style:style style:name="P616" style:family="paragraph" style:parent-style-name="Standard">
      <style:text-properties officeooo:rsid="039d8837" officeooo:paragraph-rsid="039d8837"/>
    </style:style>
    <style:style style:name="P617" style:family="paragraph" style:parent-style-name="Standard">
      <style:text-properties officeooo:rsid="039f12d6" officeooo:paragraph-rsid="039f12d6"/>
    </style:style>
    <style:style style:name="P618" style:family="paragraph" style:parent-style-name="Standard">
      <style:text-properties officeooo:rsid="03a03db6" officeooo:paragraph-rsid="03a03db6"/>
    </style:style>
    <style:style style:name="P619" style:family="paragraph" style:parent-style-name="Standard">
      <style:text-properties officeooo:paragraph-rsid="03a0b425"/>
    </style:style>
    <style:style style:name="P620" style:family="paragraph" style:parent-style-name="Standard">
      <style:text-properties officeooo:rsid="03a46496" officeooo:paragraph-rsid="03a46496"/>
    </style:style>
    <style:style style:name="P621" style:family="paragraph" style:parent-style-name="Standard">
      <style:text-properties officeooo:rsid="03a70826" officeooo:paragraph-rsid="03a70826"/>
    </style:style>
    <style:style style:name="P622" style:family="paragraph" style:parent-style-name="Standard">
      <style:text-properties officeooo:rsid="03a98cd1" officeooo:paragraph-rsid="03a98cd1"/>
    </style:style>
    <style:style style:name="P623" style:family="paragraph" style:parent-style-name="Standard">
      <style:text-properties officeooo:rsid="03aa4e03" officeooo:paragraph-rsid="03aa4e03"/>
    </style:style>
    <style:style style:name="P624" style:family="paragraph" style:parent-style-name="Standard">
      <style:text-properties officeooo:rsid="03ac3b03" officeooo:paragraph-rsid="03ac3b03"/>
    </style:style>
    <style:style style:name="P625" style:family="paragraph" style:parent-style-name="Standard">
      <style:text-properties officeooo:rsid="03ac3b03" officeooo:paragraph-rsid="03d0fac5"/>
    </style:style>
    <style:style style:name="P626" style:family="paragraph" style:parent-style-name="Standard">
      <style:text-properties officeooo:paragraph-rsid="03b6a146"/>
    </style:style>
    <style:style style:name="P627"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28"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29" style:family="paragraph" style:parent-style-name="Standard">
      <style:text-properties officeooo:rsid="04ab3672" officeooo:paragraph-rsid="04ab3672"/>
    </style:style>
    <style:style style:name="P630" style:family="paragraph" style:parent-style-name="Standard">
      <style:text-properties officeooo:rsid="04ac3b62" officeooo:paragraph-rsid="04ac3b62"/>
    </style:style>
    <style:style style:name="P631" style:family="paragraph" style:parent-style-name="Standard">
      <style:text-properties officeooo:rsid="04ad2156" officeooo:paragraph-rsid="04ad2156"/>
    </style:style>
    <style:style style:name="P632" style:family="paragraph" style:parent-style-name="Standard">
      <style:text-properties officeooo:rsid="04af559b" officeooo:paragraph-rsid="04af559b"/>
    </style:style>
    <style:style style:name="P633" style:family="paragraph" style:parent-style-name="Standard">
      <style:text-properties officeooo:rsid="04afcc34" officeooo:paragraph-rsid="04afcc34"/>
    </style:style>
    <style:style style:name="P634" style:family="paragraph" style:parent-style-name="Standard">
      <style:text-properties officeooo:rsid="04afcc34" officeooo:paragraph-rsid="04b1b722"/>
    </style:style>
    <style:style style:name="P635" style:family="paragraph" style:parent-style-name="Standard">
      <style:text-properties officeooo:rsid="04b50f71" officeooo:paragraph-rsid="04b50f71"/>
    </style:style>
    <style:style style:name="P636" style:family="paragraph" style:parent-style-name="Standard">
      <style:text-properties officeooo:rsid="04b601ad" officeooo:paragraph-rsid="04b601ad"/>
    </style:style>
    <style:style style:name="P637" style:family="paragraph" style:parent-style-name="Standard">
      <style:text-properties officeooo:rsid="04b74b59" officeooo:paragraph-rsid="04b74b59"/>
    </style:style>
    <style:style style:name="P638" style:family="paragraph" style:parent-style-name="Standard">
      <style:text-properties officeooo:rsid="04b8125c" officeooo:paragraph-rsid="04b8125c"/>
    </style:style>
    <style:style style:name="P639" style:family="paragraph" style:parent-style-name="Standard">
      <style:text-properties officeooo:rsid="04b8a91c" officeooo:paragraph-rsid="04b8a91c"/>
    </style:style>
    <style:style style:name="P640" style:family="paragraph" style:parent-style-name="Standard">
      <style:text-properties officeooo:rsid="04ba93fa" officeooo:paragraph-rsid="04ba93fa"/>
    </style:style>
    <style:style style:name="P641" style:family="paragraph" style:parent-style-name="Standard">
      <style:text-properties officeooo:rsid="04bb06f4" officeooo:paragraph-rsid="04bb06f4"/>
    </style:style>
    <style:style style:name="P642" style:family="paragraph" style:parent-style-name="Standard">
      <style:text-properties officeooo:rsid="04be7d01" officeooo:paragraph-rsid="04be7d01"/>
    </style:style>
    <style:style style:name="P643" style:family="paragraph" style:parent-style-name="Standard">
      <style:text-properties officeooo:rsid="04bf8288" officeooo:paragraph-rsid="04bf8288"/>
    </style:style>
    <style:style style:name="P644" style:family="paragraph" style:parent-style-name="Standard">
      <style:text-properties officeooo:rsid="04c0c908" officeooo:paragraph-rsid="04c0c908"/>
    </style:style>
    <style:style style:name="P645" style:family="paragraph" style:parent-style-name="Standard">
      <style:text-properties officeooo:rsid="04c3a5b6" officeooo:paragraph-rsid="04c3a5b6"/>
    </style:style>
    <style:style style:name="P646" style:family="paragraph" style:parent-style-name="Standard">
      <style:text-properties officeooo:rsid="04c525cc" officeooo:paragraph-rsid="04c525cc"/>
    </style:style>
    <style:style style:name="P647" style:family="paragraph" style:parent-style-name="Standard">
      <style:text-properties officeooo:rsid="04c6c767" officeooo:paragraph-rsid="04c6c767"/>
    </style:style>
    <style:style style:name="P648" style:family="paragraph" style:parent-style-name="Standard">
      <style:text-properties officeooo:rsid="04c73c6d" officeooo:paragraph-rsid="04c73c6d"/>
    </style:style>
    <style:style style:name="P649" style:family="paragraph" style:parent-style-name="Standard">
      <style:text-properties officeooo:rsid="04cbf553" officeooo:paragraph-rsid="04cbf553"/>
    </style:style>
    <style:style style:name="P650" style:family="paragraph" style:parent-style-name="Standard">
      <style:text-properties officeooo:rsid="04cd407d" officeooo:paragraph-rsid="04cd407d"/>
    </style:style>
    <style:style style:name="P651" style:family="paragraph" style:parent-style-name="Standard">
      <style:text-properties officeooo:rsid="04cf398b" officeooo:paragraph-rsid="04cf398b"/>
    </style:style>
    <style:style style:name="P652" style:family="paragraph" style:parent-style-name="Standard">
      <style:text-properties officeooo:rsid="04cf73d0" officeooo:paragraph-rsid="04cf73d0"/>
    </style:style>
    <style:style style:name="P653" style:family="paragraph" style:parent-style-name="Standard">
      <style:text-properties officeooo:rsid="04d18db0" officeooo:paragraph-rsid="04d18db0"/>
    </style:style>
    <style:style style:name="P654" style:family="paragraph" style:parent-style-name="Standard">
      <style:text-properties officeooo:rsid="04d714a6" officeooo:paragraph-rsid="04d714a6"/>
    </style:style>
    <style:style style:name="P655" style:family="paragraph" style:parent-style-name="Standard">
      <style:text-properties officeooo:rsid="04da21a9" officeooo:paragraph-rsid="04da21a9"/>
    </style:style>
    <style:style style:name="P656" style:family="paragraph" style:parent-style-name="Standard">
      <style:text-properties officeooo:rsid="04dd4083" officeooo:paragraph-rsid="04dd4083"/>
    </style:style>
    <style:style style:name="P657" style:family="paragraph" style:parent-style-name="Standard">
      <style:text-properties officeooo:rsid="04ddcdc0" officeooo:paragraph-rsid="04ddcdc0"/>
    </style:style>
    <style:style style:name="P658" style:family="paragraph" style:parent-style-name="Standard">
      <style:text-properties officeooo:rsid="04df18fe" officeooo:paragraph-rsid="04df18fe"/>
    </style:style>
    <style:style style:name="P659" style:family="paragraph" style:parent-style-name="Standard">
      <style:text-properties officeooo:rsid="04e079cb" officeooo:paragraph-rsid="04e079cb"/>
    </style:style>
    <style:style style:name="P660" style:family="paragraph" style:parent-style-name="Standard">
      <style:text-properties officeooo:rsid="04e2e554" officeooo:paragraph-rsid="04e2e554"/>
    </style:style>
    <style:style style:name="P661" style:family="paragraph" style:parent-style-name="Standard">
      <style:text-properties officeooo:rsid="04e4bb7e" officeooo:paragraph-rsid="04e4bb7e"/>
    </style:style>
    <style:style style:name="P662" style:family="paragraph" style:parent-style-name="Standard">
      <style:text-properties officeooo:rsid="04eab666" officeooo:paragraph-rsid="04eab666"/>
    </style:style>
    <style:style style:name="P663" style:family="paragraph" style:parent-style-name="Standard">
      <style:text-properties officeooo:rsid="04eb87a7" officeooo:paragraph-rsid="04eb87a7"/>
    </style:style>
    <style:style style:name="P664" style:family="paragraph" style:parent-style-name="Standard">
      <style:text-properties officeooo:rsid="04ed751f" officeooo:paragraph-rsid="04eeac3a"/>
    </style:style>
    <style:style style:name="P665" style:family="paragraph" style:parent-style-name="Standard">
      <style:text-properties officeooo:rsid="04eeac3a" officeooo:paragraph-rsid="04eeac3a"/>
    </style:style>
    <style:style style:name="P666" style:family="paragraph" style:parent-style-name="Standard">
      <style:text-properties officeooo:rsid="04ef56e8" officeooo:paragraph-rsid="04ef56e8"/>
    </style:style>
    <style:style style:name="P667" style:family="paragraph" style:parent-style-name="Standard">
      <style:text-properties officeooo:rsid="04eff0a1" officeooo:paragraph-rsid="04eff0a1"/>
    </style:style>
    <style:style style:name="P668" style:family="paragraph" style:parent-style-name="Standard">
      <style:text-properties officeooo:rsid="04f0eb9b" officeooo:paragraph-rsid="04f0eb9b"/>
    </style:style>
    <style:style style:name="P669" style:family="paragraph" style:parent-style-name="Standard">
      <style:text-properties officeooo:rsid="04f187d5" officeooo:paragraph-rsid="04f187d5"/>
    </style:style>
    <style:style style:name="P670" style:family="paragraph" style:parent-style-name="Standard">
      <style:text-properties officeooo:rsid="04f18c5f" officeooo:paragraph-rsid="04f18c5f"/>
    </style:style>
    <style:style style:name="P671" style:family="paragraph" style:parent-style-name="Standard">
      <style:text-properties officeooo:rsid="04f2b1f5" officeooo:paragraph-rsid="04f2b1f5"/>
    </style:style>
    <style:style style:name="P672" style:family="paragraph" style:parent-style-name="Standard">
      <style:text-properties officeooo:rsid="04f36061" officeooo:paragraph-rsid="04f36061"/>
    </style:style>
    <style:style style:name="P673" style:family="paragraph" style:parent-style-name="Standard">
      <style:text-properties officeooo:rsid="04f63b58" officeooo:paragraph-rsid="04f63b58"/>
    </style:style>
    <style:style style:name="P674" style:family="paragraph" style:parent-style-name="Standard">
      <style:text-properties officeooo:rsid="04fb5717" officeooo:paragraph-rsid="04fb5717"/>
    </style:style>
    <style:style style:name="P675" style:family="paragraph" style:parent-style-name="Standard">
      <style:text-properties officeooo:rsid="04fcd088" officeooo:paragraph-rsid="04fcd088"/>
    </style:style>
    <style:style style:name="P676" style:family="paragraph" style:parent-style-name="Standard">
      <style:text-properties officeooo:rsid="04fce7fc" officeooo:paragraph-rsid="04fe2750"/>
    </style:style>
    <style:style style:name="P677" style:family="paragraph" style:parent-style-name="Standard">
      <style:text-properties officeooo:rsid="050075d6" officeooo:paragraph-rsid="050075d6"/>
    </style:style>
    <style:style style:name="P678" style:family="paragraph" style:parent-style-name="Standard">
      <style:text-properties officeooo:rsid="0500d33e" officeooo:paragraph-rsid="0500d33e"/>
    </style:style>
    <style:style style:name="P679" style:family="paragraph" style:parent-style-name="Standard">
      <style:text-properties officeooo:rsid="0502159c" officeooo:paragraph-rsid="0502159c"/>
    </style:style>
    <style:style style:name="P680" style:family="paragraph" style:parent-style-name="Standard">
      <style:text-properties officeooo:rsid="05034e20" officeooo:paragraph-rsid="05034e20"/>
    </style:style>
    <style:style style:name="P681" style:family="paragraph" style:parent-style-name="Standard">
      <style:text-properties officeooo:rsid="05042984" officeooo:paragraph-rsid="05042984"/>
    </style:style>
    <style:style style:name="P682" style:family="paragraph" style:parent-style-name="Standard">
      <style:text-properties officeooo:rsid="0505780f" officeooo:paragraph-rsid="0505780f"/>
    </style:style>
    <style:style style:name="P683" style:family="paragraph" style:parent-style-name="Standard">
      <style:text-properties officeooo:rsid="05075da6" officeooo:paragraph-rsid="05075da6"/>
    </style:style>
    <style:style style:name="P684" style:family="paragraph" style:parent-style-name="Standard">
      <style:text-properties officeooo:rsid="05075da6" officeooo:paragraph-rsid="0511f90f"/>
    </style:style>
    <style:style style:name="P685" style:family="paragraph" style:parent-style-name="Standard">
      <style:text-properties officeooo:rsid="0507d2c6" officeooo:paragraph-rsid="0507d2c6"/>
    </style:style>
    <style:style style:name="P686" style:family="paragraph" style:parent-style-name="Standard">
      <style:text-properties officeooo:rsid="0508b5ee" officeooo:paragraph-rsid="0508b5ee"/>
    </style:style>
    <style:style style:name="P687" style:family="paragraph" style:parent-style-name="Standard">
      <style:text-properties officeooo:rsid="050e5152" officeooo:paragraph-rsid="050e5152"/>
    </style:style>
    <style:style style:name="P688" style:family="paragraph" style:parent-style-name="Standard">
      <style:text-properties officeooo:rsid="0511f90f" officeooo:paragraph-rsid="0511f90f"/>
    </style:style>
    <style:style style:name="P689" style:family="paragraph" style:parent-style-name="Standard">
      <style:text-properties officeooo:rsid="05199747" officeooo:paragraph-rsid="05199747"/>
    </style:style>
    <style:style style:name="P690" style:family="paragraph" style:parent-style-name="Standard">
      <style:text-properties officeooo:rsid="051dd292" officeooo:paragraph-rsid="02c902b2"/>
    </style:style>
    <style:style style:name="P691" style:family="paragraph" style:parent-style-name="Standard">
      <style:text-properties officeooo:rsid="051dd292" officeooo:paragraph-rsid="051dd292"/>
    </style:style>
    <style:style style:name="P692" style:family="paragraph" style:parent-style-name="Standard">
      <style:text-properties officeooo:rsid="05209ff9" officeooo:paragraph-rsid="05209ff9"/>
    </style:style>
    <style:style style:name="P693" style:family="paragraph" style:parent-style-name="Standard">
      <style:text-properties officeooo:rsid="05253f00" officeooo:paragraph-rsid="05209ff9"/>
    </style:style>
    <style:style style:name="P69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69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696" style:family="paragraph" style:parent-style-name="Standard">
      <style:paragraph-properties fo:break-before="page"/>
      <style:text-properties officeooo:rsid="0031e8bd" officeooo:paragraph-rsid="0031e8bd" fo:background-color="#bee3d3"/>
    </style:style>
    <style:style style:name="P697"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698"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699"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00"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01"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02" style:family="paragraph" style:parent-style-name="Standard">
      <style:paragraph-properties fo:break-before="page"/>
      <style:text-properties fo:font-weight="bold" style:font-weight-asian="bold" style:font-weight-complex="bold"/>
    </style:style>
    <style:style style:name="P703" style:family="paragraph" style:parent-style-name="Standard">
      <style:paragraph-properties fo:break-before="page"/>
      <style:text-properties fo:font-weight="bold" officeooo:rsid="0356b021" officeooo:paragraph-rsid="0356b021" style:font-weight-asian="bold" style:font-weight-complex="bold"/>
    </style:style>
    <style:style style:name="P704" style:family="paragraph" style:parent-style-name="Standard">
      <style:paragraph-properties fo:break-before="page"/>
      <style:text-properties fo:font-weight="bold" officeooo:rsid="04b8a91c" officeooo:paragraph-rsid="04b8a91c" style:font-weight-asian="bold" style:font-weight-complex="bold"/>
    </style:style>
    <style:style style:name="P70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0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07" style:family="paragraph" style:parent-style-name="Preformatted_20_Text">
      <style:paragraph-properties fo:orphans="2" fo:widows="2"/>
      <style:text-properties fo:background-color="#fffbcc"/>
    </style:style>
    <style:style style:name="P70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0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1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1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1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1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1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1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1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1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1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1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2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2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2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2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2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2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72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72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72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729" style:family="paragraph" style:parent-style-name="Standard" style:list-style-name="L5">
      <style:text-properties fo:font-weight="normal" officeooo:rsid="025e0aa2" officeooo:paragraph-rsid="026f8ea6" fo:background-color="#fffbcc" style:font-weight-asian="normal" style:font-weight-complex="normal"/>
    </style:style>
    <style:style style:name="P730" style:family="paragraph" style:parent-style-name="Standard" style:list-style-name="L2">
      <style:text-properties officeooo:rsid="00c188a1" officeooo:paragraph-rsid="00c188a1"/>
    </style:style>
    <style:style style:name="P731"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32"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33"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3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3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36"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737" style:family="paragraph" style:parent-style-name="Standard" style:list-style-name="L26">
      <style:text-properties style:text-underline-style="solid" style:text-underline-width="auto" style:text-underline-color="font-color" officeooo:rsid="03452efc" officeooo:paragraph-rsid="0346f7cc"/>
    </style:style>
    <style:style style:name="P738" style:family="paragraph" style:parent-style-name="Standard">
      <style:text-properties style:text-underline-style="solid" style:text-underline-width="auto" style:text-underline-color="font-color" officeooo:rsid="052ad7d8" officeooo:paragraph-rsid="052ad7d8"/>
    </style:style>
    <style:style style:name="P739" style:family="paragraph" style:parent-style-name="Standard" style:list-style-name="L8">
      <style:text-properties officeooo:paragraph-rsid="025e0aa2"/>
    </style:style>
    <style:style style:name="P740" style:family="paragraph" style:parent-style-name="Standard" style:list-style-name="L21">
      <style:text-properties officeooo:paragraph-rsid="025e0aa2"/>
    </style:style>
    <style:style style:name="P741" style:family="paragraph" style:parent-style-name="Standard" style:list-style-name="L22">
      <style:text-properties officeooo:paragraph-rsid="025e0aa2"/>
    </style:style>
    <style:style style:name="P742" style:family="paragraph" style:parent-style-name="Standard" style:list-style-name="L24">
      <style:text-properties officeooo:rsid="02d74a12" officeooo:paragraph-rsid="02d74a12"/>
    </style:style>
    <style:style style:name="P743" style:family="paragraph" style:parent-style-name="Standard" style:list-style-name="L25">
      <style:text-properties officeooo:rsid="02f694fc" officeooo:paragraph-rsid="02f694fc" fo:background-color="#fffbcc"/>
    </style:style>
    <style:style style:name="P744" style:family="paragraph" style:parent-style-name="Standard" style:list-style-name="L25">
      <style:text-properties officeooo:rsid="02f694fc" officeooo:paragraph-rsid="02f87803" fo:background-color="#fffbcc"/>
    </style:style>
    <style:style style:name="P745" style:family="paragraph" style:parent-style-name="Standard">
      <style:text-properties officeooo:rsid="02c902b2" officeooo:paragraph-rsid="02c902b2" fo:background-color="#fffbcc"/>
    </style:style>
    <style:style style:name="P746" style:family="paragraph" style:parent-style-name="Standard" style:list-style-name="L26">
      <style:text-properties officeooo:rsid="03436aba" officeooo:paragraph-rsid="03452efc"/>
    </style:style>
    <style:style style:name="P747" style:family="paragraph" style:parent-style-name="Standard" style:list-style-name="L26">
      <style:text-properties officeooo:rsid="03452efc" officeooo:paragraph-rsid="0346f7cc"/>
    </style:style>
    <style:style style:name="P748" style:family="paragraph" style:parent-style-name="Standard">
      <style:text-properties officeooo:rsid="05265123" officeooo:paragraph-rsid="05265123"/>
    </style:style>
    <style:style style:name="P749" style:family="paragraph" style:parent-style-name="Standard">
      <style:text-properties officeooo:rsid="052a66bc" officeooo:paragraph-rsid="052a66bc"/>
    </style:style>
    <style:style style:name="P750" style:family="paragraph" style:parent-style-name="Standard">
      <style:text-properties fo:font-weight="bold" officeooo:rsid="051dd292" officeooo:paragraph-rsid="051dd292" style:font-weight-asian="bold" style:font-weight-complex="bold"/>
    </style:style>
    <style:style style:name="P751" style:family="paragraph" style:parent-style-name="Standard">
      <style:text-properties fo:font-weight="bold" officeooo:rsid="052ba5f6" officeooo:paragraph-rsid="052ba5f6" style:font-weight-asian="bold" style:font-weight-complex="bold"/>
    </style:style>
    <style:style style:name="P752" style:family="paragraph" style:parent-style-name="Standard">
      <style:text-properties officeooo:rsid="052e26ed" officeooo:paragraph-rsid="052e26ed"/>
    </style:style>
    <style:style style:name="P753" style:family="paragraph" style:parent-style-name="Standard">
      <style:text-properties officeooo:rsid="052f21cc" officeooo:paragraph-rsid="052f21cc"/>
    </style:style>
    <style:style style:name="P754" style:family="paragraph" style:parent-style-name="Standard">
      <style:text-properties officeooo:rsid="02c902b2" officeooo:paragraph-rsid="02c902b2"/>
    </style:style>
    <style:style style:name="P755" style:family="paragraph" style:parent-style-name="Standard">
      <style:text-properties officeooo:rsid="02c902b2" officeooo:paragraph-rsid="02c902b2" fo:background-color="#c2e0ae"/>
    </style:style>
    <style:style style:name="P756" style:family="paragraph" style:parent-style-name="Standard">
      <style:text-properties officeooo:rsid="05324db3" officeooo:paragraph-rsid="05324db3"/>
    </style:style>
    <style:style style:name="P757" style:family="paragraph" style:parent-style-name="Standard">
      <style:text-properties officeooo:rsid="0532c534" officeooo:paragraph-rsid="0532c534"/>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0286b59"/>
    </style:style>
    <style:style style:name="T17" style:family="text">
      <style:text-properties officeooo:rsid="002a9625"/>
    </style:style>
    <style:style style:name="T18" style:family="text">
      <style:text-properties fo:font-weight="bold" style:font-weight-asian="bold" style:font-weight-complex="bold"/>
    </style:style>
    <style:style style:name="T19" style:family="text">
      <style:text-properties fo:font-weight="bold" officeooo:rsid="00332db7" style:font-weight-asian="bold" style:font-weight-complex="bold"/>
    </style:style>
    <style:style style:name="T20" style:family="text">
      <style:text-properties fo:font-weight="bold" officeooo:rsid="0075612e" style:font-weight-asian="bold" style:font-weight-complex="bold"/>
    </style:style>
    <style:style style:name="T21" style:family="text">
      <style:text-properties fo:font-weight="bold" officeooo:rsid="0184303a" style:font-weight-asian="bold" style:font-weight-complex="bold"/>
    </style:style>
    <style:style style:name="T22" style:family="text">
      <style:text-properties fo:font-weight="bold" officeooo:rsid="0196006e" style:font-weight-asian="bold" style:font-weight-complex="bold"/>
    </style:style>
    <style:style style:name="T23" style:family="text">
      <style:text-properties fo:font-weight="bold" officeooo:rsid="01d642fc" style:font-weight-asian="bold" style:font-weight-complex="bold"/>
    </style:style>
    <style:style style:name="T24" style:family="text">
      <style:text-properties fo:font-weight="bold" officeooo:rsid="01ddf3ec" style:font-weight-asian="bold" style:font-weight-complex="bold"/>
    </style:style>
    <style:style style:name="T25" style:family="text">
      <style:text-properties fo:font-weight="bold" officeooo:rsid="02000751" style:font-weight-asian="bold" style:font-weight-complex="bold"/>
    </style:style>
    <style:style style:name="T26" style:family="text">
      <style:text-properties fo:font-weight="bold" officeooo:rsid="0227eea9" style:font-weight-asian="bold" style:font-weight-complex="bold"/>
    </style:style>
    <style:style style:name="T27" style:family="text">
      <style:text-properties fo:font-weight="bold" officeooo:rsid="02c25ef0" style:font-weight-asian="bold" style:font-weight-complex="bold"/>
    </style:style>
    <style:style style:name="T28" style:family="text">
      <style:text-properties fo:font-weight="bold" officeooo:rsid="02e8c3d3" style:font-weight-asian="bold" style:font-weight-complex="bold"/>
    </style:style>
    <style:style style:name="T29" style:family="text">
      <style:text-properties fo:font-weight="bold" officeooo:rsid="02e9d0b0" style:font-weight-asian="bold" style:font-weight-complex="bold"/>
    </style:style>
    <style:style style:name="T30" style:family="text">
      <style:text-properties fo:font-weight="bold" officeooo:rsid="03522a92" style:font-weight-asian="bold" style:font-weight-complex="bold"/>
    </style:style>
    <style:style style:name="T31" style:family="text">
      <style:text-properties fo:font-weight="bold" officeooo:rsid="036eed89" style:font-weight-asian="bold" style:font-weight-complex="bold"/>
    </style:style>
    <style:style style:name="T32" style:family="text">
      <style:text-properties fo:font-weight="bold" officeooo:rsid="03742c7d" style:font-weight-asian="bold" style:font-weight-complex="bold"/>
    </style:style>
    <style:style style:name="T33" style:family="text">
      <style:text-properties fo:font-weight="bold" officeooo:rsid="03b43517" style:font-weight-asian="bold" style:font-weight-complex="bold"/>
    </style:style>
    <style:style style:name="T34" style:family="text">
      <style:text-properties fo:font-weight="bold" officeooo:rsid="03b5f3ba" style:font-weight-asian="bold" style:font-weight-complex="bold"/>
    </style:style>
    <style:style style:name="T35" style:family="text">
      <style:text-properties fo:font-weight="bold" officeooo:rsid="03c66bbd" style:font-weight-asian="bold" style:font-weight-complex="bold"/>
    </style:style>
    <style:style style:name="T36" style:family="text">
      <style:text-properties fo:font-weight="bold" officeooo:rsid="03ca69d9" style:font-weight-asian="bold" style:font-weight-complex="bold"/>
    </style:style>
    <style:style style:name="T37" style:family="text">
      <style:text-properties fo:font-weight="bold" officeooo:rsid="040847c4" style:font-weight-asian="bold" style:font-weight-complex="bold"/>
    </style:style>
    <style:style style:name="T38" style:family="text">
      <style:text-properties fo:font-weight="bold" officeooo:rsid="0463b9af" style:font-weight-asian="bold" style:font-weight-complex="bold"/>
    </style:style>
    <style:style style:name="T39" style:family="text">
      <style:text-properties fo:font-weight="bold" officeooo:rsid="046d0845" style:font-weight-asian="bold" style:font-weight-complex="bold"/>
    </style:style>
    <style:style style:name="T40" style:family="text">
      <style:text-properties fo:font-weight="bold" officeooo:rsid="01311816" style:font-weight-asian="bold" style:font-weight-complex="bold"/>
    </style:style>
    <style:style style:name="T41" style:family="text">
      <style:text-properties fo:font-weight="bold" officeooo:rsid="0174c009" style:font-weight-asian="bold" style:font-weight-complex="bold"/>
    </style:style>
    <style:style style:name="T42" style:family="text">
      <style:text-properties fo:font-weight="bold" officeooo:rsid="01895d20" style:font-weight-asian="bold" style:font-weight-complex="bold"/>
    </style:style>
    <style:style style:name="T43" style:family="text">
      <style:text-properties fo:font-weight="bold" officeooo:rsid="04fe2750" style:font-weight-asian="bold" style:font-weight-complex="bold"/>
    </style:style>
    <style:style style:name="T44" style:family="text">
      <style:text-properties fo:font-weight="bold" officeooo:rsid="0500ac2e" style:font-weight-asian="bold" style:font-weight-complex="bold"/>
    </style:style>
    <style:style style:name="T45" style:family="text">
      <style:text-properties fo:font-weight="bold" officeooo:rsid="05112673" style:font-weight-asian="bold" style:font-weight-complex="bold"/>
    </style:style>
    <style:style style:name="T46" style:family="text">
      <style:text-properties fo:font-weight="bold" officeooo:rsid="0516696d" style:font-weight-asian="bold" style:font-weight-complex="bold"/>
    </style:style>
    <style:style style:name="T47" style:family="text">
      <style:text-properties fo:font-weight="bold" officeooo:rsid="0520b6fa" style:font-weight-asian="bold" style:font-weight-complex="bold"/>
    </style:style>
    <style:style style:name="T48" style:family="text">
      <style:text-properties fo:font-weight="bold" officeooo:rsid="052ad7d8" style:font-weight-asian="bold" style:font-weight-complex="bold"/>
    </style:style>
    <style:style style:name="T49" style:family="text">
      <style:text-properties fo:font-weight="bold" fo:background-color="#fffbcc" loext:char-shading-value="0" style:font-weight-asian="bold" style:font-weight-complex="bold"/>
    </style:style>
    <style:style style:name="T50" style:family="text">
      <style:text-properties officeooo:rsid="00332db7"/>
    </style:style>
    <style:style style:name="T51" style:family="text">
      <style:text-properties officeooo:rsid="0038d721"/>
    </style:style>
    <style:style style:name="T52" style:family="text">
      <style:text-properties officeooo:rsid="0041e076"/>
    </style:style>
    <style:style style:name="T53" style:family="text">
      <style:text-properties fo:background-color="#e0efd4" loext:char-shading-value="0"/>
    </style:style>
    <style:style style:name="T54" style:family="text">
      <style:text-properties officeooo:rsid="004cdac1" fo:background-color="#e0efd4" loext:char-shading-value="0"/>
    </style:style>
    <style:style style:name="T55" style:family="text">
      <style:text-properties officeooo:rsid="00491b3c"/>
    </style:style>
    <style:style style:name="T56" style:family="text">
      <style:text-properties fo:background-color="transparent" loext:char-shading-value="0"/>
    </style:style>
    <style:style style:name="T57" style:family="text">
      <style:text-properties officeooo:rsid="006029b5" fo:background-color="transparent" loext:char-shading-value="0"/>
    </style:style>
    <style:style style:name="T58" style:family="text">
      <style:text-properties officeooo:rsid="02907a27" fo:background-color="transparent" loext:char-shading-value="0"/>
    </style:style>
    <style:style style:name="T59" style:family="text">
      <style:text-properties officeooo:rsid="02c902b2" fo:background-color="transparent" loext:char-shading-value="0"/>
    </style:style>
    <style:style style:name="T60" style:family="text">
      <style:text-properties officeooo:rsid="03b6a146" fo:background-color="transparent" loext:char-shading-value="0"/>
    </style:style>
    <style:style style:name="T61" style:family="text">
      <style:text-properties officeooo:rsid="03ee24f8" fo:background-color="transparent" loext:char-shading-value="0"/>
    </style:style>
    <style:style style:name="T62" style:family="text">
      <style:text-properties officeooo:rsid="044d5e37" fo:background-color="transparent" loext:char-shading-value="0"/>
    </style:style>
    <style:style style:name="T63" style:family="text">
      <style:text-properties officeooo:rsid="050f4a63" fo:background-color="transparent" loext:char-shading-value="0"/>
    </style:style>
    <style:style style:name="T64" style:family="text">
      <style:text-properties officeooo:rsid="05112673" fo:background-color="transparent" loext:char-shading-value="0"/>
    </style:style>
    <style:style style:name="T65" style:family="text">
      <style:text-properties officeooo:rsid="0511f90f" fo:background-color="transparent" loext:char-shading-value="0"/>
    </style:style>
    <style:style style:name="T66" style:family="text">
      <style:text-properties officeooo:rsid="0054cb6b"/>
    </style:style>
    <style:style style:name="T67" style:family="text">
      <style:text-properties officeooo:rsid="00667c08"/>
    </style:style>
    <style:style style:name="T68" style:family="text">
      <style:text-properties officeooo:rsid="00695b6c"/>
    </style:style>
    <style:style style:name="T69" style:family="text">
      <style:text-properties officeooo:rsid="006b328e"/>
    </style:style>
    <style:style style:name="T70" style:family="text">
      <style:text-properties officeooo:rsid="006e755c"/>
    </style:style>
    <style:style style:name="T71" style:family="text">
      <style:text-properties officeooo:rsid="00722e69"/>
    </style:style>
    <style:style style:name="T72" style:family="text">
      <style:text-properties officeooo:rsid="00734844"/>
    </style:style>
    <style:style style:name="T73" style:family="text">
      <style:text-properties officeooo:rsid="0084e4fc"/>
    </style:style>
    <style:style style:name="T74" style:family="text">
      <style:text-properties officeooo:rsid="00887af3"/>
    </style:style>
    <style:style style:name="T75" style:family="text">
      <style:text-properties officeooo:rsid="008aa198"/>
    </style:style>
    <style:style style:name="T76" style:family="text">
      <style:text-properties officeooo:rsid="008c5a95"/>
    </style:style>
    <style:style style:name="T77" style:family="text">
      <style:text-properties officeooo:rsid="008f6e8a"/>
    </style:style>
    <style:style style:name="T78" style:family="text">
      <style:text-properties officeooo:rsid="0096d1aa"/>
    </style:style>
    <style:style style:name="T79" style:family="text">
      <style:text-properties officeooo:rsid="009ac85e"/>
    </style:style>
    <style:style style:name="T80" style:family="text">
      <style:text-properties officeooo:rsid="009e3f15"/>
    </style:style>
    <style:style style:name="T81" style:family="text">
      <style:text-properties fo:font-weight="normal" style:font-weight-asian="normal" style:font-weight-complex="normal"/>
    </style:style>
    <style:style style:name="T82" style:family="text">
      <style:text-properties fo:font-weight="normal" officeooo:rsid="03b43517" style:font-weight-asian="normal" style:font-weight-complex="normal"/>
    </style:style>
    <style:style style:name="T83" style:family="text">
      <style:text-properties fo:font-weight="normal" officeooo:rsid="03b5f3ba" style:font-weight-asian="normal" style:font-weight-complex="normal"/>
    </style:style>
    <style:style style:name="T84" style:family="text">
      <style:text-properties fo:font-weight="normal" fo:background-color="transparent" loext:char-shading-value="0" style:font-weight-asian="normal" style:font-weight-complex="normal"/>
    </style:style>
    <style:style style:name="T85" style:family="text">
      <style:text-properties fo:font-weight="normal" officeooo:rsid="00c2a4a5" fo:background-color="transparent" loext:char-shading-value="0" style:font-weight-asian="normal" style:font-weight-complex="normal"/>
    </style:style>
    <style:style style:name="T86" style:family="text">
      <style:text-properties fo:font-weight="normal" officeooo:rsid="025e0aa2" fo:background-color="transparent" loext:char-shading-value="0" style:font-weight-asian="normal" style:font-weight-complex="normal"/>
    </style:style>
    <style:style style:name="T87" style:family="text">
      <style:text-properties fo:font-weight="normal" officeooo:rsid="025e0aa2" fo:background-color="#fffbcc" loext:char-shading-value="0" style:font-weight-asian="normal" style:font-weight-complex="normal"/>
    </style:style>
    <style:style style:name="T88" style:family="text">
      <style:text-properties officeooo:rsid="00a5510a"/>
    </style:style>
    <style:style style:name="T89" style:family="text">
      <style:text-properties officeooo:rsid="00b3fdde"/>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bf226f"/>
    </style:style>
    <style:style style:name="T92" style:family="text">
      <style:text-properties style:text-underline-style="solid" style:text-underline-width="auto" style:text-underline-color="font-color" officeooo:rsid="00ca93d4"/>
    </style:style>
    <style:style style:name="T93" style:family="text">
      <style:text-properties style:text-underline-style="solid" style:text-underline-width="auto" style:text-underline-color="font-color" officeooo:rsid="00cb8023"/>
    </style:style>
    <style:style style:name="T94" style:family="text">
      <style:text-properties style:text-underline-style="solid" style:text-underline-width="auto" style:text-underline-color="font-color" officeooo:rsid="01346876"/>
    </style:style>
    <style:style style:name="T95" style:family="text">
      <style:text-properties style:text-underline-style="solid" style:text-underline-width="auto" style:text-underline-color="font-color" officeooo:rsid="014d5fab"/>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14d5fab" style:font-weight-asian="bold" style:font-weight-complex="bold"/>
    </style:style>
    <style:style style:name="T98" style:family="text">
      <style:text-properties style:text-underline-style="solid" style:text-underline-width="auto" style:text-underline-color="font-color" fo:font-weight="bold" officeooo:rsid="01540971" style:font-weight-asian="bold" style:font-weight-complex="bold"/>
    </style:style>
    <style:style style:name="T99" style:family="text">
      <style:text-properties style:text-underline-style="solid" style:text-underline-width="auto" style:text-underline-color="font-color" fo:font-weight="bold" officeooo:rsid="0171082b" style:font-weight-asian="bold" style:font-weight-complex="bold"/>
    </style:style>
    <style:style style:name="T100" style:family="text">
      <style:text-properties style:text-underline-style="solid" style:text-underline-width="auto" style:text-underline-color="font-color" fo:font-weight="bold" officeooo:rsid="018e7e65" style:font-weight-asian="bold" style:font-weight-complex="bold"/>
    </style:style>
    <style:style style:name="T101" style:family="text">
      <style:text-properties style:text-underline-style="solid" style:text-underline-width="auto" style:text-underline-color="font-color" officeooo:rsid="015208b5"/>
    </style:style>
    <style:style style:name="T102" style:family="text">
      <style:text-properties style:text-underline-style="solid" style:text-underline-width="auto" style:text-underline-color="font-color" officeooo:rsid="01540971"/>
    </style:style>
    <style:style style:name="T103" style:family="text">
      <style:text-properties style:text-underline-style="solid" style:text-underline-width="auto" style:text-underline-color="font-color" officeooo:rsid="0171082b"/>
    </style:style>
    <style:style style:name="T104" style:family="text">
      <style:text-properties style:text-underline-style="solid" style:text-underline-width="auto" style:text-underline-color="font-color" officeooo:rsid="0178db2d"/>
    </style:style>
    <style:style style:name="T105" style:family="text">
      <style:text-properties style:text-underline-style="solid" style:text-underline-width="auto" style:text-underline-color="font-color" officeooo:rsid="01895d20"/>
    </style:style>
    <style:style style:name="T106" style:family="text">
      <style:text-properties style:text-underline-style="solid" style:text-underline-width="auto" style:text-underline-color="font-color" officeooo:rsid="018e7e65"/>
    </style:style>
    <style:style style:name="T107" style:family="text">
      <style:text-properties style:text-underline-style="solid" style:text-underline-width="auto" style:text-underline-color="font-color" officeooo:rsid="0196006e"/>
    </style:style>
    <style:style style:name="T108" style:family="text">
      <style:text-properties style:text-underline-style="solid" style:text-underline-width="auto" style:text-underline-color="font-color" officeooo:rsid="019cab14"/>
    </style:style>
    <style:style style:name="T109" style:family="text">
      <style:text-properties style:text-underline-style="solid" style:text-underline-width="auto" style:text-underline-color="font-color" officeooo:rsid="01a0b6bb"/>
    </style:style>
    <style:style style:name="T110" style:family="text">
      <style:text-properties style:text-underline-style="solid" style:text-underline-width="auto" style:text-underline-color="font-color" officeooo:rsid="01a76ada" fo:background-color="#ffffff" loext:char-shading-value="0"/>
    </style:style>
    <style:style style:name="T111" style:family="text">
      <style:text-properties style:text-underline-style="solid" style:text-underline-width="auto" style:text-underline-color="font-color" officeooo:rsid="01aa7c66" fo:background-color="#ffffff" loext:char-shading-value="0"/>
    </style:style>
    <style:style style:name="T112" style:family="text">
      <style:text-properties style:text-underline-style="solid" style:text-underline-width="auto" style:text-underline-color="font-color" officeooo:rsid="01ab611f" fo:background-color="#ffffff" loext:char-shading-value="0"/>
    </style:style>
    <style:style style:name="T113" style:family="text">
      <style:text-properties style:text-underline-style="solid" style:text-underline-width="auto" style:text-underline-color="font-color" officeooo:rsid="01acd4a7" fo:background-color="#ffffff" loext:char-shading-value="0"/>
    </style:style>
    <style:style style:name="T114" style:family="text">
      <style:text-properties style:text-underline-style="solid" style:text-underline-width="auto" style:text-underline-color="font-color" officeooo:rsid="01fbe6bd"/>
    </style:style>
    <style:style style:name="T115"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16" style:family="text">
      <style:text-properties style:text-underline-style="solid" style:text-underline-width="auto" style:text-underline-color="font-color" officeooo:rsid="02fd08f2"/>
    </style:style>
    <style:style style:name="T117" style:family="text">
      <style:text-properties style:text-underline-style="solid" style:text-underline-width="auto" style:text-underline-color="font-color" officeooo:rsid="0318c1fb"/>
    </style:style>
    <style:style style:name="T118" style:family="text">
      <style:text-properties style:text-underline-style="solid" style:text-underline-width="auto" style:text-underline-color="font-color" officeooo:rsid="03243775"/>
    </style:style>
    <style:style style:name="T119" style:family="text">
      <style:text-properties style:text-underline-style="solid" style:text-underline-width="auto" style:text-underline-color="font-color" officeooo:rsid="0324af48"/>
    </style:style>
    <style:style style:name="T120" style:family="text">
      <style:text-properties style:text-underline-style="solid" style:text-underline-width="auto" style:text-underline-color="font-color" officeooo:rsid="03452efc"/>
    </style:style>
    <style:style style:name="T121" style:family="text">
      <style:text-properties style:text-underline-style="solid" style:text-underline-width="auto" style:text-underline-color="font-color" officeooo:rsid="035f3d34"/>
    </style:style>
    <style:style style:name="T122" style:family="text">
      <style:text-properties style:text-underline-style="solid" style:text-underline-width="auto" style:text-underline-color="font-color" officeooo:rsid="036eed89"/>
    </style:style>
    <style:style style:name="T123" style:family="text">
      <style:text-properties style:text-underline-style="solid" style:text-underline-width="auto" style:text-underline-color="font-color" officeooo:rsid="03722dc4"/>
    </style:style>
    <style:style style:name="T124" style:family="text">
      <style:text-properties style:text-underline-style="solid" style:text-underline-width="auto" style:text-underline-color="font-color" officeooo:rsid="042fb174"/>
    </style:style>
    <style:style style:name="T125" style:family="text">
      <style:text-properties style:text-underline-style="solid" style:text-underline-width="auto" style:text-underline-color="font-color" officeooo:rsid="04464d18"/>
    </style:style>
    <style:style style:name="T126" style:family="text">
      <style:text-properties style:text-underline-style="solid" style:text-underline-width="auto" style:text-underline-color="font-color" fo:background-color="transparent" loext:char-shading-value="0"/>
    </style:style>
    <style:style style:name="T127" style:family="text">
      <style:text-properties style:text-underline-style="solid" style:text-underline-width="auto" style:text-underline-color="font-color" officeooo:rsid="045606ef" fo:background-color="transparent" loext:char-shading-value="0"/>
    </style:style>
    <style:style style:name="T128" style:family="text">
      <style:text-properties style:text-underline-style="solid" style:text-underline-width="auto" style:text-underline-color="font-color" officeooo:rsid="0438d1f5"/>
    </style:style>
    <style:style style:name="T129" style:family="text">
      <style:text-properties style:text-underline-style="solid" style:text-underline-width="auto" style:text-underline-color="font-color" officeooo:rsid="0459ee05"/>
    </style:style>
    <style:style style:name="T130" style:family="text">
      <style:text-properties style:text-underline-style="solid" style:text-underline-width="auto" style:text-underline-color="font-color" officeooo:rsid="045ba8fa"/>
    </style:style>
    <style:style style:name="T131" style:family="text">
      <style:text-properties style:text-underline-style="solid" style:text-underline-width="auto" style:text-underline-color="font-color" officeooo:rsid="045e24c8"/>
    </style:style>
    <style:style style:name="T132" style:family="text">
      <style:text-properties style:text-underline-style="solid" style:text-underline-width="auto" style:text-underline-color="font-color" officeooo:rsid="016ab5a8"/>
    </style:style>
    <style:style style:name="T133" style:family="text">
      <style:text-properties style:text-underline-style="solid" style:text-underline-width="auto" style:text-underline-color="font-color" officeooo:rsid="01ba3a1d"/>
    </style:style>
    <style:style style:name="T134" style:family="text">
      <style:text-properties style:text-underline-style="solid" style:text-underline-width="auto" style:text-underline-color="font-color" officeooo:rsid="01c10d4d"/>
    </style:style>
    <style:style style:name="T135" style:family="text">
      <style:text-properties style:text-underline-style="solid" style:text-underline-width="auto" style:text-underline-color="font-color" officeooo:rsid="01d959a6"/>
    </style:style>
    <style:style style:name="T136" style:family="text">
      <style:text-properties style:text-underline-style="solid" style:text-underline-width="auto" style:text-underline-color="font-color" officeooo:rsid="01d642fc"/>
    </style:style>
    <style:style style:name="T137" style:family="text">
      <style:text-properties style:text-underline-style="solid" style:text-underline-width="auto" style:text-underline-color="font-color" officeooo:rsid="01ddf3ec"/>
    </style:style>
    <style:style style:name="T138" style:family="text">
      <style:text-properties style:text-underline-style="solid" style:text-underline-width="auto" style:text-underline-color="font-color" officeooo:rsid="01e20574"/>
    </style:style>
    <style:style style:name="T139" style:family="text">
      <style:text-properties style:text-underline-style="solid" style:text-underline-width="auto" style:text-underline-color="font-color" officeooo:rsid="01f4e661"/>
    </style:style>
    <style:style style:name="T140" style:family="text">
      <style:text-properties style:text-underline-style="solid" style:text-underline-width="auto" style:text-underline-color="font-color" officeooo:rsid="05045dda"/>
    </style:style>
    <style:style style:name="T141" style:family="text">
      <style:text-properties officeooo:rsid="00bdeea2"/>
    </style:style>
    <style:style style:name="T142" style:family="text">
      <style:text-properties officeooo:rsid="00bf226f"/>
    </style:style>
    <style:style style:name="T143" style:family="text">
      <style:text-properties officeooo:rsid="00ca93d4"/>
    </style:style>
    <style:style style:name="T144" style:family="text">
      <style:text-properties officeooo:rsid="00cb8023"/>
    </style:style>
    <style:style style:name="T145" style:family="text">
      <style:text-properties officeooo:rsid="00cf3c92"/>
    </style:style>
    <style:style style:name="T146" style:family="text">
      <style:text-properties officeooo:rsid="00d08dc4"/>
    </style:style>
    <style:style style:name="T147" style:family="text">
      <style:text-properties officeooo:rsid="00d7260c"/>
    </style:style>
    <style:style style:name="T148" style:family="text">
      <style:text-properties officeooo:rsid="00da4f18"/>
    </style:style>
    <style:style style:name="T149" style:family="text">
      <style:text-properties officeooo:rsid="00dca823"/>
    </style:style>
    <style:style style:name="T150" style:family="text">
      <style:text-properties officeooo:rsid="00de51d6"/>
    </style:style>
    <style:style style:name="T151" style:family="text">
      <style:text-properties officeooo:rsid="00e25eb5"/>
    </style:style>
    <style:style style:name="T152" style:family="text">
      <style:text-properties officeooo:rsid="00e6c70a"/>
    </style:style>
    <style:style style:name="T153" style:family="text">
      <style:text-properties officeooo:rsid="0103d87d"/>
    </style:style>
    <style:style style:name="T154" style:family="text">
      <style:text-properties officeooo:rsid="0106e264"/>
    </style:style>
    <style:style style:name="T155" style:family="text">
      <style:text-properties officeooo:rsid="01086c3e"/>
    </style:style>
    <style:style style:name="T156" style:family="text">
      <style:text-properties officeooo:rsid="010b6178"/>
    </style:style>
    <style:style style:name="T157" style:family="text">
      <style:text-properties officeooo:rsid="010d58b2"/>
    </style:style>
    <style:style style:name="T158" style:family="text">
      <style:text-properties officeooo:rsid="01126ffc"/>
    </style:style>
    <style:style style:name="T159" style:family="text">
      <style:text-properties officeooo:rsid="0118069b"/>
    </style:style>
    <style:style style:name="T160" style:family="text">
      <style:text-properties officeooo:rsid="0119355d"/>
    </style:style>
    <style:style style:name="T161" style:family="text">
      <style:text-properties officeooo:rsid="01194c18"/>
    </style:style>
    <style:style style:name="T162" style:family="text">
      <style:text-properties officeooo:rsid="0119725c"/>
    </style:style>
    <style:style style:name="T163" style:family="text">
      <style:text-properties officeooo:rsid="011da705"/>
    </style:style>
    <style:style style:name="T164" style:family="text">
      <style:text-properties officeooo:rsid="01311816"/>
    </style:style>
    <style:style style:name="T165" style:family="text">
      <style:text-properties officeooo:rsid="01346876"/>
    </style:style>
    <style:style style:name="T166" style:family="text">
      <style:text-properties officeooo:rsid="01364780"/>
    </style:style>
    <style:style style:name="T167" style:family="text">
      <style:text-properties officeooo:rsid="01383135"/>
    </style:style>
    <style:style style:name="T168" style:family="text">
      <style:text-properties officeooo:rsid="013ee00a"/>
    </style:style>
    <style:style style:name="T169" style:family="text">
      <style:text-properties officeooo:rsid="01400298"/>
    </style:style>
    <style:style style:name="T170" style:family="text">
      <style:text-properties officeooo:rsid="0144264e"/>
    </style:style>
    <style:style style:name="T171" style:family="text">
      <style:text-properties officeooo:rsid="01446503"/>
    </style:style>
    <style:style style:name="T172" style:family="text">
      <style:text-properties officeooo:rsid="014d5fab"/>
    </style:style>
    <style:style style:name="T173" style:family="text">
      <style:text-properties officeooo:rsid="015208b5"/>
    </style:style>
    <style:style style:name="T174" style:family="text">
      <style:text-properties officeooo:rsid="01540971"/>
    </style:style>
    <style:style style:name="T175" style:family="text">
      <style:text-properties officeooo:rsid="015ac121"/>
    </style:style>
    <style:style style:name="T176" style:family="text">
      <style:text-properties officeooo:rsid="01606250"/>
    </style:style>
    <style:style style:name="T177" style:family="text">
      <style:text-properties officeooo:rsid="016ab5a8"/>
    </style:style>
    <style:style style:name="T178" style:family="text">
      <style:text-properties officeooo:rsid="016c4b9a"/>
    </style:style>
    <style:style style:name="T179" style:family="text">
      <style:text-properties officeooo:rsid="0171082b"/>
    </style:style>
    <style:style style:name="T180" style:family="text">
      <style:text-properties officeooo:rsid="0177e9c0"/>
    </style:style>
    <style:style style:name="T181" style:family="text">
      <style:text-properties officeooo:rsid="0178db2d"/>
    </style:style>
    <style:style style:name="T182" style:family="text">
      <style:text-properties officeooo:rsid="01797597"/>
    </style:style>
    <style:style style:name="T183" style:family="text">
      <style:text-properties officeooo:rsid="017c3baf"/>
    </style:style>
    <style:style style:name="T184" style:family="text">
      <style:text-properties fo:background-color="#bce4e5" loext:char-shading-value="0"/>
    </style:style>
    <style:style style:name="T185" style:family="text">
      <style:text-properties officeooo:rsid="017c3baf" fo:background-color="#bce4e5" loext:char-shading-value="0"/>
    </style:style>
    <style:style style:name="T186" style:family="text">
      <style:text-properties officeooo:rsid="0180268f" fo:background-color="#bce4e5" loext:char-shading-value="0"/>
    </style:style>
    <style:style style:name="T187" style:family="text">
      <style:text-properties officeooo:rsid="0182e9da" fo:background-color="#bce4e5" loext:char-shading-value="0"/>
    </style:style>
    <style:style style:name="T188" style:family="text">
      <style:text-properties officeooo:rsid="017e05d3"/>
    </style:style>
    <style:style style:name="T189" style:family="text">
      <style:text-properties officeooo:rsid="017ff83f"/>
    </style:style>
    <style:style style:name="T190" style:family="text">
      <style:text-properties officeooo:rsid="0180268f"/>
    </style:style>
    <style:style style:name="T191" style:family="text">
      <style:text-properties officeooo:rsid="018200b3"/>
    </style:style>
    <style:style style:name="T192" style:family="text">
      <style:text-properties officeooo:rsid="0182e9da"/>
    </style:style>
    <style:style style:name="T193" style:family="text">
      <style:text-properties officeooo:rsid="0184303a"/>
    </style:style>
    <style:style style:name="T194" style:family="text">
      <style:text-properties officeooo:rsid="01895d20"/>
    </style:style>
    <style:style style:name="T195" style:family="text">
      <style:text-properties officeooo:rsid="018f98e9"/>
    </style:style>
    <style:style style:name="T196" style:family="text">
      <style:text-properties fo:font-style="italic" officeooo:rsid="018f98e9" style:font-style-asian="italic" style:font-style-complex="italic"/>
    </style:style>
    <style:style style:name="T197" style:family="text">
      <style:text-properties fo:font-style="normal" officeooo:rsid="018fd770" style:font-style-asian="normal" style:font-style-complex="normal"/>
    </style:style>
    <style:style style:name="T198" style:family="text">
      <style:text-properties fo:font-style="normal" officeooo:rsid="018fed28" style:font-style-asian="normal" style:font-style-complex="normal"/>
    </style:style>
    <style:style style:name="T199" style:family="text">
      <style:text-properties fo:font-style="normal" style:text-underline-style="solid" style:text-underline-width="auto" style:text-underline-color="font-color" officeooo:rsid="018fd770" style:font-style-asian="normal" style:font-style-complex="normal"/>
    </style:style>
    <style:style style:name="T20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1" style:family="text">
      <style:text-properties fo:font-style="normal" fo:font-weight="bold" officeooo:rsid="018fd770" style:font-style-asian="normal" style:font-weight-asian="bold" style:font-style-complex="normal" style:font-weight-complex="bold"/>
    </style:style>
    <style:style style:name="T202" style:family="text">
      <style:text-properties fo:font-style="normal" officeooo:rsid="018fed28" fo:background-color="#fffbcc" loext:char-shading-value="0" style:font-style-asian="normal" style:font-style-complex="normal"/>
    </style:style>
    <style:style style:name="T203" style:family="text">
      <style:text-properties officeooo:rsid="0194af74"/>
    </style:style>
    <style:style style:name="T204" style:family="text">
      <style:text-properties officeooo:rsid="01958148"/>
    </style:style>
    <style:style style:name="T205" style:family="text">
      <style:text-properties officeooo:rsid="0196006e"/>
    </style:style>
    <style:style style:name="T206" style:family="text">
      <style:text-properties officeooo:rsid="0198d2e7"/>
    </style:style>
    <style:style style:name="T207" style:family="text">
      <style:text-properties officeooo:rsid="019a669a"/>
    </style:style>
    <style:style style:name="T208" style:family="text">
      <style:text-properties officeooo:rsid="019cab14"/>
    </style:style>
    <style:style style:name="T209" style:family="text">
      <style:text-properties officeooo:rsid="01a0b6bb"/>
    </style:style>
    <style:style style:name="T210" style:family="text">
      <style:text-properties officeooo:rsid="01a3f0ec"/>
    </style:style>
    <style:style style:name="T211" style:family="text">
      <style:text-properties officeooo:rsid="01a747de"/>
    </style:style>
    <style:style style:name="T212" style:family="text">
      <style:text-properties fo:background-color="#ffffff" loext:char-shading-value="0"/>
    </style:style>
    <style:style style:name="T213" style:family="text">
      <style:text-properties officeooo:rsid="01a76ada" fo:background-color="#ffffff" loext:char-shading-value="0"/>
    </style:style>
    <style:style style:name="T214" style:family="text">
      <style:text-properties officeooo:rsid="01acd4a7" fo:background-color="#ffffff" loext:char-shading-value="0"/>
    </style:style>
    <style:style style:name="T215" style:family="text">
      <style:text-properties officeooo:rsid="01b962b9"/>
    </style:style>
    <style:style style:name="T216" style:family="text">
      <style:text-properties officeooo:rsid="01ba3a1d"/>
    </style:style>
    <style:style style:name="T217" style:family="text">
      <style:text-properties officeooo:rsid="01c10d4d"/>
    </style:style>
    <style:style style:name="T218" style:family="text">
      <style:text-properties officeooo:rsid="01cbc856"/>
    </style:style>
    <style:style style:name="T219" style:family="text">
      <style:text-properties officeooo:rsid="01ce7c84"/>
    </style:style>
    <style:style style:name="T220" style:family="text">
      <style:text-properties officeooo:rsid="01cfa2bc"/>
    </style:style>
    <style:style style:name="T221" style:family="text">
      <style:text-properties officeooo:rsid="01d26d2e"/>
    </style:style>
    <style:style style:name="T222" style:family="text">
      <style:text-properties officeooo:rsid="01d642fc"/>
    </style:style>
    <style:style style:name="T223" style:family="text">
      <style:text-properties officeooo:rsid="01ddf3ec"/>
    </style:style>
    <style:style style:name="T224" style:family="text">
      <style:text-properties officeooo:rsid="01e21eeb"/>
    </style:style>
    <style:style style:name="T225" style:family="text">
      <style:text-properties officeooo:rsid="01e48191"/>
    </style:style>
    <style:style style:name="T226" style:family="text">
      <style:text-properties officeooo:rsid="01f4e661"/>
    </style:style>
    <style:style style:name="T227" style:family="text">
      <style:text-properties officeooo:rsid="01f85688"/>
    </style:style>
    <style:style style:name="T228" style:family="text">
      <style:text-properties officeooo:rsid="02000751"/>
    </style:style>
    <style:style style:name="T229" style:family="text">
      <style:text-properties officeooo:rsid="02016878"/>
    </style:style>
    <style:style style:name="T230" style:family="text">
      <style:text-properties officeooo:rsid="0202953c"/>
    </style:style>
    <style:style style:name="T231" style:family="text">
      <style:text-properties officeooo:rsid="0202bdc4"/>
    </style:style>
    <style:style style:name="T232" style:family="text">
      <style:text-properties officeooo:rsid="02080e2c"/>
    </style:style>
    <style:style style:name="T233" style:family="text">
      <style:text-properties officeooo:rsid="020b4398"/>
    </style:style>
    <style:style style:name="T234" style:family="text">
      <style:text-properties officeooo:rsid="020ee0c6"/>
    </style:style>
    <style:style style:name="T235" style:family="text">
      <style:text-properties officeooo:rsid="0219fe9b"/>
    </style:style>
    <style:style style:name="T236" style:family="text">
      <style:text-properties officeooo:rsid="021dcbbf"/>
    </style:style>
    <style:style style:name="T237" style:family="text">
      <style:text-properties officeooo:rsid="02214a37"/>
    </style:style>
    <style:style style:name="T238" style:family="text">
      <style:text-properties officeooo:rsid="0227eea9"/>
    </style:style>
    <style:style style:name="T239" style:family="text">
      <style:text-properties officeooo:rsid="0232a9d4"/>
    </style:style>
    <style:style style:name="T240" style:family="text">
      <style:text-properties officeooo:rsid="023382dd"/>
    </style:style>
    <style:style style:name="T241" style:family="text">
      <style:text-properties officeooo:rsid="023de17b"/>
    </style:style>
    <style:style style:name="T242" style:family="text">
      <style:text-properties officeooo:rsid="023fc588"/>
    </style:style>
    <style:style style:name="T243" style:family="text">
      <style:text-properties officeooo:rsid="0247571a"/>
    </style:style>
    <style:style style:name="T244" style:family="text">
      <style:text-properties fo:background-color="#c2e0ae" loext:char-shading-value="0"/>
    </style:style>
    <style:style style:name="T245" style:family="text">
      <style:text-properties officeooo:rsid="02f45f32" fo:background-color="#c2e0ae" loext:char-shading-value="0"/>
    </style:style>
    <style:style style:name="T246" style:family="text">
      <style:text-properties officeooo:rsid="0251df0a"/>
    </style:style>
    <style:style style:name="T247" style:family="text">
      <style:text-properties officeooo:rsid="025325b9"/>
    </style:style>
    <style:style style:name="T248" style:family="text">
      <style:text-properties fo:background-color="#fcd4d1" loext:char-shading-value="0"/>
    </style:style>
    <style:style style:name="T249" style:family="text">
      <style:text-properties officeooo:rsid="02790122"/>
    </style:style>
    <style:style style:name="T250" style:family="text">
      <style:text-properties officeooo:rsid="027aba7f"/>
    </style:style>
    <style:style style:name="T251" style:family="text">
      <style:text-properties officeooo:rsid="0284d8dc"/>
    </style:style>
    <style:style style:name="T252" style:family="text">
      <style:text-properties officeooo:rsid="02880f0a"/>
    </style:style>
    <style:style style:name="T253" style:family="text">
      <style:text-properties officeooo:rsid="02919e5f"/>
    </style:style>
    <style:style style:name="T254" style:family="text">
      <style:text-properties officeooo:rsid="0292efb4"/>
    </style:style>
    <style:style style:name="T255" style:family="text">
      <style:text-properties officeooo:rsid="0297a8b0"/>
    </style:style>
    <style:style style:name="T256" style:family="text">
      <style:text-properties officeooo:rsid="02bbff98"/>
    </style:style>
    <style:style style:name="T257" style:family="text">
      <style:text-properties officeooo:rsid="02bd4bf4"/>
    </style:style>
    <style:style style:name="T258" style:family="text">
      <style:text-properties officeooo:rsid="02c5ae35"/>
    </style:style>
    <style:style style:name="T259" style:family="text">
      <style:text-properties officeooo:rsid="02cdfb06"/>
    </style:style>
    <style:style style:name="T260" style:family="text">
      <style:text-properties officeooo:rsid="02e02dd7"/>
    </style:style>
    <style:style style:name="T261" style:family="text">
      <style:text-properties officeooo:rsid="02e11be0"/>
    </style:style>
    <style:style style:name="T262" style:family="text">
      <style:text-properties officeooo:rsid="02e9d0b0"/>
    </style:style>
    <style:style style:name="T263" style:family="text">
      <style:text-properties style:text-underline-style="none"/>
    </style:style>
    <style:style style:name="T264" style:family="text">
      <style:text-properties style:text-underline-style="none" fo:font-weight="bold" style:font-weight-asian="bold" style:font-weight-complex="bold"/>
    </style:style>
    <style:style style:name="T265" style:family="text">
      <style:text-properties style:text-underline-style="none" fo:font-weight="bold" officeooo:rsid="03522a92" style:font-weight-asian="bold" style:font-weight-complex="bold"/>
    </style:style>
    <style:style style:name="T266" style:family="text">
      <style:text-properties officeooo:rsid="02f3eb2f"/>
    </style:style>
    <style:style style:name="T267" style:family="text">
      <style:text-properties officeooo:rsid="02f4d1e4"/>
    </style:style>
    <style:style style:name="T268" style:family="text">
      <style:text-properties officeooo:rsid="02f87803"/>
    </style:style>
    <style:style style:name="T269" style:family="text">
      <style:text-properties officeooo:rsid="02fd08f2"/>
    </style:style>
    <style:style style:name="T270" style:family="text">
      <style:text-properties officeooo:rsid="03137ecf"/>
    </style:style>
    <style:style style:name="T271" style:family="text">
      <style:text-properties officeooo:rsid="0313b34c"/>
    </style:style>
    <style:style style:name="T272" style:family="text">
      <style:text-properties officeooo:rsid="0316e739"/>
    </style:style>
    <style:style style:name="T273" style:family="text">
      <style:text-properties officeooo:rsid="0318c1fb"/>
    </style:style>
    <style:style style:name="T274" style:family="text">
      <style:text-properties officeooo:rsid="0321a5bf"/>
    </style:style>
    <style:style style:name="T275" style:family="text">
      <style:text-properties officeooo:rsid="03243775"/>
    </style:style>
    <style:style style:name="T276" style:family="text">
      <style:text-properties officeooo:rsid="0330b6d0"/>
    </style:style>
    <style:style style:name="T277" style:family="text">
      <style:text-properties officeooo:rsid="033e4e3c"/>
    </style:style>
    <style:style style:name="T278" style:family="text">
      <style:text-properties officeooo:rsid="033eb6a8"/>
    </style:style>
    <style:style style:name="T279" style:family="text">
      <style:text-properties officeooo:rsid="03452efc"/>
    </style:style>
    <style:style style:name="T280" style:family="text">
      <style:text-properties officeooo:rsid="034a8439"/>
    </style:style>
    <style:style style:name="T281" style:family="text">
      <style:text-properties officeooo:rsid="03522a92"/>
    </style:style>
    <style:style style:name="T282" style:family="text">
      <style:text-properties officeooo:rsid="035535da"/>
    </style:style>
    <style:style style:name="T283" style:family="text">
      <style:text-properties officeooo:rsid="0355bf4e"/>
    </style:style>
    <style:style style:name="T284" style:family="text">
      <style:text-properties officeooo:rsid="03672a9a"/>
    </style:style>
    <style:style style:name="T285" style:family="text">
      <style:text-properties officeooo:rsid="0367cf63"/>
    </style:style>
    <style:style style:name="T286" style:family="text">
      <style:text-properties officeooo:rsid="03698ea1"/>
    </style:style>
    <style:style style:name="T287" style:family="text">
      <style:text-properties officeooo:rsid="036b5ca9"/>
    </style:style>
    <style:style style:name="T288" style:family="text">
      <style:text-properties officeooo:rsid="036c87b6"/>
    </style:style>
    <style:style style:name="T289" style:family="text">
      <style:text-properties officeooo:rsid="036eed89"/>
    </style:style>
    <style:style style:name="T290" style:family="text">
      <style:text-properties officeooo:rsid="03742c7d"/>
    </style:style>
    <style:style style:name="T291" style:family="text">
      <style:text-properties officeooo:rsid="0374b17b"/>
    </style:style>
    <style:style style:name="T292" style:family="text">
      <style:text-properties officeooo:rsid="0374c647"/>
    </style:style>
    <style:style style:name="T293" style:family="text">
      <style:text-properties officeooo:rsid="02c902b2"/>
    </style:style>
    <style:style style:name="T294" style:family="text">
      <style:text-properties officeooo:rsid="037cde43"/>
    </style:style>
    <style:style style:name="T295" style:family="text">
      <style:text-properties officeooo:rsid="0381a2de"/>
    </style:style>
    <style:style style:name="T296" style:family="text">
      <style:text-properties officeooo:rsid="0385c8e2"/>
    </style:style>
    <style:style style:name="T297" style:family="text">
      <style:text-properties officeooo:rsid="038ba77f"/>
    </style:style>
    <style:style style:name="T298" style:family="text">
      <style:text-properties officeooo:rsid="038d83c2"/>
    </style:style>
    <style:style style:name="T299" style:family="text">
      <style:text-properties officeooo:rsid="038ed348"/>
    </style:style>
    <style:style style:name="T300" style:family="text">
      <style:text-properties officeooo:rsid="03903eb7"/>
    </style:style>
    <style:style style:name="T301" style:family="text">
      <style:text-properties officeooo:rsid="03984104"/>
    </style:style>
    <style:style style:name="T302" style:family="text">
      <style:text-properties officeooo:rsid="039bb5f3"/>
    </style:style>
    <style:style style:name="T303" style:family="text">
      <style:text-properties officeooo:rsid="039f12d6"/>
    </style:style>
    <style:style style:name="T304" style:family="text">
      <style:text-properties officeooo:rsid="03a03db6"/>
    </style:style>
    <style:style style:name="T305" style:family="text">
      <style:text-properties officeooo:rsid="03a0b425"/>
    </style:style>
    <style:style style:name="T306" style:family="text">
      <style:text-properties officeooo:rsid="03a192a4"/>
    </style:style>
    <style:style style:name="T307" style:family="text">
      <style:text-properties officeooo:rsid="03a883d0"/>
    </style:style>
    <style:style style:name="T308" style:family="text">
      <style:text-properties officeooo:rsid="03ab3182"/>
    </style:style>
    <style:style style:name="T309" style:family="text">
      <style:text-properties officeooo:rsid="03af5548"/>
    </style:style>
    <style:style style:name="T310" style:family="text">
      <style:text-properties officeooo:rsid="03b43517"/>
    </style:style>
    <style:style style:name="T311" style:family="text">
      <style:text-properties officeooo:rsid="03b6a146"/>
    </style:style>
    <style:style style:name="T312" style:family="text">
      <style:text-properties officeooo:rsid="03c0a81c"/>
    </style:style>
    <style:style style:name="T313" style:family="text">
      <style:text-properties officeooo:rsid="03c66bbd"/>
    </style:style>
    <style:style style:name="T314" style:family="text">
      <style:text-properties officeooo:rsid="03c74e26"/>
    </style:style>
    <style:style style:name="T315" style:family="text">
      <style:text-properties officeooo:rsid="03ca69d9"/>
    </style:style>
    <style:style style:name="T316" style:family="text">
      <style:text-properties officeooo:rsid="03d87cae"/>
    </style:style>
    <style:style style:name="T317" style:family="text">
      <style:text-properties officeooo:rsid="03e36a60"/>
    </style:style>
    <style:style style:name="T318" style:family="text">
      <style:text-properties officeooo:rsid="03f347b9"/>
    </style:style>
    <style:style style:name="T319" style:family="text">
      <style:text-properties officeooo:rsid="03ff13cd"/>
    </style:style>
    <style:style style:name="T320" style:family="text">
      <style:text-properties officeooo:rsid="040847c4"/>
    </style:style>
    <style:style style:name="T321" style:family="text">
      <style:text-properties officeooo:rsid="040d543c"/>
    </style:style>
    <style:style style:name="T322" style:family="text">
      <style:text-properties officeooo:rsid="0415699a"/>
    </style:style>
    <style:style style:name="T323" style:family="text">
      <style:text-properties officeooo:rsid="0419c480"/>
    </style:style>
    <style:style style:name="T324" style:family="text">
      <style:text-properties officeooo:rsid="042c5ddb"/>
    </style:style>
    <style:style style:name="T325" style:family="text">
      <style:text-properties officeooo:rsid="043c7628"/>
    </style:style>
    <style:style style:name="T326" style:family="text">
      <style:text-properties officeooo:rsid="043ea23a"/>
    </style:style>
    <style:style style:name="T327" style:family="text">
      <style:text-properties officeooo:rsid="043f8f3d"/>
    </style:style>
    <style:style style:name="T328" style:family="text">
      <style:text-properties officeooo:rsid="04428663"/>
    </style:style>
    <style:style style:name="T329" style:family="text">
      <style:text-properties officeooo:rsid="04464d18"/>
    </style:style>
    <style:style style:name="T330" style:family="text">
      <style:text-properties officeooo:rsid="0449c5e2"/>
    </style:style>
    <style:style style:name="T331" style:family="text">
      <style:text-properties officeooo:rsid="045606ef"/>
    </style:style>
    <style:style style:name="T332" style:family="text">
      <style:text-properties officeooo:rsid="045ba8fa"/>
    </style:style>
    <style:style style:name="T333" style:family="text">
      <style:text-properties officeooo:rsid="045e24c8"/>
    </style:style>
    <style:style style:name="T334" style:family="text">
      <style:text-properties officeooo:rsid="046569c9"/>
    </style:style>
    <style:style style:name="T335" style:family="text">
      <style:text-properties officeooo:rsid="048a4833"/>
    </style:style>
    <style:style style:name="T336" style:family="text">
      <style:text-properties officeooo:rsid="04a180b1"/>
    </style:style>
    <style:style style:name="T337" style:family="text">
      <style:text-properties officeooo:rsid="04a2bd74"/>
    </style:style>
    <style:style style:name="T338" style:family="text">
      <style:text-properties officeooo:rsid="04a8173f"/>
    </style:style>
    <style:style style:name="T339" style:family="text">
      <style:text-properties officeooo:rsid="04ac3b62"/>
    </style:style>
    <style:style style:name="T340" style:family="text">
      <style:text-properties officeooo:rsid="04ad2156"/>
    </style:style>
    <style:style style:name="T341" style:family="text">
      <style:text-properties officeooo:rsid="04b0ca18"/>
    </style:style>
    <style:style style:name="T342" style:family="text">
      <style:text-properties officeooo:rsid="04b70495"/>
    </style:style>
    <style:style style:name="T343" style:family="text">
      <style:text-properties officeooo:rsid="04c08d4f"/>
    </style:style>
    <style:style style:name="T344" style:family="text">
      <style:text-properties officeooo:rsid="04c79898"/>
    </style:style>
    <style:style style:name="T345" style:family="text">
      <style:text-properties officeooo:rsid="04cf398b"/>
    </style:style>
    <style:style style:name="T346" style:family="text">
      <style:text-properties officeooo:rsid="04d1ab9c"/>
    </style:style>
    <style:style style:name="T347" style:family="text">
      <style:text-properties officeooo:rsid="04e1ee0b"/>
    </style:style>
    <style:style style:name="T348" style:family="text">
      <style:text-properties officeooo:rsid="04e2e554"/>
    </style:style>
    <style:style style:name="T349" style:family="text">
      <style:text-properties officeooo:rsid="04eeac3a"/>
    </style:style>
    <style:style style:name="T350" style:family="text">
      <style:text-properties officeooo:rsid="04f0eb9b"/>
    </style:style>
    <style:style style:name="T351" style:family="text">
      <style:text-properties officeooo:rsid="04f2b1f5"/>
    </style:style>
    <style:style style:name="T352" style:family="text">
      <style:text-properties officeooo:rsid="04fe2750"/>
    </style:style>
    <style:style style:name="T353" style:family="text">
      <style:text-properties officeooo:rsid="0500ac2e"/>
    </style:style>
    <style:style style:name="T354" style:family="text">
      <style:text-properties officeooo:rsid="0502159c"/>
    </style:style>
    <style:style style:name="T355" style:family="text">
      <style:text-properties officeooo:rsid="05042984"/>
    </style:style>
    <style:style style:name="T356" style:family="text">
      <style:text-properties officeooo:rsid="05045dda"/>
    </style:style>
    <style:style style:name="T357" style:family="text">
      <style:text-properties officeooo:rsid="05075da6"/>
    </style:style>
    <style:style style:name="T358" style:family="text">
      <style:text-properties officeooo:rsid="0507d2c6"/>
    </style:style>
    <style:style style:name="T359" style:family="text">
      <style:text-properties officeooo:rsid="050ae1e7"/>
    </style:style>
    <style:style style:name="T360" style:family="text">
      <style:text-properties officeooo:rsid="051d49ba"/>
    </style:style>
    <style:style style:name="T361" style:family="text">
      <style:text-properties officeooo:rsid="0520b6fa"/>
    </style:style>
    <style:style style:name="T362" style:family="text">
      <style:text-properties officeooo:rsid="0523ebf3"/>
    </style:style>
    <style:style style:name="T363" style:family="text">
      <style:text-properties officeooo:rsid="052a66bc"/>
    </style:style>
    <style:style style:name="T364" style:family="text">
      <style:text-properties officeooo:rsid="052ba5f6"/>
    </style:style>
    <style:style style:name="T365" style:family="text">
      <style:text-properties officeooo:rsid="052f21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26"><text:span text:style-name="T16">n</text:span>ext</text:p>
      <text:p text:style-name="P4"><text:span text:style-name="T3">step</text:span> – it won’t just go to the next line, it will actually step into this function <text:span text:style-name="T17">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25"><text:span text:style-name="T3">cont</text:span> (i.e. continue) – it will continue to the either the end of the execution or the next set_trace() command</text:p>
      <text:p text:style-name="P125"/>
      <text:p text:style-name="P125"/>
      <text:p text:style-name="P7">After you stop using debugger make sure that you remove any debug set_trace() lines and don’t commit it to your actual source code.</text:p>
      <text:p text:style-name="P125"/>
      <text:p text:style-name="P694"/>
      <text:p text:style-name="P178">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78"/>
      <text:p text:style-name="P178">London App Developer</text:p>
      <text:p text:style-name="P178">2 years ago</text:p>
      <text:p text:style-name="P178">Great to hear from you Rich! Yes that is a good point, I should have mentioned that in the video.</text:p>
      <text:p text:style-name="P178"/>
      <text:p text:style-name="P178">Buddha</text:p>
      <text:p text:style-name="P178">2 years ago</text:p>
      <text:p text:style-name="P178">Aye man, glad to see you seem to be doing well too!</text:p>
      <text:p text:style-name="P178"/>
      <text:p text:style-name="P178">And no worries, pdb is useful either way - Nothing beats a a decent debugging interface in an IDE though - I've got a lot of love for PyCharm!</text:p>
      <text:p text:style-name="P178"/>
      <text:p text:style-name="P178">Now I just need more Python based projects to work on :)</text:p>
      <text:p text:style-name="P695"/>
      <text:p text:style-name="P178"><text:soft-page-break/></text:p>
      <text:p text:style-name="P6">hello_debugger.py:</text:p>
      <text:p text:style-name="P3">i<text:span text:style-name="T3">mport json</text:span></text:p>
      <text:p text:style-name="P126">import pdb</text:p>
      <text:p text:style-name="P126"/>
      <text:p text:style-name="P126">def path_to_dict(path):</text:p>
      <text:p text:style-name="P126"><text:s text:c="4"/>"""Open file at provided path and return as dictionary."""</text:p>
      <text:p text:style-name="P126"><text:s text:c="4"/>with open(path) as json_file:</text:p>
      <text:p text:style-name="P126"><text:s text:c="8"/>json_dict = json.load(json_file)</text:p>
      <text:p text:style-name="P126"><text:s text:c="4"/>return json_dict</text:p>
      <text:p text:style-name="P126"/>
      <text:p text:style-name="P126"/>
      <text:p text:style-name="P126">def print_values(input_dict):</text:p>
      <text:p text:style-name="P126"><text:s text:c="4"/>"""Loop through dictionary and print values."""</text:p>
      <text:p text:style-name="P126"><text:s text:c="4"/>pdb.set_trace()</text:p>
      <text:p text:style-name="P126"><text:s text:c="4"/>for k, v in input_dict.items():</text:p>
      <text:p text:style-name="P126"><text:s text:c="8"/># pdb.set_trace()</text:p>
      <text:p text:style-name="P126"><text:s text:c="8"/>print('{0}: {1}'.format(k, v))</text:p>
      <text:p text:style-name="P126"/>
      <text:p text:style-name="P126"/>
      <text:p text:style-name="P126">def main():</text:p>
      <text:p text:style-name="P126"><text:s text:c="4"/>"""Entrypoint to application."""</text:p>
      <text:p text:style-name="P126"><text:s text:c="4"/>pdb.set_trace()</text:p>
      <text:p text:style-name="P126"><text:s text:c="4"/>sample_dict = path_to_dict('sample.json')</text:p>
      <text:p text:style-name="P126"><text:s text:c="4"/>print_values(sample_dict)</text:p>
      <text:p text:style-name="P126"/>
      <text:p text:style-name="P126"/>
      <text:p text:style-name="P126">if __name__ == '__main__':</text:p>
      <text:p text:style-name="P126"><text:s text:c="4"/>main()</text:p>
      <text:p text:style-name="P3"/>
      <text:p text:style-name="P6">sample.json:</text:p>
      <text:p text:style-name="P127">{</text:p>
      <text:p text:style-name="P127"><text:s text:c="4"/>"id": 1,</text:p>
      <text:p text:style-name="P127"><text:s text:c="4"/>"name": "Test",</text:p>
      <text:p text:style-name="P127"><text:s text:c="4"/>"date": "2017-09-02",</text:p>
      <text:p text:style-name="P127"><text:s text:c="4"/>"person": "Mark",</text:p>
      <text:p text:style-name="P127"><text:s text:c="4"/>"activity": "Video Recording"</text:p>
      <text:p text:style-name="P127"><text:s text:c="2"/>}</text:p>
      <text:p text:style-name="P3"/>
      <text:p text:style-name="P3"/>
      <text:p text:style-name="P3"/>
      <text:p text:style-name="P3"/>
      <text:p text:style-name="P3"/>
      <text:p text:style-name="P696"><text:span text:style-name="T1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79"><text:span text:style-name="T19">argparse</text:span><text:span text:style-name="T50"> is a c</text:span>ommand-line parsing library</text:p>
      <text:p text:style-name="P181">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1">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79"/>
      <text:p text:style-name="P179"/>
      <text:p text:style-name="P182">With start with this, we have that kind of function:</text:p>
      <text:p text:style-name="P128">def calc(x, y, operation):</text:p>
      <text:p text:style-name="P128"><text:s text:c="4"/>if operation == 'add':</text:p>
      <text:p text:style-name="P128"><text:s text:c="8"/>return x + y</text:p>
      <text:p text:style-name="P128"><text:s text:c="4"/>elif operation == 'sub':</text:p>
      <text:p text:style-name="P128"><text:s text:c="8"/>return x - y</text:p>
      <text:p text:style-name="P128"><text:s text:c="4"/>elif operation == 'mul':</text:p>
      <text:p text:style-name="P128"><text:s text:c="8"/>return x * y</text:p>
      <text:p text:style-name="P128"><text:s text:c="4"/>elif operation == 'div':</text:p>
      <text:p text:style-name="P128"><text:s text:c="8"/>return x / y</text:p>
      <text:p text:style-name="P128"/>
      <text:p text:style-name="P128">operation = calc(7,3,’div’)</text:p>
      <text:p text:style-name="P128">print operation</text:p>
      <text:p text:style-name="P179"/>
      <text:p text:style-name="P183">So we’re going to convert this into a command line interface using argparse.</text:p>
      <text:p text:style-name="P184">Main() is actually where we’re going to build the arguments themselves. <text:span text:style-name="T18">Argparse means argument parser</text:span>. We know that <text:span text:style-name="T18">ArgumentParser</text:span> is a class (<text:span text:style-name="T18">as it adheres to PEP8 naming</text:span>) and ‘parser’ is an object of that class.</text:p>
      <text:p text:style-name="P184"><text:span text:style-name="T52">[</text:span>Studley case<text:span text:style-name="T52">]</text:span></text:p>
      <text:p text:style-name="P187">This (in yellow) is all necessary to do with argparse. And then the system out, the reason why we’re doing this is, so the output will actually come to the console. <text:span text:style-name="T55">In many cases you could just use print, but there’s going to be times when actually you need to do a system out, because otherwise you’re just not going to see it.</text:span></text:p>
      <text:p text:style-name="P179"/>
      <text:p text:style-name="P188">Rather than passing x, y, operation we’re passing ‘args, that’s it.</text:p>
      <text:p text:style-name="P179"/>
      <text:p text:style-name="P185">We finish with this:</text:p>
      <text:p text:style-name="P8">argparse_for_cli.py</text:p>
      <text:p text:style-name="P129">import sys</text:p>
      <text:p text:style-name="P129">import argparse</text:p>
      <text:p text:style-name="P129"/>
      <text:p text:style-name="P129"/>
      <text:p text:style-name="P129"><text:soft-page-break/>def main():</text:p>
      <text:p text:style-name="P129"><text:s text:c="4"/><text:span text:style-name="T53">parser = argparse.ArgumentParser()</text:span></text:p>
      <text:p text:style-name="P186"><text:s text:c="4"/>parser.add_argument('--x', type=float, default=1.0,</text:p>
      <text:p text:style-name="P186"><text:s text:c="24"/>help='What is the first number?')</text:p>
      <text:p text:style-name="P186"><text:s text:c="4"/>parser.add_argument('--y', type=float, default=1.0,</text:p>
      <text:p text:style-name="P186"><text:s text:c="24"/>help='What is the second number?')</text:p>
      <text:p text:style-name="P186"><text:s text:c="4"/>parser.add_argument('--operation', type=str, default='add',</text:p>
      <text:p text:style-name="P186"><text:s text:c="24"/>help='What operation?')</text:p>
      <text:p text:style-name="P186"><text:s text:c="4"/>args = parser.parse_args()</text:p>
      <text:p text:style-name="P129"><text:s text:c="4"/>sys.stdout.write(str(calc(args)))</text:p>
      <text:p text:style-name="P129"/>
      <text:p text:style-name="P129"/>
      <text:p text:style-name="P129">def calc(args):</text:p>
      <text:p text:style-name="P129"><text:s text:c="4"/>if args.operation == 'add':</text:p>
      <text:p text:style-name="P129"><text:s text:c="8"/>return args.x + args.y</text:p>
      <text:p text:style-name="P129"><text:s text:c="4"/>elif args.operation == 'sub':</text:p>
      <text:p text:style-name="P129"><text:s text:c="8"/>return args.x - args.y</text:p>
      <text:p text:style-name="P129"><text:s text:c="4"/>elif args.operation == 'mul':</text:p>
      <text:p text:style-name="P129"><text:s text:c="8"/>return args.x * args.y</text:p>
      <text:p text:style-name="P129"><text:s text:c="4"/>elif args.operation == 'div':</text:p>
      <text:p text:style-name="P129"><text:s text:c="8"/>return args.x / args.y</text:p>
      <text:p text:style-name="P129"/>
      <text:p text:style-name="P129">if __name__ == '__main__':</text:p>
      <text:p text:style-name="P129"><text:s text:c="4"/>main()</text:p>
      <text:p text:style-name="P180"/>
      <text:p text:style-name="P10">PEP8 specifies 1 white space between functions, 2 between classes.</text:p>
      <text:p text:style-name="P180"/>
      <text:p text:style-name="P180">You can get arguments from the command line using actually just sys, but argparse is much more friendly way to parse arguments from the command line (the only reason that we use sys here is just to output from the function.</text:p>
      <text:p text:style-name="P179"/>
      <text:p text:style-name="P179"/>
      <text:p text:style-name="P126">mikoaj@myszka:~/Projects/Tuts/Pdb$ python argparse_for_cli.py</text:p>
      <text:p text:style-name="P126">2.0mikoaj@myszka:~/Projects/Tuts/Pdb$ python argparse_for_cli.py --x=5 --y=2 --operation=mul</text:p>
      <text:p text:style-name="P126">10.0mikoaj@myszka:~/Projects/Tuts/Pdb$ python argparse_for_cli.py --x=5 --y=2 --operation=add</text:p>
      <text:p text:style-name="P126">7.0mikoaj@myszka:~/Projects/Tuts/Pdb$ python argparse_for_cli.py --x=5 --y=2 --operation=div</text:p>
      <text:p text:style-name="P126">2.5mikoaj@myszka:~/Projects/Tuts/Pdb$ python argparse_for_cli.py --x=5 --y=2 --operation=sub</text:p>
      <text:p text:style-name="P126">3.0mikoaj@myszka:~/Projects/Tuts/Pdb$ python argparse_for_cli.py -h<text:span text:style-name="T53"> →</text:span><text:span text:style-name="T54"> help</text:span></text:p>
      <text:p text:style-name="P126">usage: argparse_for_cli.py [-h] [--x X] [--y Y] [--operation OPERATION]</text:p>
      <text:p text:style-name="P126"/>
      <text:p text:style-name="P126">optional arguments:</text:p>
      <text:p text:style-name="P126"><text:s text:c="2"/>-h, --help <text:s text:c="11"/>show this help message and exit</text:p>
      <text:p text:style-name="P126"><text:s text:c="2"/>--x X <text:s text:c="16"/>What is the first number?</text:p>
      <text:p text:style-name="P126"><text:s text:c="2"/>--y Y <text:s text:c="16"/>What is the second number?</text:p>
      <text:p text:style-name="P126"><text:s text:c="2"/>--operation OPERATION</text:p>
      <text:p text:style-name="P126"><text:s text:c="24"/>What operation?</text:p>
      <text:p text:style-name="P126"/>
      <text:p text:style-name="P126"/>
      <text:p text:style-name="P697"><text:span text:style-name="T66">r</text:span>e</text:p>
      <text:p text:style-name="P189"/>
      <text:p text:style-name="P189"><text:a xlink:type="simple" xlink:href="https://www.youtube.com/watch?v=K8L6KVGG-7o" text:style-name="Internet_20_link" text:visited-style-name="Visited_20_Internet_20_Link">https://www.youtube.com/watch?v=K8L6KVGG-7o</text:a></text:p>
      <text:p text:style-name="P189"/>
      <text:p text:style-name="P190"><text:span text:style-name="T18">Raw strings</text:span> purpose, we want our regular expressions to interpret the strings we’re passing in and not have python doing anything to them first, example:</text:p>
      <text:p text:style-name="P130">print(r’\tTab’)</text:p>
      <text:p text:style-name="P191"/>
      <text:p text:style-name="P192">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92"><text:span text:style-name="T3">pattern = re.compile()</text:span> <text:span text:style-name="T88">and now in brackets we can specify our pattern. First let’s just create a pattern that matches some literal characters: pattern = re.compile(r’abc’). Now that we have that pattern specified, let’s actually search through our text with that pattern:</text:span></text:p>
      <text:p text:style-name="P131">matches =pattern.finditer(text_to_search)</text:p>
      <text:p text:style-name="P193">What we want to search is our very long string up here at the top i.e. text_to_search. To print out all of our matches I’m just going to do a for loop:</text:p>
      <text:p text:style-name="P131">for match in matches:</text:p>
      <text:p text:style-name="P131"><text:tab/>print(match)</text:p>
      <text:p text:style-name="P194"/>
      <text:p text:style-name="P194">When we run it we can see that this ‘finditer’ method returns an iterator that contains all of the matches. Corey thinks that ‘finditer’ is one of the best for gathering all of the matches and an easy to read format.</text:p>
      <text:p text:style-name="P191"/>
      <text:p text:style-name="P195">So each of these match objects shows us the span and the match itself, so the span is the beginning and end index of the match, it only found one match of abc and it found it in our alphabet.</text:p>
      <text:p text:style-name="P191"/>
      <text:p text:style-name="P191"/>
      <text:p text:style-name="P196">MetaCharacters need to be escaped</text:p>
      <text:p text:style-name="P191"><text:span text:style-name="T3">pattern = re.compile(r'\.')</text:span> →<text:span text:style-name="T89"> escaping character</text:span></text:p>
      <text:p text:style-name="P132">pattern = re.compile(r'coreyms\.com')</text:p>
      <text:p text:style-name="P197">Ok, literal search isn’t too exciting, because that’s sth that we probably already know how to do within Python. Really we want to use regular expressions to search for patterns.</text:p>
      <text:p text:style-name="P191"/>
      <text:p text:style-name="P197"/>
      <text:p text:style-name="P197">In the snippets.txt Corey has a list of values where we can see the types of characters that we can match:</text:p>
      <text:p text:style-name="P508">. <text:s text:c="6"/>- Any Character Except New Line</text:p>
      <text:p text:style-name="P133">\d <text:s text:c="5"/>- Digit (0-9)</text:p>
      <text:p text:style-name="P133">\D <text:s text:c="5"/>- Not a Digit (0-9)</text:p>
      <text:p text:style-name="P133">\w <text:s text:c="5"/>- Word Character (a-z, A-Z, 0-9, _)</text:p>
      <text:p text:style-name="P133">\W <text:s text:c="5"/>- Not a Word Character</text:p>
      <text:p text:style-name="P133">\s <text:s text:c="5"/>- Whitespace (space, tab, newline)</text:p>
      <text:p text:style-name="P133">\S <text:s text:c="5"/>- Not Whitespace (space, tab, newline)</text:p>
      <text:p text:style-name="P133"/>
      <text:p text:style-name="P133">\b <text:s text:c="5"/>- Word Boundary</text:p>
      <text:p text:style-name="P133">\B <text:s text:c="5"/>- Not a Word Boundary</text:p>
      <text:p text:style-name="P133">^ <text:s text:c="6"/>- Beginning of a String</text:p>
      <text:p text:style-name="P133">$ <text:s text:c="6"/>- End of a String</text:p>
      <text:p text:style-name="P133"><text:soft-page-break/></text:p>
      <text:p text:style-name="P133">[] <text:s text:c="5"/>- Matches Characters in brackets</text:p>
      <text:p text:style-name="P133">[^ ] <text:s text:c="3"/>- Matches Characters NOT in brackets</text:p>
      <text:p text:style-name="P133">| <text:s text:c="6"/>- Either Or</text:p>
      <text:p text:style-name="P133">( ) <text:s text:c="4"/>- Group</text:p>
      <text:p text:style-name="P133"/>
      <text:p text:style-name="P133">Quantifiers:</text:p>
      <text:p text:style-name="P133">* <text:s text:c="6"/>- 0 or More</text:p>
      <text:p text:style-name="P133">+ <text:s text:c="6"/>- 1 or More</text:p>
      <text:p text:style-name="P133">? <text:s text:c="6"/>- 0 or One</text:p>
      <text:p text:style-name="P133">{3} <text:s text:c="4"/>- Exact Number</text:p>
      <text:p text:style-name="P133">{3,4} <text:s text:c="2"/>- Range of Numbers (Minimum, Maximum)</text:p>
      <text:p text:style-name="P133"/>
      <text:p text:style-name="P133"/>
      <text:p text:style-name="P133">#### Sample Regexs ####</text:p>
      <text:p text:style-name="P133"/>
      <text:p text:style-name="P133">[a-zA-Z0-9_.+-]+@[a-zA-Z0-9-]+\.[a-zA-Z0-9-.]+</text:p>
      <text:p text:style-name="P191"/>
      <text:p text:style-name="P191"/>
      <text:p text:style-name="P78">fnmatch</text:p>
      <text:p text:style-name="P214"/>
      <text:p text:style-name="P214"><text:a xlink:type="simple" xlink:href="https://www.youtube.com/watch?v=HcjqcVcDrtw" text:style-name="Internet_20_link" text:visited-style-name="Visited_20_Internet_20_Link">https://www.youtube.com/watch?v=HcjqcVcDrtw</text:a></text:p>
      <text:p text:style-name="P214"/>
      <text:p text:style-name="P214">fnmatch – Unix filename pattern matching in Python</text:p>
      <text:p text:style-name="P214">This module is used for matching Unix shell-style wildcards. fnmatch() compares a single file name against a pattern and returns TRUE if they match else returns FALSE.</text:p>
      <text:p text:style-name="P214">The comparison is case-sensitive when the operating system uses a case-sensitive file system.</text:p>
      <text:p text:style-name="P214">The special characters and their functions used in shell-style wildcards are:</text:p>
      <text:p text:style-name="P214"/>
      <text:p text:style-name="P214">‘*’ – matches everything</text:p>
      <text:p text:style-name="P214">‘?’ – matches any single character</text:p>
      <text:p text:style-name="P214">‘[seq]’ – matches any character in seq</text:p>
      <text:p text:style-name="P214">‘[!seq]’ – matches any character not in seq</text:p>
      <text:p text:style-name="P214">The meta-characters should be wrapped in brackets for a literal match. For example, ‘[?]’ matches the character ‘?’.</text:p>
      <text:p text:style-name="P214"/>
      <text:p text:style-name="P79">fnmatch_test.py:</text:p>
      <text:p text:style-name="P428">##### python3 fnmatch_tests.py</text:p>
      <text:p text:style-name="P428"/>
      <text:p text:style-name="P428">import fnmatch, os</text:p>
      <text:p text:style-name="P428"/>
      <text:p text:style-name="P428">current = os.listdir()</text:p>
      <text:p text:style-name="P428"/>
      <text:p text:style-name="P428">for file in current:</text:p>
      <text:p text:style-name="P428"><text:s text:c="4"/>if fnmatch.fnmatch(file, '*.py'): # returns True/False</text:p>
      <text:p text:style-name="P428"><text:s text:c="8"/>continue</text:p>
      <text:p text:style-name="P428"><text:s text:c="4"/>else:</text:p>
      <text:p text:style-name="P428"><text:s text:c="8"/>print(file)<text:span text:style-name="T56"> →</text:span><text:span text:style-name="T57"> prints all files, but .py</text:span></text:p>
      <text:p text:style-name="P428"/>
      <text:p text:style-name="P215"><text:soft-page-break/></text:p>
      <text:p text:style-name="P215"/>
      <text:p text:style-name="P80">shutil</text:p>
      <text:p text:style-name="P216"/>
      <text:p text:style-name="P216"/>
      <text:p text:style-name="P216"/>
      <text:p text:style-name="P216"/>
      <text:p text:style-name="P81">functools</text:p>
      <text:p text:style-name="P217"/>
      <text:p text:style-name="P217"><text:a xlink:type="simple" xlink:href="https://www.youtube.com/watch?v=eqvY-XMihRU" text:style-name="Internet_20_link" text:visited-style-name="Visited_20_Internet_20_Link">https://www.youtube.com/watch?v=eqvY-XMihRU</text:a></text:p>
      <text:p text:style-name="P217"/>
      <text:p text:style-name="P219">Functional programming in python:</text:p>
      <text:p text:style-name="P217"><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68">(reduce)</text:span></text:p>
      <text:p text:style-name="P217"/>
      <text:p text:style-name="P217"/>
      <text:p text:style-name="P217">The functools module is for higher-order functions: functions that act on or return other functions. In general, any callable object can be treated as a function for the purposes of this module <text:span text:style-name="T67">(basically functions for other functions).</text:span></text:p>
      <text:p text:style-name="P215"/>
      <text:p text:style-name="P218">[which is what programming is, it takes sth and either reme<text:span text:style-name="T69">m</text:span>bers it or does sth else to it]</text:p>
      <text:p text:style-name="P218"/>
      <text:p text:style-name="P218"/>
      <text:p text:style-name="P218"/>
      <text:p text:style-name="P218"/>
      <text:p text:style-name="P82">map, filter, reduce</text:p>
      <text:p text:style-name="P220"><text:a xlink:type="simple" xlink:href="https://www.youtube.com/watch?v=hUes6y2b--0" text:style-name="Internet_20_link" text:visited-style-name="Visited_20_Internet_20_Link">https://www.youtube.com/watch?v=hUes6y2b--0</text:a></text:p>
      <text:p text:style-name="P220">The map, filter, and reduce functions simplify the job of working with lists. <text:s/>In this lesson, we show you how to use each function. If you also use lambda expressions, you can accomplish a great deal in a single line of code!</text:p>
      <text:p text:style-name="P220">streamline - usprawnić</text:p>
      <text:p text:style-name="P220"/>
      <text:p text:style-name="P430">map(area, radii)</text:p>
      <text:p text:style-name="P221">area – functions</text:p>
      <text:p text:style-name="P221">radii – list, tuple or other iterable object</text:p>
      <text:p text:style-name="P221"/>
      <text:p text:style-name="P221">Here map will apply the area function to each element in the list. <text:span text:style-name="T70">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29">list(map(area, radii))</text:p>
      <text:p text:style-name="P429"/>
      <text:p text:style-name="P222">“<text:span text:style-name="T71">If the brevity is the soul of wit, then python is in a class by itself”</text:span></text:p>
      <text:p text:style-name="P222"/>
      <text:p text:style-name="P429">import math</text:p>
      <text:p text:style-name="P429"/>
      <text:p text:style-name="P429">def area(r):</text:p>
      <text:p text:style-name="P429"><text:s text:c="4"/>return math.pi * (r**2)</text:p>
      <text:p text:style-name="P429"/>
      <text:p text:style-name="P429"><text:soft-page-break/>radii = [2, 5, 7, 1]</text:p>
      <text:p text:style-name="P429"/>
      <text:p text:style-name="P429"/>
      <text:p text:style-name="P429"># 1. for loop</text:p>
      <text:p text:style-name="P429">areas = []</text:p>
      <text:p text:style-name="P429">for r in radii:</text:p>
      <text:p text:style-name="P429"><text:s text:c="4"/>a = area(r)</text:p>
      <text:p text:style-name="P429"><text:s text:c="4"/>areas.append(a)</text:p>
      <text:p text:style-name="P429"/>
      <text:p text:style-name="P429">print(areas)</text:p>
      <text:p text:style-name="P429"/>
      <text:p text:style-name="P429"/>
      <text:p text:style-name="P429"># 2. map</text:p>
      <text:p text:style-name="P429">m = list(map(area, radii))</text:p>
      <text:p text:style-name="P429"/>
      <text:p text:style-name="P429">print(m)</text:p>
      <text:p text:style-name="P222"/>
      <text:p text:style-name="P222"/>
      <text:p text:style-name="P223"><text:span text:style-name="T18">fil</text:span><text:span text:style-name="T20">te</text:span><text:span text:style-name="T18">r</text:span> function is used to select certain pieces of data from a list,tuple or other collection of data. This name was chosen, because it filters out the data you do not need.</text:p>
      <text:p text:style-name="P223"/>
      <text:p text:style-name="P223">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23"/>
      <text:p text:style-name="P224">When you are working with data from outside sources, you will often encounter missing data or empty values.</text:p>
      <text:p text:style-name="P225">Instead of passing in a function, we’ll simply pass None as first argument. <text:span text:style-name="T72">This filters out </text:span>all <text:span text:style-name="T72">values that are treated as false in a boolean setting. In Python, the values that are treated as False are empty string, 0, empty list, tuple and dictionary, False, None.</text:span></text:p>
      <text:p text:style-name="P225"/>
      <text:p text:style-name="P431">import statistics</text:p>
      <text:p text:style-name="P431"/>
      <text:p text:style-name="P431">data = [1.3, 2.8, 4.2, 5.7, 3.3]</text:p>
      <text:p text:style-name="P431"/>
      <text:p text:style-name="P431">avg = statistics.mean(data)</text:p>
      <text:p text:style-name="P431">print(avg)</text:p>
      <text:p text:style-name="P431"/>
      <text:p text:style-name="P431">f = list(filter(lambda x: x &gt; avg, data))</text:p>
      <text:p text:style-name="P431">print(f)</text:p>
      <text:p text:style-name="P431"/>
      <text:p text:style-name="P431"># Second example: Remove missing data</text:p>
      <text:p text:style-name="P431">countries = ["", "Brasil", "", "Denmark"]</text:p>
      <text:p text:style-name="P431"/>
      <text:p text:style-name="P431">f = list(filter(None, countries))</text:p>
      <text:p text:style-name="P431">print(f)</text:p>
      <text:p text:style-name="P225"/>
      <text:p text:style-name="P225"/>
      <text:p text:style-name="P226"><text:soft-page-break/>The map, filter and reduce functions greatly simplify the process of working with lists and other iterable collections of data. In fact, if you use lambda expressions, your work can often be done in a single line.</text:p>
      <text:p text:style-name="P225"/>
      <text:p text:style-name="P225"/>
      <text:p text:style-name="P225"/>
      <text:p text:style-name="P225"/>
      <text:p text:style-name="P83"/>
      <text:p text:style-name="P83">Lambda Expressions &amp; Anonymous Functions</text:p>
      <text:p text:style-name="P225"><text:a xlink:type="simple" xlink:href="https://www.youtube.com/watch?v=25ovCm9jKfA" text:style-name="Internet_20_link" text:visited-style-name="Visited_20_Internet_20_Link">https://www.youtube.com/watch?v=25ovCm9jKfA</text:a></text:p>
      <text:p text:style-name="P225"/>
      <text:p text:style-name="P225">Lambda expressions - also known as “anonymous functions” - allow you to create and use a function in a single line. <text:s/>They are useful when you need a short function that you will only use once. <text:s/>For example, when using the map, filter and sort methods.</text:p>
      <text:p text:style-name="P225"/>
      <text:p text:style-name="P431">def f(x):</text:p>
      <text:p text:style-name="P431"><text:s text:c="4"/>return 3*x + 1</text:p>
      <text:p text:style-name="P431"/>
      <text:p text:style-name="P431">print(f(2))</text:p>
      <text:p text:style-name="P431"/>
      <text:p text:style-name="P431"/>
      <text:p text:style-name="P431">### the same with lambda ###</text:p>
      <text:p text:style-name="P431">l = lambda x: 3*x + 1</text:p>
      <text:p text:style-name="P431">print(l(2))</text:p>
      <text:p text:style-name="P225"/>
      <text:p text:style-name="P227">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25"/>
      <text:p text:style-name="P225"/>
      <text:p text:style-name="P431">## Combine first name and last name into a single "Full Name"</text:p>
      <text:p text:style-name="P431">full_name = lambda fn,ln: fn.strip().title() + " " + ln.strip().title()</text:p>
      <text:p text:style-name="P431">print(full_name(" <text:s text:c="2"/>leonard", "EULER"))</text:p>
      <text:p text:style-name="P431"/>
      <text:p text:style-name="P431"># lambda with no <text:span text:style-name="T77">function </text:span>name</text:p>
      <text:p text:style-name="P431">scifi_authors = ["Alberto Sousa", "K.C. Jones", "Bardo jones Zizi"]</text:p>
      <text:p text:style-name="P431"/>
      <text:p text:style-name="P431"># help(scifi_authors.sort) # if needed</text:p>
      <text:p text:style-name="P431"/>
      <text:p text:style-name="P431">scifi_authors.sort(key=lambda name: name.split(" ")[-1].lower())</text:p>
      <text:p text:style-name="P431">print(scifi_authors)</text:p>
      <text:p text:style-name="P225"/>
      <text:p text:style-name="P227">fn.strip().title()</text:p>
      <text:p text:style-name="P231">strip() - remove leading and trailing whitespaces</text:p>
      <text:p text:style-name="P231">title() - uppercase for first letter in the sentence</text:p>
      <text:p text:style-name="P227"/>
      <text:p text:style-name="P228">L.sort(key=None, reverse=False)</text:p>
      <text:p text:style-name="P228"><text:soft-page-break/>key argument is a function that will be used for sorting. <text:span text:style-name="T73">We will pass it a lambda expression. Thanks to lower() the sorting is not case-sensitive.</text:span></text:p>
      <text:p text:style-name="P225"/>
      <text:p text:style-name="P227"/>
      <text:p text:style-name="P227">Then we go deeper, we will write a function that makes functions. <text:span text:style-name="T74">With a single line we return an anonymous quadratic function with coefficients a, b, c.</text:span></text:p>
      <text:p text:style-name="P225"/>
      <text:p text:style-name="P431">def build_quadratic_function(a, b, c):</text:p>
      <text:p text:style-name="P431"><text:s text:c="4"/>"""Returns the function f(x)=ax^2 + bx + c"""</text:p>
      <text:p text:style-name="P431"><text:s text:c="4"/>return lambda x: a*x**2 + b*x + c</text:p>
      <text:p text:style-name="P431"/>
      <text:p text:style-name="P431">f = build_quadratic_function(2,3,-5)</text:p>
      <text:p text:style-name="P431">print(f(0))</text:p>
      <text:p text:style-name="P431">print(f(1))</text:p>
      <text:p text:style-name="P431">print(f(2))</text:p>
      <text:p text:style-name="P225"/>
      <text:p text:style-name="P225"/>
      <text:p text:style-name="P229">Let’s make and use a quadratic function without ever giving it a name. Let’s create a different (math) function and then pass in the value 2. This code <text:span text:style-name="T75">creates the function 3x^2+1 and passes in the value 2 which should give us 13.</text:span></text:p>
      <text:p text:style-name="P225"/>
      <text:p text:style-name="P431">print(build_quadratic_function(3,0,1)(2)) # 3x^2+1 evaluated for x=2</text:p>
      <text:p text:style-name="P225"/>
      <text:p text:style-name="P84">This is a useful demonstration, but it is not the most readable code. Sometimes, an extra line is perfectly fine.</text:p>
      <text:p text:style-name="P84"/>
      <text:p text:style-name="P84"/>
      <text:p text:style-name="P84">Lambda expressions are quite useful when you need a short, throwaway function. Sth simple that you will only use once. <text:span text:style-name="T76">Common applications are sorting and filtering data.</text:span></text:p>
      <text:p text:style-name="P230"/>
      <text:p text:style-name="P230"/>
      <text:p text:style-name="P232"/>
      <text:p text:style-name="P232"/>
      <text:p text:style-name="P233">[template engine]</text:p>
      <text:p text:style-name="P233"/>
      <text:p text:style-name="P85">Software Development Lifecycle – SDLC</text:p>
      <text:p text:style-name="P85"><text:a xlink:type="simple" xlink:href="https://www.youtube.com/watch?v=i-QyW8D3ei0" text:style-name="Internet_20_link" text:visited-style-name="Visited_20_Internet_20_Link"><text:span text:style-name="T81">https://www.youtube.com/watch?v=i-QyW8D3ei0</text:span></text:a></text:p>
      <text:p text:style-name="P85"/>
      <text:p text:style-name="P234">1. Planning <text:span text:style-name="T159">requirements</text:span></text:p>
      <text:p text:style-name="P280">Together the customer and the product owner will outline the requirements of the application. Example application requirements: user registration, login, logout, dashboard landing page.</text:p>
      <text:p text:style-name="P234"/>
      <text:p text:style-name="P234">2. Requirement Analysis <text:span text:style-name="T78">(defining the requirements)</text:span></text:p>
      <text:p text:style-name="P236">Once the requirements have been analyzed by the team and defined, the product owner will take all the defined requirements and create tickets in a project management system.</text:p>
      <text:p text:style-name="P234"/>
      <text:p text:style-name="P234">3. Design</text:p>
      <text:p text:style-name="P23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79">architecture of the application, mobile aspects, supported browsers and much more.</text:span></text:p>
      <text:p text:style-name="P237"/>
      <text:p text:style-name="P234">4. Implementation / coding</text:p>
      <text:p text:style-name="P238">Fun starts. The operation team will set up the physical hardware for the servers, the developers will start writing the code, <text:span text:style-name="T80">the designers would continue planning the user interface and the testers will analyze the requirements and start building test cases for their test plans.</text:span></text:p>
      <text:p text:style-name="P234"/>
      <text:p text:style-name="P235">5. Testing</text:p>
      <text:p text:style-name="P24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34"/>
      <text:p text:style-name="P234">6. Deployment</text:p>
      <text:p text:style-name="P280"><text:span text:style-name="T161">In t</text:span>he depl<text:span text:style-name="T160">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34"/>
      <text:p text:style-name="P234">7. Maintenance</text:p>
      <text:p text:style-name="P281">So imagine that we’ve released, our application became so successful, we’re just getting millions of users logging in and registering and using this application. So we need to maintain the servers in the environment, <text:span text:style-name="T162">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82">There will be bugs found in production, it’s called production support.</text:p>
      <text:p text:style-name="P234"/>
      <text:p text:style-name="P86"/>
      <text:p text:style-name="P86"/>
      <text:p text:style-name="P86">Agile</text:p>
      <text:p text:style-name="P240"><text:a xlink:type="simple" xlink:href="https://www.youtube.com/watch?v=Z9QbYZh1YXY" text:style-name="Internet_20_link" text:visited-style-name="Visited_20_Internet_20_Link">https://www.youtube.com/watch?v=Z9QbYZh1YXY</text:a></text:p>
      <text:p text:style-name="P240"/>
      <text:p text:style-name="P240">Agile is not a:</text:p>
      <text:p text:style-name="P240">Methodology</text:p>
      <text:p text:style-name="P240">Specific way of developing software</text:p>
      <text:p text:style-name="P240">Framework or process</text:p>
      <text:p text:style-name="P239"/>
      <text:p text:style-name="P87">Agile is a set of Principles and Values</text:p>
      <text:p text:style-name="P234"/>
      <text:p text:style-name="P242">In fact, <text:span text:style-name="T90">Agile</text:span> is really a collection of <text:span text:style-name="T90">beliefs</text:span> that teams can use for making <text:span text:style-name="T90">decisions</text:span> about how to do the work of <text:span text:style-name="T90">developing software</text:span>. Well, this means the term Agile gets subjected to a great deal of abuse when ppl claim that this or that is the way to be agile, it also means that if you truly understand what agile is, it is su<text:span text:style-name="T141">r</text:span>prisingly flexible. <text:span text:style-name="T141">A doesn’t make decisions for you, instead it gives you a foundation that teams can use to make decisions that result in better software development.</text:span></text:p>
      <text:p text:style-name="P234"/>
      <text:p text:style-name="P243"><text:soft-page-break/>Agile manifesto is only 68 words: we can develop software better by valuing the items on the left side of the list more than the items on the right side. <text:span text:style-name="T142">Manifesto says: we are uncovering better ways of developing software by </text:span><text:span text:style-name="T91">doing</text:span><text:span text:style-name="T142"> it and </text:span><text:span text:style-name="T91">helping others do it</text:span><text:span text:style-name="T142">. Through this work we have come to value:</text:span></text:p>
      <text:list xml:id="list1968722612" text:style-name="L1">
        <text:list-item>
          <text:p text:style-name="P710">individuals and interactions (over)&gt; processes and tools,</text:p>
        </text:list-item>
        <text:list-item>
          <text:p text:style-name="P710">working software &gt; comprehensive documentation,</text:p>
        </text:list-item>
        <text:list-item>
          <text:p text:style-name="P710">customer collaboration &gt; contract negotiation,</text:p>
        </text:list-item>
        <text:list-item>
          <text:p text:style-name="P710">responding to change &gt; following a plan.</text:p>
        </text:list-item>
      </text:list>
      <text:p text:style-name="P263">While this is value in the items on the right, we value the items on the left more.</text:p>
      <text:p text:style-name="P234"/>
      <text:p text:style-name="P244">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745288326" text:style-name="L2">
        <text:list-item>
          <text:p text:style-name="P711">Our highest priority is to satisfy the customer through <text:s/>early and continuous delivery of valuable software.</text:p>
        </text:list-item>
        <text:list-item>
          <text:p text:style-name="P711">Welcome changing requirements, even late in development. Agile processes harness (wykorzystują) change for the customer’s competitive advantage.</text:p>
        </text:list-item>
        <text:list-item>
          <text:p text:style-name="P730"><text:span text:style-name="T84">Deliver working software frequently, </text:span><text:span text:style-name="T85">from a couple of weeks to a couple of months, with a preference to the shorter timescale.</text:span></text:p>
        </text:list-item>
        <text:list-item>
          <text:p text:style-name="P712">Business ppl and developers must work together daily throughout the project.</text:p>
        </text:list-item>
        <text:list-item>
          <text:p text:style-name="P712">Build projects around motivated individuals. Give them environment and support they need, and trust them to get the job done.</text:p>
        </text:list-item>
        <text:list-item>
          <text:p text:style-name="P712">The most efficient and effective method of conveying (przekazywać) information to and within a development team is face to face conversations.</text:p>
        </text:list-item>
        <text:list-item>
          <text:p text:style-name="P713">Working software is the primary measure of progress.</text:p>
        </text:list-item>
        <text:list-item>
          <text:p text:style-name="P713">Agile processes promote sustainable (zrównoważony) development. The sponsors, developers, and users should be able to maintain a constant pace indefinitely.</text:p>
        </text:list-item>
        <text:list-item>
          <text:p text:style-name="P713">Continuous attention to technical excellence and good design enhances agility.</text:p>
        </text:list-item>
        <text:list-item>
          <text:p text:style-name="P714">Simplicity – the art of maximizing the amount of work not done – is essential.</text:p>
        </text:list-item>
        <text:list-item>
          <text:p text:style-name="P714">The best architectures, requirements and designs emerge from self-organizing teams.</text:p>
        </text:list-item>
        <text:list-item>
          <text:p text:style-name="P714">At regular intervals, the team reflects on how to become more effective, then tunes and adjust its behavior accordingly.</text:p>
        </text:list-item>
      </text:list>
      <text:p text:style-name="P244"/>
      <text:p text:style-name="P245">Since agile is a collection of values and principles, <text:span text:style-name="T90">it’s real utility is in giving people a common foundation for making decisions about the best way to develop software</text:span>.</text:p>
      <text:p text:style-name="P283">When you have a team that is following Agile, they will be making hundreds of decisions each week in the way described above. <text:span text:style-name="T90">That is what it means to be agile, making each decision based on the principles and values that the team has decided to follow</text:span>. </text:p>
      <text:p text:style-name="P284">The decision making process matters, you can’t try to short circuit things by taking decisions made by another team and just blindly doing what they decided to do. Another team may make decisions based on the agile principles and values that end up with <text:span text:style-name="T163">a particular way of doing their work. Simply trying to mimic another team’s actions and practices won’t make your team agile.</text:span></text:p>
      <text:p text:style-name="P234"/>
      <text:p text:style-name="P285">[melanesian islanders and planes example]</text:p>
      <text:p text:style-name="P286">It is easy to fall into a similar type of cargo cult mentality when it comes to agile. <text:span text:style-name="T90">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87"><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34"/>
      <text:p text:style-name="P287">To sum up:</text:p>
      <text:p text:style-name="P287">So what is Agile? It is a set of values and principles.</text:p>
      <text:p text:style-name="P287">How does a team become agile? They make their decisions based on Agile values and principles.</text:p>
      <text:p text:style-name="P288">The decision making process is how a team becomes agile.</text:p>
      <text:p text:style-name="P288">[koncowka]</text:p>
      <text:p text:style-name="P234"/>
      <text:p text:style-name="P234"/>
      <text:p text:style-name="P234"><text:a xlink:type="simple" xlink:href="https://www.youtube.com/watch?v=HNd1_irOL5k" text:style-name="Internet_20_link" text:visited-style-name="Visited_20_Internet_20_Link">https://www.youtube.com/watch?v=HNd1_irOL5k</text:a></text:p>
      <text:p text:style-name="P246">scrum vs kanban</text:p>
      <text:p text:style-name="P234"/>
      <text:p text:style-name="P234"/>
      <text:p text:style-name="P234"/>
      <text:p text:style-name="P234"/>
      <text:p text:style-name="P234"/>
      <text:p text:style-name="P91">Scrum</text:p>
      <text:p text:style-name="P234"/>
      <text:p text:style-name="P234">Scrum is a <text:span text:style-name="T90">framework</text:span> within which people can address complex adaptive problems, while productively and creatively delivering products of the highest possible value.</text:p>
      <text:p text:style-name="P234"/>
      <text:p text:style-name="P23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34"/>
      <text:p text:style-name="P484">Agile video : https://www.youtube.com/watch?v=NpCEj...</text:p>
      <text:p text:style-name="P234"/>
      <text:p text:style-name="P234">Scrum is:</text:p>
      <text:p text:style-name="P234">Lightweight</text:p>
      <text:p text:style-name="P234">Simple to understand</text:p>
      <text:p text:style-name="P234">Difficult to master</text:p>
      <text:p text:style-name="P234">-scrum.org</text:p>
      <text:p text:style-name="P234"/>
      <text:p text:style-name="P234"/>
      <text:p text:style-name="P234"><text:a xlink:type="simple" xlink:href="https://www.youtube.com/watch?v=XU0llRltyFM" text:style-name="Internet_20_link" text:visited-style-name="Visited_20_Internet_20_Link">https://www.youtube.com/watch?v=XU0llRltyFM</text:a></text:p>
      <text:p text:style-name="P234"/>
      <text:p text:style-name="P247">Scrum is one of the best agile development practices in use today.</text:p>
      <text:p text:style-name="P247"/>
      <text:p text:style-name="P247">Let’s say we want to build a product. For this product we get all kinds of <text:span text:style-name="T90">feature</text:span> requests from customers, executives, or even other team members. In scrum, features are written from the perspective of the end user. <text:span text:style-name="T143">Therefore, features are known as </text:span><text:span text:style-name="T92">user stories</text:span><text:span text:style-name="T143">. The collection of all these user stories is </text:span><text:soft-page-break/><text:span text:style-name="T143">called the </text:span><text:span text:style-name="T92">product backlog</text:span><text:span text:style-name="T143">. Another way to think of the product backlog is to think of it as a wish list of all the things that </text:span><text:span text:style-name="T92">would make this product great</text:span><text:span text:style-name="T143">.</text:span></text:p>
      <text:p text:style-name="P248">Once we have our wish list or the product backlog, we need to start planning which specific user-stories <text:span text:style-name="T144">we’re going to put into a particular release of our product. </text:span></text:p>
      <text:p text:style-name="P249"><text:span text:style-name="T144">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93">Scrum Master </text:span><text:span text:style-name="T144">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49"><text:span text:style-name="T144">But let’s get back to this: Release Planning. To plan a release the team starts with the product backlog and they identify the user stories they want to put into this release. These user stories then become part <text:s/>of the </text:span><text:span text:style-name="T93">release backlog</text:span><text:span text:style-name="T144">.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50">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45">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51">Let’s get back to this: the release backlog. With the prioritized set of user stories and the estimated amount of work at hand, we are now ready to plan out several <text:span text:style-name="T90">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46">And you’ll want to have at least 2 to as many as a dozen sprints in a given release.</text:span></text:p>
      <text:p text:style-name="P234"/>
      <text:p text:style-name="P234"/>
      <text:p text:style-name="P234"/>
      <text:p text:style-name="P234"/>
      <text:p text:style-name="P234"/>
      <text:p text:style-name="P234"/>
      <text:p text:style-name="P264"/>
      <text:p text:style-name="P234"/>
      <text:p text:style-name="P234"/>
      <text:p text:style-name="P234"/>
      <text:p text:style-name="P121">unittest</text:p>
      <text:p text:style-name="P252"><text:a xlink:type="simple" xlink:href="https://www.youtube.com/watch?v=1Lfv5tUGsn8" text:style-name="Internet_20_link" text:visited-style-name="Visited_20_Internet_20_Link">https://www.youtube.com/watch?v=1Lfv5tUGsn8</text:a></text:p>
      <text:p text:style-name="P252">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52"/>
      <text:p text:style-name="P252"><text:soft-page-break/></text:p>
      <text:p text:style-name="P252"/>
      <text:p text:style-name="P253">Let’s write a unit test to check that the function works properly. We typically put the unit tests in a separate file. There are 2 common conventions for naming the test module: <text:span text:style-name="T4">filename_test.py</text:span><text:span text:style-name="T147"> or </text:span><text:span text:style-name="T4">test_filename.py</text:span><text:span text:style-name="T147">. Some ppl with put tests in a separate folder entirely.</text:span></text:p>
      <text:p text:style-name="P253"/>
      <text:p text:style-name="P254">Next we create a class that is a subclass of the TestCase class in the unittest module. We will call our class TestCircleArea. <text:span text:style-name="T148">A more descriptive name is hard to imagine (tested function is called circle_area).</text:span></text:p>
      <text:p text:style-name="P255">We write our test methods inside this class. Each test method must start with the word ‘test’.</text:p>
      <text:p text:style-name="P255">The first will be ‘test_area’. Here we will check that the function correctly computes the areas of several circles. <text:span text:style-name="T149">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56">If any of our comparisons fail, then python will register that the ‘test_area’ method failed.</text:p>
      <text:p text:style-name="P256"/>
      <text:p text:style-name="P256">To run this unit test run:</text:p>
      <text:p text:style-name="P432">python -m unittest test_unittest1.py</text:p>
      <text:p text:style-name="P256">-<text:span text:style-name="T150">m instructs python to run the unittest module as a script</text:span></text:p>
      <text:p text:style-name="P257">BTW we can also simply run <text:span text:style-name="T3">python -m unittest</text:span>. Python will then use a process called test discovery where it will search for tests and run them. <text:span text:style-name="T151">A handy shortcut.</text:span></text:p>
      <text:p text:style-name="P256"/>
      <text:p text:style-name="P258"/>
      <text:p text:style-name="P258"/>
      <text:p text:style-name="P258">Let us now test the function to see if it handles improper inputs correctly. <text:span text:style-name="T152">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58"/>
      <text:p text:style-name="P259">As we see, a value error was not raised when the input was negative. Let’s refactor the unittest1.py module.</text:p>
      <text:p text:style-name="P259"/>
      <text:p text:style-name="P259"/>
      <text:p text:style-name="P260">So far we have seen 2 assert methods: assertAlmostEqual and assertRaises. Python has many more methods for unit testing, dozens and dozens. One way to learn about particular assert method is by looking at the help text in interactive mode:</text:p>
      <text:p text:style-name="P433">python3</text:p>
      <text:p text:style-name="P433">import unittest</text:p>
      <text:p text:style-name="P433">help(unittest.TestCase.assertSetEqual)</text:p>
      <text:p text:style-name="P261">Python gives us a nice detailed description of this assert method.</text:p>
      <text:p text:style-name="P261"/>
      <text:p text:style-name="P261"/>
      <text:p text:style-name="P261"/>
      <text:p text:style-name="P261">Let’s get back to our example. We also want to make sure the function raises a type error whenever the input is not real number, so we will add a third test method.</text:p>
      <text:p text:style-name="P261"/>
      <text:p text:style-name="P262">To address this problem, we first check the type of the input. If the type is not an integer or a float, then we will raise a type error.</text:p>
      <text:p text:style-name="P262"><text:soft-page-break/></text:p>
      <text:p text:style-name="P262"/>
      <text:p text:style-name="P89">unittest1.py</text:p>
      <text:p text:style-name="P434">from math import pi</text:p>
      <text:p text:style-name="P434"/>
      <text:p text:style-name="P434">def circle_area(r):</text:p>
      <text:p text:style-name="P434"><text:s text:c="4"/>if type(r) not in [int, float]:</text:p>
      <text:p text:style-name="P434"><text:s text:c="8"/>raise TypeError("The radius must be a non-negative real number.")</text:p>
      <text:p text:style-name="P434"><text:s text:c="4"/>if r &lt; 0:</text:p>
      <text:p text:style-name="P434"><text:s text:c="8"/>raise ValueError("The radius cannot be negative.")</text:p>
      <text:p text:style-name="P434"><text:s text:c="4"/>return pi*(r**2)</text:p>
      <text:p text:style-name="P434"/>
      <text:p text:style-name="P434">"""</text:p>
      <text:p text:style-name="P434"># Test function</text:p>
      <text:p text:style-name="P434">radii = [2, 0 , -3, 2+5j, True, "radio"]</text:p>
      <text:p text:style-name="P434">message = "Area of circles with r = {radius} is {area}"</text:p>
      <text:p text:style-name="P434"/>
      <text:p text:style-name="P434">for r in radii:</text:p>
      <text:p text:style-name="P434"><text:s text:c="4"/>A = circle_area(r)</text:p>
      <text:p text:style-name="P434"><text:s text:c="4"/>print(message.format(radius=r, area=A))</text:p>
      <text:p text:style-name="P434">"""</text:p>
      <text:p text:style-name="P262"/>
      <text:p text:style-name="P262"/>
      <text:p text:style-name="P88">test_unittest1.py</text:p>
      <text:p text:style-name="P435">import unittest</text:p>
      <text:p text:style-name="P435">from unittest1 import circle_area</text:p>
      <text:p text:style-name="P435">from math import pi</text:p>
      <text:p text:style-name="P435"/>
      <text:p text:style-name="P435"/>
      <text:p text:style-name="P435">class TestCircleArea(unittest.TestCase):</text:p>
      <text:p text:style-name="P435"><text:s text:c="4"/>def test_area(self):</text:p>
      <text:p text:style-name="P435"><text:s text:c="8"/># Test areas when radius &gt;= 0</text:p>
      <text:p text:style-name="P435"><text:s text:c="8"/>self.assertAlmostEqual(circle_area(1), pi)</text:p>
      <text:p text:style-name="P435"><text:s text:c="8"/>self.assertAlmostEqual(circle_area(0), 0)</text:p>
      <text:p text:style-name="P435"><text:s text:c="8"/>self.assertAlmostEqual(circle_area(2.1), pi * 2.1**2)</text:p>
      <text:p text:style-name="P435"/>
      <text:p text:style-name="P435"><text:s text:c="4"/>def test_values(self):</text:p>
      <text:p text:style-name="P435"><text:s text:c="8"/># Make sure value errors are raised when necessary</text:p>
      <text:p text:style-name="P435"><text:s text:c="8"/>self.assertRaises(ValueError, circle_area, -2)</text:p>
      <text:p text:style-name="P435"/>
      <text:p text:style-name="P435"><text:s text:c="4"/>def test_types(self):</text:p>
      <text:p text:style-name="P435"><text:s text:c="8"/># Make sure type errors are raised when necessary</text:p>
      <text:p text:style-name="P435"><text:s text:c="8"/>self.assertRaises(TypeError, circle_area, 3+5j)</text:p>
      <text:p text:style-name="P435"><text:s text:c="8"/>self.assertRaises(TypeError, circle_area, True)</text:p>
      <text:p text:style-name="P435"><text:s text:c="8"/>self.assertRaises(TypeError, circle_area, "lolo")</text:p>
      <text:p text:style-name="P262"/>
      <text:p text:style-name="P262"/>
      <text:p text:style-name="P262"/>
      <text:p text:style-name="P266">[Change is one constant in programming]</text:p>
      <text:p text:style-name="P266"><text:soft-page-break/></text:p>
      <text:p text:style-name="P266"/>
      <text:p text:style-name="P266"/>
      <text:p text:style-name="P266"/>
      <text:p text:style-name="P122">Logging</text:p>
      <text:p text:style-name="P265"><text:a xlink:type="simple" xlink:href="https://www.youtube.com/watch?v=g8nQ90Hk328" text:style-name="Internet_20_link" text:visited-style-name="Visited_20_Internet_20_Link">https://www.youtube.com/watch?v=g8nQ90Hk328</text:a></text:p>
      <text:p text:style-name="P265">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65"/>
      <text:p text:style-name="P267">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67">A wide range of problems can happen that are out of your control. With logging, you can leave a trail of breadcrumbs, so when sth goes wrong, you can determine the cause. “Hope for the best, but plan for the worst” – with logging.</text:p>
      <text:p text:style-name="P267"/>
      <text:p text:style-name="P268">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68"/>
      <text:p text:style-name="P269">Let’s now write a program and use logging module to help us track down bugs and leave a record of how our code was used.</text:p>
      <text:p text:style-name="P269"/>
      <text:p text:style-name="P436">print(dir(logging))</text:p>
      <text:p text:style-name="P436">['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70">This module is packed with features. <text:span text:style-name="T18">The entries in all caps are constants, the capitalized items are classes and the items that start with a lowercase letter are methods</text:span>.</text:p>
      <text:p text:style-name="P269"/>
      <text:p text:style-name="P270">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70"/>
      <text:p text:style-name="P270"><text:soft-page-break/></text:p>
      <text:p text:style-name="P270"/>
      <text:p text:style-name="P271">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71">Then we test it, to write an info message, call the info method and pass in a string → <text:s/>you can see that the ‘lumberjack.log’ file was created. <text:span text:style-name="T153">But inside there is no our log message. Why? The reason lies in how we configured the logger. Let’s print the level of our logger and run again:</text:span></text:p>
      <text:p text:style-name="P437">print(log<text:span text:style-name="T154">ger.</text:span>level)</text:p>
      <text:p text:style-name="P438">30</text:p>
      <text:p text:style-name="P272">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55">This will guarantee that we will see all log messages.</text:span></text:p>
      <text:p text:style-name="P271"/>
      <text:p text:style-name="P273">If you open the log file once more, you will now see our test message:</text:p>
      <text:p text:style-name="P439">INFO:root:Our first message.</text:p>
      <text:p text:style-name="P273">Notice that the log message displays the level, the name of the logger (root in our case) and the message. This format is ok, but it’s missing an important piece of data: the time when the log message was created.</text:p>
      <text:p text:style-name="P274">So let’s change the format of the log message, to do this we will create a format string. <text:span text:style-name="T156">Python gives you a wide selection of information you can include in your log messages (→ python.org). Here we’re interested in the level, time and messsage.</text:span></text:p>
      <text:p text:style-name="P275">To change the logging format create a string with the desired attributes:</text:p>
      <text:p text:style-name="P440">LOG_FORMAT = “%(levelname)s %(asctime)s - %(message)s”</text:p>
      <text:p text:style-name="P275">and pass the format string to the basicConfig call.</text:p>
      <text:p text:style-name="P273"/>
      <text:p text:style-name="P275">If you open the log file, you will see the message now appears in the new format:</text:p>
      <text:p text:style-name="P439">INFO:root:Our first message.</text:p>
      <text:p text:style-name="P439">INFO 2019-11-25 11:42:26,457 - Our first message.</text:p>
      <text:p text:style-name="P275">Notice that the first message is still there. His is because by default, the log file is created in append mode. If you want <text:span text:style-name="T157">the log file to be overwritten each time (only our most recent message appears), change the file mode to ‘w’.</text:span></text:p>
      <text:p text:style-name="P273"/>
      <text:p text:style-name="P276">You can log messages of any level by calling the method with the level name:</text:p>
      <text:p text:style-name="P439">logger.debug("Debug mode.")</text:p>
      <text:p text:style-name="P439">logger.info("Info mode.")</text:p>
      <text:p text:style-name="P439">logger.warning("Warning mode.")</text:p>
      <text:p text:style-name="P439">logger.error("Error mode.")</text:p>
      <text:p text:style-name="P439">logger.critical("Critical mode.")</text:p>
      <text:p text:style-name="P277">If you open the log file, you will see all 5 messages, but if you change the log level to error (level = logging.ERROR), you will now only see the error and critical messages.</text:p>
      <text:p text:style-name="P273"/>
      <text:p text:style-name="P273"/>
      <text:p text:style-name="P277"><text:soft-page-break/>Now that we know how to configure and use the logging module, let’s see it in action. <text:span text:style-name="T158">We will write a function implementing the quadratic formula, which allows you to solve any quadratic equation. </text:span></text:p>
      <text:p text:style-name="P273"/>
      <text:p text:style-name="P273"/>
      <text:p text:style-name="P278">We sometimes use the same message in message as in the comment. This may seem repetitive, but once we are confident the code is working properly, we may want to remove the debug logs, while keeping the comments.</text:p>
      <text:p text:style-name="P273"/>
      <text:p text:style-name="P90">logging1.py:</text:p>
      <text:p text:style-name="P441">import logging</text:p>
      <text:p text:style-name="P441">import math</text:p>
      <text:p text:style-name="P441"/>
      <text:p text:style-name="P441"># print(dir(logging))</text:p>
      <text:p text:style-name="P441"/>
      <text:p text:style-name="P441"># Create and configure logger</text:p>
      <text:p text:style-name="P441">LOG_FORMAT = "%(levelname)s %(asctime)s - %(message)s"</text:p>
      <text:p text:style-name="P441">logging.basicConfig(filename="lumberjack.log",</text:p>
      <text:p text:style-name="P441"><text:s text:c="20"/>level=logging.DEBUG, </text:p>
      <text:p text:style-name="P441"><text:s text:c="20"/>format=LOG_FORMAT, </text:p>
      <text:p text:style-name="P441"><text:s text:c="20"/>filemode="w")</text:p>
      <text:p text:style-name="P441">logger = logging.getLogger()</text:p>
      <text:p text:style-name="P441"/>
      <text:p text:style-name="P441">"""</text:p>
      <text:p text:style-name="P441"># Test the logger</text:p>
      <text:p text:style-name="P441">logger.debug("Debug mode.")</text:p>
      <text:p text:style-name="P441">logger.info("Info mode.")</text:p>
      <text:p text:style-name="P441">logger.warning("Warning mode.")</text:p>
      <text:p text:style-name="P441">logger.error("Error mode.")</text:p>
      <text:p text:style-name="P441">logger.critical("Critical mode.")</text:p>
      <text:p text:style-name="P441"/>
      <text:p text:style-name="P441">print(logger.level)</text:p>
      <text:p text:style-name="P441">"""</text:p>
      <text:p text:style-name="P441"/>
      <text:p text:style-name="P441">def quadratic_formula(a, b, c):</text:p>
      <text:p text:style-name="P441"><text:s text:c="4"/>"""Return the solution to the equation ax^2 + bx + c = 0."""</text:p>
      <text:p text:style-name="P441"><text:s text:c="4"/>logger.info("quadratic_formula({0}, {1}, {2})".format(a, b, c))</text:p>
      <text:p text:style-name="P441"/>
      <text:p text:style-name="P441"><text:s text:c="4"/># Compute the discriminant</text:p>
      <text:p text:style-name="P441"><text:s text:c="4"/>logger.debug("# Compute the discriminant.")</text:p>
      <text:p text:style-name="P441"><text:s text:c="4"/>disc = b^2 - 4*a*c</text:p>
      <text:p text:style-name="P441"/>
      <text:p text:style-name="P441"><text:s text:c="4"/># Compute the 2 roots</text:p>
      <text:p text:style-name="P441"><text:s text:c="4"/>logger.debug("# Compute the 2 roots")</text:p>
      <text:p text:style-name="P441"><text:s text:c="4"/>root1 = (-b + math.sqrt(disc)) / (2*a)</text:p>
      <text:p text:style-name="P441"><text:s text:c="4"/>root2 = (-b - math.sqrt(disc)) / (2*a)</text:p>
      <text:p text:style-name="P441"/>
      <text:p text:style-name="P441"><text:s text:c="4"/># Return the roots (as a tuple)</text:p>
      <text:p text:style-name="P441"><text:s text:c="4"/>logger.debug("# Return the roots")</text:p>
      <text:p text:style-name="P441"><text:s text:c="4"/>return (root1, root2)</text:p>
      <text:p text:style-name="P441"><text:soft-page-break/></text:p>
      <text:p text:style-name="P441">roots = quadratic_formula(1, 0, -4)</text:p>
      <text:p text:style-name="P441">#roots = quadratic_formula(1, 0, 1)</text:p>
      <text:p text:style-name="P441">print(roots)</text:p>
      <text:p text:style-name="P279"/>
      <text:p text:style-name="P279"/>
      <text:p text:style-name="P279"/>
      <text:p text:style-name="P279"/>
      <text:p text:style-name="P279"/>
      <text:p text:style-name="P279"/>
      <text:p text:style-name="P273"/>
      <text:p text:style-name="P273">Linux File System/Structure Explained!</text:p>
      <text:p text:style-name="P273"><text:a xlink:type="simple" xlink:href="https://www.youtube.com/watch?v=HbgzrKJvDRw" text:style-name="Internet_20_link" text:visited-style-name="Visited_20_Internet_20_Link">https://www.youtube.com/watch?v=HbgzrKJvDRw</text:a></text:p>
      <text:p text:style-name="P273"/>
      <text:p text:style-name="P273"/>
      <text:p text:style-name="P273"/>
      <text:p text:style-name="P273"/>
      <text:p text:style-name="P698">Docker Tutorial for Beginners - A Full DevOps Course on How to Run Applications in Containers</text:p>
      <text:p text:style-name="P273"><text:a xlink:type="simple" xlink:href="https://www.youtube.com/watch?v=fqMOX6JJhGo" text:style-name="Internet_20_link" text:visited-style-name="Visited_20_Internet_20_Link">https://www.youtube.com/watch?v=fqMOX6JJhGo</text:a></text:p>
      <text:p text:style-name="P273"/>
      <text:p text:style-name="P273"/>
      <text:p text:style-name="P289">To understand how docker works, let us revisit some base concepts of operating systems first. <text:span text:style-name="T18">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64">that makes these operating systems different. This software may consist of a different user interface, drivers, compilers, file managers, developer tools, etc. </text:span><text:span text:style-name="T40">So you have a common linux kernel shared across all OSes and some custom software that differentiate operating systems from each other.</text:span></text:p>
      <text:p text:style-name="P290"/>
      <text:p text:style-name="P290"><text:span text:style-name="T18">We said earlier that d containers share the underlying kernel, so what that actually mean: sharing the kernel?</text:span> Let’s say we have system with an Ubuntu os with d installed on it. <text:span text:style-name="T90">D can run any flavor of OS on top of it as long as they are all based on the same kernel, in this case Linux.</text:span> If the underlying OS is ubuntu, d can run a container based on another distribution like debian, fedora, suse, etc. <text:span text:style-name="T90">Each d container only has the additional software that we just talked about in the previous slide that </text:span><text:span text:style-name="T94">makes these operating systems different and d utilizes the underlying kernel of the d host, which works with all OSes above</text:span><text:span text:style-name="T165">.</text:span></text:p>
      <text:p text:style-name="P291">So what is an OS that do not share the same kernel as this? Windows, and so you won’t be able to run a windows based container on a d host with linux on it. For that you will require <text:span text:style-name="T166">a docker on a windows server.</text:span></text:p>
      <text:p text:style-name="P292">[<text:span text:style-name="T167">linux container on linux virtual machine on windows</text:span>]</text:p>
      <text:p text:style-name="P273"/>
      <text:p text:style-name="P509"><text:span text:style-name="T264">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93">So that brings us to the differences between virtual machines and containers, <text:span text:style-name="T169">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94">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19">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92">Hypervisor[] <text:span text:style-name="T168">&lt;-</text:span></text:p>
      <text:p text:style-name="P295">Those are some differences between the 2, now having said that, it’s not either container or vm situation – it’s containers and virtual machines. <text:span text:style-name="T170">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0">can use the benefits of virtualization to easily provision or decommission docker host as required. As the same time make use the benefits of docker to easily provision application and quickly scale them as required.</text:span></text:p>
      <text:p text:style-name="P297">But remember, in this case we will not be provisioning that many virtual machines as we used to before, because earlier we provisioned a virtual machine for each application. Now you might provision a virtual machine for hundreds or thousands of containers [<text:span text:style-name="T53">screen</text:span>].</text:p>
      <text:p text:style-name="P273"/>
      <text:p text:style-name="P93">So how is it done?</text:p>
      <text:p text:style-name="P298">There are lots of containerized versions of applications readily available as of <text:span text:style-name="T172">today, so most organizations have their products containerized and available in a public docker repository called </text:span><text:span text:style-name="T95">dockerhub/dockerstore</text:span><text:span text:style-name="T172">. For example you can find images of most common operating systems, databases and other services and tools. Once you identify the images you need and you install docker on your </text:span><text:span text:style-name="T97">host</text:span><text:span text:style-name="T172">, bringing up an application is as easy as running:</text:span></text:p>
      <text:p text:style-name="P442">docker run ansible</text:p>
      <text:p text:style-name="P442">docker run mongdb</text:p>
      <text:p text:style-name="P442">docker run redis</text:p>
      <text:p text:style-name="P442">docker run nodejs</text:p>
      <text:p text:style-name="P299"><text:span text:style-name="T90">If you need to run multiple instances of the web service, simply add as many instances as you need and configure a [load balance or some kind in the front(?)]. In case one of the instances were to fail, simply destroy that instance and launch a new one</text:span>. →<text:span text:style-name="T173"> </text:span><text:span text:style-name="T101">there are other solutions available for handling such cases</text:span><text:span text:style-name="T173">.</text:span></text:p>
      <text:p text:style-name="P273"/>
      <text:p text:style-name="P300"><text:span text:style-name="T90">An </text:span><text:span text:style-name="T96">image</text:span><text:span text:style-name="T90"> is a package or a template just like a vm template that you might have worked with in the virtualization world. It is used to create one or more containers.</text:span> <text:span text:style-name="T98">Containers</text:span><text:span text:style-name="T102"> are running instances of images</text:span><text:span text:style-name="T174"> that are isolated and </text:span><text:span text:style-name="T102">have their own environment and set of processes</text:span><text:span text:style-name="T174">.</text:span></text:p>
      <text:p text:style-name="P301"><text:span text:style-name="T90">You can also create your own image and push it to dhub repo making it available for public</text:span>.</text:p>
      <text:p text:style-name="P301"/>
      <text:p text:style-name="P30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75">how the dependencies are to be configured etc. Since the ops team did not really develop the application on their own, they struggled with setting it up.</text:span></text:p>
      <text:p text:style-name="P303">With docker, developer and operations teams work hand in hand to transform the guide into a dockerfile with both of their requirements. <text:span text:style-name="T90">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73"/>
      <text:p text:style-name="P273"/>
      <text:p text:style-name="P304">Community Edition – set of free docker products</text:p>
      <text:p text:style-name="P304">Enterprise Edition – certified and supported container platform that comes with enterprise add-ons.</text:p>
      <text:p text:style-name="P273"/>
      <text:p text:style-name="P305">CE is available on linux, mac, windows or cloud platforms like AWS or Azure.</text:p>
      <text:p text:style-name="P305">Mac/Windows 2 options: install linux vm using virtualbox or other virtualization platform or install docker desktop for mac or windows.</text:p>
      <text:p text:style-name="P273"/>
      <text:p text:style-name="P273"><text:span text:style-name="T3">$ cat /etc/*release*</text:span> <text:span text:style-name="T176">← view the etsy release file</text:span></text:p>
      <text:p text:style-name="P273"/>
      <text:p text:style-name="P94"><text:soft-page-break/>Docker Installation</text:p>
      <text:p text:style-name="P443">$ sudo docker version</text:p>
      <text:p text:style-name="P273"/>
      <text:p text:style-name="P306">We will now run a simple container to ensure everything is working as expected.</text:p>
      <text:p text:style-name="P439">$ sudo docker run docker/whalesay cowsay Hello-World</text:p>
      <text:p text:style-name="P307">On running this command docker pulls the image of the ‘whalesay’ application from dockerhub and runs it. We’re all set.</text:p>
      <text:p text:style-name="P273"/>
      <text:p text:style-name="P273"/>
      <text:p text:style-name="P273"/>
      <text:p text:style-name="P95">Docker commands</text:p>
      <text:p text:style-name="P308"><text:span text:style-name="T3">docker run</text:span> → run a container from an image</text:p>
      <text:p text:style-name="P273"/>
      <text:p text:style-name="P308"><text:span text:style-name="T3">docker run nginx </text:span>→ <text:span text:style-name="T90">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73"/>
      <text:p text:style-name="P273"/>
      <text:p text:style-name="P309"><text:span text:style-name="T5">p</text:span><text:span text:style-name="T3">s</text:span> →<text:span text:style-name="T177"> </text:span>lists all <text:span text:style-name="T90">running</text:span> containers and some basic information about such as the container id, the name of the image we used to run the containers, the current status and the name of the container. E<text:span text:style-name="T90">ach container automatically gets </text:span><text:span text:style-name="T132">a</text:span><text:span text:style-name="T90"> random </text:span><text:span text:style-name="T132">id and name created for it by docker.</text:span></text:p>
      <text:p text:style-name="P273"/>
      <text:p text:style-name="P310"><text:span text:style-name="T3">ps -a</text:span> -&gt; see all containers running or not</text:p>
      <text:p text:style-name="P310"/>
      <text:p text:style-name="P310"><text:span text:style-name="T3">docker stop container_id/container_name</text:span> → stopping container</text:p>
      <text:p text:style-name="P310"/>
      <text:p text:style-name="P310"><text:span text:style-name="T3">docker rm container_name</text:span> → removed <text:span text:style-name="T18">stopped</text:span> container permanently <text:span text:style-name="T178">(if it prints the name back, we’re good)</text:span></text:p>
      <text:p text:style-name="P310"/>
      <text:p text:style-name="P311"><text:span text:style-name="T3">docker images</text:span> → list all images on our host</text:p>
      <text:p text:style-name="P310"/>
      <text:p text:style-name="P311"><text:span text:style-name="T3">docker rmi nginx</text:span> → remove an image, make sure there are <text:span text:style-name="T18">no containers running</text:span> off of that image</text:p>
      <text:p text:style-name="P273"/>
      <text:p text:style-name="P311"><text:span text:style-name="T3">docker pull nginx</text:span> → <text:span text:style-name="T18">just pulls</text:span> (and not run) the image and stores it on our host</text:p>
      <text:p text:style-name="P273"/>
      <text:p text:style-name="P273"/>
      <text:p text:style-name="P312">Let’s look at another example, <text:span text:style-name="T179">say you were to run a docker container from an ubuntu image. When you run the </text:span><text:span text:style-name="T6">docker run ubuntu</text:span><text:span text:style-name="T179"> command, it runs an instance of ubuntu image and exits immediately. If you were to list the running containers you wouldn’t see the container running. If you did </text:span><text:span text:style-name="T6">docker ps -a</text:span><text:span text:style-name="T179">, you would see it is in exited state. </text:span><text:span text:style-name="T103">Why? Unlike vms, </text:span><text:span text:style-name="T99">containers are not meant to host an OS</text:span><text:span text:style-name="T103">, </text:span><text:span text:style-name="T99">containers are meant to run a specific task or process such as to host an instance of a web server or application server, or database, or simply to carry some kind of computation or analysis task</text:span><text:span text:style-name="T179">. Once the task is complete, the container exits. </text:span><text:span text:style-name="T99">A container only lives as long as the process inside it is alive.</text:span><text:span text:style-name="T103"> If the web service inside the container is stopped or crush, then the c exits</text:span><text:span text:style-name="T179">.</text:span></text:p>
      <text:p text:style-name="P313">This is why when you run a container from an ubuntu image, it stops immediately, <text:span text:style-name="T18">because ubuntu is just an image of an OS that is used as the base image for other application</text:span><text:span text:style-name="T41">s</text:span><text:span text:style-name="T18">. </text:span><text:span text:style-name="T41">There is no process or application running in it by default.</text:span></text:p>
      <text:p text:style-name="P314">If the image isn’t running any service, as is the case with ubuntu, you could install docker to run a process:</text:p>
      <text:p text:style-name="P444"><text:soft-page-break/>docker run ubuntu sleep 5</text:p>
      <text:p text:style-name="P314">When the container starts, it runs the sleep command and goes into sleep for 5 seconds, post which the sleep command exits and the container stops.</text:p>
      <text:p text:style-name="P315"/>
      <text:p text:style-name="P315">What we just saw was executing a command when we run the container. But what if we would like to execute a command on a running container, for example <text:span text:style-name="T180">there is a running c with the ubuntu image and sleeps for 100 seconds. Let’s say we would like to see the contents of a file inside this particular container:</text:span></text:p>
      <text:p text:style-name="P445">docker exec container_name cat etc/hosts</text:p>
      <text:p text:style-name="P316">exec command to execute a command on my docker container, in this case to print the contents of the etsy hosts file</text:p>
      <text:p text:style-name="P273"/>
      <text:p text:style-name="P317">Let’s look at one more option. we’re going to run a d image we developed for a simple web app. The repo name is kodekloud/simplewebapp.<text:span text:style-name="T18"> It runs a simple web server that listens on port 8080</text:span>. when you run a d command like this:</text:p>
      <text:p text:style-name="P446">docker run kodekloud/simplewebapp</text:p>
      <text:p text:style-name="P317">it runs in the <text:span text:style-name="T90">foreground or in an attached mode, meaning you will be attached to the console or the standard out of the d c </text:span><text:span text:style-name="T104">and you will see the output of the webservice on your screen</text:span><text:span text:style-name="T181">. You won’t be able to do anything else on this console other than view the output until the d c stops. It won’t respond to your inputs. Ctrl + c to stop the container and the application hosted on the container exists and you get back to your prompt.</text:span></text:p>
      <text:p text:style-name="P318">Another option is to run a c in the <text:span text:style-name="T90">detached mode</text:span>, by providing dash d option:</text:p>
      <text:p text:style-name="P447">docker run -<text:span text:style-name="T181">d </text:span>kodekloud/simplewebapp</text:p>
      <text:p text:style-name="P319">this will run the d c in the background mode and you will be back to your prompt immediately. The c will continue to run in the backend.</text:p>
      <text:p text:style-name="P319">If you would like to attach back to the running c later:</text:p>
      <text:p text:style-name="P448">docker attach name/container_id</text:p>
      <text:p text:style-name="P510">* <text:span text:style-name="T182">if you’re specifying the id of a container in any command, you can simply provide the first few characters alone.</text:span></text:p>
      <text:p text:style-name="P273"/>
      <text:p text:style-name="P273"/>
      <text:p text:style-name="P96">Other docker run commands</text:p>
      <text:p text:style-name="P449">docker run redis</text:p>
      <text:p text:style-name="P320">run <text:span text:style-name="T183">the</text:span> container running a redis service, <text:span text:style-name="T183">in the case the latest version of redis which happens to be 5.0.5</text:span></text:p>
      <text:p text:style-name="P321"><text:span text:style-name="T18">What if we want to run another version of redis, e.g. an older version like 4.0?</text:span> Then you do:</text:p>
      <text:p text:style-name="P450">docker run <text:span text:style-name="T184">redis:</text:span><text:span text:style-name="T185">4.0</text:span></text:p>
      <text:p text:style-name="P321">This is called a <text:span text:style-name="T90">tag</text:span>. <text:span text:style-name="T188">Notice that if you don’t specify any as in the first command, d will pull down the latest.</text:span></text:p>
      <text:p text:style-name="P273"/>
      <text:p text:style-name="P322">We have a simple app that when runs, it asks for my name and then prints a welcome message. If we were to dockerize this app and run it as a d c, <text:span text:style-name="T189">like this:</text:span></text:p>
      <text:p text:style-name="P451">docker kodekloud/simple-prompt-docker</text:p>
      <text:p text:style-name="P323">it would not wait for the prompt. It just prints whatever the application is suppose to print on standard out. <text:span text:style-name="T90">That is because by default d c does not listen to a standard input</text:span>. <text:span text:style-name="T190">E</text:span>ven though <text:span text:style-name="T190">you’re attached to it’s console, it is not able to read any input from you. It doesn’t have terminal to read inputs from, it runs in a no interactive mode.</text:span></text:p>
      <text:p text:style-name="P324">If you’d like to provide your input, you m<text:span text:style-name="T338">u</text:span>st map the standard input of your host to the d c using the dash i parameter:</text:p>
      <text:p text:style-name="P452"><text:soft-page-break/>docker <text:span text:style-name="T184">-</text:span><text:span text:style-name="T186">i</text:span><text:span text:style-name="T190"> </text:span>kodekloud/simple-prompt-docker</text:p>
      <text:p text:style-name="P324">-i parameter is for interactive mode and when I put my name it prints the expected output.</text:p>
      <text:p text:style-name="P324">But there’s sth still <text:span text:style-name="T338">missing</text:span> from this, the prompt. When we run the app at first, it ask<text:span text:style-name="T191">ed</text:span> us <text:span text:style-name="T191">for our name, but when dockerized, that prompt is missing even though it seems to have accepted my input. That is because the application prompt on the terminal and we have not attached to the containers terminal. Fot this we use -t option as well:</text:span></text:p>
      <text:p text:style-name="P453">docker <text:span text:style-name="T184">-</text:span><text:span text:style-name="T186">i</text:span><text:span text:style-name="T187">t</text:span><text:span text:style-name="T190"> </text:span>kodekloud/simple-prompt-docker</text:p>
      <text:p text:style-name="P324">-<text:span text:style-name="T192">t stands for sudo terminal, so with combination -it we are now attached to the terminal as well as in the interactive mode on the c.</text:span></text:p>
      <text:p text:style-name="P273"/>
      <text:p text:style-name="P273"/>
      <text:p text:style-name="P325">Now let’s have a look <text:span text:style-name="T193">at </text:span><text:span text:style-name="T18">port mapping or port pub</text:span><text:span text:style-name="T21">lishing</text:span><text:span text:style-name="T193"> on cs. Let’s go back to the example where we run a simple app in a d c on my docker host. </text:span><text:span text:style-name="T21">Remember, the underlying host where d is installed is called docker host or docker engine</text:span><text:span text:style-name="T193">. When we run a containerized web application, it runs and we’re able to see that the server is running, but </text:span><text:span text:style-name="T21">how does a user access my application?</text:span></text:p>
      <text:p text:style-name="P326"><text:span text:style-name="T90">As you can see my application is listening on port 5000</text:span>, so I could access my app by using port 5000, but <text:span text:style-name="T18">what ip do I use to access it from the web browser? </text:span></text:p>
      <text:p text:style-name="P326">There are 2 options available. 1 is use the ip of the d c. <text:span text:style-name="T90">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94">outside of the d host cannot access it using this ip. For this we could use the ip of the d host which is 192.168.1.5, </text:span><text:span text:style-name="T105">but for that to work you must have mapped the port inside the d c to a free port on the d host</text:span><text:span text:style-name="T194">. For example if I want the users to access my application through port 80 on my d host, I</text:span><text:span text:style-name="T42"> could map port 80 of localhost to port 5000 on the d c</text:span><text:span text:style-name="T194"> using the -p parameter in my run command like this:</text:span></text:p>
      <text:p text:style-name="P454">docker run -p 80:5000 kodkloud/simple-webapp</text:p>
      <text:p text:style-name="P327">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94">192.168.1.5</text:span></text:a><text:a xlink:type="simple" xlink:href="http://192.168.1.5:80/" text:style-name="Internet_20_link" text:visited-style-name="Visited_20_Internet_20_Link">:80</text:a>. And all traffic on my d host will get routed to port 5000 inside the d c.</text:p>
      <text:p text:style-name="P328"><text:span text:style-name="T90">This way you can run multiple instances of your application and map them to different ports on the docker host. </text:span><text:span text:style-name="T106">O</text:span><text:span text:style-name="T90">r run instances of different applications on different port</text:span><text:span text:style-name="T106">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0">cannot</text:span><text:span text:style-name="T106"> map to the same port on the d host more than once.</text:span></text:p>
      <text:p text:style-name="P273"/>
      <text:p text:style-name="P273"/>
      <text:p text:style-name="P97">How data is persisted in a d c?</text:p>
      <text:p text:style-name="P329">Let’s say <text:span text:style-name="T195">you were to run a MySQL c. </text:span></text:p>
      <text:p text:style-name="P329"><text:span text:style-name="T7">docker r</text:span><text:span text:style-name="T8">u</text:span><text:span text:style-name="T7">n mysql</text:span><text:span text:style-name="T195">. </text:span></text:p>
      <text:p text:style-name="P329"><text:span text:style-name="T195">When databases and tables are created, the data files are stored in location </text:span><text:span text:style-name="T196">var</text:span><text:span text:style-name="T197">lib/mysql inside the d c. </text:span><text:span text:style-name="T199">Remember d c has its own isolated filesystem and any changes to any files happen within the container. </text:span></text:p>
      <text:p text:style-name="P329"><text:span text:style-name="T197">Let’s assume you dump a lot of data into the database. </text:span><text:span text:style-name="T201">What happens if you were to delete the MySQL container and remove it?</text:span><text:span text:style-name="T197"> </text:span></text:p>
      <text:p text:style-name="P528">docker stop mysql</text:p>
      <text:p text:style-name="P528">docker rm mysql</text:p>
      <text:p text:style-name="P329"><text:span text:style-name="T197">As soon as you do that, the container along with all the data inside it gets blown away, meaning all your data is gone. </text:span><text:span text:style-name="T198">If you’d like to persist data, you would want to map a directory outside the container on the d host to a directory inside the c. In this case I create a directory called </text:span><text:span text:style-name="T202">/opt/datadir</text:span><text:span text:style-name="T198"> and map that to /</text:span><text:soft-page-break/><text:span text:style-name="T198">var/lib/mysql inside the d c using the -v option and specifying the directory on the d host followed by a : and the directory inside the d c:</text:span></text:p>
      <text:p text:style-name="P455">docker run -v /opt/datadir:/var/lib/mysql mysql</text:p>
      <text:p text:style-name="P511">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73"/>
      <text:p text:style-name="P273"/>
      <text:p text:style-name="P330">The d ps command is good enough to get basic details about containers like their names and ids, but if you’d like to see additional details about a specific container, use the:</text:p>
      <text:p text:style-name="P455">docker inspect container_name/id</text:p>
      <text:p text:style-name="P330">It returns <text:span text:style-name="T203">all details of a container in a JSON format, such as the state, mounts, configuration data, network settings etc. Remember to use it when you are required to find details on a container.</text:span></text:p>
      <text:p text:style-name="P331"/>
      <text:p text:style-name="P331">Finally how do we see the logs of a c we run in the background, for example I ran my simple web application using the -d parameter and it ran the container in a detached mode. <text:span text:style-name="T18">How do we view the logs which happens to be the contents written to the standard out of that container?</text:span></text:p>
      <text:p text:style-name="P456">docker <text:span text:style-name="T204">logs</text:span> container_name/id</text:p>
      <text:p text:style-name="P330"/>
      <text:p text:style-name="P273"/>
      <text:p text:style-name="P273"/>
      <text:p text:style-name="P102">Environment variables <text:span text:style-name="T231">(to be done)</text:span></text:p>
      <text:p text:style-name="P331"/>
      <text:p text:style-name="P331"/>
      <text:p text:style-name="P331"/>
      <text:p text:style-name="P98">Docker Images</text:p>
      <text:p text:style-name="P332">Now we’re going to see how to create your own image. <text:span text:style-name="T22">Now, why would you need to create your own image?</text:span><text:span text:style-name="T205"> </text:span><text:span text:style-name="T107">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33">In this case I’m going to containerize an application, a simple web application that I have built using the flask framework. <text:span text:style-name="T18">First we need to understand what we’re containerizing or what application we are creating an image for and how the application is built. </text:span><text:span text:style-name="T96">So start by thinking what you might do if you want to deploy the application manually</text:span><text:span text:style-name="T90">.</text:span> We will write down steps required in the right order. <text:span text:style-name="T206">I’m creating an image for a simple web application, if I were to set it up manually, I would start with an operating system like Ubuntu:</text:span></text:p>
      <text:p text:style-name="P273"><draw:frame draw:style-name="fr1" draw:name="Image1" text:anchor-type="paragraph" svg:x="1.0953in" svg:y="0.1118in" svg:width="4.7346in" svg:height="2.5528in" draw:z-index="0"><draw:image xlink:href="Pictures/10000201000001E1000001369A69A216C79B9B0F.png" xlink:type="simple" xlink:show="embed" xlink:actuate="onLoad" loext: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34"><text:soft-page-break/>Now that I have the instructions, create a <text:span text:style-name="T18">dockerfile</text:span> using this this. <text:span text:style-name="T207">Here’s a quick overview of the process of creating your own image. Create a dockerfile:</text:span></text:p>
      <text:p text:style-name="P334"/>
      <text:p text:style-name="P334"><draw:frame draw:style-name="fr2" draw:name="Image2" text:anchor-type="paragraph" svg:width="6.052in" svg:height="3.198in" draw:z-index="1"><draw:image xlink:href="Pictures/100002010000024500000133D07BC56D8DB06A41.png" xlink:type="simple" xlink:show="embed" xlink:actuate="onLoad" loext:mime-type="image/png"/></draw:frame></text:p>
      <text:p text:style-name="P335">Once done, build your image using the d build command:</text:p>
      <text:p text:style-name="P458">docker build Dockerfile -t mmumshad/my-custom-app <text:span text:style-name="T234">(bez dockerfile?)</text:span></text:p>
      <text:p text:style-name="P335">and specify the d file as input as well as a tag named for the image. This will create an image locally on your system. To make it available on the public d hub registry run:</text:p>
      <text:p text:style-name="P457">docker push mmumshad/my-custom-app</text:p>
      <text:p text:style-name="P335">and specify the name of the image you just created, in this case the name of the image is my account name (mmumshad) followed by the image name (my-custom-app).</text:p>
      <text:p text:style-name="P273"/>
      <text:p text:style-name="P273"/>
      <text:p text:style-name="P273"/>
      <text:p text:style-name="P335">Let’s <text:span text:style-name="T208">take a closer look at the dockerfile. </text:span><text:span text:style-name="T108">Df is a text file written in a specific format, it’s in an instruction and arguments format</text:span><text:span text:style-name="T208">.</text:span></text:p>
      <text:p text:style-name="P273"/>
      <text:p text:style-name="P273"><draw:frame draw:style-name="fr3" draw:name="Image3" text:anchor-type="paragraph" svg:width="6.9252in" svg:height="2.5972in" draw:z-index="2"><draw:image xlink:href="Pictures/100002010000045D000001A31E2C407CD9BD5456.png" xlink:type="simple" xlink:show="embed" xlink:actuate="onLoad" loext:mime-type="image/png"/></draw:frame></text:p>
      <text:p text:style-name="P336"><text:soft-page-break/><text:span text:style-name="T90">Everything on the left in caps is an instruction, everything on the right is an argument to those instructions</text:span>. <text:span text:style-name="T209">The first line defines what the base OS should be for this container. Every d image must be based off of another image, either an OS or another image that was created before based on an OS. </text:span><text:span text:style-name="T109">It’s important to note that all dockerfiles must start with a FROM instruction.</text:span><text:span text:style-name="T209">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73"/>
      <text:p text:style-name="P273"/>
      <text:p text:style-name="P337">When d builds the images, it builds these in a <text:span text:style-name="T18">layered architecture</text:span>, each line of instruction creates a new layer <text:span text:style-name="T210">in the d image with just the changes from the previous layer. For example the first layer is a base ubuntu OS followed by the second instruction that creates a second layer, which installs all the apt packages and then third layer…</text:span></text:p>
      <text:p text:style-name="P337"/>
      <text:p text:style-name="P337"><draw:frame draw:style-name="fr3" draw:name="Image4" text:anchor-type="paragraph" svg:width="6.9252in" svg:height="1.8807in" draw:z-index="3"><draw:image xlink:href="Pictures/10000201000004A9000001443A153684265BAFD4.png" xlink:type="simple" xlink:show="embed" xlink:actuate="onLoad" loext:mime-type="image/png"/></draw:frame></text:p>
      <text:p text:style-name="P338">Since each layer only stores the changes from the previous layer, it is reflected in the size as well.</text:p>
      <text:p text:style-name="P339"/>
      <text:p text:style-name="P339">You could see this information if you run the d history command followed by the image name:</text:p>
      <text:p text:style-name="P273"><draw:frame draw:style-name="fr4" draw:name="Image5" text:anchor-type="paragraph" svg:width="6.9252in" svg:height="1.5799in" draw:z-index="4"><draw:image xlink:href="Pictures/1000020100000371000000C953CE2CBB3FE582C7.png" xlink:type="simple" xlink:show="embed" xlink:actuate="onLoad" loext:mime-type="image/png"/></draw:frame></text:p>
      <text:p text:style-name="P273"/>
      <text:p text:style-name="P273"/>
      <text:p text:style-name="P340">When you run the d build command, you can see the various steps involved and the result of each task. All the layers built are <text:span text:style-name="T240">cached</text:span>, so the layered architecture helps you restart docker build from that particular step <text:span text:style-name="T211">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13"> it will reuse the previous layers from cache and continue to build the remaining layers. The same is true if you were to add additional steps in the dockerfile. </text:span><text:span text:style-name="T110">This </text:span><text:soft-page-break/><text:span text:style-name="T110">way rebuilding your image is faster and you don’t have to wait for d to rebuild the entire image each time. </text:span><text:span text:style-name="T111">This is helpful especially when you update source code of your application </text:span><text:span text:style-name="T112">as it may change more frequently. </text:span><text:span text:style-name="T113">O</text:span><text:span text:style-name="T112">nly </text:span><text:span text:style-name="T113">the layers above the updated layers need to be rebuilt</text:span><text:span text:style-name="T214">.</text:span></text:p>
      <text:p text:style-name="P273"/>
      <text:p text:style-name="P273"><draw:frame draw:style-name="fr3" draw:name="Image6" text:anchor-type="paragraph" svg:width="6.9252in" svg:height="2.0689in" draw:z-index="5"><draw:image xlink:href="Pictures/10000201000004720000015409959CEBBE0CE14A.png" xlink:type="simple" xlink:show="embed" xlink:actuate="onLoad" loext:mime-type="image/png"/></draw:frame></text:p>
      <text:p text:style-name="P342">We just saw a number of products containerized such as databases, development tools, OSes etc. But that’s just not it, you can containerize almost all of the application, even simple ones like browsers or utilities like curl, apps like spotify, skype, etc<text:span text:style-name="T90">.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73"/>
      <text:p text:style-name="P273"/>
      <text:p text:style-name="P273"/>
      <text:p text:style-name="P99">DOCKER COMPOSE</text:p>
      <text:p text:style-name="P343">Going forward we will be working with configurations in <text:span text:style-name="T18">yaml</text:span> file. Let’s recap a few things real quick.</text:p>
      <text:p text:style-name="P343">If we needed to set up a complex application, running multiple services:</text:p>
      <text:p text:style-name="P343"><draw:frame draw:style-name="fr1" draw:name="Image7" text:anchor-type="paragraph" svg:x="-0.0898in" svg:y="0.2661in" svg:width="7.1465in" svg:height="3.8382in" draw:z-index="6"><draw:image xlink:href="Pictures/10000201000004030000026A6A6F81AA07CD7572.png" xlink:type="simple" xlink:show="embed" xlink:actuate="onLoad" loext:mime-type="image/png"/></draw:frame></text:p>
      <text:p text:style-name="P343"><text:soft-page-break/>a better way to do it is to use docker compose <text:span text:style-name="T335">(</text:span>dc<text:span text:style-name="T335">). With dc we could create a configuration file in yml format called docker-compose.yml and put together the different services and the options specific to running them in this file. Then we could simply run:</text:span></text:p>
      <text:p text:style-name="P459">docker compose up</text:p>
      <text:p text:style-name="P344">to bring up the entire application stack. <text:span text:style-name="T90">This is easier to implement, run and maintain as all changes are always stored in the dc configuration file. However this is all only applicable to running containers on a single d host.</text:span></text:p>
      <text:p text:style-name="P273"/>
      <text:p text:style-name="P273"/>
      <text:p text:style-name="P344">That was a really simple application that <text:span text:style-name="T215">I</text:span> put together. Let’s look at a better example. I’m going to use the sample application that everyone uses to demonstrate d. <text:span text:style-name="T215">It’s a simple yet comprehensive application developed by d to demonstrate the various features available in running an application stack on d.</text:span></text:p>
      <text:p text:style-name="P345"/>
      <text:p text:style-name="P346">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46"><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The app consists of various components such as the voting app which is a web application developed in python <text:span text:style-name="T216">to provide the user with an interface to choose between 2 options: a cat and a dog. When you make a selection, the vote is stored in redis (to new guys: </text:span><text:span text:style-name="T133">redis in this case serves as a database in memory</text:span><text:span text:style-name="T216">). This vote is then processed by the </text:span><text:span text:style-name="T133">worker which is an application written in .NET</text:span><text:span text:style-name="T216">.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47">A<text:span text:style-name="T90">s you can see this sample application is built with a combination of different services, different development tools and multiple different development platforms, such as python, node.js,.net, etc</text:span>. This sample application will <text:span text:style-name="T217">be used to showcase, </text:span><text:span text:style-name="T134">how easy it is to set up an entire application stack consisting of diverse components in d</text:span><text:span text:style-name="T217">.</text:span></text:p>
      <text:p text:style-name="P348"/>
      <text:p text:style-name="P348">Let us keep aside d swarm services and stacks for a minute and see how we can put together this application stack on a single d engine, using first d run commands and then dc. <text:span text:style-name="T218">Let us assume that all images of applications are already built and are available on d repo. Let us start with the data layer. First we start the d run command to start an instance of redis, by running the:</text:span></text:p>
      <text:p text:style-name="P460"><text:soft-page-break/>docker run -d --name=redis redis</text:p>
      <text:p text:style-name="P349">with -d we run this container in the background and we will also name the container ‘redis’. <text:span text:style-name="T18">Now, naming the containers is important</text:span>. Next we will deploy the postgres db by <text:span text:style-name="T219">running the:</text:span></text:p>
      <text:p text:style-name="P461">docker run -d --name=<text:span text:style-name="T219">db</text:span> <text:span text:style-name="T219">postgres:9.4</text:span></text:p>
      <text:p text:style-name="P350">Next we will start with the application services, we will deploy a front end app for voting interface by running an instance of voting-app image:</text:p>
      <text:p text:style-name="P461">docker run -d --name=<text:span text:style-name="T219">vote</text:span> -<text:span text:style-name="T219">p 5000:80 voting-app</text:span></text:p>
      <text:p text:style-name="P351">Since this is a web server it has a web ui instance running on port 80, <text:span text:style-name="T90">we will publish that port to 5000 on the host system</text:span>, so we can access it from a browser. Next we will deploy the result web application, <text:span text:style-name="T220">that shows the results to the user. For this we deploy a container using:</text:span></text:p>
      <text:p text:style-name="P462">docker run -d --name=<text:span text:style-name="T220">result</text:span> -<text:span text:style-name="T220">p 5001:80 result-app</text:span></text:p>
      <text:p text:style-name="P352">This way we can access the web ui of the resulting app on a browser. Finally we deployed the worker by running an instance of the worker image:</text:p>
      <text:p text:style-name="P463">docker run -d --name=<text:span text:style-name="T221">worker</text:span> <text:span text:style-name="T221">worker</text:span></text:p>
      <text:p text:style-name="P273"/>
      <text:p text:style-name="P273"><draw:frame draw:style-name="fr4" draw:name="Image9" text:anchor-type="paragraph" svg:width="6.9252in" svg:height="2.8043in" draw:z-index="8"><draw:image xlink:href="Pictures/10000201000004B5000001E8E6FF337DFAC5A4C4.png" xlink:type="simple" xlink:show="embed" xlink:actuate="onLoad" loext:mime-type="image/png"/></draw:frame></text:p>
      <text:p text:style-name="P353">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0">hav</text:span><text:span text:style-name="T135">e</text:span><text:span text:style-name="T90">n’t told the voting web application to use this particular redis </text:span><text:span text:style-name="T136">instance</text:span><text:span text:style-name="T222">. There could be multiple redis instances running, we haven’t told the worker and the resulting app to use this particular postgres db that we ran. </text:span><text:span text:style-name="T23">How do we do that?</text:span><text:span text:style-name="T222"> That is where we use links. </text:span><text:span text:style-name="T23">Link is a command line option, which can be used to link 2 containers together</text:span><text:span text:style-name="T222">.</text:span></text:p>
      <text:p text:style-name="P354">For example, <text:span text:style-name="T90">th</text:span><text:span text:style-name="T138">e </text:span><text:span text:style-name="T90">‘voting-app’ web service is dependent on the redis service</text:span>. <text:span text:style-name="T223">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4">--link</text:span><text:span text:style-name="T223"> option to the d run command and specifying the name of the redis c, which in this case is redis followed by the name of the host that the ‘voting-app’ is looking for, which is also redis in this case. </text:span><text:span text:style-name="T24">Remember, this is why we named the container when we ran it the first time, so we could use its name while creating a link</text:span><text:span text:style-name="T223">. </text:span><text:span text:style-name="T137">What this is in fact doing is it creates an entry into the etsy host file on the ‘voting app’ container adding an entry with a host name redis with an internal IP of the redis container.</text:span></text:p>
      <text:p text:style-name="P355">Similarly we <text:span text:style-name="T224">add a link to the ‘result-app’ to communicate with the database by adding link option to refer the database by the name ‘db’. As you can see in the source code of the application, it makes an </text:span><text:soft-page-break/><text:span text:style-name="T224">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12">Note that using links this way is deprecated and the support may be removed in future in d, this is because as we will see in some time, advanced concepts in d swarm and networking supports better ways of achieving what we just did here with links. <text:span text:style-name="T264">This example is to learn the concept.</text:span></text:p>
      <text:p text:style-name="P273"/>
      <text:p text:style-name="P356"><text:span text:style-name="T90">Once we have the docker run commands tested and ready, it is easy to generate a docker compose file from it</text:span>. <text:span text:style-name="T225">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57"><text:span text:style-name="T90">Note that you could also specify the name of the link this way (</text:span><text:a xlink:type="simple" xlink:href="db:db" text:style-name="Internet_20_link" text:visited-style-name="Visited_20_Internet_20_Link"><text:span text:style-name="T90">db:db</text:span></text:a><text:span text:style-name="T90"> = db) without the : and the target name and it will create a link with the same name as the target name.</text:span></text:p>
      <text:p text:style-name="P273"/>
      <text:p text:style-name="P273"><draw:frame draw:style-name="fr1" draw:name="Image10" text:anchor-type="paragraph" svg:x="0.461in" svg:y="0.0272in" svg:width="5.5228in" svg:height="3.3728in" draw:z-index="9"><draw:image xlink:href="Pictures/10000201000003CB0000020806A9887E5BBEF1A2.png" xlink:type="simple" xlink:show="embed" xlink:actuate="onLoad" loext: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58"/>
      <text:p text:style-name="P358"/>
      <text:p text:style-name="P358">Now, that we’re all done with our dc file, bringing up the stack is really simple, run:</text:p>
      <text:p text:style-name="P464">docker compose up</text:p>
      <text:p text:style-name="P358">to bring up the entire application stack.</text:p>
      <text:p text:style-name="P273"/>
      <text:p text:style-name="P359">When we looked at an example of the sample application, we assumed that all images are already built. Out of the 5 different components, 2 of them: redis and postgres images, we know are already available on d hub, but the rema<text:span text:style-name="T336">in</text:span>ing 3 are our own application<text:span text:style-name="T336">s</text:span>. <text:span text:style-name="T18">It is not necessary that they are already built and available in a d registry</text:span>. <text:span text:style-name="T90">If we would like to instruct dc to run a docker build </text:span><text:span text:style-name="T139">instead of trying to pull an image, we can replace an image line with a build line and specify the location of a directory which contains the application code and a dockerfile with instructions to build the d image</text:span><text:span text:style-name="T226"> (this time when you run the dc up command, it will first build the images, give a temporary name for it and then use those images to run containers using the options you specified before).</text:span></text:p>
      <text:p text:style-name="P273"/>
      <text:p text:style-name="P273"><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73"/>
      <text:p text:style-name="P273"/>
      <text:p text:style-name="P100">Docker compose - versions</text:p>
      <text:p text:style-name="P360">We will now look at different versions of dc file. This is important, because you might see dc files in</text:p>
      <text:p text:style-name="P360">different formats. Dc evolved over time and now supports a lot more options than it did in the beginning. Version 1 had number of limitations, for example if you wanted to deploy containers on a different network other than the default <text:span text:style-name="T18">bridge network</text:span>, there was no way of specifying that in v1. <text:span text:style-name="T227">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61">How dc knows which version we are using. <text:span text:style-name="T18">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0">efault bridged network</text:span> and then use links to enable communication between the containers, as we did before. With version 2, dc automatically creates a <text:span text:style-name="T90">dedicated bridged network</text:span> for this application and then attaches all container<text:span text:style-name="T337">s</text:span> to that new network. All containers are then able to communicate to each other using each other’s service name. <text:span text:style-name="T18">So you basically don’t need to use links in version 2 of d, you can simply get rid of all the links when you convert a file from v1 to v2.</text:span></text:p>
      <text:p text:style-name="P361">Finally v2 also introduces <text:span text:style-name="T90">‘</text:span><text:span text:style-name="T114">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62">Then comes v3, which is the latest and is similar to v2 in the structure, meaning it has a version specification at the top and a ‘services’ section. V3 comes with support for <text:span text:style-name="T18">docker swarm</text:span> which we will see later on. There are some options that were removed and added, see docs. <text:span text:style-name="T228">We will see v3 in much detail, when we discuss</text:span><text:span text:style-name="T25"> docker stacks</text:span><text:span text:style-name="T228">.</text:span></text:p>
      <text:p text:style-name="P273"/>
      <text:p text:style-name="P273"><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73"/>
      <text:p text:style-name="P273"/>
      <text:p text:style-name="P101">Docker compose Networks</text:p>
      <text:p text:style-name="P363">Getting back to our application, so far we’ve been just deploying all containers on the <text:span text:style-name="T90">default bridged network</text:span>. Let us say we modify the architecture a little bit to contain the traffic from the different sources, for example we would like to separate the user generated <text:span text:style-name="T229">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64">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0">Then under each service, create a ‘networks’ property and provide a list of networks that service must be attached to (there also should be a section for worker container in the yml file on the slide, but it was omitted due to space constraints).</text:span></text:p>
      <text:p text:style-name="P364"><draw:frame draw:style-name="fr1" draw:name="Image13" text:anchor-type="paragraph" svg:x="0.0209in" svg:y="0.1429in" svg:width="6.9252in" svg:height="3.6555in" draw:z-index="12"><draw:image xlink:href="Pictures/10000201000004AF000002796752A513D098A2AC.png" xlink:type="simple" xlink:show="embed" xlink:actuate="onLoad" loext:mime-type="image/png"/></draw:frame></text:p>
      <text:p text:style-name="P365"><text:soft-page-break/><text:span text:style-name="T232">[HINT </text:span>port host: container<text:span text:style-name="T232">] → from docker quizes</text:span></text:p>
      <text:p text:style-name="P365">What port is the web application run within the container? →<text:span text:style-name="T233"> </text:span>EXPOSE 8080</text:p>
      <text:p text:style-name="P366">[docker deamon]</text:p>
      <text:p text:style-name="P365"/>
      <text:p text:style-name="P365">Build a docker image using the Dockerfile and name it webapp-color. No tag to be specified:</text:p>
      <text:p text:style-name="P465">docker build -t webapp-color . <text:span text:style-name="T239">(-t this is basically what my image name is, . path to my dockerfile)</text:span></text:p>
      <text:p text:style-name="P372">or <text:span text:style-name="T3">docker build .</text:span></text:p>
      <text:p text:style-name="P273"/>
      <text:p text:style-name="P273">What is the base Operating System used by the python:3.6 image? If required, run an instance of the image to figure it out.</text:p>
      <text:p text:style-name="P439">docker run python:3.6 cat /etc/*release*</text:p>
      <text:p text:style-name="P273"/>
      <text:p text:style-name="P273"/>
      <text:p text:style-name="P103">DOCKER NETWORKING</text:p>
      <text:p text:style-name="P513">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04">Default Networks</text:p>
      <text:p text:style-name="P367">The <text:span text:style-name="T18">bridge network</text:span> is a private internal network created <text:span text:style-name="T235">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68">Another way to access the containers externally is to associate the container to the host network. This takes out any network isolation between the d host and the d c. <text:span text:style-name="T90">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68"><draw:frame draw:style-name="fr1" draw:name="Image14" text:anchor-type="paragraph" svg:x="0in" svg:y="0.4882in" svg:width="6.9252in" svg:height="3.4201in" draw:z-index="13"><draw:image xlink:href="Pictures/10000201000004A5000002633B169087F7569247.png" xlink:type="simple" xlink:show="embed" xlink:actuate="onLoad" loext:mime-type="image/png"/></draw:frame>With the <text:span text:style-name="T18">none network</text:span> the containers are not attached to any network and doesn’t have <text:span text:style-name="T236">any </text:span>access to the external <text:span text:style-name="T236">network or other containers. They run in an isolated network.</text:span></text:p>
      <text:p text:style-name="P105"><text:soft-page-break/>User-defined networks <text:span text:style-name="T237">(tbc)</text:span></text:p>
      <text:p text:style-name="P369"/>
      <text:p text:style-name="P106"/>
      <text:p text:style-name="P106">Inspect Network</text:p>
      <text:p text:style-name="P466">docker inspect container_name/id</text:p>
      <text:p text:style-name="P370">and then you will find a section on network settings.</text:p>
      <text:p text:style-name="P273"/>
      <text:p text:style-name="P273"/>
      <text:p text:style-name="P107">Embedded DNS</text:p>
      <text:p text:style-name="P370">Containers can reach each other using their names.</text:p>
      <text:p text:style-name="P371">For example, in this case I have a webserver and a mysql database container running on the same <text:span text:style-name="T18">node</text:span>. <text:span text:style-name="T18">How can I get my webserver to access the database on the database container?</text:span> One thing we could do is to use the terminal ip <text:s/>address signed to the mysql container, which in this case is 172.17.0.3, b<text:span text:style-name="T90">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71"><text:span text:style-name="T238">Note that the built in DNS server always runs at address 127.0.0.11. </text:span><text:span text:style-name="T26">So how does docker implement networking? What’s the technology behind it, like how the containers isolated within the host?</text:span><text:span text:style-name="T238"> Docker uses network namespaces that create a separate namespace for each container. I then uses virtual ethernet pairs to connect containers together.</text:span></text:p>
      <text:p text:style-name="P273"/>
      <text:p text:style-name="P273"><draw:frame draw:style-name="fr4" draw:name="Image15" text:anchor-type="paragraph" svg:width="6.9252in" svg:height="2.6165in" draw:z-index="14"><draw:image xlink:href="Pictures/100002010000043500000197C7234D6320AFC325.png" xlink:type="simple" xlink:show="embed" xlink:actuate="onLoad" loext:mime-type="image/png"/></draw:frame></text:p>
      <text:p text:style-name="P273"/>
      <text:p text:style-name="P273"/>
      <text:p text:style-name="P273"/>
      <text:p text:style-name="P273"/>
      <text:p text:style-name="P273"/>
      <text:p text:style-name="P273"/>
      <text:p text:style-name="P273"/>
      <text:p text:style-name="P296"><text:span text:style-name="T171">p</text:span>rovision - zaopatrzyć</text:p>
      <text:p text:style-name="P296">decommission – zamykać, likwidować</text:p>
      <text:p text:style-name="P341">underlying – leżący u podstaw</text:p>
      <text:p text:style-name="P339">cast – lity, obsadzony</text:p>
      <text:p text:style-name="P364">adjacent – sąsiedni, przyległy</text:p>
      <text:p text:style-name="P273"><text:soft-page-break/></text:p>
      <text:p text:style-name="P273"/>
      <text:p text:style-name="P485">[sql vs nosql academind]</text:p>
      <text:p text:style-name="P485"/>
      <text:p text:style-name="P485"/>
      <text:p text:style-name="P485">Complete Python Pandas Data Science Tutorial! (Reading CSV/Excel files, Sorting, Filtering, Groupby)</text:p>
      <text:p text:style-name="P485"><text:a xlink:type="simple" xlink:href="https://www.youtube.com/watch?v=vmEHCJofslg" text:style-name="Internet_20_link" text:visited-style-name="Visited_20_Internet_20_Link">https://www.youtube.com/watch?v=vmEHCJofslg</text:a></text:p>
      <text:p text:style-name="P485"/>
      <text:p text:style-name="P485"/>
      <text:p text:style-name="P486">Scrappy</text:p>
      <text:p text:style-name="P486"/>
      <text:p text:style-name="P486"/>
      <text:p text:style-name="P486">What’s the meaning of underscores _ na __ in Python</text:p>
      <text:p text:style-name="P485">https://www.youtube.com/watch?v=ALZmCy2u0jQ</text:p>
      <text:p text:style-name="P699">Python OOP Tutorial 3: classmethods and staticmethods</text:p>
      <text:p text:style-name="P374">https://www.youtube.com/watch?v=rq8cL2XMM5M</text:p>
      <text:p text:style-name="P373"/>
      <text:p text:style-name="P375">In this video we’ll be learning about the difference between regular methods, class methods and static methods. A lot of ppl get confused between class and static methods, so we’ll definitely go over that in detail.</text:p>
      <text:p text:style-name="P514">As we already learned, regular methods in a class automatically take the instance as the first argument <text:span text:style-name="T241">and by convention we were calling this ‘self’.</text:span></text:p>
      <text:p text:style-name="P108">So if a regular method automatically takes in the instance as the first argument, then how can we change this so that it instead automatically takes the class as the first argument?</text:p>
      <text:p text:style-name="P376">Now, to that we’re going to use class methods and to turn a regular method into a class method, it’s as easy as adding a decorator to the top called ‘@classmethod’. So let’s go ahead <text:span text:style-name="T242">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67"/>
      <text:p text:style-name="P123"># 1. classmethods</text:p>
      <text:p text:style-name="P467">class Employee:</text:p>
      <text:p text:style-name="P467"/>
      <text:p text:style-name="P467"><text:s text:c="4"/>num_of_emps = 0</text:p>
      <text:p text:style-name="P467"><text:s text:c="4"/>raise_amt = 1.04</text:p>
      <text:p text:style-name="P467"/>
      <text:p text:style-name="P467"><text:s text:c="4"/>def __init__(self, first, last, pay):</text:p>
      <text:p text:style-name="P467"><text:s text:c="8"/>self.first = first</text:p>
      <text:p text:style-name="P467"><text:s text:c="8"/>self.last = last</text:p>
      <text:p text:style-name="P467"><text:s text:c="8"/>self.email = first + '.' + last + '@email.com'</text:p>
      <text:p text:style-name="P467"><text:s text:c="8"/>self.pay = pay</text:p>
      <text:p text:style-name="P467"/>
      <text:p text:style-name="P467"><text:s text:c="8"/>Employee.num_of_emps += 1</text:p>
      <text:p text:style-name="P467"/>
      <text:p text:style-name="P467"><text:s text:c="4"/>def fullname(self):</text:p>
      <text:p text:style-name="P467"><text:s text:c="8"/>return '{} {}'.format(self.first, self.last)</text:p>
      <text:p text:style-name="P467"/>
      <text:p text:style-name="P467"><text:s text:c="4"/>def apply_raise(self):</text:p>
      <text:p text:style-name="P467"><text:s text:c="8"/>self.pay = (self.pay * self.raise_amt)</text:p>
      <text:p text:style-name="P467"/>
      <text:p text:style-name="P467"><text:s text:c="4"/><text:span text:style-name="T244">@classmethod</text:span></text:p>
      <text:p text:style-name="P487"><text:s text:c="4"/>def set_raise_amt(cls, amount):</text:p>
      <text:p text:style-name="P487"><text:s text:c="8"/>cls.raise_amt = amount</text:p>
      <text:p text:style-name="P467"/>
      <text:p text:style-name="P467">emp_1 = Employee('Corey', 'Schafer', 5000)</text:p>
      <text:p text:style-name="P467">emp_2 = Employee('Test', 'Employee', 6000)</text:p>
      <text:p text:style-name="P467"/>
      <text:p text:style-name="P487">Employee.set_raise_amt(1.05)</text:p>
      <text:p text:style-name="P467"/>
      <text:p text:style-name="P467">print(Employee.raise_amt)</text:p>
      <text:p text:style-name="P467">print(emp_1.raise_amt)</text:p>
      <text:p text:style-name="P467">print(emp_2.raise_amt)</text:p>
      <text:p text:style-name="P378"><text:soft-page-break/>You may also ppl say that they use class methods as alternative constructors. Now, what do they mean by this? <text:span text:style-name="T243">This mean that you can use these class methods in order to provide multiple ways of creating our objects.</text:span></text:p>
      <text:p text:style-name="P384">[to investigate]</text:p>
      <text:p text:style-name="P377"/>
      <text:p text:style-name="P377"/>
      <text:p text:style-name="P377"/>
      <text:p text:style-name="P379">Now that we looked at class methods, now let’s talk about static methods. Now, lots of ppl gets class methods and static methods confused. Now, when working with classes, <text:span text:style-name="T246">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79"/>
      <text:p text:style-name="P380">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47">pass in the arguments that we want to work with and I’m going to take in a day here and return whether or not that is a workday. So to make this a simple example, I’m not going to do it too complicated.</text:span></text:p>
      <text:p text:style-name="P381"><text:span text:style-name="T18">Now sometimes ppl write regular methods or class methods that actually should be static methods and usually a giveaway that a method should be a static method is if you don’t access the instance or the class anywhere within the function</text:span>.</text:p>
      <text:p text:style-name="P468"/>
      <text:p text:style-name="P124"># 2. staticmethods</text:p>
      <text:p text:style-name="P468">class Employee:</text:p>
      <text:p text:style-name="P468"/>
      <text:p text:style-name="P468"><text:s text:c="4"/>num_of_emps = 0</text:p>
      <text:p text:style-name="P468"><text:s text:c="4"/>raise_amt = 1.04</text:p>
      <text:p text:style-name="P468"/>
      <text:p text:style-name="P468"><text:s text:c="4"/>def __init__(self, first, last, pay):</text:p>
      <text:p text:style-name="P468"><text:s text:c="8"/>self.first = first</text:p>
      <text:p text:style-name="P468"><text:s text:c="8"/>self.last = last</text:p>
      <text:p text:style-name="P468"><text:s text:c="8"/>self.email = first + '.' + last + '@email.com'</text:p>
      <text:p text:style-name="P468"><text:s text:c="8"/>self.pay = pay</text:p>
      <text:p text:style-name="P468"/>
      <text:p text:style-name="P468"><text:s text:c="8"/>Employee.num_of_emps += 1</text:p>
      <text:p text:style-name="P468"/>
      <text:p text:style-name="P468"><text:s text:c="4"/>def fullname(self):</text:p>
      <text:p text:style-name="P468"><text:s text:c="8"/>return '{} {}'.format(self.first, self.last)</text:p>
      <text:p text:style-name="P468"/>
      <text:p text:style-name="P468"><text:s text:c="4"/>def apply_raise(self):</text:p>
      <text:p text:style-name="P468"><text:s text:c="8"/>self.pay = (self.pay * self.raise_amt)</text:p>
      <text:p text:style-name="P468"/>
      <text:p text:style-name="P468"><text:s text:c="4"/>@classmethod</text:p>
      <text:p text:style-name="P468"><text:s text:c="4"/>def set_raise_amt(cls, amount):</text:p>
      <text:p text:style-name="P468"><text:s text:c="8"/>cls.raise_amt = amount</text:p>
      <text:p text:style-name="P468"><text:soft-page-break/></text:p>
      <text:p text:style-name="P468"><text:s text:c="4"/>@staticmethod</text:p>
      <text:p text:style-name="P468"><text:s text:c="4"/>def is_workday(day):</text:p>
      <text:p text:style-name="P468"><text:s text:c="8"/>if day.weekday() == 5 or day.weekday() == 6:</text:p>
      <text:p text:style-name="P468"><text:s text:c="12"/>return False</text:p>
      <text:p text:style-name="P468"><text:s text:c="8"/>return True</text:p>
      <text:p text:style-name="P468"/>
      <text:p text:style-name="P468"/>
      <text:p text:style-name="P468">emp_1 = Employee('Corey', 'Schafer', 5000)</text:p>
      <text:p text:style-name="P468">emp_2 = Employee('Test', 'Employee', 6000)</text:p>
      <text:p text:style-name="P468"/>
      <text:p text:style-name="P468">import datetime</text:p>
      <text:p text:style-name="P468"/>
      <text:p text:style-name="P468">my_date = datetime.date(2016, 7, 10)</text:p>
      <text:p text:style-name="P468"/>
      <text:p text:style-name="P468">print(Employee.is_workday(my_date))</text:p>
      <text:p text:style-name="P381"/>
      <text:p text:style-name="P382">In this video we learned the difference between <text:span text:style-name="T18">regular instance methods, class methods which can also be used as alternative constructors and static methods, which don’t operate on the instance or the class.</text:span></text:p>
      <text:p text:style-name="P382"/>
      <text:p text:style-name="P382"/>
      <text:p text:style-name="P382"/>
      <text:p text:style-name="P382"/>
      <text:p text:style-name="P109">Python Tutorial: Context Managers - Efficiently Managing Resources</text:p>
      <text:p text:style-name="P382"><text:a xlink:type="simple" xlink:href="https://www.youtube.com/watch?v=-aKFBoZpiqA" text:style-name="Internet_20_link" text:visited-style-name="Visited_20_Internet_20_Link">https://www.youtube.com/watch?v=-aKFBoZpiqA</text:a></text:p>
      <text:p text:style-name="P382"/>
      <text:p text:style-name="P406">Context managers allow us to properly manage resources, so that we can specify exactly what we want to setup and tear down when working with certain objects.</text:p>
      <text:p text:style-name="P406"/>
      <text:p text:style-name="P407">2 different ways we can work with the files:</text:p>
      <text:p text:style-name="P409">1)</text:p>
      <text:p text:style-name="P481">f = open('sample.txt', 'w')</text:p>
      <text:p text:style-name="P481">f.write('Lorem ipsum dolor sit amet')</text:p>
      <text:p text:style-name="P481">f.close()<text:span text:style-name="T126"> →</text:span><text:span text:style-name="T127"> we have to remember to close it after we’re done</text:span></text:p>
      <text:p text:style-name="P409">2)</text:p>
      <text:p text:style-name="P481">with open('sample.txt', 'w') as f:</text:p>
      <text:p text:style-name="P481"><text:s text:c="4"/>f.write('Lorem ipsum dolor sit amet2')</text:p>
      <text:p text:style-name="P382"/>
      <text:p text:style-name="P407">Recommended way to work with file objects is using a context manager. <text:span text:style-name="T18">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24">And the more that is handled for us automatically, the better.</text:span></text:p>
      <text:p text:style-name="P382"/>
      <text:p text:style-name="P628">This is great for files, but it’s useful for so many different resources. So for example we could use this to connect to and close databases automatically, we could acquire and release <text:span text:style-name="T331">logs</text:span>, there’s plenty of use cases.</text:p>
      <text:p text:style-name="P382"/>
      <text:p text:style-name="P408"><text:soft-page-break/><text:span text:style-name="T18">In this video we’ll be learning how to write our own cm to handle custom resources</text:span>. <text:span text:style-name="T90">There are a couple of different ways that we can write out our own cm, </text:span><text:span text:style-name="T124">we can either do this by using a class or by using a function with a decorator.</text:span></text:p>
      <text:p text:style-name="P382"/>
      <text:p text:style-name="P382"/>
      <text:p text:style-name="P424">So to start off, let’s just replicate the functionality that we saw when using the cm when opening a file. So we’ll create a cm that opens the file for us and then automatically closes the file when we’re done with it. <text:span text:style-name="T90">So first we’ll use a class, </text:span><text:span text:style-name="T129">because it shows a little bit more clearly what’s going on:</text:span></text:p>
      <text:p text:style-name="P382"/>
      <text:p text:style-name="P382"/>
      <text:p text:style-name="P382"/>
      <text:p text:style-name="P382"/>
      <text:p text:style-name="P382"/>
      <text:p text:style-name="P518">So the ‘enter’ and ‘exit’ methods are going to be the setup and teardown of our context manager.</text:p>
      <text:p text:style-name="P627">The init method is going to accept the arguments that we pass into our class and also allow us to access the attributes that we set from our other methods.</text:p>
      <text:p text:style-name="P382">‘<text:span text:style-name="T332">mode’ argument will be for opening this file for reading or writing or sth like that. </text:span><text:span text:style-name="T130">And to turn these into instance attributes, so that we can access these from our other methods, we can say ‘self.filename = filename’ etc.</text:span></text:p>
      <text:p text:style-name="P425">Within enter method, which would be the setup part of our cm, we’re going to open our file. <text:span text:style-name="T90">‘self.file’ we’re crating a new instance variable there.</text:span></text:p>
      <text:p text:style-name="P425">When we ‘return self.file’ what we return here will be the <text:span text:style-name="T90">object that we’re working with within our cm</text:span>.</text:p>
      <text:p text:style-name="P425">Exit method will be the teardown and this is what gets run when we exit the cm, so we want to be sure that our file gets closed at this point. <text:span text:style-name="T90">The extra parameters here for the exit method are there for if we throw an exception and we could use those to access that </text:span><text:span text:style-name="T131">information</text:span><text:span text:style-name="T333">.</text:span></text:p>
      <text:p text:style-name="P382"/>
      <text:p text:style-name="P426">We print out the ‘closed’ attribute of that file, so we can see if it was closed properly.</text:p>
      <text:p text:style-name="P382"/>
      <text:p text:style-name="P382"/>
      <text:p text:style-name="P382"/>
      <text:p text:style-name="P382"/>
      <text:p text:style-name="P382"/>
      <text:p text:style-name="P382"/>
      <text:p text:style-name="P410">Corey prefers to use a function and to do this we need a contextlib module to import the <text:span text:style-name="T90">contextmanager decorator </text:span><text:span text:style-name="T128">and we can use it to decorate a generator function.</text:span></text:p>
      <text:p text:style-name="P411">This will be the open file context manager that is equivalent to what our class was:</text:p>
      <text:p text:style-name="P382"/>
      <text:p text:style-name="P469">from contextlib import contextmanager</text:p>
      <text:p text:style-name="P469"/>
      <text:p text:style-name="P469"/>
      <text:p text:style-name="P469">@contextmanager</text:p>
      <text:p text:style-name="P469">def open_file(file, mode):</text:p>
      <text:p text:style-name="P469"><text:s text:c="4"/>try:</text:p>
      <text:p text:style-name="P469"><text:s text:c="8"/>f = open(file, mode)</text:p>
      <text:p text:style-name="P469"><text:s text:c="8"/>yield f</text:p>
      <text:p text:style-name="P469"><text:s text:c="4"/>finally:</text:p>
      <text:p text:style-name="P469"><text:s text:c="8"/>f.close()</text:p>
      <text:p text:style-name="P469"/>
      <text:p text:style-name="P469"><text:soft-page-break/></text:p>
      <text:p text:style-name="P469">with open_file('sample.txt', 'w') as f:</text:p>
      <text:p text:style-name="P469"><text:s text:c="4"/>f.write('Lorem ipsum dolor etceefew22.')</text:p>
      <text:p text:style-name="P469"/>
      <text:p text:style-name="P469">print(f.closed)</text:p>
      <text:p text:style-name="P411">So everything before the yield statement <text:span text:style-name="T325">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82"/>
      <text:p text:style-name="P412">Technically we should be using some try and finally statements in here to handle errors, but we’ll take a look at that in just a seco<text:span text:style-name="T326">nd.</text:span></text:p>
      <text:p text:style-name="P412"/>
      <text:p text:style-name="P413">Basically we’re doing the same thing that we did with our class code, so we’re using the with statement here, calling our generator function and our function takes in a file name and a mode and then we are setting this to an f <text:span text:style-name="T327">variable.</text:span> Now, at this point, it’s going to run everything up until the yield statement. <text:span text:style-name="T327">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14">So within our cm we can do whatever we like with this file. <text:span text:style-name="T328">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15">One more thing, when Corey said before that we should be using try and finally block s to handle errors, <text:span text:style-name="T329">we can do that by putting our setup and yield code within a try block. And then we’re going to put the teardown code into a finally block. </text:span><text:span text:style-name="T125">Doing that will ensure that even if we run into any errors, our teardown code is still going to get run.</text:span></text:p>
      <text:p text:style-name="P415"/>
      <text:p text:style-name="P415"/>
      <text:p text:style-name="P415"/>
      <text:p text:style-name="P516">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16"/>
      <text:p text:style-name="P416">So <text:span text:style-name="T330">let’s say we’re using python to do some work in a lot of different directories and we’re constantly seeding into directories, doing some work and then seeding back to where we started.</text:span></text:p>
      <text:p text:style-name="P416"/>
      <text:p text:style-name="P482">import os</text:p>
      <text:p text:style-name="P482"/>
      <text:p text:style-name="P482"/>
      <text:p text:style-name="P482">cwd = os.getcwd()</text:p>
      <text:p text:style-name="P482">os.chdir('ContextManager_sample_dir_1')</text:p>
      <text:p text:style-name="P482">print(os.listdir())<text:span text:style-name="T56"> →</text:span><text:span text:style-name="T62"> l</text:span><text:span text:style-name="T56">isting everything out in that directory</text:span></text:p>
      <text:p text:style-name="P482">os.chdir(cwd)</text:p>
      <text:p text:style-name="P482"/>
      <text:p text:style-name="P482"><text:soft-page-break/>cwd = os.getcwd()</text:p>
      <text:p text:style-name="P482">os.chdir('ContextManager_sample_dir_2')</text:p>
      <text:p text:style-name="P482">print(os.listdir())</text:p>
      <text:p text:style-name="P482">os.chdir(cwd)</text:p>
      <text:p text:style-name="P416"/>
      <text:p text:style-name="P419">We run it:</text:p>
      <text:p text:style-name="P482">$ python context_managers.py</text:p>
      <text:p text:style-name="P482">['1.txt']</text:p>
      <text:p text:style-name="P482">['2.txt']</text:p>
      <text:p text:style-name="P421">But this is a little inconvenient to save our current directory, switch directories and then switch back to the original after we’re done doing what we need to do.</text:p>
      <text:p text:style-name="P421">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16"/>
      <text:p text:style-name="P422">So we’re going to do this with a generator function, but we can also convert it to a class:</text:p>
      <text:p text:style-name="P422"/>
      <text:p text:style-name="P416"/>
      <text:p text:style-name="P423"><text:span text:style-name="T90">Disclaimer: we are not working with any variables inside of our context manager, so we don’t actually have to yield anything, we can just say yield</text:span>. If you remember in the open file example we did a ‘yield f’, where we yielded that <text:span text:style-name="T90">file object </text:span>and we worked with it inside of our cm, but now we’re not going to be working with any objects inside of our cm, so putting yield there is perfectly fine.</text:p>
      <text:p text:style-name="P416"/>
      <text:p text:style-name="P482">import os</text:p>
      <text:p text:style-name="P482">from contextlib import contextmanager</text:p>
      <text:p text:style-name="P482"/>
      <text:p text:style-name="P482"/>
      <text:p text:style-name="P482">@contextmanager</text:p>
      <text:p text:style-name="P482">def change_dir(destination):</text:p>
      <text:p text:style-name="P482"><text:s text:c="4"/>try:</text:p>
      <text:p text:style-name="P482"><text:s text:c="8"/>cwd <text:s/>= os.getcwd()</text:p>
      <text:p text:style-name="P482"><text:s text:c="8"/>os.chdir(destination)</text:p>
      <text:p text:style-name="P482"><text:s text:c="8"/>yield</text:p>
      <text:p text:style-name="P482"><text:s text:c="4"/>finally:</text:p>
      <text:p text:style-name="P482"><text:s text:c="8"/>os.chdir(cwd)</text:p>
      <text:p text:style-name="P482"/>
      <text:p text:style-name="P482"/>
      <text:p text:style-name="P482">with change_dir('ContextManager_sample_dir_1'):</text:p>
      <text:p text:style-name="P482"><text:s text:c="4"/>print(os.listdir())</text:p>
      <text:p text:style-name="P482"/>
      <text:p text:style-name="P482">with change_dir('ContextManager_sample_dir_2'):</text:p>
      <text:p text:style-name="P482"><text:s text:c="4"/>print(os.listdir())</text:p>
      <text:p text:style-name="P418"/>
      <text:p text:style-name="P420">We run it:</text:p>
      <text:p text:style-name="P483">$ python context_managers.py</text:p>
      <text:p text:style-name="P483">['1.txt']</text:p>
      <text:p text:style-name="P483">['2.txt']</text:p>
      <text:p text:style-name="P417"/>
      <text:p text:style-name="P517"><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17"/>
      <text:p text:style-name="P517"/>
      <text:p text:style-name="P701">PEP 8 -- Style Guide for Python Code</text:p>
      <text:p text:style-name="P382"><text:a xlink:type="simple" xlink:href="https://www.python.org/dev/peps/pep-0008/" text:style-name="Internet_20_link" text:visited-style-name="Visited_20_Internet_20_Link">https://www.python.org/dev/peps/pep-0008/</text:a></text:p>
      <text:p text:style-name="P382"/>
      <text:p text:style-name="P109">A Foolish Consistency is the Hobgoblin of Little Minds</text:p>
      <text:p text:style-name="P38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82"/>
      <text:p text:style-name="P382">A style guide is about consistency. Consistency with this style guide is important. Consistency within a project is more important. Consistency within one module or function is the most important.</text:p>
      <text:p text:style-name="P382"/>
      <text:p text:style-name="P382"/>
      <text:p text:style-name="P515">Indentation</text:p>
      <text:p text:style-name="P382">Use <text:span text:style-name="T90">4 spaces </text:span>per indentation level.</text:p>
      <text:p text:style-name="P382"/>
      <text:p text:style-name="P469"># Aligned with opening delimiter.</text:p>
      <text:p text:style-name="P469">foo = long_function_name(var_one, var_two,</text:p>
      <text:p text:style-name="P469"><text:span text:style-name="T244"><text:s text:c="25"/><text:tab/> <text:s text:c="8"/></text:span>var_three, var_four)</text:p>
      <text:p text:style-name="P469"/>
      <text:p text:style-name="P469"># Add 4 spaces (an extra level of indentation) to distinguish arguments from the rest.</text:p>
      <text:p text:style-name="P469">def long_function_name(</text:p>
      <text:p text:style-name="P469"><text:span text:style-name="T244"><text:s text:c="8"/></text:span>var_one, var_two, var_three,</text:p>
      <text:p text:style-name="P469"><text:span text:style-name="T244"><text:s text:c="8"/></text:span>var_four):</text:p>
      <text:p text:style-name="P469"><text:s text:c="4"/>print(var_one)</text:p>
      <text:p text:style-name="P469"/>
      <text:p text:style-name="P469"># Hanging indents should add a level.</text:p>
      <text:p text:style-name="P469">foo = long_function_name(</text:p>
      <text:p text:style-name="P469"><text:s text:c="4"/>var_one, var_two,</text:p>
      <text:p text:style-name="P469"><text:s text:c="4"/>var_three, var_four)</text:p>
      <text:p text:style-name="P382"/>
      <text:p text:style-name="P382"/>
      <text:p text:style-name="P382">The closing brace/bracket/parenthesis on multiline constructs may either line up under the first non-whitespace character of the last line of list, as in:</text:p>
      <text:p text:style-name="P469">my_list = [</text:p>
      <text:p text:style-name="P469"><text:s text:c="4"/>1, 2, 3,</text:p>
      <text:p text:style-name="P469"><text:s text:c="4"/>4, 5, 6,</text:p>
      <text:p text:style-name="P469"><text:s text:c="4"/><text:span text:style-name="T244">]</text:span></text:p>
      <text:p text:style-name="P469">result = some_function_that_takes_arguments(</text:p>
      <text:p text:style-name="P469"><text:s text:c="4"/>'a', 'b', 'c',</text:p>
      <text:p text:style-name="P469"><text:s text:c="4"/>'d', 'e', 'f',</text:p>
      <text:p text:style-name="P469"><text:s text:c="2"/><text:span text:style-name="T244"><text:s text:c="2"/>)</text:span></text:p>
      <text:p text:style-name="P382"/>
      <text:p text:style-name="P382">or it may be lined up under the first character of the line that starts the multiline construct, as in:</text:p>
      <text:p text:style-name="P469">my_list = [</text:p>
      <text:p text:style-name="P469"><text:s text:c="4"/>1, 2, 3,</text:p>
      <text:p text:style-name="P469"><text:s text:c="4"/>4, 5, 6,</text:p>
      <text:p text:style-name="P488">]</text:p>
      <text:p text:style-name="P469">result = some_function_that_takes_arguments(</text:p>
      <text:p text:style-name="P469"><text:s text:c="4"/>'a', 'b', 'c',</text:p>
      <text:p text:style-name="P469"><text:soft-page-break/><text:s text:c="4"/>'d', 'e', 'f',</text:p>
      <text:p text:style-name="P488">)</text:p>
      <text:p text:style-name="P382"/>
      <text:p text:style-name="P382"/>
      <text:p text:style-name="P382"/>
      <text:p text:style-name="P515">Tabs or Spaces?</text:p>
      <text:p text:style-name="P515">Spaces are the preferred indentation method.</text:p>
      <text:p text:style-name="P515">Tabs should be used solely to remain consistent with code that is already indented with tabs.</text:p>
      <text:p text:style-name="P515">Python 3 disallows mixing the use of tabs and spaces for indentation.</text:p>
      <text:p text:style-name="P382"/>
      <text:p text:style-name="P382"/>
      <text:p text:style-name="P382"/>
      <text:p text:style-name="P515">Maximum Line Length</text:p>
      <text:p text:style-name="P515">Limit all lines to a maximum of 79 characters.</text:p>
      <text:p text:style-name="P382"/>
      <text:p text:style-name="P515">For flowing long blocks of text with fewer structural restrictions (docstrings or comments), the line length should be limited to 72 characters.</text:p>
      <text:p text:style-name="P382"/>
      <text:p text:style-name="P382">Limiting the required editor window width makes it possible to have several files open side-by-side, and works well when using code review tools that present the two versions in adjacent columns.</text:p>
      <text:p text:style-name="P382"/>
      <text:p text:style-name="P382">The Python standard library is conservative and requires limiting lines to 79 characters (and docstrings/comments to 72).</text:p>
      <text:p text:style-name="P382"/>
      <text:p text:style-name="P382">The preferred way of wrapping long lines is by using Python's implied line continuation inside parentheses, brackets and braces. Long lines can be broken over multiple lines by wrapping expressions in parentheses. These should be used in preference to using a<text:span text:style-name="T90"> backslash for line continuation</text:span>.</text:p>
      <text:p text:style-name="P382">Backslashes may still be appropriate at times. For example, long, multiple with-statements cannot use implicit continuation, so backslashes are acceptable:</text:p>
      <text:p text:style-name="P382"/>
      <text:p text:style-name="P469">with open('/path/to/some/file/you/want/to/read') as file_1, \</text:p>
      <text:p text:style-name="P469"><text:s text:c="5"/>open('/path/to/some/file/being/written', 'w') as file_2:</text:p>
      <text:p text:style-name="P469"><text:s text:c="4"/>file_2.write(file_1.read())</text:p>
      <text:p text:style-name="P469"/>
      <text:p text:style-name="P382"/>
      <text:p text:style-name="P382"/>
      <text:p text:style-name="P515">Should a Line Break Before or After a Binary Operator?</text:p>
      <text:p text:style-name="P382">Following the tradition from mathematics usually results in more readable code:</text:p>
      <text:p text:style-name="P491"># Yes: easy to match operators with operands</text:p>
      <text:p text:style-name="P469">income = (gross_wages</text:p>
      <text:p text:style-name="P469"><text:s text:c="10"/>+ taxable_interest</text:p>
      <text:p text:style-name="P469"><text:s text:c="10"/>+ (dividends - qualified_dividends)</text:p>
      <text:p text:style-name="P469"><text:s text:c="10"/>- ira_deduction</text:p>
      <text:p text:style-name="P469"><text:s text:c="10"/>- student_loan_interest)</text:p>
      <text:p text:style-name="P515">In Python code, it is permissible to break before or after a binary operator, as long as the convention is consistent locally. For new code Knuth's style is suggested.</text:p>
      <text:p text:style-name="P382"/>
      <text:p text:style-name="P382"/>
      <text:p text:style-name="P382"/>
      <text:p text:style-name="P515"><text:soft-page-break/>Blank Lines</text:p>
      <text:p text:style-name="P515">Surround top-level function and class definitions with two blank lines.</text:p>
      <text:p text:style-name="P382"/>
      <text:p text:style-name="P515">Method definitions inside a class are surrounded by a single blank line.</text:p>
      <text:p text:style-name="P382"/>
      <text:p text:style-name="P382">Extra blank lines may be used (sparingly) to separate groups of related functions. Blank lines may be omitted between a bunch of related one-liners (e.g. a set of dummy implementations).</text:p>
      <text:p text:style-name="P382"/>
      <text:p text:style-name="P382">Use blank lines in functions, sparingly, to indicate logical sections.</text:p>
      <text:p text:style-name="P382"/>
      <text:p text:style-name="P382"><text:span text:style-name="T248">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82"/>
      <text:p text:style-name="P382"/>
      <text:p text:style-name="P382"/>
      <text:p text:style-name="P515">Source File Encoding</text:p>
      <text:p text:style-name="P515">Code in the core Python distribution should always use UTF-8 (or ASCII in Python 2).</text:p>
      <text:p text:style-name="P515">Files using ASCII (in Python 2) or UTF-8 (in Python 3) should not have an encoding declaration.</text:p>
      <text:p text:style-name="P382"/>
      <text:p text:style-name="P382"><text:span text:style-name="T90">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82"/>
      <text:p text:style-name="P38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82"/>
      <text:p text:style-name="P382">Open source projects with a global audience are encouraged to adopt a similar policy.</text:p>
      <text:p text:style-name="P382"/>
      <text:p text:style-name="P382"/>
      <text:p text:style-name="P382"/>
      <text:p text:style-name="P382"/>
      <text:p text:style-name="P515">Imports</text:p>
      <text:list xml:id="list2975575714" text:style-name="L3">
        <text:list-item>
          <text:p text:style-name="P731">Imports should usually be on separate lines:</text:p>
        </text:list-item>
      </text:list>
      <text:p text:style-name="P469">Yes: import os</text:p>
      <text:p text:style-name="P469"><text:s text:c="8"/>import sys</text:p>
      <text:p text:style-name="P469"/>
      <text:p text:style-name="P469">No: <text:s/>import sys, os</text:p>
      <text:p text:style-name="P382">It's okay to say this though:</text:p>
      <text:p text:style-name="P469">from subprocess import Popen, PIPE</text:p>
      <text:p text:style-name="P382"/>
      <text:p text:style-name="P382"/>
      <text:list xml:id="list1760103723" text:style-name="L4">
        <text:list-item>
          <text:p text:style-name="P732"><text:soft-page-break/>Imports are always put at the top of the file, just after any module comments and docstrings, and before module globals and constants.</text:p>
        </text:list-item>
      </text:list>
      <text:p text:style-name="P382">Imports should be grouped in the following order:</text:p>
      <text:p text:style-name="P382"/>
      <text:list xml:id="list1052196054" text:style-name="L5">
        <text:list-item>
          <text:p text:style-name="P715">Standard library imports.</text:p>
        </text:list-item>
        <text:list-item>
          <text:p text:style-name="P715">Related third party imports.</text:p>
        </text:list-item>
        <text:list-item>
          <text:p text:style-name="P715">Local application/library specific imports.</text:p>
        </text:list-item>
        <text:list-item>
          <text:p text:style-name="P729">You should put a blank line between each group of imports.</text:p>
        </text:list-item>
      </text:list>
      <text:p text:style-name="P382"/>
      <text:p text:style-name="P382"/>
      <text:list xml:id="list20624008" text:style-name="L6">
        <text:list-item>
          <text:p text:style-name="P71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69">import mypkg.sibling</text:p>
      <text:p text:style-name="P469">from mypkg import sibling</text:p>
      <text:p text:style-name="P469">from mypkg.sibling import example</text:p>
      <text:p text:style-name="P382"/>
      <text:p text:style-name="P382">However, explicit relative imports are an acceptable alternative to absolute imports, especially when dealing with complex package layouts where using absolute imports would be unnecessarily verbose:</text:p>
      <text:p text:style-name="P469">from . import sibling</text:p>
      <text:p text:style-name="P469">from .sibling import example</text:p>
      <text:p text:style-name="P382">Standard library code should avoid complex package layouts and always use absolute imports.</text:p>
      <text:p text:style-name="P382"/>
      <text:p text:style-name="P382">Implicit relative imports should never be used and have been removed in Python 3.</text:p>
      <text:p text:style-name="P382"/>
      <text:p text:style-name="P382"/>
      <text:list xml:id="list2641826252" text:style-name="L7">
        <text:list-item>
          <text:p text:style-name="P717">When importing a class from a class-containing module, it's usually okay to spell this:</text:p>
        </text:list-item>
      </text:list>
      <text:p text:style-name="P382"/>
      <text:p text:style-name="P469">from myclass import MyClass</text:p>
      <text:p text:style-name="P469">from foo.bar.yourclass import YourClass</text:p>
      <text:p text:style-name="P382"/>
      <text:p text:style-name="P382">If this spelling causes local name clashes, then spell them explicitly:</text:p>
      <text:p text:style-name="P491">import myclass</text:p>
      <text:p text:style-name="P469">import foo.bar.yourclass</text:p>
      <text:p text:style-name="P382">and use "myclass.MyClass" and "foo.bar.yourclass.YourClass".</text:p>
      <text:p text:style-name="P382"/>
      <text:list xml:id="list1634521218" text:style-name="L8">
        <text:list-item>
          <text:p text:style-name="P739"><text:span text:style-name="T86">Wildcard imports (</text:span><text:span text:style-name="T87">from &lt;module&gt; import *</text:span><text:span text:style-name="T86">)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82"/>
      <text:p text:style-name="P382">When republishing names this way, the guidelines below regarding public and internal interfaces still apply.</text:p>
      <text:p text:style-name="P382"/>
      <text:p text:style-name="P382"/>
      <text:p text:style-name="P382"/>
      <text:p text:style-name="P382"/>
      <text:p text:style-name="P515"><text:soft-page-break/>Module Level Dunder Names</text:p>
      <text:p text:style-name="P515">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69">"""This is the example module.</text:p>
      <text:p text:style-name="P469"/>
      <text:p text:style-name="P469">This module does stuff.</text:p>
      <text:p text:style-name="P469">"""</text:p>
      <text:p text:style-name="P469"/>
      <text:p text:style-name="P469">from __future__ import barry_as_FLUFL</text:p>
      <text:p text:style-name="P469"/>
      <text:p text:style-name="P469">__all__ = ['a', 'b', 'c']</text:p>
      <text:p text:style-name="P469">__version__ = '0.1'</text:p>
      <text:p text:style-name="P469">__author__ = 'Cardinal Biggles'</text:p>
      <text:p text:style-name="P469"/>
      <text:p text:style-name="P469">import os</text:p>
      <text:p text:style-name="P469">import sys</text:p>
      <text:p text:style-name="P382"/>
      <text:p text:style-name="P382"/>
      <text:p text:style-name="P515"/>
      <text:p text:style-name="P515">String Quotes</text:p>
      <text:p text:style-name="P515">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82"/>
      <text:p text:style-name="P382">For triple-quoted strings, always use double quote characters to be consistent with the docstring convention in PEP 257.</text:p>
      <text:p text:style-name="P382"/>
      <text:p text:style-name="P382"/>
      <text:p text:style-name="P382"/>
      <text:p text:style-name="P109"/>
      <text:p text:style-name="P109">Whitespace in Expressions and Statements</text:p>
      <text:p text:style-name="P515"/>
      <text:p text:style-name="P515">Pet Peeves</text:p>
      <text:p text:style-name="P382">Avoid extraneous whitespace in the following situations:</text:p>
      <text:p text:style-name="P382"/>
      <text:list xml:id="list2310480493" text:style-name="L9">
        <text:list-item>
          <text:p text:style-name="P718">Immediately inside parentheses, brackets or braces.</text:p>
        </text:list-item>
      </text:list>
      <text:p text:style-name="P469">Yes: spam(ham[1], {eggs: 2})</text:p>
      <text:p text:style-name="P469">No: <text:s/>spam( ham[ 1 ], { eggs: 2 } )</text:p>
      <text:p text:style-name="P382"/>
      <text:list xml:id="list1308383032" text:style-name="L10">
        <text:list-item>
          <text:p text:style-name="P719">Between a trailing comma and a following close parenthesis.</text:p>
        </text:list-item>
      </text:list>
      <text:p text:style-name="P469">Yes: foo = (0,)</text:p>
      <text:p text:style-name="P469">No: <text:s/>bar = (0, )</text:p>
      <text:p text:style-name="P382"/>
      <text:list xml:id="list2654236270" text:style-name="L11">
        <text:list-item>
          <text:p text:style-name="P720">Immediately before a comma, semicolon, or colon:</text:p>
        </text:list-item>
      </text:list>
      <text:p text:style-name="P469">Yes: if x == 4: print x, y; x, y = y, x</text:p>
      <text:p text:style-name="P469">No: <text:s/>if x == 4 : print x , y ; x , y = y , x</text:p>
      <text:p text:style-name="P382"/>
      <text:list xml:id="list3424523806" text:style-name="L12">
        <text:list-item>
          <text:p text:style-name="P72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82">Yes:</text:p>
      <text:p text:style-name="P469">ham[1:9], ham[1:9:3], ham[:9:3], ham[1::3], ham[1:9:]</text:p>
      <text:p text:style-name="P469">ham[lower:upper], ham[lower:upper:], ham[lower::step]</text:p>
      <text:p text:style-name="P469">ham[lower+offset : upper+offset]</text:p>
      <text:p text:style-name="P469">ham[: upper_fn(x) : step_fn(x)], ham[:: step_fn(x)]</text:p>
      <text:p text:style-name="P469">ham[lower + offset : upper + offset]</text:p>
      <text:p text:style-name="P382"/>
      <text:p text:style-name="P382">No:</text:p>
      <text:p text:style-name="P469">ham[lower + offset:upper + offset]</text:p>
      <text:p text:style-name="P469">ham[1: 9], ham[1 :9], ham[1:9 :3]</text:p>
      <text:p text:style-name="P469">ham[lower : : upper]</text:p>
      <text:p text:style-name="P469">ham[ : upper]</text:p>
      <text:p text:style-name="P382"/>
      <text:list xml:id="list2738041612" text:style-name="L13">
        <text:list-item>
          <text:p text:style-name="P722">Immediately before the open parenthesis that starts the argument list of a function call:</text:p>
        </text:list-item>
      </text:list>
      <text:p text:style-name="P469">Yes: spam(1)</text:p>
      <text:p text:style-name="P469">No: <text:s/>spam (1)</text:p>
      <text:p text:style-name="P382"/>
      <text:list xml:id="list2073271582" text:style-name="L14">
        <text:list-item>
          <text:p text:style-name="P723">Immediately before the open parenthesis that starts an indexing or slicing:</text:p>
        </text:list-item>
      </text:list>
      <text:p text:style-name="P469">Yes: dct['key'] = lst[index]</text:p>
      <text:p text:style-name="P469">No: <text:s/>dct ['key'] = lst [index]</text:p>
      <text:p text:style-name="P382"/>
      <text:list xml:id="list2637201228" text:style-name="L15">
        <text:list-item>
          <text:p text:style-name="P724">More than one space around an assignment (or other) operator to align it with another.</text:p>
        </text:list-item>
      </text:list>
      <text:p text:style-name="P382">Yes:</text:p>
      <text:p text:style-name="P469">x = 1</text:p>
      <text:p text:style-name="P469">y = 2</text:p>
      <text:p text:style-name="P469">long_variable = 3</text:p>
      <text:p text:style-name="P382"/>
      <text:p text:style-name="P382">No:</text:p>
      <text:p text:style-name="P469">x <text:s text:c="12"/>= 1</text:p>
      <text:p text:style-name="P469">y <text:s text:c="12"/>= 2</text:p>
      <text:p text:style-name="P469">long_variable = 3</text:p>
      <text:p text:style-name="P382"/>
      <text:p text:style-name="P382"/>
      <text:p text:style-name="P382"/>
      <text:p text:style-name="P515">Other Recommendations</text:p>
      <text:list xml:id="list801997679" text:style-name="L16">
        <text:list-item>
          <text:p text:style-name="P72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82"/>
      <text:list xml:id="list160557935968022" text:continue-numbering="true" text:style-name="L16">
        <text:list-item>
          <text:p text:style-name="P725">Always surround these binary operators with a single space on either side: assignment (=), augmented assignment (+=, -= etc.), comparisons (==, &lt;, &gt;, !=, &lt;&gt;, &lt;=, &gt;=, in, not in, is, is not), Booleans (and, or, not).</text:p>
        </text:list-item>
      </text:list>
      <text:p text:style-name="P382"/>
      <text:list xml:id="list160558183655084" text:continue-numbering="true" text:style-name="L16">
        <text:list-item>
          <text:p text:style-name="P72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82">Yes:</text:p>
      <text:p text:style-name="P469">i = i + 1</text:p>
      <text:p text:style-name="P469">submitted += 1</text:p>
      <text:p text:style-name="P469">x = x*2 - 1</text:p>
      <text:p text:style-name="P469">hypot2 = x*x + y*y</text:p>
      <text:p text:style-name="P469">c = (a+b) * (a-b)</text:p>
      <text:p text:style-name="P382"/>
      <text:p text:style-name="P382">No:</text:p>
      <text:p text:style-name="P469">i=i+1</text:p>
      <text:p text:style-name="P469">submitted +=1</text:p>
      <text:p text:style-name="P469">x = x * 2 - 1</text:p>
      <text:p text:style-name="P469">hypot2 = x * x + y * y</text:p>
      <text:p text:style-name="P469">c = (a + b) * (a - b)</text:p>
      <text:p text:style-name="P382"/>
      <text:p text:style-name="P382"/>
      <text:list xml:id="list2096917390" text:style-name="L17">
        <text:list-item>
          <text:p text:style-name="P726">Function annotations should use the normal rules for colons and always have spaces around the -&gt; arrow if present. (See Function Annotations below for more about function annotations.)</text:p>
        </text:list-item>
      </text:list>
      <text:p text:style-name="P382">Yes:</text:p>
      <text:p text:style-name="P469">def munge(input: AnyStr): ...</text:p>
      <text:p text:style-name="P469">def munge() -&gt; PosInt: ...</text:p>
      <text:p text:style-name="P382"/>
      <text:p text:style-name="P382">No:</text:p>
      <text:p text:style-name="P469">def munge(input:AnyStr): ...</text:p>
      <text:p text:style-name="P469">def munge()-&gt;PosInt: ...</text:p>
      <text:p text:style-name="P382"/>
      <text:list xml:id="list292164597" text:style-name="L18">
        <text:list-item>
          <text:p text:style-name="P733">Don't use spaces around the = sign when used to indicate a keyword argument, or when used to indicate a default value for an unannotated function parameter.</text:p>
        </text:list-item>
      </text:list>
      <text:p text:style-name="P382">Yes:</text:p>
      <text:p text:style-name="P469">def complex(real, imag=0.0):</text:p>
      <text:p text:style-name="P469"><text:s text:c="4"/>return magic(r=real, i=imag)</text:p>
      <text:p text:style-name="P382"/>
      <text:p text:style-name="P382">No:</text:p>
      <text:p text:style-name="P469">def complex(real, imag = 0.0):</text:p>
      <text:p text:style-name="P469"><text:s text:c="4"/>return magic(r = real, i = imag)</text:p>
      <text:p text:style-name="P382"/>
      <text:list xml:id="list1202747869" text:style-name="L19">
        <text:list-item>
          <text:p text:style-name="P727">When <text:span text:style-name="T18">combining an argument annotation</text:span><text:span text:style-name="T38">(?)</text:span> with a default value, however, do use spaces around the = sign:</text:p>
        </text:list-item>
      </text:list>
      <text:p text:style-name="P382">Yes:</text:p>
      <text:p text:style-name="P469">def munge(sep: AnyStr = None): ...</text:p>
      <text:p text:style-name="P469">def munge(input: AnyStr, sep: AnyStr = None, limit=1000): ...</text:p>
      <text:p text:style-name="P382"/>
      <text:p text:style-name="P382">No:</text:p>
      <text:p text:style-name="P469">def munge(input: AnyStr=None): ...</text:p>
      <text:p text:style-name="P469">def munge(input: AnyStr, limit = 1000): ...</text:p>
      <text:p text:style-name="P382"/>
      <text:p text:style-name="P382"/>
      <text:list xml:id="list1189207693" text:style-name="L20">
        <text:list-item>
          <text:p text:style-name="P728"><text:soft-page-break/>Compound statements (multiple statements on the same line) are generally discouraged.</text:p>
        </text:list-item>
      </text:list>
      <text:p text:style-name="P382">Yes:</text:p>
      <text:p text:style-name="P469">if foo == 'blah':</text:p>
      <text:p text:style-name="P469"><text:s text:c="4"/>do_blah_thing()</text:p>
      <text:p text:style-name="P469">do_one()</text:p>
      <text:p text:style-name="P469">do_two()</text:p>
      <text:p text:style-name="P469">do_three()</text:p>
      <text:p text:style-name="P382"/>
      <text:p text:style-name="P382">Rather not:</text:p>
      <text:p text:style-name="P469">if foo == 'blah': do_blah_thing()</text:p>
      <text:p text:style-name="P469">do_one(); do_two(); do_three()</text:p>
      <text:p text:style-name="P382"/>
      <text:p text:style-name="P382"/>
      <text:list xml:id="list1468221844" text:style-name="L21">
        <text:list-item>
          <text:p text:style-name="P740"><text:span text:style-name="T115">While sometimes it's okay to put an if/for/while with a small body on the same line, never do this for multi-clause statements</text:span><text:span text:style-name="T86">. Also avoid folding such long lines!</text:span></text:p>
        </text:list-item>
      </text:list>
      <text:p text:style-name="P382">Rather not:</text:p>
      <text:p text:style-name="P469">if foo == 'blah': do_blah_thing()</text:p>
      <text:p text:style-name="P469">for x in lst: total += x</text:p>
      <text:p text:style-name="P469">while t &lt; 10: t = delay()</text:p>
      <text:p text:style-name="P382"/>
      <text:p text:style-name="P382">Definitely not:</text:p>
      <text:p text:style-name="P469">if foo == 'blah': do_blah_thing()</text:p>
      <text:p text:style-name="P469">else: do_non_blah_thing()</text:p>
      <text:p text:style-name="P469"/>
      <text:p text:style-name="P469">try: something()</text:p>
      <text:p text:style-name="P469">finally: cleanup()</text:p>
      <text:p text:style-name="P469"/>
      <text:p text:style-name="P469">do_one(); do_two(); do_three(long, argument,</text:p>
      <text:p text:style-name="P469"><text:s text:c="29"/>list, like, this)</text:p>
      <text:p text:style-name="P469"/>
      <text:p text:style-name="P469">if foo == 'blah': one(); two(); three()</text:p>
      <text:p text:style-name="P382"/>
      <text:p text:style-name="P382"/>
      <text:p text:style-name="P382"/>
      <text:p text:style-name="P382"/>
      <text:p text:style-name="P109">When to Use Trailing Commas</text:p>
      <text:p text:style-name="P515">Trailing commas are usually optional, except they are mandatory when making a tuple of one element (and in Python 2 they have semantics for the print statement). For clarity, it is recommended to surround the latter in (technically redundant) parentheses.</text:p>
      <text:p text:style-name="P382"/>
      <text:p text:style-name="P382">Yes:</text:p>
      <text:p text:style-name="P469">FILES = ('setup.cfg',)</text:p>
      <text:p text:style-name="P382"/>
      <text:p text:style-name="P382">OK, but confusing:</text:p>
      <text:p text:style-name="P469">FILES = 'setup.cfg',</text:p>
      <text:p text:style-name="P382"/>
      <text:p text:style-name="P515">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82"/>
      <text:p text:style-name="P382">Yes:</text:p>
      <text:p text:style-name="P469">FILES = [</text:p>
      <text:p text:style-name="P469"><text:s text:c="4"/>'setup.cfg',</text:p>
      <text:p text:style-name="P469"><text:s text:c="4"/>'tox.ini',</text:p>
      <text:p text:style-name="P469"><text:s text:c="4"/>]</text:p>
      <text:p text:style-name="P469">initialize(FILES,</text:p>
      <text:p text:style-name="P469"><text:s text:c="11"/>error=True,</text:p>
      <text:p text:style-name="P469"><text:s text:c="11"/>)</text:p>
      <text:p text:style-name="P382"/>
      <text:p text:style-name="P382">No:</text:p>
      <text:p text:style-name="P469">FILES = ['setup.cfg', 'tox.ini',]</text:p>
      <text:p text:style-name="P469">initialize(FILES, error=True,)</text:p>
      <text:p text:style-name="P382"/>
      <text:p text:style-name="P382"/>
      <text:p text:style-name="P382"/>
      <text:p text:style-name="P109">Comments</text:p>
      <text:p text:style-name="P515">Comments that contradict the code are worse than no comments. Always make a priority of keeping the comments up-to-date when the code changes!</text:p>
      <text:p text:style-name="P515"/>
      <text:p text:style-name="P515">Comments should be complete sentences. The first word should be capitalized, unless it is an identifier that begins with a lower case letter (never alter the case of identifiers!).</text:p>
      <text:p text:style-name="P515"/>
      <text:p text:style-name="P515">Block comments generally consist of one or more paragraphs built out of complete sentences, with each sentence ending in a period.</text:p>
      <text:p text:style-name="P515"/>
      <text:p text:style-name="P515">You should use two spaces after a sentence-ending period in multi- sentence comments, except after the final sentence.</text:p>
      <text:p text:style-name="P515"/>
      <text:p text:style-name="P515">When writing English, follow <text:span text:style-name="T3">Strunk and White</text:span>.</text:p>
      <text:p text:style-name="P382"/>
      <text:p text:style-name="P382">Python coders from non-English speaking countries: <text:span text:style-name="T90">please write your comments in English</text:span>, unless you are 120% sure that the code will never be read by people who don't speak your language.</text:p>
      <text:p text:style-name="P382"/>
      <text:p text:style-name="P382"/>
      <text:p text:style-name="P515">Block Comments</text:p>
      <text:p text:style-name="P382"><text:span text:style-name="T90">Block comments generally apply to some (or all) code that follows them, and are </text:span><text:span text:style-name="T96">indented</text:span><text:span text:style-name="T90"> to the same level as that code. Each line of a block comment starts with a # and a single space (unless it is indented text inside the comment).</text:span></text:p>
      <text:p text:style-name="P515"/>
      <text:p text:style-name="P515">Paragraphs inside a block comment are separated by a line containing a single #.</text:p>
      <text:p text:style-name="P382"/>
      <text:p text:style-name="P382"/>
      <text:p text:style-name="P515">Inline Comments</text:p>
      <text:p text:style-name="P515">Use inline comments sparingly <text:span text:style-name="T334">(oszczędnie)</text:span></text:p>
      <text:p text:style-name="P382"/>
      <text:p text:style-name="P382"><text:soft-page-break/>An inline comment is a comment on the same line as a statement. Inline comments should be separated by at least two spaces from the statement. They should start with a # and a single space.</text:p>
      <text:p text:style-name="P382"/>
      <text:p text:style-name="P515">Inline comments are unnecessary and in fact distracting if they state the obvious. Don't do this:</text:p>
      <text:p text:style-name="P491">x = x + 1 <text:s text:c="16"/># Increment x</text:p>
      <text:p text:style-name="P382">But sometimes, this is useful:</text:p>
      <text:p text:style-name="P491">x = x + 1 <text:s text:c="16"/># Compensate for border</text:p>
      <text:p text:style-name="P382"/>
      <text:p text:style-name="P382"/>
      <text:p text:style-name="P382"/>
      <text:p text:style-name="P515">Documentation Strings</text:p>
      <text:p text:style-name="P382">Conventions for writing good documentation strings (a.k.a. "docstrings") are immortalized in PEP 257.</text:p>
      <text:p text:style-name="P382"/>
      <text:list xml:id="list918553677" text:style-name="L22">
        <text:list-item>
          <text:p text:style-name="P73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82"/>
      <text:list xml:id="list160558002201090" text:continue-numbering="true" text:style-name="L22">
        <text:list-item>
          <text:p text:style-name="P741"><text:span text:style-name="T86">PEP 257 describes good docstring conventions. </text:span><text:span text:style-name="T115">Note that most importantly, the """ that ends a multiline docstring should be on a line by itself:</text:span></text:p>
        </text:list-item>
      </text:list>
      <text:p text:style-name="P469">"""Return a foobang</text:p>
      <text:p text:style-name="P469"/>
      <text:p text:style-name="P469">Optional plotz says to frobnicate the bizbaz first.</text:p>
      <text:p text:style-name="P469">"""</text:p>
      <text:p text:style-name="P382"/>
      <text:list xml:id="list1927357407" text:style-name="L23">
        <text:list-item>
          <text:p text:style-name="P735">For one liner docstrings, please keep the closing """ on the same line.</text:p>
        </text:list-item>
      </text:list>
      <text:p text:style-name="P382"/>
      <text:p text:style-name="P382"/>
      <text:p text:style-name="P382"/>
      <text:p text:style-name="P382"/>
      <text:p text:style-name="P109">Naming Conventions</text:p>
      <text:p text:style-name="P515">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82"/>
      <text:p text:style-name="P515">Overriding Principle</text:p>
      <text:p text:style-name="P382">Names that are visible to the user as public parts of the API should follow conventions that reflect usage rather than implementation.</text:p>
      <text:p text:style-name="P382"/>
      <text:p text:style-name="P515">Descriptive: Naming Styles</text:p>
      <text:p text:style-name="P515">There are a lot of different naming styles. It helps to be able to recognize what naming style is being used, independently from what they are used for.</text:p>
      <text:p text:style-name="P382"/>
      <text:p text:style-name="P382">The following naming styles are commonly distinguished:</text:p>
      <text:p text:style-name="P469">b (single lowercase letter)</text:p>
      <text:p text:style-name="P469">B (single uppercase letter)</text:p>
      <text:p text:style-name="P469">lowercase</text:p>
      <text:p text:style-name="P469">lower_case_with_underscores</text:p>
      <text:p text:style-name="P469">UPPERCASE</text:p>
      <text:p text:style-name="P469"><text:soft-page-break/>UPPER_CASE_WITH_UNDERSCORES</text:p>
      <text:p text:style-name="P469">CapitalizedWords (or CapWords, or CamelCase -- so named because of the bumpy look of its letters [4]). This is also sometimes known as StudlyCaps.</text:p>
      <text:p text:style-name="P382"/>
      <text:p text:style-name="P382">Note: When using acronyms in CapWords, capitalize all the letters of the acronym. Thus HTTPServerError is better than HttpServerError.</text:p>
      <text:p text:style-name="P382"/>
      <text:p text:style-name="P469">mixedCase (differs from CapitalizedWords by initial lowercase character!)</text:p>
      <text:p text:style-name="P469">Capitalized_Words_With_Underscores (ugly!)</text:p>
      <text:p text:style-name="P382"/>
      <text:p text:style-name="P382">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82"/>
      <text:p text:style-name="P382">The X11 library uses a leading X for all its public functions. In Python, this style is generally deemed unnecessary because attribute and method names are prefixed with an object, and function names are prefixed with a module name.</text:p>
      <text:p text:style-name="P382"/>
      <text:p text:style-name="P382"/>
      <text:p text:style-name="P382">In addition, the following special forms using leading or trailing underscores are recognized (these can generally be combined with any case convention):</text:p>
      <text:p text:style-name="P382"/>
      <text:p text:style-name="P469">_single_leading_underscore: weak "internal use" indicator. E.g. from M import * does not import objects whose names start with an underscore.</text:p>
      <text:p text:style-name="P469"/>
      <text:p text:style-name="P469">single_trailing_underscore_: used by convention to avoid conflicts with Python keyword, e.g.</text:p>
      <text:p text:style-name="P469">Tkinter.Toplevel(master, class_='ClassName')</text:p>
      <text:p text:style-name="P469"/>
      <text:p text:style-name="P469">__double_leading_underscore: when naming a class attribute, invokes name <text:span text:style-name="T18">mangling</text:span> (inside class FooBar, __boo becomes _FooBar__boo; see below).</text:p>
      <text:p text:style-name="P469"/>
      <text:p text:style-name="P383"><text:span text:style-name="T3">__double_leading_and_trailing_underscore__: </text:span><text:span text:style-name="T49">"magic" objects or attributes that live in user-controlled namespaces. E.g. __init__, __import__ or __file__</text:span><text:span text:style-name="T3">. </text:span>Never invent such names; only use them as documented.</text:p>
      <text:p text:style-name="P382"/>
      <text:p text:style-name="P382"/>
      <text:p text:style-name="P382"/>
      <text:p text:style-name="P382"/>
      <text:p text:style-name="P109">Prescriptive: Naming Conventions</text:p>
      <text:p text:style-name="P382"/>
      <text:p text:style-name="P515">Names to Avoid</text:p>
      <text:p text:style-name="P515">Never use the characters 'l' (lowercase letter el), 'O' (uppercase letter oh), or 'I' (uppercase letter eye) as single character variable names.</text:p>
      <text:p text:style-name="P382"/>
      <text:p text:style-name="P382">In some fonts, these characters are indistinguishable from the numerals one and zero. When tempted to use 'l', use 'L' instead.</text:p>
      <text:p text:style-name="P382"/>
      <text:p text:style-name="P515"><text:soft-page-break/>ASCII Compatibility</text:p>
      <text:p text:style-name="P382">Identifiers used in the standard library must be ASCII compatible as described in the policy section of PEP 3131.</text:p>
      <text:p text:style-name="P382"/>
      <text:p text:style-name="P382"/>
      <text:p text:style-name="P515">Package and Module Names</text:p>
      <text:p text:style-name="P515">Modules should have short, all-lowercase names. Underscores can be used in the module name if it improves readability. Python packages should also have short, all-lowercase names, although the use of underscores is discouraged.</text:p>
      <text:p text:style-name="P382"/>
      <text:p text:style-name="P382">When an extension module written in C or C++ has an accompanying Python module that provides a higher level (e.g. more object oriented) interface, <text:span text:style-name="T90">the C/C++ module has a leading underscore (e.g.</text:span> _socket).</text:p>
      <text:p text:style-name="P382"/>
      <text:p text:style-name="P382"/>
      <text:p text:style-name="P515">Class Names</text:p>
      <text:p text:style-name="P515">Class names should normally use the CapWords convention.</text:p>
      <text:p text:style-name="P382"/>
      <text:p text:style-name="P382">The naming convention for functions may be used instead in cases where the interface is documented and used primarily as a callable.</text:p>
      <text:p text:style-name="P382"/>
      <text:p text:style-name="P382">Note that there is a separate convention for builtin names: most builtin names are single words (or two words run together), with the CapWords convention used only for exception names and builtin constants.</text:p>
      <text:p text:style-name="P382"/>
      <text:p text:style-name="P382"/>
      <text:p text:style-name="P515">Type Variable Names</text:p>
      <text:p text:style-name="P382">Names of type variables introduced in PEP 484 should normally use CapWords preferring short names: T, AnyStr, Num. It is recommended to add suffixes _co or _contra to the variables used to declare covariant or contravariant behavior correspondingly:</text:p>
      <text:p text:style-name="P382"/>
      <text:p text:style-name="P469">from typing import TypeVar</text:p>
      <text:p text:style-name="P469"/>
      <text:p text:style-name="P469">VT_co = TypeVar('VT_co', covariant=True)</text:p>
      <text:p text:style-name="P469">KT_contra = TypeVar('KT_contra', contravariant=True)</text:p>
      <text:p text:style-name="P382"/>
      <text:p text:style-name="P382"/>
      <text:p text:style-name="P515">Exception Names</text:p>
      <text:p text:style-name="P520">Because exceptions should be classes, the class naming convention applies here. However, you should use the suffix "Error" on your exception names (if the exception actually is an error).</text:p>
      <text:p text:style-name="P382"/>
      <text:p text:style-name="P382"/>
      <text:p text:style-name="P382"/>
      <text:p text:style-name="P382"/>
      <text:p text:style-name="P515">Global Variable Names</text:p>
      <text:p text:style-name="P382">(Let's hope that these variables are meant for use inside one module only.) The conventions are about the same as those for functions.</text:p>
      <text:p text:style-name="P382"/>
      <text:p text:style-name="P10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82"/>
      <text:p text:style-name="P382"/>
      <text:p text:style-name="P382"/>
      <text:p text:style-name="P515">Function and Variable Names</text:p>
      <text:p text:style-name="P515">Function names should be lowercase, with words separated by underscores as necessary to improve readability.</text:p>
      <text:p text:style-name="P515"/>
      <text:p text:style-name="P515">Variable names follow the same convention as function names.</text:p>
      <text:p text:style-name="P382"/>
      <text:p text:style-name="P382">mixedCase is allowed only in contexts where that's already the prevailing style (e.g. threading.py), to retain backwards compatibility.</text:p>
      <text:p text:style-name="P382"/>
      <text:p text:style-name="P382"/>
      <text:p text:style-name="P382"/>
      <text:p text:style-name="P515">Function and Method Arguments</text:p>
      <text:p text:style-name="P515">Always use self for the first argument to instance methods.</text:p>
      <text:p text:style-name="P515"/>
      <text:p text:style-name="P515">Always use cls for the first argument to class methods.</text:p>
      <text:p text:style-name="P382"/>
      <text:p text:style-name="P515">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82"/>
      <text:p text:style-name="P382"/>
      <text:p text:style-name="P382"/>
      <text:p text:style-name="P515">Method Names and Instance Variables</text:p>
      <text:p text:style-name="P382">Use the function naming rules: lowercase with words separated by underscores as necessary to improve readability.</text:p>
      <text:p text:style-name="P382"/>
      <text:p text:style-name="P109">Use one leading underscore only for non-public methods and instance variables.</text:p>
      <text:p text:style-name="P109"/>
      <text:p text:style-name="P109">To avoid name clashes with subclasses, use two leading underscores to invoke Python's name mangling rules.</text:p>
      <text:p text:style-name="P382"/>
      <text:p text:style-name="P382">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82"/>
      <text:p text:style-name="P382">Note: there is some controversy about the use of __names (see below).</text:p>
      <text:p text:style-name="P382"/>
      <text:p text:style-name="P382"/>
      <text:p text:style-name="P382"/>
      <text:p text:style-name="P382"/>
      <text:p text:style-name="P382"/>
      <text:p text:style-name="P382"/>
      <text:p text:style-name="P515"><text:soft-page-break/>Constants</text:p>
      <text:p text:style-name="P515">Constants are usually defined on a module level and written in all capital letters with underscores separating words. Examples include MAX_OVERFLOW and TOTAL.</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401">mandated – mandatowy, nakazany</text:p>
      <text:p text:style-name="P402">pet peeve – rzecz szczególnie obmierzła</text:p>
      <text:p text:style-name="P403">sparingly – niewiele, oszczędnie</text:p>
      <text:p text:style-name="P404">to mangle – magiel, maglownica, wyżymaczka</text:p>
      <text:p text:style-name="P700">Scrapy</text:p>
      <text:p text:style-name="P385"><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85"/>
      <text:p text:style-name="P385"/>
      <text:p text:style-name="P111"><text:span text:style-name="T253">1. </text:span>WEB SCRAPING WITH SCRAPY - INTRODUCTION AND SETUP</text:p>
      <text:p text:style-name="P385">Scrapy is “an open source and collaborative framework for extracting the data you need from websites. In a fast, simple, yet extensible way.”</text:p>
      <text:p text:style-name="P382"/>
      <text:p text:style-name="P490">cat &gt; myspider.py &lt;&lt;EOF</text:p>
      <text:p text:style-name="P382"/>
      <text:p text:style-name="P382"/>
      <text:p text:style-name="P470">$ scrapy startproject Example</text:p>
      <text:p text:style-name="P386">‘<text:span text:style-name="T249">spiders’ is the main folder where we’re gonna be working from.</text:span></text:p>
      <text:p text:style-name="P386"/>
      <text:p text:style-name="P387">robots.txt – some sites are more restrictive on the information that they allow you to scrape or for the occurrence or the frequency, <text:span text:style-name="T250">they don’t let you scrape it so often, they have parameters for spiders, for web crawling. It’s recommended to have a look at robots.txt first to check if sites allow you to do so.</text:span></text:p>
      <text:p text:style-name="P386"/>
      <text:p text:style-name="P386"/>
      <text:p text:style-name="P386"/>
      <text:p text:style-name="P110"><text:span text:style-name="T253">2. </text:span>WEB SCRAPING WITH SCRAPY - FIRST SPIDER</text:p>
      <text:p text:style-name="P388"/>
      <text:p text:style-name="P112">spiders/first_spider.py</text:p>
      <text:p text:style-name="P472"># First Spider</text:p>
      <text:p text:style-name="P472"/>
      <text:p text:style-name="P472">import scrapy</text:p>
      <text:p text:style-name="P472"/>
      <text:p text:style-name="P472">class FirstSpider(scrapy.Spider):</text:p>
      <text:p text:style-name="P472"><text:s text:c="4"/>name = "FirstSpider"</text:p>
      <text:p text:style-name="P472"/>
      <text:p text:style-name="P472"><text:s text:c="4"/>def start_requests(self):</text:p>
      <text:p text:style-name="P472"><text:s text:c="8"/>urls = [</text:p>
      <text:p text:style-name="P472"><text:s text:c="12"/>'http://quotes.toscrape.com/page/1', </text:p>
      <text:p text:style-name="P472"><text:s text:c="12"/>'http://quotes.toscrape.com/page/2'</text:p>
      <text:p text:style-name="P472"><text:s text:c="12"/>]</text:p>
      <text:p text:style-name="P472"/>
      <text:p text:style-name="P472"><text:s text:c="8"/>for url in urls:</text:p>
      <text:p text:style-name="P472"><text:s text:c="12"/>yield scrapy.Request(url=url, callback=self.parse)</text:p>
      <text:p text:style-name="P472"/>
      <text:p text:style-name="P472"><text:s text:c="4"/>def parse(self, response):</text:p>
      <text:p text:style-name="P472"><text:s text:c="8"/>page = response.url.split("/")[-2]</text:p>
      <text:p text:style-name="P472"><text:s text:c="8"/>filename = 'quotes-%s.html' % page</text:p>
      <text:p text:style-name="P472"><text:s text:c="8"/>with open(filename, 'wb') as f:</text:p>
      <text:p text:style-name="P472"><text:s text:c="12"/>f.write(response.body)</text:p>
      <text:p text:style-name="P472"><text:s text:c="8"/>self.log('Saved file %s' % filename)</text:p>
      <text:p text:style-name="P391">‘start_requests’ is actually built into scrapy, it’s going to return an iterable of requests, you can return a list of requests or run a generator function. </text:p>
      <text:p text:style-name="P391"><text:soft-page-break/>‘callback=self.parse’, the ‘parse’ method <text:span text:style-name="T251">usually parses response, docs says it’s extracting the data as dicts and also finding new urls to follow and creating new request from them.</text:span></text:p>
      <text:p text:style-name="P390"/>
      <text:p text:style-name="P389"/>
      <text:p text:style-name="P471">$ scrapy crawl FirstSpider <text:span text:style-name="T252">[name of our spider]</text:span></text:p>
      <text:p text:style-name="P388">What’s great when it’s done, then ‘scrapy.core.engine’ actually discloses that the spider is closed, that it has finished.</text:p>
      <text:p text:style-name="P388"/>
      <text:p text:style-name="P388"/>
      <text:p text:style-name="P388"/>
      <text:p text:style-name="P113"><text:span text:style-name="T253">3. </text:span>WEB SCRAPING WITH SCRAPY - HTML AND VISUALIZATION</text:p>
      <text:p text:style-name="P392">We’re using scrapy to go out and extract information with what we call spiders and spiders are our web crawlers.</text:p>
      <text:p text:style-name="P392"/>
      <text:p text:style-name="P473">The default character encoding in HTML5 is UTF-8</text:p>
      <text:p text:style-name="P394">The first things you have to do is actually declare a document type &lt;!DOCTYPE html&gt;.</text:p>
      <text:p text:style-name="P393"/>
      <text:p text:style-name="P393"/>
      <text:p text:style-name="P393"/>
      <text:p text:style-name="P114"><text:span text:style-name="T253">4. </text:span>WEB SCRAPING WITH SCRAPY - CSS AND SECOND SPIDER</text:p>
      <text:p text:style-name="P393"/>
      <text:p text:style-name="P475">$ scrapy shell</text:p>
      <text:p text:style-name="P395"><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96">We need to lok at the response, because what it did was store it in a response object, which we can now access through scrape.</text:p>
      <text:p text:style-name="P474">&gt;&gt;&gt; view(response)<text:span text:style-name="T56"> </text:span><text:span text:style-name="T58">← it shows our page locally</text:span></text:p>
      <text:p text:style-name="P397">We are working with the response object that now it actually you can access the data in the file as raw text and you can go and select elelments from it and create further data structures or lists</text:p>
      <text:p text:style-name="P474"><text:span text:style-name="T212">&gt;&gt;&gt; print(response.text)</text:span><text:span text:style-name="T56"> </text:span><text:span text:style-name="T58">← to access the raw data</text:span></text:p>
      <text:p text:style-name="P395"/>
      <text:p text:style-name="P395"/>
      <text:p text:style-name="P395"/>
      <text:p text:style-name="P115"><text:span text:style-name="T254">5. </text:span>WEB SCRAPING WITH SCRAPY - ITEMS AND SELECTORS</text:p>
      <text:p text:style-name="P398"/>
      <text:p text:style-name="P398"/>
      <text:p text:style-name="P398"/>
      <text:p text:style-name="P116"><text:span text:style-name="T255">6. </text:span>WEB SCRAPING WITH SCRAPY - ITEMS AND IMDB SCRAPER</text:p>
      <text:p text:style-name="P398"/>
      <text:p text:style-name="P398"/>
      <text:p text:style-name="P398"/>
      <text:p text:style-name="P117">7. WEB SCRAPING WITH SCRAPY - IMDB SPIDER PARSE</text:p>
      <text:p text:style-name="P398"/>
      <text:p text:style-name="P398"/>
      <text:p text:style-name="P398"/>
      <text:p text:style-name="P400">LDA clearly explained</text:p>
      <text:p text:style-name="P398"><text:a xlink:type="simple" xlink:href="https://www.youtube.com/watch?v=azXCzI57Yfc" text:style-name="Internet_20_link" text:visited-style-name="Visited_20_Internet_20_Link">https://www.youtube.com/watch?v=azXCzI57Yfc</text:a></text:p>
      <text:p text:style-name="P398"/>
      <text:p text:style-name="P398"/>
      <text:p text:style-name="P702">Python Scrapy Tutorial- 1 - Web Scraping, Spiders and Crawling</text:p>
      <text:p text:style-name="P492"/>
      <text:p text:style-name="P5">Python Scrapy Tutorial- 2 - How does Web Scraping work?</text:p>
      <text:p text:style-name="P492"/>
      <text:p text:style-name="P492"/>
      <text:p text:style-name="P5">Python Scrapy Tutorial - 3 - Robots.txt and Web Scraping Rules</text:p>
      <text:p text:style-name="P492"/>
      <text:p text:style-name="P494">This time we’ll be learning about obeying the laws of web scraping on the internet. Thses laws are usually written in the <text:span text:style-name="T18">robots.txt</text:span> file.</text:p>
      <text:p text:style-name="P492"/>
      <text:p text:style-name="P494">Examples:</text:p>
      <text:p text:style-name="P41">facebook.com/robots.txt:</text:p>
      <text:p text:style-name="P705"># Notice: Crawling Facebook is prohibited unless you have express written</text:p>
      <text:p text:style-name="P706"># permission. See: http://www.facebook.com/apps/site_scraping_tos_terms.php</text:p>
      <text:p text:style-name="P707"/>
      <text:p text:style-name="P706">User-agent: Applebot</text:p>
      <text:p text:style-name="P706">Disallow: /ajax/</text:p>
      <text:p text:style-name="P706">Disallow: /album.php</text:p>
      <text:p text:style-name="P706">Disallow: /checkpoint/</text:p>
      <text:p text:style-name="P706">Disallow: /contact_importer/</text:p>
      <text:p text:style-name="P709">Disallow: /dialog/</text:p>
      <text:p text:style-name="P41">amazon.com/robots.txt:</text:p>
      <text:p text:style-name="P705">User-agent: *</text:p>
      <text:p text:style-name="P706">Disallow: /exec/obidos/account-access-login</text:p>
      <text:p text:style-name="P706">Disallow: /exec/obidos/change-style</text:p>
      <text:p text:style-name="P706">Disallow: /exec/obidos/flex-sign-in</text:p>
      <text:p text:style-name="P706">Disallow: /exec/obidos/handle-buy-box</text:p>
      <text:p text:style-name="P706">Disallow: /exec/obidos/tg/cm/member/</text:p>
      <text:p text:style-name="P708">Disallow: /gp/aw/help/id=sss</text:p>
      <text:p text:style-name="P494">It includes directories that these websites don’t want us to crawl. Obviously you don’t have to follow these rules written by these websites, but it’s always a good idea to follow them when you can.</text:p>
      <text:p text:style-name="P494">Because we’re using scrapy, we don’t have to worry about the robots.txt, because scrapy automatically follows the rules of robots.txt and doesn’t crawl url links given in the file. <text:span text:style-name="T317">But if you don’t want to follow the robot rules for some reason, you can always go to the settings file and change ROBOTSTXT_OBEY in settings.py</text:span></text:p>
      <text:p text:style-name="P494"/>
      <text:p text:style-name="P492"/>
      <text:p text:style-name="P492"/>
      <text:p text:style-name="P5">Python Scrapy Tutorial - 4 - Installation with Pycharm (recommended)</text:p>
      <text:p text:style-name="P492"/>
      <text:p text:style-name="P478">scrapy startproject quotetutorial</text:p>
      <text:p text:style-name="P492"/>
      <text:p text:style-name="P492"/>
      <text:p text:style-name="P5">Python Scrapy Tutorial - 5 - Installation with Terminal / Sublime</text:p>
      <text:p text:style-name="P492"/>
      <text:p text:style-name="P492"/>
      <text:p text:style-name="P492"/>
      <text:p text:style-name="P492"/>
      <text:p text:style-name="P492"/>
      <text:p text:style-name="P5"><text:soft-page-break/>Python Scrapy Tutorial- 6 - Project Structure in Scrapy</text:p>
      <text:p text:style-name="P492"/>
      <text:p text:style-name="P495">There are 2 init files or initialization files that we don’t need to worry about, scrappy just uses them for its purposes, mostly they are empty.</text:p>
      <text:p text:style-name="P42">Example/spiders/__init__.py:</text:p>
      <text:p text:style-name="P479"># This <text:span text:style-name="T200">package</text:span> will contain the spiders of your Scrapy project <text:span text:style-name="T61">(inside the spiders folder)</text:span></text:p>
      <text:p text:style-name="P492"/>
      <text:p text:style-name="P492"/>
      <text:p text:style-name="P42">settings.py</text:p>
      <text:p text:style-name="P480">BOT_NAME = ‘Example’</text:p>
      <text:p text:style-name="P497"><text:span text:style-name="T18">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96"/>
      <text:p text:style-name="P498">Whenever you visit a website, like google.com, you need to identify yourself as to who you are, so who is the person basically sending the request. So what google does is it asks the browser that we’re using ‘hey, who the <text:span text:style-name="T318">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92"><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99">In the future videos you’ll also be seeing that a lot websites put a lot of restrictions on web scraping, so in the future we’ll be also bypassing those restrictions using the <text:span text:style-name="T18">user agent</text:span>.</text:p>
      <text:p text:style-name="P492"/>
      <text:p text:style-name="P427"># Obey robots.txt rules</text:p>
      <text:p text:style-name="P427">ROBOTSTXT_OBEY = True</text:p>
      <text:p text:style-name="P492"/>
      <text:p text:style-name="P427"># Configure maximum concurrent requests performed by Scrapy (default: 16)</text:p>
      <text:p text:style-name="P427">#CONCURRENT_REQUESTS = 32</text:p>
      <text:p text:style-name="P500">Whenever you make a lot of requests at the same time, that is known as <text:span text:style-name="T18">concurrent requests</text:span>. <text:span text:style-name="T319">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01">Because it causes a lot of overload to the server and sometimes it can even go down. Now sth like 32 requests/second is actually pretty fine.</text:p>
      <text:p text:style-name="P492"/>
      <text:p text:style-name="P502">Now, if you come down, it has a lot of the same things and if you go come down a little bit more, you will be able to see it doesn’t have a lot of things that we’re interested in right now.</text:p>
      <text:p text:style-name="P502"><text:span text:style-name="T37">Autothrottle</text:span><text:span text:style-name="T320">, i</text:span>t basically helps to make sure that a website that you’re scrapping does not get overloaded.</text:p>
      <text:p text:style-name="P492"/>
      <text:p text:style-name="P492"/>
      <text:p text:style-name="P44">items.py</text:p>
      <text:p text:style-name="P503">It has a class that scrapy <text:span text:style-name="T321">automatically</text:span> created for us and here we define the fields <text:span text:style-name="T321">(like author or title) </text:span>for <text:span text:style-name="T321">our</text:span> item.</text:p>
      <text:p text:style-name="P503"><text:a xlink:type="simple" xlink:href="http://quotes.toscrape.com/" text:style-name="Internet_20_link" text:visited-style-name="Visited_20_Internet_20_Link">http://quotes.toscrape.com</text:a> was created by scrapy</text:p>
      <text:p text:style-name="P504">So whenever we’re scrapping a project, it’s a good idea and actually it’s a good practice to define your items in items.py file.</text:p>
      <text:p text:style-name="P46"><text:soft-page-break/>pipelines.py</text:p>
      <text:p text:style-name="P505">In a nutshell what happens is that after scrapping the data of this quotes website we want to store it somewhere, like json or sql file, or maybe an sql/mongo db. So this is done by using this pipelines.py file. So every quote that goes into this file, <text:span text:style-name="T322">it </text:span>mak<text:span text:style-name="T322">es</text:span> sure that your web scraped data <text:span text:style-name="T322">is handled properly and it goes to where you intend it to go.</text:span></text:p>
      <text:p text:style-name="P505"/>
      <text:p text:style-name="P505"/>
      <text:p text:style-name="P45">middleware.py</text:p>
      <text:p text:style-name="P506">What this does is when you are sending a request to a website, you can add some stuff to that request, so f<text:span text:style-name="T323">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07">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92"/>
      <text:p text:style-name="P489">[hidden api?]</text:p>
      <text:p text:style-name="P492"/>
      <text:p text:style-name="P492"/>
      <text:p text:style-name="P5">Python Scrapy Tutorial- 7 - Creating our first spider ( web crawler )</text:p>
      <text:p text:style-name="P398"/>
      <text:p text:style-name="P118">quotes_spider.py</text:p>
      <text:p text:style-name="P476">import scrapy</text:p>
      <text:p text:style-name="P476"/>
      <text:p text:style-name="P476">class QuotesSpider(scrapy.Spider):</text:p>
      <text:p text:style-name="P476"><text:s text:c="4"/>name = 'quotes'</text:p>
      <text:p text:style-name="P476"><text:s text:c="4"/>start_urls = [</text:p>
      <text:p text:style-name="P476"><text:s text:c="8"/>'http://quotes.toscrape.com/'</text:p>
      <text:p text:style-name="P476"><text:s text:c="4"/>]</text:p>
      <text:p text:style-name="P476"/>
      <text:p text:style-name="P476"><text:s text:c="4"/>def parse(self, response):</text:p>
      <text:p text:style-name="P476"><text:s text:c="8"/>title = response.css('title').extract()</text:p>
      <text:p text:style-name="P476"><text:s text:c="8"/>yield {'title_text': title}</text:p>
      <text:p text:style-name="P399"/>
      <text:p text:style-name="P399">‘<text:span text:style-name="T256">name’ is the name of our spider</text:span></text:p>
      <text:p text:style-name="P405">‘start_url<text:span text:style-name="T257">s</text:span>’ is a list of urls that you want scrapy to scrap</text:p>
      <text:p text:style-name="P529">Don’t change the name of these 2 variables, because ‘scrapy.Spider’ class that we are inheriting from expects us to have these 2 with the same name.</text:p>
      <text:p text:style-name="P529"/>
      <text:p text:style-name="P531">We create a method called ‘parse’ that is inside scrappy.</text:p>
      <text:p text:style-name="P529">‘self’ reference, <text:span text:style-name="T257">when you want it to refer itself inside a class</text:span></text:p>
      <text:p text:style-name="P529"><text:span text:style-name="T18">‘response’ which basically contains the source </text:span><text:span text:style-name="T27">code </text:span><text:span text:style-name="T18">of our website</text:span> that we want to scrap. So this website inside ‘start_url’ list is going to send the source code inside this response variable.</text:p>
      <text:p text:style-name="P529">‘<text:span text:style-name="T257">yield’ requires a dictionary (yield or return it to us in the form of dictionary)</text:span></text:p>
      <text:p text:style-name="P529"/>
      <text:p text:style-name="P529"/>
      <text:p text:style-name="P529"/>
      <text:p text:style-name="P12"><text:soft-page-break/>Python Scrapy Tutorial- 8 - Running our first spider ( web crawler )</text:p>
      <text:p text:style-name="P529"/>
      <text:p text:style-name="P532">We can think of this ‘yield’ keyword as the ‘return’ keyword that we usually use inside a method or a function. Why use this instead of return? Because yield is usually used with a generator and this generator is being used by scrappy behind the scenes.</text:p>
      <text:p text:style-name="P529"/>
      <text:p text:style-name="P529"/>
      <text:p text:style-name="P134">$ scrapy crawl quotes</text:p>
      <text:p text:style-name="P529"/>
      <text:p text:style-name="P529"/>
      <text:p text:style-name="P533">Scraping with tag + text, e.g. &lt;title&gt;sth&lt;/title&gt;:</text:p>
      <text:p text:style-name="P135">title = response.css('title').extract()</text:p>
      <text:p text:style-name="P533">Scraping with just text without tag:</text:p>
      <text:p text:style-name="P134">title = response.css('title::text').extract()</text:p>
      <text:p text:style-name="P529"/>
      <text:p text:style-name="P529"/>
      <text:p text:style-name="P12"/>
      <text:p text:style-name="P12">Python Scrapy Tutorial - 9 - Extracting data w/ CSS Selectors</text:p>
      <text:p text:style-name="P529"/>
      <text:p text:style-name="P534">The idea of selecting a particular HTML tag or a particualr CSS or an ID inside the source code is known as a CSS selector.</text:p>
      <text:p text:style-name="P529"/>
      <text:p text:style-name="P534">A very good way to learn about CSS selectors is using sth known as a shell inside scrappy:</text:p>
      <text:p text:style-name="P134">$ scrapy shell "http://quotes.toscrape.com/"</text:p>
      <text:p text:style-name="P535">and scrappy is going to open up this website inside a shell. A shell inside scrappy is basically like command prompt for windows. <text:span text:style-name="T258">So shell helps us control scrappy in command line mode.</text:span></text:p>
      <text:p text:style-name="P529"/>
      <text:p text:style-name="P536">We can look inside the source code to find out various things inside it or scrape the data inside that source code:</text:p>
      <text:p text:style-name="P134">&gt;&gt;&gt; response.css('title')</text:p>
      <text:p text:style-name="P134">[&lt;Selector xpath='descendant-or-self::title' data='&lt;title&gt;Quotes to Scrape&lt;/title&gt;'&gt;]</text:p>
      <text:p text:style-name="P536">‘css’ is a css selector</text:p>
      <text:p text:style-name="P537">it gives us a selector list </text:p>
      <text:p text:style-name="P529"/>
      <text:p text:style-name="P134">&gt;&gt;&gt; response.css('title').extract()</text:p>
      <text:p text:style-name="P134">['&lt;title&gt;Quotes to Scrape&lt;/title&gt;']</text:p>
      <text:p text:style-name="P134"/>
      <text:p text:style-name="P134">&gt;&gt;&gt; response.css('title::text').extract()</text:p>
      <text:p text:style-name="P134">['Quotes to Scrape']</text:p>
      <text:p text:style-name="P134"/>
      <text:p text:style-name="P134">&gt;&gt;&gt; response.css('title::text')[0].extract()</text:p>
      <text:p text:style-name="P134">'Quotes to Scrape'</text:p>
      <text:p text:style-name="P198">or another way:</text:p>
      <text:p text:style-name="P134">&gt;&gt;&gt; response.css('title::text').extract_first()</text:p>
      <text:p text:style-name="P134">'Quotes to Scrape'</text:p>
      <text:p text:style-name="P15">‘extract_first’ doesn’t return error if no items in a list</text:p>
      <text:p text:style-name="P529"/>
      <text:p text:style-name="P529"/>
      <text:p text:style-name="P529"/>
      <text:p text:style-name="P134"><text:soft-page-break/>&gt;&gt;&gt; response.css(<text:span text:style-name="T244">'span.text::text'</text:span>).extract()</text:p>
      <text:p text:style-name="P13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34"/>
      <text:p text:style-name="P134">&gt;&gt;&gt; response.css('span.text::text')<text:span text:style-name="T244">[1].</text:span>extract()</text:p>
      <text:p text:style-name="P134">'“It is our choices, Harry, that show what we truly are, far more than our abilities.”'</text:p>
      <text:p text:style-name="P529"/>
      <text:p text:style-name="P529"/>
      <text:p text:style-name="P12"><text:span text:style-name="T259">g: </text:span>selector gadget chrome extension</text:p>
      <text:p text:style-name="P529"/>
      <text:p text:style-name="P529"/>
      <text:p text:style-name="P134">&gt;&gt;&gt; response.css('<text:span text:style-name="T244">.author::text'</text:span>).extract()</text:p>
      <text:p text:style-name="P134">['Albert Einstein', 'J.K. Rowling', 'Albert Einstein', 'Jane Austen', 'Marilyn Monroe', 'Albert Einstein', 'André Gide', 'Thomas A. Edison', 'Eleanor Roosevelt', 'Steve Martin']</text:p>
      <text:p text:style-name="P529"/>
      <text:p text:style-name="P529"/>
      <text:p text:style-name="P539">Another page example:</text:p>
      <text:p text:style-name="P138">scrapy shell "https://www.amazon.com/s?k=books+best+sellers&amp;i=stripbooks&amp;rh=n%3A283155%2Cp_n_publication_date%3A1250226011&amp;dc&amp;crid=24JNF0B11NLW&amp;qid=1575642226&amp;rnid=1250225011&amp;sprefix=books%2Caps%2C244&amp;ref=sr_nr_p_n_publication_date_1"</text:p>
      <text:p text:style-name="P529"/>
      <text:p text:style-name="P136">&gt;&gt;&gt; response.css('.a-color-base.a-text-normal::text').extract()</text:p>
      <text:p text:style-name="P529"/>
      <text:p text:style-name="P529"/>
      <text:p text:style-name="P529"/>
      <text:p text:style-name="P12">Python Scrapy Tutorial - 10 - Extracting data w/ XPATH</text:p>
      <text:p text:style-name="P540"/>
      <text:p text:style-name="P540">Selector is basically a condition using which we can extract data from any website.</text:p>
      <text:p text:style-name="P540">There are 2 types of selectors:</text:p>
      <text:list xml:id="list267827504" text:style-name="L24">
        <text:list-item>
          <text:p text:style-name="P742">css – pretty common</text:p>
        </text:list-item>
        <text:list-item>
          <text:p text:style-name="P742">xpath that are not that common</text:p>
        </text:list-item>
      </text:list>
      <text:p text:style-name="P529"/>
      <text:p text:style-name="P134"/>
      <text:p text:style-name="P134">&gt;&gt;&gt; response.xpath('<text:span text:style-name="T244">//title</text:span>').extract()</text:p>
      <text:p text:style-name="P134">['&lt;title&gt;Quotes to Scrape&lt;/title&gt;']</text:p>
      <text:p text:style-name="P134"/>
      <text:p text:style-name="P134">&gt;&gt;&gt; response.xpath('//title/<text:span text:style-name="T244">text()</text:span>').extract()</text:p>
      <text:p text:style-name="P134">['Quotes to Scrape']</text:p>
      <text:p text:style-name="P529"/>
      <text:p text:style-name="P529"/>
      <text:p text:style-name="P529"/>
      <text:p text:style-name="P134"><text:soft-page-break/>&gt;&gt;&gt; response.xpath('//span<text:span text:style-name="T244">[@class="text"]</text:span>/text()').extract()</text:p>
      <text:p text:style-name="P13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29"/>
      <text:p text:style-name="P134">&gt;&gt;&gt; response.xpath('//span[@class="text"]/text()')<text:span text:style-name="T244">[1]</text:span>.extract()</text:p>
      <text:p text:style-name="P134">'“It is our choices, Harry, that show what we truly are, far more than our abilities.”'</text:p>
      <text:p text:style-name="P529"/>
      <text:p text:style-name="P529"/>
      <text:p text:style-name="P529"/>
      <text:p text:style-name="P541">We can easily combine css and xpath selectors, so you don’t have to use just one of them:</text:p>
      <text:p text:style-name="P134">&gt;&gt;&gt; response.<text:span text:style-name="T244">css('li.next a</text:span>').<text:span text:style-name="T244">xpath('@href</text:span>').extract()</text:p>
      <text:p text:style-name="P134">['/page/2/']</text:p>
      <text:p text:style-name="P529">we gave it a very unique condition, we tell our tool that li tag with a next class also contains an ‘a’ <text:span text:style-name="T260">t</text:span>ag inside it. <text:span text:style-name="T261">After it contains an a tag inside it we can use an xpath selector and tell it we want a value of ‘href’.</text:span></text:p>
      <text:p text:style-name="P529"/>
      <text:p text:style-name="P529"/>
      <text:p text:style-name="P542">What if we want the values of all ‘a href’s?</text:p>
      <text:p text:style-name="P139">&gt;&gt;&gt; response.css('a').xpath('@href').extract()</text:p>
      <text:p text:style-name="P13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29"/>
      <text:p text:style-name="P529"/>
      <text:p text:style-name="P12">Python Scrapy Tutorial - 11 - Web Scraping Quotes and Authors</text:p>
      <text:p text:style-name="P529"/>
      <text:p text:style-name="P18">Example/spiders/quotes_spider.py</text:p>
      <text:p text:style-name="P140">import scrapy</text:p>
      <text:p text:style-name="P140"/>
      <text:p text:style-name="P140">class QuotesSpider(scrapy.Spider):</text:p>
      <text:p text:style-name="P140"><text:soft-page-break/><text:s text:c="4"/>name = 'quotes'</text:p>
      <text:p text:style-name="P140"><text:s text:c="4"/>start_urls = [</text:p>
      <text:p text:style-name="P140"><text:s text:c="8"/>'http://quotes.toscrape.com/'</text:p>
      <text:p text:style-name="P140"><text:s text:c="4"/>]</text:p>
      <text:p text:style-name="P140"/>
      <text:p text:style-name="P140"><text:s text:c="4"/>def parse(self, response):</text:p>
      <text:p text:style-name="P140"><text:s text:c="8"/>all_div_quotes = response.css('div.quote')</text:p>
      <text:p text:style-name="P140"><text:s text:c="8"/>title = <text:span text:style-name="T244">all_div_quotes</text:span>.css('span.text::text').extract()</text:p>
      <text:p text:style-name="P140"><text:s text:c="8"/>author = <text:span text:style-name="T244">all_div_quotes</text:span>.css('.author::text').extract()</text:p>
      <text:p text:style-name="P140"><text:s text:c="8"/>tag = <text:span text:style-name="T244">all_div_quotes</text:span>.css('a.tag::text').extract()</text:p>
      <text:p text:style-name="P140"><text:s text:c="8"/>yield {</text:p>
      <text:p text:style-name="P140"><text:s text:c="12"/>'title': title,</text:p>
      <text:p text:style-name="P140"><text:s text:c="12"/>'author': author,</text:p>
      <text:p text:style-name="P140"><text:s text:c="12"/>'tag': tag</text:p>
      <text:p text:style-name="P140"><text:s text:c="8"/>}</text:p>
      <text:p text:style-name="P14"># Example 3 - getting data one by one</text:p>
      <text:p text:style-name="P134">…</text:p>
      <text:p text:style-name="P134">def parse(self, response):</text:p>
      <text:p text:style-name="P134"><text:s text:c="8"/>all_div_quotes = response.css('div.quote')</text:p>
      <text:p text:style-name="P134"/>
      <text:p text:style-name="P134"><text:s text:c="8"/>for quotes in <text:span text:style-name="T244">all_div_quotes</text:span>:</text:p>
      <text:p text:style-name="P134"><text:s text:c="12"/>title = quotes.css('span.text::text').extract()</text:p>
      <text:p text:style-name="P134"><text:s text:c="12"/>author = quotes.css('.author::text').extract()</text:p>
      <text:p text:style-name="P134"><text:s text:c="12"/>tag = quotes.css('a.tag::text').extract()</text:p>
      <text:p text:style-name="P134"><text:s text:c="12"/>yield {</text:p>
      <text:p text:style-name="P134"><text:s text:c="16"/>'title': title,</text:p>
      <text:p text:style-name="P134"><text:s text:c="16"/>'author': author,</text:p>
      <text:p text:style-name="P134"><text:s text:c="16"/>'tag': tag</text:p>
      <text:p text:style-name="P134"><text:s text:c="12"/>}</text:p>
      <text:p text:style-name="P529"/>
      <text:p text:style-name="P529"/>
      <text:p text:style-name="P529"/>
      <text:p text:style-name="P530"><text:span text:style-name="T18">Python Scrapy Tutorial - 1</text:span><text:span text:style-name="T28">2</text:span><text:span text:style-name="T18"> - </text:span><text:span text:style-name="T28">I</text:span><text:span text:style-name="T18">tem containers ( Storing scraped data )</text:span></text:p>
      <text:p text:style-name="P529"/>
      <text:p text:style-name="P543">Last time we extracted the data of quotes and authors. This time we’re going to learning how to put that extracted data in containers called as <text:span text:style-name="T18">items</text:span>. <text:span text:style-name="T264">Why exactly do we need to put them in containers? Because we already extracted the data, can’t we just put them in some kind of a database directly?</text:span></text:p>
      <text:p text:style-name="P543">The answer is yes, but there might be a few problems when you are storing the data directly inside the database when you are working on big/multiple projects. So scrappy spiders can return the extracted data as <text:span text:style-name="T262">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9">So it’s always a good idea to move a scrap</text:span><text:span text:style-name="T39">ed</text:span><text:span text:style-name="T29"> data to a temporary location called containers and then store them inside the database. And these temporary containers where we are storing the extracted data are called items.</text:span></text:p>
      <text:p text:style-name="P545">We’ll be using the ‘items.py’ file to create our item containers (class is automatically created for us by scrappy).</text:p>
      <text:p text:style-name="P529"/>
      <text:p text:style-name="P529"/>
      <text:p text:style-name="P25"><text:soft-page-break/>Example/items.py</text:p>
      <text:p text:style-name="P134">import scrapy</text:p>
      <text:p text:style-name="P134"/>
      <text:p text:style-name="P134"/>
      <text:p text:style-name="P134">class ExampleItem(scrapy.Item):</text:p>
      <text:p text:style-name="P134"><text:s text:c="4"/># define the fields for your item here like:</text:p>
      <text:p text:style-name="P134"><text:s text:c="4"/># name = scrapy.Field()</text:p>
      <text:p text:style-name="P134"><text:s text:c="4"/>title = scrapy.Field()</text:p>
      <text:p text:style-name="P134"><text:s text:c="4"/>author = scrapy.Field()</text:p>
      <text:p text:style-name="P134"><text:s text:c="4"/>tag = scrapy.Field()</text:p>
      <text:p text:style-name="P529"/>
      <text:p text:style-name="P529"/>
      <text:p text:style-name="P24">Example/spiders/quotes_spider.py</text:p>
      <text:p text:style-name="P134">import scrapy</text:p>
      <text:p text:style-name="P134">from ..items import ExampleItem</text:p>
      <text:p text:style-name="P134"/>
      <text:p text:style-name="P134"/>
      <text:p text:style-name="P134">class QuotesSpider(scrapy.Spider):</text:p>
      <text:p text:style-name="P134"><text:s text:c="4"/>name = 'quotes'</text:p>
      <text:p text:style-name="P134"><text:s text:c="4"/>start_urls = [</text:p>
      <text:p text:style-name="P134"><text:s text:c="8"/>'http://quotes.toscrape.com/'</text:p>
      <text:p text:style-name="P134"><text:s text:c="4"/>]</text:p>
      <text:p text:style-name="P134"/>
      <text:p text:style-name="P134"><text:s text:c="4"/>def parse(self, response):</text:p>
      <text:p text:style-name="P134"><text:s text:c="8"/><text:span text:style-name="T244">quote_item = ExampleItem()</text:span></text:p>
      <text:p text:style-name="P134"/>
      <text:p text:style-name="P134"><text:s text:c="8"/>all_div_quotes = response.css('div.quote')</text:p>
      <text:p text:style-name="P134"/>
      <text:p text:style-name="P134"><text:s text:c="8"/>for quotes in all_div_quotes:</text:p>
      <text:p text:style-name="P134"><text:s text:c="12"/>title = quotes.css('span.text::text').extract()</text:p>
      <text:p text:style-name="P134"><text:s text:c="12"/>author = quotes.css('.author::text').extract()</text:p>
      <text:p text:style-name="P134"><text:s text:c="12"/>tag = quotes.css('a.tag::text').extract()</text:p>
      <text:p text:style-name="P134"/>
      <text:p text:style-name="P134"><text:s text:c="12"/><text:span text:style-name="T244">quote_item['title'] = title</text:span></text:p>
      <text:p text:style-name="P546"><text:s text:c="12"/>quote_item['author'] = author</text:p>
      <text:p text:style-name="P546"><text:s text:c="12"/>quote_item['tag'] = tag</text:p>
      <text:p text:style-name="P546"/>
      <text:p text:style-name="P546"><text:s text:c="12"/>yield quote_item</text:p>
      <text:p text:style-name="P529"/>
      <text:p text:style-name="P529"/>
      <text:p text:style-name="P554">Testing:</text:p>
      <text:p text:style-name="P141">$ scrapy crawl quotes</text:p>
      <text:p text:style-name="P529"/>
      <text:p text:style-name="P544">Now that we’ve made sure that our data are in proper containers, now we can move on to the third part that is storing them inside our database.</text:p>
      <text:p text:style-name="P529"/>
      <text:p text:style-name="P529"/>
      <text:p text:style-name="P529"/>
      <text:p text:style-name="P529"/>
      <text:p text:style-name="P12"><text:soft-page-break/>Python Scrapy Tutorial - 13 - Storing in JSON, XML and CSV</text:p>
      <text:p text:style-name="P529"/>
      <text:p text:style-name="P134">$ scrapy crawl quotes <text:span text:style-name="T244">-o items.json</text:span></text:p>
      <text:p text:style-name="P137">$ scrapy crawl quotes <text:span text:style-name="T244">-o items.</text:span><text:span text:style-name="T245">xml</text:span></text:p>
      <text:p text:style-name="P137">$ scrapy crawl quotes <text:span text:style-name="T244">-o items.</text:span><text:span text:style-name="T245">csv</text:span></text:p>
      <text:p text:style-name="P529">-<text:span text:style-name="T266">o is output</text:span></text:p>
      <text:p text:style-name="P529"/>
      <text:p text:style-name="P529"/>
      <text:p text:style-name="P13">Python Scrapy Tutorial - 1<text:span text:style-name="T267">4</text:span> – <text:span text:style-name="T267">Pipelines in Web Scraping</text:span></text:p>
      <text:p text:style-name="P537"/>
      <text:p text:style-name="P555">Before we go on to storing the scrapped data inside the database, we got to learn about ‘<text:span text:style-name="T18">pipelines.py</text:span>’. If we discuss the flow of our scrap data, it somewhat looks like this:</text:p>
      <text:list xml:id="list3689261939" text:style-name="L25">
        <text:list-item>
          <text:p text:style-name="P743">scraped data → item containers → json/xml/csv files</text:p>
        </text:list-item>
      </text:list>
      <text:p text:style-name="P555"/>
      <text:p text:style-name="P26">What if we wanted to send this data to a datab<text:span text:style-name="T284">a</text:span>se like SQLite or MySQL?</text:p>
      <text:p text:style-name="P555">We have to add one more step to this flow:</text:p>
      <text:list xml:id="list160557560073286" text:continue-numbering="true" text:style-name="L25">
        <text:list-item>
          <text:p text:style-name="P744">scraped data → item containers → <text:span text:style-name="T268">pipeline → SQL/Mongo databases</text:span></text:p>
        </text:list-item>
      </text:list>
      <text:p text:style-name="P557"/>
      <text:p text:style-name="P557">After storing them inside the item containers, we are going to send them to this pipeline:</text:p>
      <text:p text:style-name="P27">Example/pipeline.py</text:p>
      <text:p text:style-name="P142">class ExamplePipeline(object):</text:p>
      <text:p text:style-name="P142"><text:s text:c="4"/>def process_item(self, item, spider):</text:p>
      <text:p text:style-name="P142"><text:s text:c="8"/>return item</text:p>
      <text:p text:style-name="P557">where this ‘process_item’ method is automatically called and the ‘item’ variable will contain our scrap data.</text:p>
      <text:p text:style-name="P556">Now, all of this code inside this <text:span text:style-name="T269">pipeline has been automatically generated for us by scrappy, but we still </text:span><text:span text:style-name="T116">need to activate this pipeline</text:span><text:span text:style-name="T269"> inside our ‘settings.py’ file:</text:span></text:p>
      <text:p text:style-name="P143"># Configure item pipelines</text:p>
      <text:p text:style-name="P143"># See https://docs.scrapy.org/en/latest/topics/item-pipeline.html</text:p>
      <text:p text:style-name="P143">ITEM_PIPELINES = {</text:p>
      <text:p text:style-name="P143"><text:s text:c="3"/>'Example.pipelines.ExamplePipeline': <text:span text:style-name="T244">300</text:span>,</text:p>
      <text:p text:style-name="P143">}</text:p>
      <text:p text:style-name="P558">One thing about the number over here. <text:span text:style-name="T90">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58"/>
      <text:p text:style-name="P558"/>
      <text:p text:style-name="P558"/>
      <text:p text:style-name="P15">Python Scrapy Tutorial - 15 - Basics of SQLite3 database</text:p>
      <text:p text:style-name="P537"/>
      <text:p text:style-name="P599">This time we’ll be using this ‘pipelines.py’ file <text:span text:style-name="T286">to store the data inside a sqlite3 database. Feel free to use any other db. </text:span></text:p>
      <text:p text:style-name="P559">The cool thing about SQLite3 is that it’s already inside Python (no need to install <text:span text:style-name="T285">it</text:span>). </text:p>
      <text:p text:style-name="P600"/>
      <text:p text:style-name="P600">We create <text:span text:style-name="T287">a </text:span>temporary ‘database.py’ file <text:span text:style-name="T288">just </text:span>for sqlite purposes:</text:p>
      <text:p text:style-name="P35">Example/databse.py</text:p>
      <text:p text:style-name="P145">import sqlite3</text:p>
      <text:p text:style-name="P145"><text:soft-page-break/></text:p>
      <text:p text:style-name="P145">connection = sqlite3.connect('myquotes.db')</text:p>
      <text:p text:style-name="P145">cursor = connection.cursor()</text:p>
      <text:p text:style-name="P145"/>
      <text:p text:style-name="P145">cursor.execute("""create table quotes_tb(</text:p>
      <text:p text:style-name="P145"><text:s text:c="5"/>title text,</text:p>
      <text:p text:style-name="P145"><text:s text:c="5"/>author text,</text:p>
      <text:p text:style-name="P145"><text:s text:c="5"/>tag text</text:p>
      <text:p text:style-name="P145">)""")</text:p>
      <text:p text:style-name="P145"/>
      <text:p text:style-name="P145"/>
      <text:p text:style-name="P145">connection.commit()</text:p>
      <text:p text:style-name="P145">connection.close()</text:p>
      <text:p text:style-name="P559">After importing sqlite3 we <text:span text:style-name="T288">can just </text:span>create a <text:span text:style-name="T264">connection</text:span> and inside brackets we write down the database filename. <text:span text:style-name="T288">So this line is going to connect to this ‘myquotes’ database. And if this db does not exist, then this is going to create this file.</text:span></text:p>
      <text:p text:style-name="P601">Then we need to implement a <text:span text:style-name="T18">cursor</text:span>, this helps us take advantage of all the other functionalities that are inside this sqlite3 package.</text:p>
      <text:p text:style-name="P537"/>
      <text:p text:style-name="P601">Then we can go on to add stuff inside <text:span text:style-name="T289">our ‘myquotes.db’, so we create a table and we do it using ‘</text:span><text:span text:style-name="T31">execute</text:span><text:span text:style-name="T289">’, which is used to execute sql statements. </text:span><text:span text:style-name="T122">Triple quotes is used whenever we need to write a multiple sentence query (a statement that sql needs to execute).</text:span></text:p>
      <text:p text:style-name="P602"/>
      <text:p text:style-name="P602">Later in brackets we put the name of the variables that we want inside our db + data type. <text:span text:style-name="T90">So sqlite3 if he remembers properly contains 5 kinds of data type</text:span><text:span text:style-name="T123">s</text:span><text:span text:style-name="T90">, like text, integer, etc.</text:span></text:p>
      <text:p text:style-name="P603">Now that our table has been written, it hasn’t been created yet inside our db, because for that we need to execute a ‘database.py’ file and we also need to commit this execute statement. ‘<text:span text:style-name="T290">connection.</text:span><text:span text:style-name="T32">commit</text:span><text:span text:style-name="T290">()’ is going to make sure that all of these statements inside this ‘database.py’ file are executed when this ‘database.py’ file is run.</text:span></text:p>
      <text:p text:style-name="P522">And it’s always a good practice to <text:span text:style-name="T18">close</text:span> a connection after you have done all of the work with the db (as we opened the connection <text:span text:style-name="T292">to the db </text:span>in the first line <text:span text:style-name="T291">with ‘sqlite.connection()’</text:span>).</text:p>
      <text:p text:style-name="P601"/>
      <text:p text:style-name="P601"/>
      <text:p text:style-name="P34">How do we look inside the sqlite3 files?</text:p>
      <text:p text:style-name="P604">We can download programs or use sth like <text:a xlink:type="simple" xlink:href="https://sqliteonline.com/" text:style-name="Internet_20_link" text:visited-style-name="Visited_20_Internet_20_Link"><text:span text:style-name="T293">https://sqliteonline.com/</text:span></text:a><text:span text:style-name="T293">.</text:span></text:p>
      <text:p text:style-name="P604"/>
      <text:p text:style-name="P604"/>
      <text:p text:style-name="P605">Now let’s actually add some kind of values to our ‘quotes_tb’ table:</text:p>
      <text:p text:style-name="P35">Example/datab<text:span text:style-name="T301">a</text:span>se.py</text:p>
      <text:p text:style-name="P146">import sqlite3</text:p>
      <text:p text:style-name="P146"/>
      <text:p text:style-name="P146">connection = sqlite3.connect('myquotes.db')</text:p>
      <text:p text:style-name="P146">cursor = connection.cursor()</text:p>
      <text:p text:style-name="P146"/>
      <text:p text:style-name="P549"># cursor.execute("""create table quotes_tb(</text:p>
      <text:p text:style-name="P549"># <text:s text:c="4"/>title text,</text:p>
      <text:p text:style-name="P549"># <text:s text:c="4"/>author text,</text:p>
      <text:p text:style-name="P549"># <text:s text:c="4"/>tag text</text:p>
      <text:p text:style-name="P549"># )""")</text:p>
      <text:p text:style-name="P549"><text:soft-page-break/></text:p>
      <text:p text:style-name="P549">cursor.execute("""insert into quotes_tb values(</text:p>
      <text:p text:style-name="P549"><text:s text:c="4"/>'Python is awesome', 'George', 'python')</text:p>
      <text:p text:style-name="P549">""")</text:p>
      <text:p text:style-name="P146"/>
      <text:p text:style-name="P146">connection.commit()</text:p>
      <text:p text:style-name="P146">connection.close()</text:p>
      <text:p text:style-name="P537"/>
      <text:p text:style-name="P606">We comment out creating a table as it is already created and insert example values into it.</text:p>
      <text:p text:style-name="P606">Then we check the result in the <text:s/><text:a xlink:type="simple" xlink:href="https://sqliteonline.com/" text:style-name="Internet_20_link" text:visited-style-name="Visited_20_Internet_20_Link"><text:span text:style-name="T293">https://sqliteonline.com/</text:span></text:a><text:span text:style-name="T293">.</text:span></text:p>
      <text:p text:style-name="P537"/>
      <text:p text:style-name="P537"/>
      <text:p text:style-name="P537"/>
      <text:p text:style-name="P16">Python Scrapy Tutorial - 1<text:span text:style-name="T294">6</text:span> – <text:span text:style-name="T294">Storing data in Sqlite3 Database</text:span></text:p>
      <text:p text:style-name="P537"/>
      <text:p text:style-name="P607">Now we can integrate our sqlite db into our project.</text:p>
      <text:p text:style-name="P493"/>
      <text:p text:style-name="P37">Example/pipelines.py</text:p>
      <text:p text:style-name="P477">import sqlite3</text:p>
      <text:p text:style-name="P477"/>
      <text:p text:style-name="P477">class ExamplePipeline(object):</text:p>
      <text:p text:style-name="P477"/>
      <text:p text:style-name="P477"><text:s text:c="4"/>def __init__(self):</text:p>
      <text:p text:style-name="P477"><text:s text:c="8"/>self.create_connection()</text:p>
      <text:p text:style-name="P477"><text:s text:c="8"/>self.create_table()</text:p>
      <text:p text:style-name="P477"/>
      <text:p text:style-name="P477"><text:s text:c="4"/>def create_connection(self):</text:p>
      <text:p text:style-name="P477"><text:s text:c="8"/>self.conn = sqlite3.connect('myquotes.db')</text:p>
      <text:p text:style-name="P477"><text:s text:c="8"/>self.curr = self.conn.cursor()</text:p>
      <text:p text:style-name="P477"/>
      <text:p text:style-name="P477"><text:s text:c="4"/>def create_table(self):</text:p>
      <text:p text:style-name="P477"><text:s text:c="8"/>self.curr.execute("""DROP TABLE IF EXISTS quotes_tb""")</text:p>
      <text:p text:style-name="P477"><text:s text:c="8"/>self.curr.execute("""create table quotes_tb(</text:p>
      <text:p text:style-name="P477"><text:s text:c="12"/>title text,</text:p>
      <text:p text:style-name="P477"><text:s text:c="12"/>author text,</text:p>
      <text:p text:style-name="P477"><text:s text:c="12"/>tag text</text:p>
      <text:p text:style-name="P477"><text:s text:c="8"/>)""")</text:p>
      <text:p text:style-name="P477"/>
      <text:p text:style-name="P477"><text:s text:c="4"/>def process_item(self, item, spider):</text:p>
      <text:p text:style-name="P477"><text:s text:c="8"/>self.store_db(item)</text:p>
      <text:p text:style-name="P477"><text:s text:c="8"/>return item</text:p>
      <text:p text:style-name="P477"/>
      <text:p text:style-name="P477"><text:s text:c="4"/>def store_db(self, item):</text:p>
      <text:p text:style-name="P477"><text:s text:c="8"/>self.curr.execute("""insert into quotes_tb values(?, ?, ?)""", (</text:p>
      <text:p text:style-name="P477"><text:s text:c="12"/>item['title'][0],</text:p>
      <text:p text:style-name="P477"><text:s text:c="12"/>item['author'][0],</text:p>
      <text:p text:style-name="P477"><text:s text:c="12"/>item['tag'][0]</text:p>
      <text:p text:style-name="P477"><text:s text:c="8"/>))</text:p>
      <text:p text:style-name="P477"><text:s text:c="8"/>self.conn.commit()</text:p>
      <text:p text:style-name="P493"><text:soft-page-break/></text:p>
      <text:p text:style-name="P22">Example/spiders/quotes_spider.py</text:p>
      <text:p text:style-name="P614">Stays the same</text:p>
      <text:p text:style-name="P614"/>
      <text:p text:style-name="P36">Example/datab<text:span text:style-name="T301">a</text:span>se.py</text:p>
      <text:p text:style-name="P736">This can be deleted as it was only for sqlite purposes.</text:p>
      <text:p text:style-name="P614"/>
      <text:p text:style-name="P608">Every time this class instance is <text:span text:style-name="T295">called or </text:span>created <text:span text:style-name="T295">(‘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09"/>
      <text:p text:style-name="P609">Then we want to create 2 new methods for creating a connection and a table. <text:span text:style-name="T296">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37"/>
      <text:p text:style-name="P610">Now, what happens is that whenever an instance of this class is created, <text:span text:style-name="T18">this __init__ function is automatically called </text:span>and both of these functions are called automatically. </text:p>
      <text:p text:style-name="P610"/>
      <text:p text:style-name="P611">Then we work inside this ‘process_item’ method. <text:span text:style-name="T297">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12">Then we’re going to call another function inside this ‘process_item’ method, function ‘self.store_db()’ and we’re going to send this item dictionary to the new function. </text:p>
      <text:p text:style-name="P612">Then let’s create this ‘store_db’ method. <text:span text:style-name="T90">We write here ‘(?, ?, ?)’, because we’re taking these values externally, i.e. not writing these values ourselves</text:span>. <text:span text:style-name="T298">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10"/>
      <text:p text:style-name="P613"><text:span text:style-name="T18">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99">After that it’s going to go to the ‘process_item’ method, where it sends the item and then we call ‘store_db’, which is actually store our scraped data in the db.</text:span></text:p>
      <text:p text:style-name="P610"/>
      <text:p text:style-name="P523"><text:span text:style-name="T18">Tip:</text:span> one thing you might’ve noticed is that there are no multiple tags, but just one tag. <text:span text:style-name="T300">That’s how sqllite works, you cannot store multiple items inside a single cell. For that we have to create a foreign key and attach that foreign key to a primary key. What you can do is create another table called ‘tags’ </text:span></text:p>
      <text:p text:style-name="P524">and then connect it to this table using foreign key.</text:p>
      <text:p text:style-name="P537"/>
      <text:p text:style-name="P537"/>
      <text:p text:style-name="P537"/>
      <text:p text:style-name="P17">Python Scrapy Tutorial – 1<text:span text:style-name="T302">7 - Storing data in MySQL Database</text:span></text:p>
      <text:p text:style-name="P537"/>
      <text:p text:style-name="P616">Installing MySQL database →<text:span text:style-name="T303"> choose ‘Developer Default’ option, because we want everything installed on a computer, including connectors, routers, servers and MYSQL bench software, which is basically a GUI software to connect and handle various databases and connections.</text:span></text:p>
      <text:p text:style-name="P617"><text:soft-page-break/><text:span text:style-name="T18">Tip:</text:span> make sure you remember the root password, because we’re going to be using the same password everywhere <text:span text:style-name="T304">(if you forget it, it’s going to be really difficult to re-set it).</text:span></text:p>
      <text:p text:style-name="P537"/>
      <text:p text:style-name="P618">When all is installed, we start MySQL workbench.</text:p>
      <text:p text:style-name="P537"/>
      <text:p text:style-name="P619"><text:span text:style-name="T305">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06">):</text:span></text:p>
      <text:p text:style-name="P145">pip install mysql-connector-python</text:p>
      <text:p text:style-name="P620">We need this mysql-connector to connect our python code to the sql database.</text:p>
      <text:p text:style-name="P537"/>
      <text:p text:style-name="P621">After installing it, we need to create a db, so we go back to workbench and create a new connection <text:span text:style-name="T307">(which is easy). Then there new GUI opens where we can manipulate db, create db and other cool stuff.</text:span></text:p>
      <text:p text:style-name="P622">Schema is basically kind of pattern or place where we create our dbs and tables.</text:p>
      <text:p text:style-name="P525">Create schema kind of stands for create db<text:span text:style-name="T263"> (with name ‘myquotes’).</text:span></text:p>
      <text:p text:style-name="P622"/>
      <text:p text:style-name="P622"/>
      <text:p text:style-name="P38">Example/pipelines.py</text:p>
      <text:p text:style-name="P551">import mysql.connector</text:p>
      <text:p text:style-name="P165"/>
      <text:p text:style-name="P165">class ExamplePipeline(object):</text:p>
      <text:p text:style-name="P165"/>
      <text:p text:style-name="P165"><text:s text:c="4"/>def __init__(self):</text:p>
      <text:p text:style-name="P165"><text:s text:c="8"/>self.create_connection()</text:p>
      <text:p text:style-name="P165"><text:s text:c="8"/>self.create_table()</text:p>
      <text:p text:style-name="P165"/>
      <text:p text:style-name="P165"><text:s text:c="4"/>def create_connection(self):</text:p>
      <text:p text:style-name="P165"><text:s text:c="8"/>self.conn = <text:span text:style-name="T244">mysql.connector.connect(</text:span></text:p>
      <text:p text:style-name="P551"><text:s text:c="12"/>host = 'localhost',</text:p>
      <text:p text:style-name="P551"><text:s text:c="12"/>user = 'root',</text:p>
      <text:p text:style-name="P551"><text:s text:c="12"/>passwd = '1helloworld',</text:p>
      <text:p text:style-name="P551"><text:s text:c="12"/>database = 'myquotes'</text:p>
      <text:p text:style-name="P551"><text:s text:c="8"/>)</text:p>
      <text:p text:style-name="P165"><text:s text:c="8"/>self.curr = self.conn.cursor()</text:p>
      <text:p text:style-name="P165"/>
      <text:p text:style-name="P165"><text:s text:c="4"/>def create_table(self):</text:p>
      <text:p text:style-name="P165"><text:s text:c="8"/>self.curr.execute("""DROP TABLE IF EXISTS quotes_tb""")</text:p>
      <text:p text:style-name="P165"><text:s text:c="8"/>self.curr.execute("""create table quotes_tb(</text:p>
      <text:p text:style-name="P165"><text:s text:c="12"/>title text,</text:p>
      <text:p text:style-name="P165"><text:s text:c="12"/>author text,</text:p>
      <text:p text:style-name="P165"><text:s text:c="12"/>tag text</text:p>
      <text:p text:style-name="P165"><text:s text:c="8"/>)""")</text:p>
      <text:p text:style-name="P165"/>
      <text:p text:style-name="P165"><text:s text:c="4"/>def process_item(self, item, spider):</text:p>
      <text:p text:style-name="P165"><text:s text:c="8"/>self.store_db(item)</text:p>
      <text:p text:style-name="P165"><text:s text:c="8"/>return item</text:p>
      <text:p text:style-name="P165"/>
      <text:p text:style-name="P165"><text:s text:c="4"/>def store_db(self, item):</text:p>
      <text:p text:style-name="P165"><text:s text:c="8"/>self.curr.execute("""insert into quotes_tb values(<text:span text:style-name="T244">%s, %s, %s)</text:span>""", (</text:p>
      <text:p text:style-name="P165"><text:s text:c="12"/>item['title'][0],</text:p>
      <text:p text:style-name="P165"><text:soft-page-break/><text:s text:c="12"/>item['author'][0],</text:p>
      <text:p text:style-name="P165"><text:s text:c="12"/>item['tag'][0]</text:p>
      <text:p text:style-name="P165"><text:s text:c="8"/>))</text:p>
      <text:p text:style-name="P165"><text:s text:c="8"/>self.conn.commit()</text:p>
      <text:p text:style-name="P622"/>
      <text:p text:style-name="P40">In MySQL instead of (?, ?, ?) we use (%s, %s, %s).</text:p>
      <text:p text:style-name="P537"/>
      <text:p text:style-name="P23"/>
      <text:p text:style-name="P23">Example/spiders/quotes_spider.py</text:p>
      <text:p text:style-name="P615">Stays the same</text:p>
      <text:p text:style-name="P537"/>
      <text:p text:style-name="P537"/>
      <text:p text:style-name="P624">And then we test it:</text:p>
      <text:p text:style-name="P163">scrapy crawl quotes</text:p>
      <text:p text:style-name="P537"/>
      <text:p text:style-name="P623">To check it <text:span text:style-name="T308">in Workbench:</text:span></text:p>
      <text:p text:style-name="P623">SCHEMAS → myquotes → Tables → quotes_tb → ‘Table Inspector‘ or ‘Select Rows – Limit 1000’</text:p>
      <text:p text:style-name="P39">equivalent to:</text:p>
      <text:p text:style-name="P162">SELECT * FROM myquotes.quotes_tb LIMIT 0, 1000</text:p>
      <text:p text:style-name="P198"/>
      <text:p text:style-name="P198"/>
      <text:p text:style-name="P200"/>
      <text:p text:style-name="P119">Python Scrapy Tutorial - 1<text:span text:style-name="T309">8</text:span> - Storing data in <text:span text:style-name="T309">MongoDB</text:span></text:p>
      <text:p text:style-name="P200"/>
      <text:p text:style-name="P201">Now we do the same with MongoDB.</text:p>
      <text:p text:style-name="P201">Install everything that’s inside the installation package. <text:span text:style-name="T310">Also there’s one thing inside this installation package known as </text:span><text:span text:style-name="T33">MongoDB </text:span><text:span text:style-name="T34">C</text:span><text:span text:style-name="T33">ompass</text:span><text:span text:style-name="T82">, </text:span><text:span text:style-name="T83">which is kind of GUI version of MongoDB database, looking at the stuff we have inside, creating new connections etc. It’s a free tool (excluding advanced stuff).</text:span></text:p>
      <text:p text:style-name="P200"/>
      <text:p text:style-name="P202">Then create <text:span text:style-name="T3">/data/db</text:span> folders.</text:p>
      <text:p text:style-name="P202">Then run ‘mongod.exe’, it starts our server and we get a cmd terminal and in the end it will say: <text:span text:style-name="T90">‘waiting for connections on port 27017’</text:span> (you will get here an error if you haven't created the folders from the previous step). <text:span text:style-name="T90">Leave this server running in the background while we write our code</text:span>.</text:p>
      <text:p text:style-name="P200"/>
      <text:p text:style-name="P626"><text:span text:style-name="T60">Then we install Python driver for MongoDB (</text:span><text:a xlink:type="simple" xlink:href="https://pypi.org/project/pymongo/" text:style-name="Internet_20_link" text:visited-style-name="Visited_20_Internet_20_Link">https://pypi.org/project/pymongo/</text:a><text:span text:style-name="T311">):</text:span></text:p>
      <text:p text:style-name="P163">pip install pymongo</text:p>
      <text:p text:style-name="P200"/>
      <text:p text:style-name="P526">Then make sure the pipeline is activated in settings.py.</text:p>
      <text:p text:style-name="P203"/>
      <text:p text:style-name="P200"/>
      <text:p text:style-name="P120">Example/pipelines.py</text:p>
      <text:p text:style-name="P552">import pymongo</text:p>
      <text:p text:style-name="P163"/>
      <text:p text:style-name="P163">class ExamplePipeline(object):</text:p>
      <text:p text:style-name="P163"/>
      <text:p text:style-name="P163"><text:s text:c="4"/>def __init__(self):</text:p>
      <text:p text:style-name="P163"><text:s text:c="8"/><text:span text:style-name="T244">self.conn = pymongo.MongoClient(</text:span></text:p>
      <text:p text:style-name="P552"><text:s text:c="12"/>'localhost',</text:p>
      <text:p text:style-name="P552"><text:s text:c="12"/>27017</text:p>
      <text:p text:style-name="P552"><text:soft-page-break/><text:s text:c="8"/>)</text:p>
      <text:p text:style-name="P552"><text:s text:c="8"/>db = self.conn['myquotes']</text:p>
      <text:p text:style-name="P552"><text:s text:c="8"/>self.collection = db['quotes_tb']</text:p>
      <text:p text:style-name="P163"/>
      <text:p text:style-name="P163"><text:s text:c="4"/>def process_item(self, item, spider):</text:p>
      <text:p text:style-name="P163"><text:s text:c="8"/><text:span text:style-name="T244">self.collection.insert(dict(item))</text:span></text:p>
      <text:p text:style-name="P163"><text:s text:c="8"/>return item</text:p>
      <text:p text:style-name="P200"/>
      <text:p text:style-name="P204">Inside our init function we will actually try to connect to our MongoDB, so for that we need to create a variable and we’ll just call this variable ‘conn’. Inside we give it 2 parameters: ‘localhost’, <text:span text:style-name="T312">because we are doing it on our own computer and then the second parameter is the port number.</text:span></text:p>
      <text:p text:style-name="P204"><text:span text:style-name="T312">After that we need to create a database ‘</text:span><text:span text:style-name="T11">db = self.conn[‘myquotes’]</text:span><text:span text:style-name="T312">’.</text:span></text:p>
      <text:p text:style-name="P205">Now, every db has a table, so <text:span text:style-name="T313">now to create it we need sth known as a </text:span><text:span text:style-name="T35">collection</text:span><text:span text:style-name="T313"> ‘</text:span><text:span text:style-name="T12">self.collection = db[‘quotes_tb’]</text:span><text:span text:style-name="T313">’ and we’re going to write the name of the table that we want, which is ‘quotes_db’.</text:span></text:p>
      <text:p text:style-name="P206">So now we have a connection, db and <text:span text:style-name="T314">inside that db we have created a table and we have stored the properties of that table inside this variable of ‘collection’.</text:span></text:p>
      <text:p text:style-name="P198"/>
      <text:p text:style-name="P207"><text:span text:style-name="T36">Mechanism:</text:span><text:span text:style-name="T315"> s</text:span>o every time an item is scrapped, it is sent to this pipeline and inside this pipeline it goes automatically inside this init method where connection, <text:span text:style-name="T315">db and table </text:span>is created <text:span text:style-name="T315">and then it goes to this ‘process_item’ function which it sees what it is supposed to do with that item.</text:span></text:p>
      <text:p text:style-name="P207"/>
      <text:p text:style-name="P208">So now we want to store this item inside this table, so we do ‘<text:span text:style-name="T3">self.collection.insert(dict(item))</text:span>’. <text:span text:style-name="T90">And we use ‘dict’, because we’re going to be storing inside our mongodb and it is in kind of dictionary form</text:span>.</text:p>
      <text:p text:style-name="P198"/>
      <text:p text:style-name="P198"/>
      <text:p text:style-name="P23">Example/spiders/quotes_spider.py</text:p>
      <text:p text:style-name="P211">Stays the same</text:p>
      <text:p text:style-name="P198"/>
      <text:p text:style-name="P198"/>
      <text:p text:style-name="P625">And then we test it:</text:p>
      <text:p text:style-name="P164">scrapy crawl quotes</text:p>
      <text:p text:style-name="P198"/>
      <text:p text:style-name="P209">In MongoDB Compass we check ‘quotes_tb’. There are like JS objects where we have properties like title, author and tag (with values as arrays).</text:p>
      <text:p text:style-name="P198"/>
      <text:p text:style-name="P210">This was the easiest of the db<text:span text:style-name="T316">s</text:span> to implement.</text:p>
      <text:p text:style-name="P15"/>
      <text:p text:style-name="P15"/>
      <text:p text:style-name="P15"/>
      <text:p text:style-name="P15">Python Scrapy Tutorial - 19 - Web Crawling &amp; Following links</text:p>
      <text:p text:style-name="P537"/>
      <text:p text:style-name="P560">How to create a more advanced spider that is able to crawl multiple pages. So currently we are just scrapping the first page of our example website.</text:p>
      <text:p text:style-name="P537"/>
      <text:p text:style-name="P19">Example/spiders/quotes_spider.py</text:p>
      <text:p text:style-name="P144">import scrapy</text:p>
      <text:p text:style-name="P144">from ..items import ExampleItem</text:p>
      <text:p text:style-name="P144"/>
      <text:p text:style-name="P144"/>
      <text:p text:style-name="P144"><text:soft-page-break/>class QuotesSpider(scrapy.Spider):</text:p>
      <text:p text:style-name="P144"><text:s text:c="4"/>name = 'quotes'</text:p>
      <text:p text:style-name="P144"><text:s text:c="4"/>start_urls = [</text:p>
      <text:p text:style-name="P144"><text:s text:c="8"/>'http://quotes.toscrape.com/'</text:p>
      <text:p text:style-name="P144"><text:s text:c="4"/>]</text:p>
      <text:p text:style-name="P144"/>
      <text:p text:style-name="P144"><text:s text:c="4"/>def parse(self, response):</text:p>
      <text:p text:style-name="P144"><text:s text:c="8"/>quote_item = ExampleItem()</text:p>
      <text:p text:style-name="P144"/>
      <text:p text:style-name="P144"><text:s text:c="8"/>all_div_quotes = response.css('div.quote')</text:p>
      <text:p text:style-name="P144"/>
      <text:p text:style-name="P144"><text:s text:c="8"/>for quotes in all_div_quotes:</text:p>
      <text:p text:style-name="P144"><text:s text:c="12"/>title = quotes.css('span.text::text').extract()</text:p>
      <text:p text:style-name="P144"><text:s text:c="12"/>author = quotes.css('.author::text').extract()</text:p>
      <text:p text:style-name="P144"><text:s text:c="12"/>tag = quotes.css('a.tag::text').extract()</text:p>
      <text:p text:style-name="P144"/>
      <text:p text:style-name="P144"><text:s text:c="12"/>quote_item['title'] = title</text:p>
      <text:p text:style-name="P144"><text:s text:c="12"/>quote_item['author'] = author</text:p>
      <text:p text:style-name="P144"><text:s text:c="12"/>quote_item['tag'] = tag</text:p>
      <text:p text:style-name="P144"/>
      <text:p text:style-name="P144"><text:s text:c="12"/>yield quote_item</text:p>
      <text:p text:style-name="P144"/>
      <text:p text:style-name="P547"><text:s text:c="8"/>next_page = response.css('li.next a::attr(href)').get()</text:p>
      <text:p text:style-name="P547"/>
      <text:p text:style-name="P547"><text:s text:c="8"/>if next_page is not None:</text:p>
      <text:p text:style-name="P547"><text:s text:c="12"/>yield response.follow(next_page, callback=self.parse)</text:p>
      <text:p text:style-name="P537"/>
      <text:p text:style-name="P560">Scrapy should find this ‘next’ button and then ‘a href’ tag and take out this page number of 2 and then we want scrapy to redirect to second pag<text:span text:style-name="T270">e. Then scrap items of the second page and go to the third, and so on till the end (so there’s no next button).</text:span></text:p>
      <text:p text:style-name="P561">So in our scrapy python code we will have to add a condition which tells scrapy that if no more pages are found <text:span text:style-name="T271">that is if condition is equal to None, then make sure to stop following this link.</text:span></text:p>
      <text:p text:style-name="P537"/>
      <text:p text:style-name="P562"><text:span text:style-name="T273">B</text:span>ecause we want the attribute of this href we have to write ‘attr(href)’ in parenthesis. <text:span text:style-name="T272">And then ‘get()’ to get the value of the ‘next’.</text:span></text:p>
      <text:p text:style-name="P563">Then we use an if condition to check whether this ‘next’ page value is empty or not</text:p>
      <text:p text:style-name="P537"/>
      <text:p text:style-name="P564">H<text:span text:style-name="T18">ow do we exactly go to the next page even though we have the value of the next page? </text:span></text:p>
      <text:p text:style-name="P564">Scrapy has a very cool method ‘response.<text:span text:style-name="T18">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73">(go back to ‘parse’) </text:span>after <text:span text:style-name="T273">going to the next page. This is kind of a </text:span><text:span text:style-name="T117">recursive function</text:span><text:span text:style-name="T273">.</text:span></text:p>
      <text:p text:style-name="P564"/>
      <text:p text:style-name="P537"/>
      <text:p text:style-name="P537"/>
      <text:p text:style-name="P15">Python Scrapy Tutorial - 20 - Scraping Websites with Pagination</text:p>
      <text:p text:style-name="P537"/>
      <text:p text:style-name="P565">Sometimes from the second page and on there is ‘page=x’ attribute visible in the url.</text:p>
      <text:p text:style-name="P537"><text:soft-page-break/></text:p>
      <text:p text:style-name="P20">Example/spiders/quotes_spider.py</text:p>
      <text:p text:style-name="P145">import scrapy</text:p>
      <text:p text:style-name="P145">from ..items import ExampleItem</text:p>
      <text:p text:style-name="P145"/>
      <text:p text:style-name="P145"/>
      <text:p text:style-name="P145">class QuotesSpider(scrapy.Spider):</text:p>
      <text:p text:style-name="P145"><text:s text:c="4"/>name = 'quotes'</text:p>
      <text:p text:style-name="P145"><text:s text:c="4"/><text:span text:style-name="T244">page_number = 2</text:span></text:p>
      <text:p text:style-name="P145"><text:s text:c="4"/>start_urls = [</text:p>
      <text:p text:style-name="P145"><text:s text:c="8"/><text:span text:style-name="T244"># 'http://quotes.toscrape.com/'</text:span></text:p>
      <text:p text:style-name="P548"><text:s text:c="8"/>'http://quotes.toscrape.com/page/1/'</text:p>
      <text:p text:style-name="P145"><text:s text:c="4"/>]</text:p>
      <text:p text:style-name="P145"/>
      <text:p text:style-name="P145"><text:s text:c="4"/>def parse(self, response):</text:p>
      <text:p text:style-name="P145"><text:s text:c="8"/>quote_item = ExampleItem()</text:p>
      <text:p text:style-name="P145"/>
      <text:p text:style-name="P145"><text:s text:c="8"/>all_div_quotes = response.css('div.quote')</text:p>
      <text:p text:style-name="P145"/>
      <text:p text:style-name="P145"><text:s text:c="8"/>for quotes in all_div_quotes:</text:p>
      <text:p text:style-name="P145"><text:s text:c="12"/>title = quotes.css('span.text::text').extract()</text:p>
      <text:p text:style-name="P145"><text:s text:c="12"/>author = quotes.css('.author::text').extract()</text:p>
      <text:p text:style-name="P145"><text:s text:c="12"/>tag = quotes.css('a.tag::text').extract()</text:p>
      <text:p text:style-name="P145"/>
      <text:p text:style-name="P145"><text:s text:c="12"/>quote_item['title'] = title</text:p>
      <text:p text:style-name="P145"><text:s text:c="12"/>quote_item['author'] = author</text:p>
      <text:p text:style-name="P145"><text:s text:c="12"/>quote_item['tag'] = tag</text:p>
      <text:p text:style-name="P145"/>
      <text:p text:style-name="P145"><text:s text:c="12"/>yield quote_item</text:p>
      <text:p text:style-name="P145"/>
      <text:p text:style-name="P548"><text:s text:c="8"/>next_page = 'http://quotes.toscrape.com/page/' + str(self.page_number) + '/'</text:p>
      <text:p text:style-name="P548"/>
      <text:p text:style-name="P548"><text:s text:c="8"/>if self.page_number &lt; 11:</text:p>
      <text:p text:style-name="P548"><text:s text:c="12"/>self.page_number += 1</text:p>
      <text:p text:style-name="P548"><text:s text:c="12"/>yield response.follow(next_page, callback=self.parse)</text:p>
      <text:p text:style-name="P537"/>
      <text:p text:style-name="P537"/>
      <text:p text:style-name="P537"/>
      <text:p text:style-name="P521">Kol<text:span text:style-name="T56">o robi ‘QuoteSpider</text:span><text:span text:style-name="T59">.page_number’ </text:span><text:span text:style-name="T56">and I do ‘</text:span><text:span text:style-name="T59">self.page_number’. </text:span><text:span text:style-name="T56">Both work.</text:span></text:p>
      <text:p text:style-name="P199"/>
      <text:p text:style-name="P199"/>
      <text:p text:style-name="P199"/>
      <text:p text:style-name="P15">Python Scrapy Tutorial - 21 - Logging in with Scrapy FormRequest</text:p>
      <text:p text:style-name="P537"/>
      <text:p text:style-name="P566">Why do we need to learn how to login using scrappy? A lot of websites will restrict the content that you might want to scrap behind a login page.</text:p>
      <text:p text:style-name="P537"/>
      <text:p text:style-name="P566">DevTools → Network (all)</text:p>
      <text:p text:style-name="P566">Only ‘login’ and ‘quotes.toscrape.com’ are important</text:p>
      <text:p text:style-name="P567"><text:soft-page-break/>login – 302 status – redirect (to the main page)</text:p>
      <text:p text:style-name="P537"/>
      <text:p text:style-name="P567">Click ‘login’ and Headers tab</text:p>
      <text:p text:style-name="P567">we are interested in Form Data with 3 values: csrf_token, username, password.</text:p>
      <text:p text:style-name="P567">These are the 3 values that we’ll be using while coding in our scrapy project.</text:p>
      <text:p text:style-name="P537"/>
      <text:p text:style-name="P567">Csrf token is used in most of the websites for security purposes and mostly it’s always changing after we press on the login button. <text:span text:style-name="T274">So it will be different after another login.</text:span></text:p>
      <text:p text:style-name="P568">It is in the <text:span text:style-name="T276">form </text:span>input of type hidden.</text:p>
      <text:p text:style-name="P537"/>
      <text:p text:style-name="P21">Example/spiders/quotes_spider.py</text:p>
      <text:p text:style-name="P145">import scrapy</text:p>
      <text:p text:style-name="P548">from scrapy.http import FormRequest</text:p>
      <text:p text:style-name="P548">from scrapy.utils.response import open_in_browser</text:p>
      <text:p text:style-name="P145">from ..items import ExampleItem</text:p>
      <text:p text:style-name="P145"/>
      <text:p text:style-name="P145"/>
      <text:p text:style-name="P145">class QuotesSpider(scrapy.Spider):</text:p>
      <text:p text:style-name="P145"><text:s text:c="4"/>name = 'quotes'</text:p>
      <text:p text:style-name="P145"><text:s text:c="4"/># page_number = 2</text:p>
      <text:p text:style-name="P145"><text:s text:c="4"/>start_urls = [</text:p>
      <text:p text:style-name="P145"><text:s text:c="8"/># 'http://quotes.toscrape.com/'</text:p>
      <text:p text:style-name="P145"><text:s text:c="8"/># 'http://quotes.toscrape.com/page/1/'</text:p>
      <text:p text:style-name="P145"><text:s text:c="7"/><text:span text:style-name="T244"><text:s/>'http://quotes.toscrape.com/login'</text:span></text:p>
      <text:p text:style-name="P145"><text:s text:c="4"/>]</text:p>
      <text:p text:style-name="P145"/>
      <text:p text:style-name="P145"><text:s text:c="4"/>def parse(self, response):</text:p>
      <text:p text:style-name="P145"><text:s text:c="7"/><text:span text:style-name="T244"><text:s/>token = response.css('form input::attr(value)').extract_first()</text:span></text:p>
      <text:p text:style-name="P548"><text:s text:c="8"/># print('token: ', token)</text:p>
      <text:p text:style-name="P548"><text:s text:c="8"/>return FormRequest.from_response(response, formdata={</text:p>
      <text:p text:style-name="P548"><text:s text:c="12"/>'csrf_token': token,</text:p>
      <text:p text:style-name="P548"><text:s text:c="12"/>'username': 'costam',</text:p>
      <text:p text:style-name="P548"><text:s text:c="12"/>'password': 'trolololo'</text:p>
      <text:p text:style-name="P548"><text:s text:c="8"/>}, callback=self.start_scraping)</text:p>
      <text:p text:style-name="P548"/>
      <text:p text:style-name="P548"><text:s text:c="4"/>def start_scraping(self, response):</text:p>
      <text:p text:style-name="P548"><text:s text:c="8"/>open_in_browser(response)</text:p>
      <text:p text:style-name="P548"><text:s text:c="8"/>quote_item = ExampleItem()</text:p>
      <text:p text:style-name="P548"/>
      <text:p text:style-name="P548"><text:s text:c="8"/>all_div_quotes = response.css('div.quote')</text:p>
      <text:p text:style-name="P548"/>
      <text:p text:style-name="P548"><text:s text:c="8"/>for quotes in all_div_quotes:</text:p>
      <text:p text:style-name="P548"><text:s text:c="12"/>title = quotes.css('span.text::text').extract()</text:p>
      <text:p text:style-name="P548"><text:s text:c="12"/>author = quotes.css('.author::text').extract()</text:p>
      <text:p text:style-name="P548"><text:s text:c="12"/>tag = quotes.css('a.tag::text').extract()</text:p>
      <text:p text:style-name="P548"/>
      <text:p text:style-name="P548"><text:s text:c="12"/>quote_item['title'] = title</text:p>
      <text:p text:style-name="P548"><text:s text:c="12"/>quote_item['author'] = author</text:p>
      <text:p text:style-name="P548"><text:s text:c="12"/>quote_item['tag'] = tag</text:p>
      <text:p text:style-name="P548"><text:soft-page-break/></text:p>
      <text:p text:style-name="P548"><text:s text:c="12"/>yield quote_item</text:p>
      <text:p text:style-name="P537"/>
      <text:p text:style-name="P569">We also need to import sth known as ‘FormRequest’. ‘FormRequest.from_response()’ requires a couple of parameters. The first one is the response, then ‘formdata’ which requires a dictionary and inside it we write values that it needs. <text:span text:style-name="T118">So it needs currently 3 values as we saw </text:span><text:span text:style-name="T119">in the network tab</text:span><text:span text:style-name="T275">. The third parameter is what we want scrapy to do after it logged in into the website, so we introduce a parameter known as callback (which we already used). </text:span></text:p>
      <text:p text:style-name="P570"/>
      <text:p text:style-name="P570">‘start_scraping’ requires 2 parameters, the first is ‘self’ and the second is the ‘<text:span text:style-name="T90">response’, otherwise we won’t be able to scrap the response</text:span>.</text:p>
      <text:p text:style-name="P537"/>
      <text:p text:style-name="P537"/>
      <text:p text:style-name="P571">Other way to find out whether our login functionality is working or not we can import sth like <text:span text:style-name="T90">‘open_in_browser</text:span>’ and then in just when we start to scrap we can use it. </text:p>
      <text:p text:style-name="P537"/>
      <text:p text:style-name="P537"/>
      <text:p text:style-name="P537"/>
      <text:p text:style-name="P15">Python Scrapy Tutorial - 22 - Web Scraping Amazon</text:p>
      <text:p text:style-name="P537"/>
      <text:p text:style-name="P575">New folder: AmazonTutorial</text:p>
      <text:p text:style-name="P152">$ scrapy startproject amazontutorial</text:p>
      <text:p text:style-name="P537"/>
      <text:p text:style-name="P145"><text:span text:style-name="T277">$ </text:span>cd amazontutorial</text:p>
      <text:p text:style-name="P145">$ scrapy genspider amazon_tutorial amazon.com</text:p>
      <text:p text:style-name="P576">Starting our spider, this will create a general spider for us <text:span text:style-name="T278">in ‘/spiders’</text:span>, so we won’t have to actually create it manually.</text:p>
      <text:p text:style-name="P576"/>
      <text:p text:style-name="P576"/>
      <text:p text:style-name="P577">Before we go into the parse method and actually start scraping stuff, we need to create some items, which are temporary containers:</text:p>
      <text:p text:style-name="P32">items.py</text:p>
      <text:p text:style-name="P145">import scrapy</text:p>
      <text:p text:style-name="P145"/>
      <text:p text:style-name="P145"/>
      <text:p text:style-name="P145">class AmazontutorialItem(scrapy.Item):</text:p>
      <text:p text:style-name="P145"><text:s text:c="4"/># define the fields for your item here like:</text:p>
      <text:p text:style-name="P145"><text:s text:c="4"/># name = scrapy.Field()</text:p>
      <text:p text:style-name="P145"><text:s text:c="4"/>product_name = scrapy.Field()</text:p>
      <text:p text:style-name="P145"><text:s text:c="4"/>product_author = scrapy.Field()</text:p>
      <text:p text:style-name="P145"><text:s text:c="4"/>product_price = scrapy.Field()</text:p>
      <text:p text:style-name="P145"><text:s text:c="4"/>product_imagelink = scrapy.Field()</text:p>
      <text:p text:style-name="P537"/>
      <text:p text:style-name="P537"/>
      <text:p text:style-name="P28">spiders/amazon_tutorial.py</text:p>
      <text:p text:style-name="P153"># -*- coding: utf-8 -*-</text:p>
      <text:p text:style-name="P153">import scrapy</text:p>
      <text:p text:style-name="P153">from ..items import AmazontutorialItem</text:p>
      <text:p text:style-name="P153"/>
      <text:p text:style-name="P153"><text:soft-page-break/></text:p>
      <text:p text:style-name="P153">class AmazonTutorialSpider(scrapy.Spider):</text:p>
      <text:p text:style-name="P153"><text:s text:c="4"/>name = 'amazon_tutorial'</text:p>
      <text:p text:style-name="P153"><text:s text:c="4"/>start_urls = [</text:p>
      <text:p text:style-name="P153"><text:s text:c="8"/>'https://www.amazon.com/Books-Last-30-days/s?rh=n%3A283155%2Cp_n_publication_date%3A1250226011'</text:p>
      <text:p text:style-name="P153"><text:s text:c="4"/>]</text:p>
      <text:p text:style-name="P153"/>
      <text:p text:style-name="P153"><text:s text:c="4"/>def parse(self, response):</text:p>
      <text:p text:style-name="P153"><text:s text:c="8"/>item = AmazontutorialItem()</text:p>
      <text:p text:style-name="P153"/>
      <text:p text:style-name="P153"><text:s text:c="8"/>product_name = response.css('.a-color-base.a-text-normal:text').extract()</text:p>
      <text:p text:style-name="P153"><text:s text:c="8"/>product_author = response.css('.a-color-secondary .a-siz.e-base.a-link-normal').css('::text').extract()</text:p>
      <text:p text:style-name="P153"><text:s text:c="8"/>product_price = response.css('.a-spacing-top-small .a-price-whole').extract()</text:p>
      <text:p text:style-name="P153"><text:s text:c="8"/>product_imagelink = response.css('.s-image::attr(src)').extract()</text:p>
      <text:p text:style-name="P153"/>
      <text:p text:style-name="P153"><text:s text:c="8"/>item['product_name'] = product_name</text:p>
      <text:p text:style-name="P153"><text:s text:c="8"/>item['product_author'] = product_author</text:p>
      <text:p text:style-name="P153"><text:s text:c="8"/>item['product_price'] = product_price</text:p>
      <text:p text:style-name="P153"><text:s text:c="8"/>item['product_imagelink'] = product_imagelink</text:p>
      <text:p text:style-name="P153"/>
      <text:p text:style-name="P153"><text:s text:c="8"/>yield item</text:p>
      <text:p text:style-name="P578"/>
      <text:p text:style-name="P578">‘get’ and ‘extract_first’ are the same and ‘extract’ and ‘getall’ are also the same.</text:p>
      <text:p text:style-name="P579">Because we are using multiple classes for the css selector, we need to add ‘::text’ in the last parenthesis.</text:p>
      <text:p text:style-name="P537"/>
      <text:p text:style-name="P580">Amazon puts on restrictions when you are trying to scrap a lot of its data. <text:span text:style-name="T90">So we’re going to bypass those restrictions by sth known as ‘User-Agent’ and proxies</text:span>.</text:p>
      <text:p text:style-name="P537"/>
      <text:p text:style-name="P537"/>
      <text:p text:style-name="P537"/>
      <text:p text:style-name="P15">Python Scrapy Tutorial - 23 - Bypass Restrictions using User-Agent</text:p>
      <text:p text:style-name="P537"/>
      <text:p text:style-name="P581"><text:span text:style-name="T18">What is user agent and how is it able to bypass the restrictions placed by amazon?</text:span> So whenever a browser like Chrome visits a website,<text:span text:style-name="T90"> that website asks for the identity of your browser and that identity of your browser is known as a user agent</text:span>. And if we give the same identity to a website like amazon, it places restrictions and sometimes bans the computer from visiting amazon.</text:p>
      <text:p text:style-name="P581">So there are 2 main ways to trick amazon using user agents:</text:p>
      <text:list xml:id="list2392491409" text:style-name="L26">
        <text:list-item>
          <text:p text:style-name="P746">first is to use user agents that are allowed by amazon, for example amazon has to allow google to crawl its website if it wants its products to be shown on google search. So we can basically replace our user agent with google’s user agent which is known as <text:span text:style-name="T90">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747">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737"/>
        </text:list-item>
      </text:list>
      <text:p text:style-name="P582"><text:soft-page-break/><text:span text:style-name="T120">And this is what we’ll be doing in this video</text:span><text:span text:style-name="T279">. Doing this is really easy, we have cool libraries and packages for that (pypi.org):</text:span></text:p>
      <text:p text:style-name="P154">pip install scrapy-user-agents</text:p>
      <text:p text:style-name="P537"/>
      <text:p text:style-name="P583">Written in the offical docs:</text:p>
      <text:p text:style-name="P29">settings.py</text:p>
      <text:p text:style-name="P145">DOWNLOADER_MIDDLEWARES = {</text:p>
      <text:p text:style-name="P145"><text:s text:c="4"/>'scrapy.downloadermiddlewares.useragent.UserAgentMiddleware': None,</text:p>
      <text:p text:style-name="P145"><text:s text:c="4"/>'scrapy_user_agents.middlewares.RandomUserAgentMiddleware': 400,</text:p>
      <text:p text:style-name="P145">}</text:p>
      <text:p text:style-name="P537"/>
      <text:p text:style-name="P584"><text:span text:style-name="T18">So how does it get the list of user agents to rotate through?</text:span> So it basically has its own user agent file that we don’t even need to include, it already has about 2200 user agents, so basically 2200 browser means and in rotation.</text:p>
      <text:p text:style-name="P537"/>
      <text:p text:style-name="P537"/>
      <text:p text:style-name="P155">$ scrapy crawl amazon</text:p>
      <text:p text:style-name="P585">We will see a lot of warnings and other unsupported browser types are there and this is basically <text:span text:style-name="T280">our user agent at work. It is basically trying out different user agents.</text:span></text:p>
      <text:p text:style-name="P586">You can see here that we’ve used a user agent that is given over here and not our own user agent:</text:p>
      <text:p text:style-name="P145">2019-12-13 14:47:45 [scrapy_user_agents.middlewares] DEBUG: Assigned User-Agent Mozilla/5.0 (Windows NT 6.1; WOW64) AppleWebKit/537.36 (KHTML, like Gecko) Chrome/56.0.2924.87 Safari/537.36</text:p>
      <text:p text:style-name="P537"/>
      <text:p text:style-name="P537"/>
      <text:p text:style-name="P587">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37"/>
      <text:p text:style-name="P537"/>
      <text:p text:style-name="P537"/>
      <text:p text:style-name="P15">Python Scrapy Tutorial - 24 - Bypass Restrictions using Proxies</text:p>
      <text:p text:style-name="P537"/>
      <text:p text:style-name="P588">IP address is basically an address of your computer (like your house), address of its location.</text:p>
      <text:p text:style-name="P156">g: what is my ip</text:p>
      <text:p text:style-name="P589">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89">It’s kind of like identity theft, but it’s not illegal. And even better, <text:span text:style-name="T18">what if we used a lot of IP addresses that are not our own and put them in rotation, just like we did with user agents?</text:span> So every time we send a request to amazon, i<text:span text:style-name="T281">t’</text:span>s going to be with a different ip address and whenever <text:span text:style-name="T281">you use an ip address that is not your own, then that other ip address is known as a </text:span><text:span text:style-name="T30">proxy</text:span><text:span text:style-name="T281">. If you look up the definition of proxy in google, it says ‘the authority to represent someone else’. So basically we are hiding our address and using someone else’s. </text:span><text:span text:style-name="T265">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89"/>
      <text:p text:style-name="P589"><text:soft-page-break/></text:p>
      <text:p text:style-name="P590">Now, using this proxy is really easy, because of the libraries that a lot of python devs have created, <text:span text:style-name="T282">like:</text:span></text:p>
      <text:p text:style-name="P157"><text:span text:style-name="T282">$ </text:span>pip install scrapy_proxy_pool</text:p>
      <text:p text:style-name="P589"/>
      <text:p text:style-name="P591"><text:span text:style-name="T283">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58">…</text:p>
      <text:p text:style-name="P157">PROXY_POOL_ENABLED = True</text:p>
      <text:p text:style-name="P157"/>
      <text:p text:style-name="P157"># Configure maximum concurrent requests performed by Scrapy (default: 16)</text:p>
      <text:p text:style-name="P157">…</text:p>
      <text:p text:style-name="P157">DOWNLOADER_MIDDLEWARES = {</text:p>
      <text:p text:style-name="P157"><text:s text:c="4"/>'scrapy_proxy_pool.middlewares.ProxyPoolMiddleware': 610,</text:p>
      <text:p text:style-name="P157"><text:s text:c="4"/>'scrapy_proxy_pool.middlewares.BanDetectionMiddleware': 620,</text:p>
      <text:p text:style-name="P157">}</text:p>
      <text:p text:style-name="P157"/>
      <text:p text:style-name="P157"># Enable or disable extensions</text:p>
      <text:p text:style-name="P157">...</text:p>
      <text:p text:style-name="P589"/>
      <text:p text:style-name="P589">After this all requests will be proxied using proxies.</text:p>
      <text:p text:style-name="P589"/>
      <text:p text:style-name="P589"/>
      <text:p text:style-name="P592">Now let’s test it:</text:p>
      <text:p text:style-name="P159">$ scrapy crawl amazon</text:p>
      <text:p text:style-name="P593">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94">And if you want to use your own ip addresses you can always:</text:p>
      <text:p text:style-name="P160">g: github proxy list</text:p>
      <text:p text:style-name="P594">example:</text:p>
      <text:p text:style-name="P594"><text:a xlink:type="simple" xlink:href="https://raw.githubusercontent.com/clarketm/proxy-list/master/proxy-list.txt" text:style-name="Internet_20_link" text:visited-style-name="Visited_20_Internet_20_Link">https://raw.githubusercontent.com/clarketm/proxy-list/master/proxy-list.txt</text:a></text:p>
      <text:p text:style-name="P160">…</text:p>
      <text:p text:style-name="P160">81.190.208.52:47739 PL-H-S + </text:p>
      <text:p text:style-name="P160">86.57.181.122:51078 BY-H-S + </text:p>
      <text:p text:style-name="P160">52.30.92.45:8082 IE-A! + </text:p>
      <text:p text:style-name="P160">...</text:p>
      <text:p text:style-name="P595">There a re a lot of ip adresses, port numbers and countries they are from. <text:span text:style-name="T90">And this is basically what proxies are, they are collection of ip addresses and port numbers </text:span><text:span text:style-name="T121">(and more specifically ips of other people).</text:span></text:p>
      <text:p text:style-name="P592"/>
      <text:p text:style-name="P592"/>
      <text:p text:style-name="P592"/>
      <text:p text:style-name="P33">Python Scrapy Tutorial - 25 - Scraping multiple pages of Amazon</text:p>
      <text:p text:style-name="P592"/>
      <text:p text:style-name="P596">This time we’ll be scraping multiple pages from amazon. We’ll be scrapping multiple pagination of last 30 days book section.</text:p>
      <text:p text:style-name="P592"/>
      <text:p text:style-name="P597">In settings.py file he’s adding our google port, so we don’t have any problems scraping:</text:p>
      <text:p text:style-name="P161">…</text:p>
      <text:p text:style-name="P597"><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61">…</text:p>
      <text:p text:style-name="P592"/>
      <text:p text:style-name="P598">The rest of the code is already repeated in the previous section.</text:p>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703"><text:span text:style-name="T342">1.</text:span>12. But Really...What's a Container?</text:p>
      <text:p text:style-name="P592"/>
      <text:p text:style-name="P629">Quick overview of the operating system on my computer</text:p>
      <text:p text:style-name="P592"/>
      <text:p text:style-name="P631">&lt;screen 1:40&gt;</text:p>
      <text:p text:style-name="P592"/>
      <text:p text:style-name="P629">Most operating systems have sth called a kernel. This is a running software process that governs access between all the programs that are running on my comp and all the physical hardware that is connected to my comp as well.</text:p>
      <text:p text:style-name="P629">At the top of the diagram we have different programs that your comp is running, such as chrome etc.</text:p>
      <text:p text:style-name="P629">If you ever made use of node.js before and you’ve written a file to the hard drive, it’s technically <text:span text:style-name="T339">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30">The other important thing to understand here is that these running programs interact with the kernel through things called system calls. These are essentially like function invocations. <text:span text:style-name="T340">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592"/>
      <text:p text:style-name="P632">Namespacing – isolating resources per process (or group of processes)</text:p>
      <text:p text:style-name="P632">Control Groups (cgroups) – limit amount of resources used per process</text:p>
      <text:p text:style-name="P632"/>
      <text:p text:style-name="P632">Namespacing is not only used for hardware, it can be also used for software elements as well, for example we can namespace a process to restrict the are of hard drive that is available, or the network devices that are available.</text:p>
      <text:p text:style-name="P592"/>
      <text:p text:style-name="P633">Container is really a process or a set of processes that have a grouping of resources specifically assigned to it.</text:p>
      <text:p text:style-name="P633"/>
      <text:p text:style-name="P634">&lt;screen 6:<text:span text:style-name="T341">4</text:span>5&gt;</text:p>
      <text:p text:style-name="P634"/>
      <text:p text:style-name="P634"/>
      <text:p text:style-name="P48">How is that single file image eventually create this container?</text:p>
      <text:p text:style-name="P635">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592"/>
      <text:p text:style-name="P592"/>
      <text:p text:style-name="P49">What happens behind the scenes when we take an image and turn it into a container? </text:p>
      <text:p text:style-name="P636"/>
      <text:p text:style-name="P636">&lt;screen 8:10&gt;</text:p>
      <text:p text:style-name="P636"/>
      <text:p text:style-name="P636">First off, the kernel is going to isolate a little section of the hd and make it available to just this container…</text:p>
      <text:p text:style-name="P636">The startup command is then executed, this case is like startup chrome and so chrome is invoked, we create a new instance of that process and it is then isolated to this set of resources inside a container.</text:p>
      <text:p text:style-name="P592"/>
      <text:p text:style-name="P50"><text:soft-page-break/>1.13. How's Docker Running on Your Computer?</text:p>
      <text:p text:style-name="P592"/>
      <text:p text:style-name="P637">Nice definition at the start.</text:p>
      <text:p text:style-name="P592"/>
      <text:p text:style-name="P638"/>
      <text:p text:style-name="P638"/>
      <text:p text:style-name="P638">2.14.</text:p>
      <text:p text:style-name="P638">Docker client or docker cli</text:p>
      <text:p text:style-name="P638"/>
      <text:p text:style-name="P638"/>
      <text:p text:style-name="P638"/>
      <text:p text:style-name="P704">3.28. Creating Docker Images</text:p>
      <text:p text:style-name="P638"/>
      <text:p text:style-name="P639">Throughout this course we’ve been making use of images that have been created by other engineers, like Hello-World Image, Redis, Busybox. We download them onto our local machine and then created a container out of them.</text:p>
      <text:p text:style-name="P640">At this point we’re going to start to figure out how we can build our own custom images, so that we can run our own applications inside of our own personalized containers.</text:p>
      <text:p text:style-name="P592"/>
      <text:p text:style-name="P640">Process is straightforward, like all things, we just have to learn a little bit of syntax.</text:p>
      <text:p text:style-name="P592"/>
      <text:p text:style-name="P640">&lt;screen 1:00&gt;</text:p>
      <text:p text:style-name="P592"/>
      <text:p text:style-name="P640">Dockerfile – this configuration is going to define how our container behaves or more specifically what different programs it’s going to contain and what it does when it starts up as a container.</text:p>
      <text:p text:style-name="P641">Docker client will provide the file to the docker server which does the heavy lifting for us and build the image that can be used to start up a new container.</text:p>
      <text:p text:style-name="P592"/>
      <text:p text:style-name="P592"/>
      <text:p text:style-name="P641">Just about every dockerfile is almost always going to look the same:</text:p>
      <text:p text:style-name="P641">&lt;1:44&gt;</text:p>
      <text:p text:style-name="P592"/>
      <text:p text:style-name="P592"/>
      <text:p text:style-name="P592"/>
      <text:p text:style-name="P51">3.29. Building a Dockerfile</text:p>
      <text:p text:style-name="P592"/>
      <text:p text:style-name="P642">We create redis-server image even though we used redis image before.</text:p>
      <text:p text:style-name="P592"/>
      <text:p text:style-name="P166">$ mkdir redis-image</text:p>
      <text:p text:style-name="P166">$ cd redis-image</text:p>
      <text:p text:style-name="P166">$ code .</text:p>
      <text:p text:style-name="P592"/>
      <text:p text:style-name="P643">redis-image/Dockerfile:</text:p>
      <text:p text:style-name="P166">FROM alpine</text:p>
      <text:p text:style-name="P166"/>
      <text:p text:style-name="P166">RUN apk add --update redis</text:p>
      <text:p text:style-name="P166"/>
      <text:p text:style-name="P166">CMD [“redis-server”]</text:p>
      <text:p text:style-name="P592"/>
      <text:p text:style-name="P644">In terminal:</text:p>
      <text:p text:style-name="P166">$ <text:span text:style-name="T343">sudo </text:span>docker build .</text:p>
      <text:p text:style-name="P167">$ sudo docker run f3c35623488b</text:p>
      <text:p text:style-name="P592"/>
      <text:p text:style-name="P592"/>
      <text:p text:style-name="P592"/>
      <text:p text:style-name="P52">3.30. Dockerfile Teardown</text:p>
      <text:p text:style-name="P592"/>
      <text:p text:style-name="P592"/>
      <text:p text:style-name="P645">&lt;2:18&gt;</text:p>
      <text:p text:style-name="P592"/>
      <text:p text:style-name="P645"><text:soft-page-break/>These are just 3 most important instructions to know</text:p>
      <text:p text:style-name="P592"/>
      <text:p text:style-name="P592"/>
      <text:p text:style-name="P592"/>
      <text:p text:style-name="P53">3.31. What's a Base Image?</text:p>
      <text:p text:style-name="P592"/>
      <text:p text:style-name="P646">&lt;0:47&gt;</text:p>
      <text:p text:style-name="P592"/>
      <text:p text:style-name="P647">By default when we create an image, we have an empty image. There’s really nothing inside there, no infrastructure, no programs so we can use to navigate around a file or folder system.</text:p>
      <text:p text:style-name="P647">There’s nothing we can use to download or install or configure dependencies.</text:p>
      <text:p text:style-name="P647">So the purpose of specifying a base image is to give us an initial starting point or initial set of programs that we can use to further customize our image. That’s the purpose of our first line.</text:p>
      <text:p text:style-name="P592"/>
      <text:p text:style-name="P647">&lt;4:00&gt;</text:p>
      <text:p text:style-name="P648">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48">The profram that is most useful for us for installing and running redis was found on the second line ‘RUN apk add --update redis’. This is not a docker command, <text:span text:style-name="T344">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48"/>
      <text:p text:style-name="P592"/>
      <text:p text:style-name="P592"/>
      <text:p text:style-name="P54">3.32. The Build Process in Detail</text:p>
      <text:p text:style-name="P592"/>
      <text:p text:style-name="P592"/>
      <text:p text:style-name="P168">$ docker build .</text:p>
      <text:p text:style-name="P649">The ‘build’ command is what we use to take a Dockerfile and generate an image out of it.</text:p>
      <text:p text:style-name="P649">The . is specifying what is called the <text:span text:style-name="T18">build context</text:span>, it is essentially the set of files and folders that belong to our project, we want to encapsulate or wrap in this container.</text:p>
      <text:p text:style-name="P592"/>
      <text:p text:style-name="P650">D server reaches out to the d hub</text:p>
      <text:p text:style-name="P650">Temporary containers created</text:p>
      <text:p text:style-name="P592"/>
      <text:p text:style-name="P651">Line 2 finishes and we have now a container that has a file system snapshot that contains the newly installed copy of redis. Then we stop it and we then take its current file system snapshot <text:s/>and we save it as a temporary image with some id.</text:p>
      <text:p text:style-name="P592"/>
      <text:p text:style-name="P652">CMD is setting the primary command or the primary process of the container. <text:span text:style-name="T345">The container does not actually execute ‘redis-server’ command, it just tells the container ‘hey, if you were ever to run for real, you should be running redis-server as your primary command.</text:span></text:p>
      <text:p text:style-name="P592"/>
      <text:p text:style-name="P653">&lt;10:20&gt;</text:p>
      <text:p text:style-name="P592"/>
      <text:p text:style-name="P592"/>
      <text:p text:style-name="P653"><text:soft-page-break/>Now, the takeaway that Steven want us to understand here is that every step along the way <text:span text:style-name="T346">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592"/>
      <text:p text:style-name="P592"/>
      <text:p text:style-name="P592"/>
      <text:p text:style-name="P55">3.33. A Brief Recap</text:p>
      <text:p text:style-name="P592"/>
      <text:p text:style-name="P654">Docker server ~= docker deamon</text:p>
      <text:p text:style-name="P592"/>
      <text:p text:style-name="P655">&lt;2:00&gt; I &lt;3:00&gt; long screen</text:p>
      <text:p text:style-name="P655"/>
      <text:p text:style-name="P655"/>
      <text:p text:style-name="P655"/>
      <text:p text:style-name="P56">3.34. Rebuilds with Cache</text:p>
      <text:p text:style-name="P592"/>
      <text:p text:style-name="P656">Anytime that we make a change to our Dockerfile, we’re going to have to only rerun the series of steps from the changed line on down. </text:p>
      <text:p text:style-name="P592"/>
      <text:p text:style-name="P657">If the order of the operations is different, the cache cannot be used.</text:p>
      <text:p text:style-name="P592"/>
      <text:p text:style-name="P657">Tip: if you expect to have to change your dockefile, you always want to put those changes like as far down as possible.</text:p>
      <text:p text:style-name="P592"/>
      <text:p text:style-name="P592"/>
      <text:p text:style-name="P592"/>
      <text:p text:style-name="P57">3.35. Tagging an Image</text:p>
      <text:p text:style-name="P592"/>
      <text:p text:style-name="P657">We can create container out of this image by copying the id and running:</text:p>
      <text:p text:style-name="P169">$ docker run image_id</text:p>
      <text:p text:style-name="P657">When we run this command, an instance of our image will get a new container and inside that we’re going to be running an instance of ‘redis-server’.</text:p>
      <text:p text:style-name="P592"/>
      <text:p text:style-name="P592"/>
      <text:p text:style-name="P658">We’re going to add this argument that’s going to tag the image that is created:</text:p>
      <text:p text:style-name="P658">&lt;1;20&gt;</text:p>
      <text:p text:style-name="P592"/>
      <text:p text:style-name="P658">The naming convention is:</text:p>
      <text:p text:style-name="P658">&lt;1:35&gt;</text:p>
      <text:p text:style-name="P659">Version traditionally is a number, for the latest version you simply say latest</text:p>
      <text:p text:style-name="P659"/>
      <text:p text:style-name="P659"/>
      <text:p text:style-name="P659">Some other images have simplified names, because they are community images.</text:p>
      <text:p text:style-name="P592"/>
      <text:p text:style-name="P659"/>
      <text:p text:style-name="P170"><text:soft-page-break/>$ docker run stephengrider/redis</text:p>
      <text:p text:style-name="P659">Tip: If you don’t put on the version on the end then the latest version of the image will be used by default.</text:p>
      <text:p text:style-name="P592"/>
      <text:p text:style-name="P58">Tip: Technically the version number on the very end is the tag. <text:span text:style-name="T347">Everything else on here is actually like the repo or the project name. </text:span>The entire process is called tagging.</text:p>
      <text:p text:style-name="P592"/>
      <text:p text:style-name="P592"/>
      <text:p text:style-name="P659">To nitpick – szukać dziury w całym, czepiać się</text:p>
      <text:p text:style-name="P592"/>
      <text:p text:style-name="P592"/>
      <text:p text:style-name="P592"/>
      <text:p text:style-name="P59">3.36. Manual Image Generation with Docker Commit</text:p>
      <text:p text:style-name="P592"/>
      <text:p text:style-name="P660">can be skipped</text:p>
      <text:p text:style-name="P592"/>
      <text:p text:style-name="P592"/>
      <text:p text:style-name="P592"/>
      <text:p text:style-name="P592"/>
      <text:p text:style-name="P592"/>
      <text:p text:style-name="P592"/>
      <text:p text:style-name="P592"/>
      <text:p text:style-name="P703"><text:span text:style-name="T348">4.</text:span>37. Project Outline</text:p>
      <text:p text:style-name="P592"/>
      <text:p text:style-name="P661">&lt;1:30&gt;</text:p>
      <text:p text:style-name="P661">&lt;2:25&gt;</text:p>
      <text:p text:style-name="P592"/>
      <text:p text:style-name="P592"/>
      <text:p text:style-name="P592"/>
      <text:p text:style-name="P60">4.38. Node Server Setup</text:p>
      <text:p text:style-name="P33"/>
      <text:p text:style-name="P61">4.39. Completed Server Code</text:p>
      <text:p text:style-name="P33"/>
      <text:p text:style-name="P61">4.40. A Few Planned Errors</text:p>
      <text:p text:style-name="P592"/>
      <text:p text:style-name="P662">&lt;1:30&gt;</text:p>
      <text:p text:style-name="P663">&lt;3:00&gt;</text:p>
      <text:p text:style-name="P663"/>
      <text:p text:style-name="P663"/>
      <text:p text:style-name="P62">4.41. Base Image Issues</text:p>
      <text:p text:style-name="P592"/>
      <text:p text:style-name="P665">&lt;2:20&gt;</text:p>
      <text:p text:style-name="P592"/>
      <text:p text:style-name="P65">simplewebapp/Dockerfile</text:p>
      <text:p text:style-name="P171">FROM alpine</text:p>
      <text:p text:style-name="P171">RUN npm install</text:p>
      <text:p text:style-name="P171">CMD ["npm", "start"]</text:p>
      <text:p text:style-name="P667"/>
      <text:p text:style-name="P592"/>
      <text:p text:style-name="P159">…</text:p>
      <text:p text:style-name="P159">Step 2/3 : RUN npm install</text:p>
      <text:p text:style-name="P159"><text:s/>---&gt; Running in 029781164ca7</text:p>
      <text:p text:style-name="P159">/bin/sh: npm: not found</text:p>
      <text:p text:style-name="P159">…</text:p>
      <text:p text:style-name="P592"/>
      <text:p text:style-name="P664">We have 2 solutions for that: <text:span text:style-name="T349">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64"/>
      <text:p text:style-name="P666">We use the 1st option and download node js image from docker hub.</text:p>
      <text:p text:style-name="P592"/>
      <text:p text:style-name="P666"><text:span text:style-name="T18">Alpine</text:span> is a term in the docker world for an image that is as small and compact as possible.</text:p>
      <text:p text:style-name="P592"/>
      <text:p text:style-name="P592"/>
      <text:p text:style-name="P64">simplewebapp/Dockerfile →<text:span text:style-name="T350"> corrected</text:span></text:p>
      <text:p text:style-name="P553">FROM node:alpine</text:p>
      <text:p text:style-name="P172">RUN npm install</text:p>
      <text:p text:style-name="P172">CMD ["npm", "start"]</text:p>
      <text:p text:style-name="P592"/>
      <text:p text:style-name="P592"/>
      <text:p text:style-name="P159">…</text:p>
      <text:p text:style-name="P159"><text:soft-page-break/>Step 2/3 : RUN npm install</text:p>
      <text:p text:style-name="P159"><text:s/>---&gt; Running in fcda3b25fd42</text:p>
      <text:p text:style-name="P159">npm WARN saveError ENOENT: no such file or directory, open '/package.json'</text:p>
      <text:p text:style-name="P173">…</text:p>
      <text:p text:style-name="P668">Now docker complains it doesn’t have ‘package.json’ file.</text:p>
      <text:p text:style-name="P592"/>
      <text:p text:style-name="P592"/>
      <text:p text:style-name="P592"/>
      <text:p text:style-name="P63">4.42. A Few Missing Files</text:p>
      <text:p text:style-name="P592"/>
      <text:p text:style-name="P668">So the takeaway here is that when you are building an image, none of the files inside of your project directory are available inside the container by default.</text:p>
      <text:p text:style-name="P669">We have to allow it inside the dfile → make sure both index.js file and package.json file are available inside the container when we try to run the ‘npm install’ command.</text:p>
      <text:p text:style-name="P592"/>
      <text:p text:style-name="P592"/>
      <text:p text:style-name="P592"/>
      <text:p text:style-name="P67">4.43. Copying Build Files</text:p>
      <text:p text:style-name="P592"/>
      <text:p text:style-name="P670">Copy instruction is used to move files and folders from our local file system on our machine to the file system inside of that temporary container that is created during the build process.</text:p>
      <text:p text:style-name="P670">&lt;0:40&gt;</text:p>
      <text:p text:style-name="P537"/>
      <text:p text:style-name="P66">simplewebapp/Dockerfile →<text:span text:style-name="T350"> corrected</text:span></text:p>
      <text:p text:style-name="P145">FROM node:alpine</text:p>
      <text:p text:style-name="P548">COPY ./ ./</text:p>
      <text:p text:style-name="P145">RUN npm install</text:p>
      <text:p text:style-name="P145">CMD ["npm", "start"]</text:p>
      <text:p text:style-name="P537"/>
      <text:p text:style-name="P537"/>
      <text:p text:style-name="P145">$ sudo docker build .</text:p>
      <text:p text:style-name="P145">…</text:p>
      <text:p text:style-name="P145">Successfully built 0b13d5a2f800</text:p>
      <text:p text:style-name="P537"/>
      <text:p text:style-name="P671">Let’s re-build the image again, but with tagging the image:</text:p>
      <text:p text:style-name="P147">$ sudo docker build -<text:span text:style-name="T351">t stephengrider/simpleweb .</text:span></text:p>
      <text:p text:style-name="P147">…</text:p>
      <text:p text:style-name="P147">Successfully built 0b13d5a2f800</text:p>
      <text:p text:style-name="P147">Successfully tagged stephengrider/simpleweb:latest</text:p>
      <text:p text:style-name="P537"/>
      <text:p text:style-name="P537"/>
      <text:p text:style-name="P672">Last thing we do is try to start out that image and get the node server running:</text:p>
      <text:p text:style-name="P148">$ sudo docker run stephengrider/simpleweb</text:p>
      <text:p text:style-name="P537"/>
      <text:p text:style-name="P674">terminal:</text:p>
      <text:p text:style-name="P174">&gt; @ start /</text:p>
      <text:p text:style-name="P174">&gt; node index.js</text:p>
      <text:p text:style-name="P174">Listening on port 8080</text:p>
      <text:p text:style-name="P537"/>
      <text:p text:style-name="P673"><text:soft-page-break/><text:span text:style-name="T3">localhost:8080</text:span> → this site can’t be reached</text:p>
      <text:p text:style-name="P673">Well, we definitely got our image built and we are running a container out of it, but we still are not able to actually visit this port or see the web application running:</text:p>
      <text:p text:style-name="P674">&lt;4:30&gt;</text:p>
      <text:p text:style-name="P537"/>
      <text:p text:style-name="P537"/>
      <text:p text:style-name="P537"/>
      <text:p text:style-name="P68">4.44. Container Port Mapping</text:p>
      <text:p text:style-name="P537"/>
      <text:p text:style-name="P675">So what went wrong? Here’s a diagram of what’s happening right now:</text:p>
      <text:p text:style-name="P675">&lt;0:20&gt;</text:p>
      <text:p text:style-name="P675"/>
      <text:p text:style-name="P676">Our browser is making a request to localhost:8080, which is essentially a reference to our current machine on port 8080. <text:span text:style-name="T18">By default no traffic that is coming into your computer or into your localhost network is routed into the container</text:span>. So the container essentially has its own isolated set of ports that can receive traffic, but by default <text:span text:style-name="T352">no incoming traffic to your computer is going to be directed into the container.</text:span></text:p>
      <text:p text:style-name="P676"><text:span text:style-name="T352">In order to make sure that any request from either your computer or some outside computer will be redirected into the container, we have to set up an explicit port mapping.</text:span><text:span text:style-name="T43"> A port mapping essentially says ‘any time that someone makes a request to a given port on your local network, take that request and automatically forward it to some port inside the container</text:span><text:span text:style-name="T352">. So in other words if anyone makes a request to localhost:8080, take that request, automatically forward it into the container on port 8080 where the node application can then receive it and process the request and eventually respond to it.</text:span></text:p>
      <text:p text:style-name="P537"/>
      <text:p text:style-name="P677">One thing to make clear: <text:span text:style-name="T18">this is only talking about the incoming requests. Our d container can by default make requests on its own behalf to the outside world</text:span>. <text:span text:style-name="T353">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4">It’s strictly a limitation on the ability for incoming traffic to get in to the container</text:span><text:span text:style-name="T353">.</text:span></text:p>
      <text:p text:style-name="P537"/>
      <text:p text:style-name="P678">So in order to set up this mapping, in order to kind of forward this traffic to a specific port inside the container, we’re going to make a slight adjustment to the way in which we docker run. <text:span text:style-name="T18">The port forwarding stuff is strictly a run-time constraint. In other words, it’s sth that we only change when we run a container or start a container:</text:span></text:p>
      <text:p text:style-name="P678">&lt;2:50&gt;</text:p>
      <text:p text:style-name="P537">-<text:span text:style-name="T354">p flag / &lt;image_id or &lt;image_name&gt;</text:span></text:p>
      <text:p text:style-name="P679">We’re specifying that any incoming traffic on our local network to this port 8080 should be automatically forwarded onto this port 8080 inside the container.</text:p>
      <text:p text:style-name="P537"/>
      <text:p text:style-name="P679">Ctrl+c stops the container</text:p>
      <text:p text:style-name="P537"/>
      <text:p text:style-name="P145">$ sudo docker run -p 8080:8080 stephengrider/simpleweb</text:p>
      <text:p text:style-name="P680">Looks identical like it was before, but in the browser:</text:p>
      <text:p text:style-name="P680">&lt;4:10&gt;</text:p>
      <text:p text:style-name="P680">This is the response that we would expect to see from the running node application → <text:span text:style-name="T18">we are now correctly forwarding incoming requests into the container. The node application is processing the request and then sending a response back out.</text:span></text:p>
      <text:p text:style-name="P681"><text:soft-page-break/></text:p>
      <text:p text:style-name="P681">Note: the port from the <text:span text:style-name="T90">source machine or the source network</text:span> that we are mapping from, to the port that we are mapping to inside the container do not have to be identical:</text:p>
      <text:p text:style-name="P149">$ sudo docker run -p <text:span text:style-name="T355">500</text:span>0:8080 stephengrider/simpleweb</text:p>
      <text:p text:style-name="P681">It is now taking traffic or incoming requests to localhost:5000 and redirecting them to 8080 inside the container.</text:p>
      <text:p text:style-name="P537"/>
      <text:p text:style-name="P681">Note: we can also change the port number inside the container. But<text:span text:style-name="T356"> we need to make sure that our actual web server application (inside index.js) we specify that our node application should </text:span><text:span text:style-name="T140">listen on</text:span><text:span text:style-name="T356"> different port.</text:span></text:p>
      <text:p text:style-name="P537"/>
      <text:p text:style-name="P537"/>
      <text:p text:style-name="P537"/>
      <text:p text:style-name="P74">4.45. Specifying a Working Directory</text:p>
      <text:p text:style-name="P537"/>
      <text:p text:style-name="P682">Let’s start our container up using the image we’ve built, but this time we’re going to start up a shell inside the container, so we can do a little bit of debugging inside there. <text:span text:style-name="T90">We can start a shell inside of most alpine based containers by running</text:span>:</text:p>
      <text:p text:style-name="P175">$ sudo docker run -it stephengrider/simpleweb sh</text:p>
      <text:p text:style-name="P69">we override the default startup command with ‘sh’. <text:span text:style-name="T357">This is a reference to the shell program we can type commands into inside the container.</text:span></text:p>
      <text:p text:style-name="P683">We d not specify a port mapping here, because we are not going to actually start up the server, we just want to look at the files and folders inside the container.</text:p>
      <text:p text:style-name="P683"/>
      <text:p text:style-name="P683"><text:span text:style-name="T3">/# </text:span><text:span text:style-name="T358">command prompt inside of the root directory of the container.</text:span></text:p>
      <text:p text:style-name="P683"/>
      <text:p text:style-name="P683"/>
      <text:p text:style-name="P685">&lt;1:05&gt;</text:p>
      <text:p text:style-name="P686">Inside of here you’ll notice that when we did that COPY operation, we copied into the root directory of the container. So we can see there the dfile, <text:span text:style-name="T90">package-lock.json which is automatically generated by npm</text:span>, package.json, index.js. And all of our installed dependencies were placed into this ‘node_modules’ folder.</text:p>
      <text:p text:style-name="P70">This is not the best practice (to have all in the root), because <text:span text:style-name="T359">if we happen to have any files or folders that conflict with a default foder system, like we have a folder called ‘var’, ‘lib’ etc., we might accidentally overwrite some existing files or folders inside the container.</text:span></text:p>
      <text:p text:style-name="P537"/>
      <text:p text:style-name="P687">So we’re going to copy everything into kind of a nested directory instead. There is a special instruction for not overwriting:</text:p>
      <text:p text:style-name="P687">&lt;2:50&gt;</text:p>
      <text:p text:style-name="P176">WORKDIR /usr/app</text:p>
      <text:p text:style-name="P527">If this folder does not exist inside the container, it will be automatically created for us.</text:p>
      <text:p text:style-name="P71">Why use <text:span text:style-name="T13">/usr/app</text:span><text:span text:style-name="T63">? </text:span><text:span text:style-name="T56">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37"/>
      <text:p text:style-name="P684"><text:span text:style-name="T3">/# </text:span><text:span text:style-name="T14">exit</text:span><text:span text:style-name="T64"> →</text:span><text:span text:style-name="T65"> exiting the running container</text:span></text:p>
      <text:p text:style-name="P537"/>
      <text:p text:style-name="P150">FROM node:alpine</text:p>
      <text:p text:style-name="P550">WORKDIR /usr/app</text:p>
      <text:p text:style-name="P150"><text:soft-page-break/>COPY ./ ./</text:p>
      <text:p text:style-name="P150">RUN npm install</text:p>
      <text:p text:style-name="P150">CMD ["npm", "start"]</text:p>
      <text:p text:style-name="P537"/>
      <text:p text:style-name="P537"/>
      <text:p text:style-name="P688">We first rebuild our container and then we’ll try to relaunch it:</text:p>
      <text:p text:style-name="P177">$ sudo docker build -t stephengrider/simpleweb .</text:p>
      <text:p text:style-name="P212"><text:span text:style-name="T45">B</text:span><text:span text:style-name="T18">ecause we made a change to an instruction above the COPY, everything after that instruction has to rerun from scratch. So we can not use any cache versions. In other words ‘npm install’ command has to run again </text:span><text:span text:style-name="T46">etc.</text:span></text:p>
      <text:p text:style-name="P537"/>
      <text:p text:style-name="P689">To check our files in the container we can either rerun the <text:span text:style-name="T15">$ sudo docker run -it stephengrider/simpleweb sh</text:span> command or we can use:</text:p>
      <text:p text:style-name="P151">$ sudo docker ps</text:p>
      <text:p text:style-name="P213">to get the running container id</text:p>
      <text:p text:style-name="P151">$ sudo docker exec -it c9a4c28c1824 sh</text:p>
      <text:p text:style-name="P72">we can use it to start up a second process inside of a running container <text:span text:style-name="T360">(in a second terminal window).</text:span></text:p>
      <text:p text:style-name="P73">The program inside the container that we want to run in this case is shell. Don’t forget the ‘-it’ is to attach standard in and a nice looking terminal to the shell that starts up.</text:p>
      <text:p text:style-name="P145"/>
      <text:p text:style-name="P691">&lt;screen 7:37&gt; how files are now isolated</text:p>
      <text:p text:style-name="P145"/>
      <text:p text:style-name="P537"/>
      <text:p text:style-name="P690"/>
      <text:p text:style-name="P73">4.46. Unnecessary Rebuilds</text:p>
      <text:p text:style-name="P537"/>
      <text:p text:style-name="P692">Let’s start up our container.</text:p>
      <text:p text:style-name="P693"/>
      <text:p text:style-name="P75">index.js</text:p>
      <text:p text:style-name="P145">…</text:p>
      <text:p text:style-name="P145">app.get('/', (req, res) =&gt; {</text:p>
      <text:p text:style-name="P548"><text:s text:c="2"/>res.send('How are you doing');</text:p>
      <text:p text:style-name="P145">});</text:p>
      <text:p text:style-name="P145">…</text:p>
      <text:p text:style-name="P692">This is the rout<text:span text:style-name="T361">e</text:span> handler that is executed <text:span text:style-name="T361">anytime sb visits the root route on our running server. We are sending back a string of ‘How are you doing’. </text:span><text:span text:style-name="T47">If change it to ‘blalala’, it won’t refresh in the browser.</text:span></text:p>
      <text:p text:style-name="P76">What’s going on?</text:p>
      <text:p text:style-name="P76">Anytime we create our container, we’re taking a snapshot of the file system. <text:span text:style-name="T362">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37"/>
      <text:p text:style-name="P77">What do we have to do to reflect this change?</text:p>
      <text:p text:style-name="P748">Completely rebuild the container. <text:span text:style-name="T363">This is going to copy over the newly changed files, then run npm install and then start our server up.</text:span></text:p>
      <text:p text:style-name="P749">During step 3 in the rebuilding process we are copying over all of our project files and folders. Every last one of them. <text:span text:style-name="T18">Because we made a change to this step, this step and every step after it has to be </text:span><text:soft-page-break/><text:span text:style-name="T18">executed again. </text:span><text:span text:style-name="T48">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738">If we’re working on a real application or real project, it might take several minutes to rerun the npm install, and we don’t want to reinstall all those dependencies every time we make a change <text:span text:style-name="T364">to the source code of the project.</text:span></text:p>
      <text:p text:style-name="P537"/>
      <text:p text:style-name="P537"/>
      <text:p text:style-name="P537"/>
      <text:p text:style-name="P751">4.47. Minimizing Cache Busting and Rebuilds</text:p>
      <text:p text:style-name="P537"/>
      <text:p text:style-name="P752">So now we’re going to avoid having to completely reinstall all dependencies, just because we made a little change to one of the source code files inside of our project.</text:p>
      <text:p text:style-name="P537"/>
      <text:p text:style-name="P745">FROM node:alpine</text:p>
      <text:p text:style-name="P745">WORKDIR /usr/app</text:p>
      <text:p text:style-name="P755">COPY ./package.json ./</text:p>
      <text:p text:style-name="P745">RUN npm install</text:p>
      <text:p text:style-name="P755">COPY ./ ./</text:p>
      <text:p text:style-name="P745">CMD ["npm", "start"]</text:p>
      <text:p text:style-name="P537"/>
      <text:p text:style-name="P753">We split the copy operation into 2 different steps. The only thing that npm install requires in order to run successfully is the package.json. So after installing all of the dependencies, we’ll copy over everything else.</text:p>
      <text:p text:style-name="P537">Now we can make <text:span text:style-name="T365">as m</text:span>any changes as we want to the index file and it will not <text:span text:style-name="T365">in</text:span>validate the <text:span text:style-name="T365">cache for either of the steps.</text:span></text:p>
      <text:p text:style-name="P537"/>
      <text:p text:style-name="P756">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37"/>
      <text:p text:style-name="P537"/>
      <text:p text:style-name="P753">to invalidate – obalić, unieważnić</text:p>
      <text:p text:style-name="P757">get-go - początek</text:p>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8"><text:soft-page-break/><text:a xlink:type="simple" xlink:href="https://www.youtube.com/watch?v=gACMl7R1Ns0" text:style-name="Internet_20_link" text:visited-style-name="Visited_20_Internet_20_Link">https://www.youtube.com/watch?v=gACMl7R1Ns0</text:a></text:p>
      <text:p text:style-name="P537"/>
      <text:p text:style-name="P537"/>
      <text:p text:style-name="P572">Learn Flask for Python – Full tutorial</text:p>
      <text:p text:style-name="P537"><text:a xlink:type="simple" xlink:href="https://www.youtube.com/watch?v=Z1RJmh_OqeA" text:style-name="Internet_20_link" text:visited-style-name="Visited_20_Internet_20_Link">https://www.youtube.com/watch?v=Z1RJmh_OqeA</text:a></text:p>
      <text:p text:style-name="P537"/>
      <text:p text:style-name="P537">substantial – istotny</text:p>
      <text:p text:style-name="P574">to internalize - przyswoić</text:p>
      <text:p text:style-name="P529"/>
      <text:p text:style-name="P529"/>
      <text:p text:style-name="P529"/>
      <text:p text:style-name="P573">Web Programming with Flask – Intro to Computer Science – Harvard 2018</text:p>
      <text:p text:style-name="P529"><text:a xlink:type="simple" xlink:href="https://www.youtube.com/watch?v=zdgYw-3tzfI" text:style-name="Internet_20_link" text:visited-style-name="Visited_20_Internet_20_Link">https://www.youtube.com/watch?v=zdgYw-3tzfI</text:a></text:p>
      <text:p text:style-name="P529"/>
      <text:p text:style-name="P529"/>
      <text:p text:style-name="P52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17T16:05:57.111316684</dc:date>
    <meta:editing-duration>P4DT6H16M13S</meta:editing-duration>
    <meta:editing-cycles>706</meta:editing-cycles>
    <meta:generator>LibreOffice/6.0.7.3$Linux_X86_64 LibreOffice_project/00m0$Build-3</meta:generator>
    <meta:document-statistic meta:table-count="0" meta:image-count="15" meta:object-count="0" meta:page-count="96" meta:paragraph-count="1975" meta:word-count="28694" meta:character-count="176961" meta:non-whitespace-character-count="147049"/>
  </office:meta>
</office:document-meta>
</file>